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Pictures/TablePreview8.svm"/>
  <manifest:file-entry manifest:media-type="" manifest:full-path="Pictures/TablePreview4.svm"/>
  <manifest:file-entry manifest:media-type="" manifest:full-path="Pictures/TablePreview7.svm"/>
  <manifest:file-entry manifest:media-type="" manifest:full-path="Pictures/TablePreview3.svm"/>
  <manifest:file-entry manifest:media-type="" manifest:full-path="Pictures/TablePreview6.svm"/>
  <manifest:file-entry manifest:media-type="" manifest:full-path="Pictures/TablePreview2.svm"/>
  <manifest:file-entry manifest:media-type="" manifest:full-path="Pictures/TablePreview5.svm"/>
  <manifest:file-entry manifest:media-type="" manifest:full-path="Pictures/TablePreview1.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hatch" draw:fill-hatch-name="white" draw:fill-hatch-solid="true" draw:textarea-horizontal-align="justify" draw:textarea-vertical-align="middle" draw:auto-grow-height="false"/>
    </style:style>
    <style:style style:name="gr2" style:family="graphic" style:parent-style-name="standard">
      <style:graphic-properties svg:stroke-color="#000000" draw:fill="hatch" draw:fill-hatch-name="white" draw:fill-hatch-solid="true" draw:textarea-horizontal-align="center" draw:textarea-vertical-align="middle"/>
    </style:style>
    <style:style style:name="gr3" style:family="graphic" style:parent-style-name="standard">
      <style:graphic-properties draw:stroke="dash" draw:stroke-dash="Fine_20_Dashed" draw:textarea-horizontal-align="center" draw:textarea-vertical-align="middle"/>
    </style:style>
    <style:style style:name="gr4" style:family="graphic" style:parent-style-name="standard">
      <style:graphic-properties svg:stroke-color="#000000" draw:textarea-horizontal-align="center" draw:textarea-vertical-align="middle"/>
    </style:style>
    <style:style style:name="gr5" style:family="graphic" style:parent-style-name="standard">
      <style:graphic-properties draw:stroke="dash" draw:stroke-dash="Ultrafine_20_Dashed" svg:stroke-color="#000000" draw:fill="solid" draw:fill-color="#800000" draw:textarea-horizontal-align="center" draw:textarea-vertical-align="middle"/>
    </style:style>
    <style:style style:name="gr6" style:family="graphic" style:parent-style-name="standard">
      <style:graphic-properties draw:stroke="dash" draw:stroke-dash="Ultrafine_20_Dashed" svg:stroke-color="#000000" draw:fill="solid" draw:fill-color="#cc6633" draw:textarea-horizontal-align="center" draw:textarea-vertical-align="middle"/>
    </style:style>
    <style:style style:name="gr7" style:family="graphic" style:parent-style-name="standard">
      <style:graphic-properties draw:stroke="dash" draw:stroke-dash="Ultrafine_20_Dashed" draw:fill="solid" draw:fill-color="#ccffff" draw:textarea-horizontal-align="justify" draw:textarea-vertical-align="middle" draw:auto-grow-height="false"/>
    </style:style>
    <style:style style:name="gr8" style:family="graphic" style:parent-style-name="standard">
      <style:graphic-properties svg:stroke-color="#000000" draw:fill="solid" draw:fill-color="#99ccff" draw:fill-hatch-name="white" draw:fill-hatch-solid="true" draw:textarea-horizontal-align="center" draw:textarea-vertical-align="middle"/>
    </style:style>
    <style:style style:name="gr9" style:family="graphic" style:parent-style-name="standard">
      <style:graphic-properties draw:stroke="solid" draw:stroke-dash="Ultrafine_20_Dashed" svg:stroke-color="#000000" draw:fill="solid" draw:fill-color="#800000" draw:textarea-horizontal-align="center" draw:textarea-vertical-align="middle"/>
    </style:style>
    <style:style style:name="gr10" style:family="graphic" style:parent-style-name="standard">
      <style:graphic-properties draw:stroke="solid" draw:stroke-dash="Ultrafine_20_Dashed" svg:stroke-color="#000000" draw:fill="solid" draw:fill-color="#cc6633" draw:textarea-horizontal-align="center" draw:textarea-vertical-align="middle"/>
    </style:style>
    <style:style style:name="gr11" style:family="graphic" style:parent-style-name="standard">
      <style:graphic-properties draw:stroke="dash" draw:stroke-dash="Ultrafine_20_Dashed" svg:stroke-color="#000000" draw:fill-color="#ccffff" draw:opacity="100%" draw:textarea-horizontal-align="center" draw:textarea-vertical-align="middle" draw:shadow-opacity="100%"/>
    </style:style>
    <style:style style:name="gr12" style:family="graphic" style:parent-style-name="standard">
      <style:graphic-properties draw:textarea-horizontal-align="left" draw:textarea-vertical-align="top"/>
    </style:style>
    <style:style style:name="gr13" style:family="graphic" style:parent-style-name="standard">
      <style:graphic-properties draw:fill="hatch" draw:fill-hatch-name="white" draw:fill-hatch-solid="true" draw:textarea-horizontal-align="left" draw:textarea-vertical-align="top"/>
    </style:style>
    <style:style style:name="gr14" style:family="graphic" style:parent-style-name="standard">
      <style:graphic-properties draw:fill="hatch" draw:fill-color="#ffff00" draw:fill-hatch-name="dark_20_grey" draw:fill-hatch-solid="true" draw:textarea-horizontal-align="justify" draw:textarea-vertical-align="middle" draw:auto-grow-height="false"/>
    </style:style>
    <style:style style:name="gr15" style:family="graphic" style:parent-style-name="standard">
      <style:graphic-properties draw:stroke="dash" draw:stroke-dash="Ultrafine_20_Dashed" svg:stroke-color="#000000" draw:fill="solid" draw:fill-color="#ccffff" draw:textarea-horizontal-align="center" draw:textarea-vertical-align="middle"/>
    </style:style>
    <style:style style:name="gr16" style:family="graphic" style:parent-style-name="standard">
      <style:graphic-properties draw:fill="solid" draw:fill-color="#008000" draw:textarea-horizontal-align="left" draw:textarea-vertical-align="top"/>
    </style:style>
    <style:style style:name="gr17" style:family="graphic" style:parent-style-name="standard">
      <style:graphic-properties draw:fill="gradient" draw:fill-color="#e6ff00" draw:fill-gradient-name="GLK_20_with_20_Flat_20_files" draw:textarea-horizontal-align="justify" draw:textarea-vertical-align="middle" draw:auto-grow-height="false"/>
    </style:style>
    <style:style style:name="gr18" style:family="graphic" style:parent-style-name="standard">
      <style:graphic-properties svg:stroke-color="#000000" draw:textarea-horizontal-align="left" draw:textarea-vertical-align="top"/>
    </style:style>
    <style:style style:name="gr19" style:family="graphic" style:parent-style-name="standard">
      <style:graphic-properties svg:stroke-color="#000000" draw:fill-color="#4c4c4c" draw:textarea-horizontal-align="justify" draw:textarea-vertical-align="middle" draw:auto-grow-height="false"/>
    </style:style>
    <style:style style:name="gr20" style:family="graphic" style:parent-style-name="standard">
      <style:graphic-properties draw:fill-color="#c0c0c0" draw:textarea-horizontal-align="left" draw:textarea-vertical-align="top" draw:auto-grow-height="false"/>
    </style:style>
    <style:style style:name="gr21" style:family="graphic" style:parent-style-name="standard">
      <style:graphic-properties svg:stroke-color="#000000" draw:marker-end="Arrow" draw:marker-end-width="0.3cm" draw:textarea-horizontal-align="center" draw:textarea-vertical-align="middle"/>
    </style:style>
    <style:style style:name="gr22" style:family="graphic" style:parent-style-name="objectwithoutfill">
      <style:graphic-properties svg:stroke-color="#000000" draw:fill="solid" draw:fill-color="#cccccc" draw:textarea-horizontal-align="center" draw:textarea-vertical-align="middle"/>
    </style:style>
    <style:style style:name="gr23" style:family="graphic" style:parent-style-name="standard">
      <style:graphic-properties draw:stroke="none" svg:stroke-color="#000000" draw:fill="solid" draw:fill-color="#000000" draw:textarea-horizontal-align="center" draw:textarea-vertical-align="middle"/>
    </style:style>
    <style:style style:name="gr24" style:family="graphic" style:parent-style-name="standard">
      <style:graphic-properties draw:fill="hatch" draw:fill-color="#e6e6e6" draw:fill-gradient-name="GLK_20_with_20_Flat_20_files" draw:fill-hatch-name="dark_20_grey" draw:fill-hatch-solid="true" draw:textarea-horizontal-align="left" draw:textarea-vertical-align="top" draw:auto-grow-height="false"/>
    </style:style>
    <style:style style:name="gr25" style:family="graphic" style:parent-style-name="standard">
      <style:graphic-properties draw:stroke="dash" draw:stroke-dash="Ultrafine_20_Dashed" draw:fill="hatch" draw:fill-color="#e6e6e6" draw:fill-gradient-name="GLK_20_with_20_Flat_20_files" draw:fill-hatch-name="dark_20_grey" draw:fill-hatch-solid="true" draw:textarea-horizontal-align="justify" draw:textarea-vertical-align="middle" draw:auto-grow-height="false"/>
    </style:style>
    <style:style style:name="gr26" style:family="graphic" style:parent-style-name="standard">
      <style:graphic-properties draw:fill="solid" draw:fill-color="#e6e6e6" draw:fill-gradient-name="GLK_20_with_20_Flat_20_files" draw:textarea-horizontal-align="justify" draw:textarea-vertical-align="middle" draw:auto-grow-height="false"/>
    </style:style>
    <style:style style:name="gr27" style:family="graphic" style:parent-style-name="standard">
      <style:graphic-properties draw:stroke="dash" draw:stroke-dash="Ultrafine_20_Dashed" svg:stroke-color="#000000" draw:textarea-horizontal-align="center" draw:textarea-vertical-align="middle"/>
    </style:style>
    <style:style style:name="gr28" style:family="graphic" style:parent-style-name="standard">
      <style:graphic-properties draw:stroke="none" draw:fill="none" draw:textarea-horizontal-align="center" draw:textarea-vertical-align="middle"/>
    </style:style>
    <style:style style:name="gr29" style:family="graphic" style:parent-style-name="standard">
      <style:graphic-properties draw:fill-color="#ffff99" draw:textarea-horizontal-align="left" draw:textarea-vertical-align="top"/>
    </style:style>
    <style:style style:name="gr30" style:family="graphic" style:parent-style-name="standard">
      <style:graphic-properties draw:fill="solid" draw:fill-color="#4c4c4c" draw:textarea-horizontal-align="justify" draw:textarea-vertical-align="middle" draw:auto-grow-height="false"/>
    </style:style>
    <style:style style:name="gr31" style:family="graphic" style:parent-style-name="standard">
      <style:graphic-properties svg:stroke-color="#000000" draw:fill="hatch" draw:fill-color="#4c4c4c" draw:fill-hatch-name="white" draw:fill-hatch-solid="true" draw:textarea-horizontal-align="justify" draw:textarea-vertical-align="middle" draw:auto-grow-height="false"/>
    </style:style>
    <style:style style:name="gr32" style:family="graphic" style:parent-style-name="standard">
      <style:graphic-properties svg:stroke-color="#000000" draw:fill="hatch" draw:fill-color="#4c4c4c" draw:fill-hatch-name="white" draw:fill-hatch-solid="true" draw:textarea-horizontal-align="center" draw:textarea-vertical-align="middle"/>
    </style:style>
    <style:style style:name="gr33" style:family="graphic" style:parent-style-name="standard">
      <style:graphic-properties svg:stroke-color="#000000" draw:fill-color="#4c4c4c" draw:textarea-horizontal-align="center" draw:textarea-vertical-align="middle"/>
    </style:style>
    <style:style style:name="gr34" style:family="graphic" style:parent-style-name="standard">
      <style:graphic-properties draw:fill="hatch" draw:fill-color="#4c4c4c" draw:fill-hatch-name="white" draw:fill-hatch-solid="true" draw:textarea-horizontal-align="justify" draw:textarea-vertical-align="middle" draw:auto-grow-height="false"/>
    </style:style>
    <style:style style:name="gr35" style:family="graphic" style:parent-style-name="standard">
      <style:graphic-properties draw:fill-color="#e6e6e6" draw:textarea-horizontal-align="center" draw:textarea-vertical-align="middle"/>
    </style:style>
    <style:style style:name="gr36" style:family="graphic" style:parent-style-name="objectwithoutfill">
      <style:graphic-properties svg:stroke-color="#000000" draw:fill="solid" draw:fill-color="#c0c0c0" draw:textarea-horizontal-align="center" draw:textarea-vertical-align="middle"/>
    </style:style>
    <style:style style:name="gr37" style:family="graphic" style:parent-style-name="standard">
      <style:graphic-properties draw:textarea-horizontal-align="justify" draw:textarea-vertical-align="middle" draw:auto-grow-height="false"/>
    </style:style>
    <style:style style:name="gr38" style:family="graphic" style:parent-style-name="standard">
      <style:graphic-properties svg:stroke-color="#000000" draw:textarea-horizontal-align="justify" draw:textarea-vertical-align="middle" draw:auto-grow-height="false"/>
    </style:style>
    <style:style style:name="gr39" style:family="graphic" style:parent-style-name="standard">
      <style:graphic-properties draw:fill="solid" draw:fill-color="#99ccff" draw:fill-hatch-name="white" draw:fill-hatch-solid="true" draw:textarea-horizontal-align="justify" draw:textarea-vertical-align="middle" draw:auto-grow-height="false"/>
    </style:style>
    <style:style style:name="gr40" style:family="graphic" style:parent-style-name="standard">
      <style:graphic-properties draw:stroke="dash" draw:stroke-dash="Ultrafine_20_Dashed" svg:stroke-color="#000000" draw:fill="solid" draw:fill-color="#ccffff" draw:opacity="100%" draw:textarea-horizontal-align="center" draw:textarea-vertical-align="middle" draw:shadow-opacity="100%"/>
    </style:style>
    <style:style style:name="gr41" style:family="graphic" style:parent-style-name="standard">
      <style:graphic-properties draw:stroke="dash" draw:stroke-dash="Ultrafine_20_Dashed" draw:fill="solid" draw:fill-color="#ccffff" draw:opacity="100%" draw:textarea-horizontal-align="justify" draw:textarea-vertical-align="middle" draw:auto-grow-height="false" draw:shadow-opacity="100%"/>
    </style:style>
    <style:style style:name="gr42" style:family="graphic" style:parent-style-name="standard">
      <style:graphic-properties draw:fill-color="#7da647" draw:textarea-horizontal-align="left" draw:textarea-vertical-align="top"/>
    </style:style>
    <style:style style:name="gr43" style:family="graphic" style:parent-style-name="standard">
      <style:graphic-properties draw:fill-color="#7da647" draw:textarea-horizontal-align="left" draw:textarea-vertical-align="top"/>
    </style:style>
    <style:style style:name="gr44" style:family="graphic" style:parent-style-name="objectwithoutfill">
      <style:graphic-properties svg:stroke-color="#000000" draw:fill="solid" draw:fill-color="#e6e6e6" draw:textarea-horizontal-align="center" draw:textarea-vertical-align="middle"/>
    </style:style>
    <style:style style:name="gr45" style:family="graphic" style:parent-style-name="standard">
      <style:graphic-properties svg:stroke-color="#000000" draw:fill-color="#e6e6e6" draw:textarea-horizontal-align="center" draw:textarea-vertical-align="middle"/>
    </style:style>
    <style:style style:name="gr46" style:family="graphic" style:parent-style-name="standard">
      <style:graphic-properties draw:fill="gradient" draw:fill-gradient-name="unknown_20_to_20_jlims" draw:textarea-horizontal-align="center" draw:textarea-vertical-align="middle"/>
    </style:style>
    <style:style style:name="gr47" style:family="graphic" style:parent-style-name="standard">
      <style:graphic-properties svg:stroke-color="#000000" draw:fill="solid" draw:fill-color="#ff0000" draw:textarea-horizontal-align="center" draw:textarea-vertical-align="middle"/>
    </style:style>
    <style:style style:name="gr48" style:family="graphic" style:parent-style-name="standard">
      <style:graphic-properties draw:fill="solid" draw:fill-color="#4c4c4c" draw:fill-hatch-name="white" draw:fill-hatch-solid="true" draw:textarea-horizontal-align="justify" draw:textarea-vertical-align="middle" draw:auto-grow-height="false"/>
    </style:style>
    <style:style style:name="gr49" style:family="graphic" style:parent-style-name="objectwithoutfill">
      <style:graphic-properties draw:fill="solid" draw:fill-color="#cccccc" draw:textarea-horizontal-align="center" draw:textarea-vertical-align="middle"/>
    </style:style>
    <style:style style:name="gr50" style:family="graphic" style:parent-style-name="standard">
      <style:graphic-properties svg:stroke-width="0.152cm" svg:stroke-color="#4c4c4c" draw:marker-start-width="0.427cm" draw:marker-end="Arrow" draw:marker-end-width="0.527cm" draw:textarea-horizontal-align="center" draw:textarea-vertical-align="middle" fo:padding-top="0.2cm" fo:padding-bottom="0.2cm" fo:padding-left="0.325cm" fo:padding-right="0.325cm"/>
    </style:style>
    <style:style style:name="gr51" style:family="graphic" style:parent-style-name="standard">
      <style:graphic-properties draw:fill="solid" draw:fill-color="#e6e6e6" draw:fill-hatch-name="white" draw:fill-hatch-solid="true" draw:textarea-horizontal-align="center" draw:textarea-vertical-align="middle"/>
    </style:style>
    <style:style style:name="gr52" style:family="graphic" style:parent-style-name="standard">
      <style:graphic-properties draw:fill="hatch" draw:fill-color="#7da647" draw:fill-hatch-name="white" draw:fill-hatch-solid="true" draw:textarea-horizontal-align="left" draw:textarea-vertical-align="top"/>
    </style:style>
    <style:style style:name="gr53" style:family="graphic" style:parent-style-name="standard">
      <style:graphic-properties draw:fill-color="#4c4c4c" draw:textarea-horizontal-align="justify" draw:textarea-vertical-align="middle" draw:auto-grow-height="false"/>
    </style:style>
    <style:style style:name="gr54" style:family="graphic" style:parent-style-name="standard">
      <style:graphic-properties draw:fill="hatch" draw:fill-color="#4c4c4c" draw:fill-hatch-name="white" draw:fill-hatch-solid="true" draw:textarea-vertical-align="middle" draw:auto-grow-height="false" fo:min-height="0cm" fo:min-width="0cm"/>
    </style:style>
    <style:style style:name="gr55" style:family="graphic" style:parent-style-name="standard">
      <style:graphic-properties draw:stroke="none" svg:stroke-color="#000000" draw:fill-color="#e6e6e6" draw:textarea-horizontal-align="center" draw:textarea-vertical-align="middle"/>
    </style:style>
    <style:style style:name="gr56" style:family="graphic" style:parent-style-name="standard">
      <style:graphic-properties draw:fill="hatch" draw:fill-color="#4c4c4c" draw:fill-hatch-name="white" draw:fill-hatch-solid="true" draw:textarea-horizontal-align="center" draw:textarea-vertical-align="middle"/>
    </style:style>
    <style:style style:name="gr57" style:family="graphic" style:parent-style-name="standard">
      <style:graphic-properties draw:fill="solid" draw:fill-color="#e6e6e6" draw:fill-gradient-name="Unknown_20_to_20_File" draw:textarea-horizontal-align="center" draw:textarea-vertical-align="middle"/>
    </style:style>
    <style:style style:name="gr58" style:family="graphic" style:parent-style-name="standard">
      <style:graphic-properties draw:fill="gradient" draw:fill-gradient-name="Unknown_20_to_20_File" draw:textarea-horizontal-align="center" draw:textarea-vertical-align="middle"/>
    </style:style>
    <style:style style:name="gr59" style:family="graphic" style:parent-style-name="standard">
      <style:graphic-properties draw:fill="solid" draw:fill-color="#c0c0c0" draw:textarea-horizontal-align="center" draw:textarea-vertical-align="middle"/>
    </style:style>
    <style:style style:name="gr60" style:family="graphic" style:parent-style-name="objectwithoutfill">
      <style:graphic-properties svg:stroke-color="#000000" draw:fill="gradient" draw:fill-color="#e6e6e6" draw:fill-gradient-name="Jlims_20_to_20_ProjectDB" draw:textarea-horizontal-align="center" draw:textarea-vertical-align="middle"/>
    </style:style>
    <style:style style:name="gr61" style:family="graphic" style:parent-style-name="standard">
      <style:graphic-properties svg:stroke-color="#000000" draw:fill="gradient" draw:fill-color="#e6e6e6" draw:fill-gradient-name="Jlims_20_to_20_ProjectDB" draw:textarea-horizontal-align="center" draw:textarea-vertical-align="middle"/>
    </style:style>
    <style:style style:name="gr62" style:family="graphic" style:parent-style-name="standard">
      <style:graphic-properties draw:fill="hatch" draw:fill-color="#4c4c4c" draw:fill-gradient-name="GLK_20_with_20_Flat_20_files" draw:fill-hatch-name="white" draw:fill-hatch-solid="true" draw:textarea-vertical-align="middle" draw:auto-grow-height="false" fo:min-height="0cm" fo:min-width="0cm"/>
    </style:style>
    <style:style style:name="gr63" style:family="graphic" style:parent-style-name="standard">
      <style:graphic-properties draw:fill-color="#cccccc" draw:textarea-horizontal-align="justify" draw:textarea-vertical-align="middle" draw:auto-grow-height="false"/>
    </style:style>
    <style:style style:name="gr64" style:family="graphic" style:parent-style-name="standard">
      <style:graphic-properties draw:stroke="none" svg:stroke-color="#000000" draw:fill="solid" draw:fill-color="#c0c0c0" draw:textarea-horizontal-align="center" draw:textarea-vertical-align="middle"/>
    </style:style>
    <style:style style:name="gr65" style:family="graphic" style:parent-style-name="objectwithoutfill">
      <style:graphic-properties svg:stroke-color="#000000" draw:fill="solid" draw:fill-color="#e6ff00" draw:textarea-horizontal-align="center" draw:textarea-vertical-align="middle"/>
    </style:style>
    <style:style style:name="gr66" style:family="graphic" style:parent-style-name="standard">
      <style:graphic-properties draw:stroke="none" svg:stroke-color="#000000" draw:fill="solid" draw:fill-color="#e6ff00" draw:textarea-horizontal-align="center" draw:textarea-vertical-align="middle"/>
    </style:style>
    <style:style style:name="gr67" style:family="graphic" style:parent-style-name="standard">
      <style:graphic-properties draw:opacity="100%" draw:textarea-horizontal-align="justify" draw:textarea-vertical-align="middle" draw:auto-grow-height="false" draw:shadow-opacity="100%"/>
    </style:style>
    <style:style style:name="gr68" style:family="graphic" style:parent-style-name="standard">
      <style:graphic-properties draw:fill="hatch" draw:fill-color="#e6e6e6" draw:fill-hatch-name="white" draw:fill-hatch-solid="true" draw:textarea-horizontal-align="center" draw:textarea-vertical-align="middle"/>
    </style:style>
    <style:style style:name="gr69" style:family="graphic" style:parent-style-name="standard">
      <style:graphic-properties draw:fill-color="#e6ff00" draw:textarea-horizontal-align="justify" draw:textarea-vertical-align="middle" draw:auto-grow-height="false"/>
    </style:style>
    <style:style style:name="gr70" style:family="graphic" style:parent-style-name="standard">
      <style:graphic-properties draw:stroke="dash" draw:stroke-dash="Ultrafine_20_Dashed" draw:fill-color="#ccffff" draw:opacity="100%" draw:textarea-horizontal-align="justify" draw:textarea-vertical-align="middle" draw:auto-grow-height="false" draw:shadow-opacity="100%"/>
    </style:style>
    <style:style style:name="gr71" style:family="graphic" style:parent-style-name="standard">
      <style:graphic-properties draw:stroke="dash" draw:stroke-dash="Ultrafine_20_Dashed" svg:stroke-color="#000000" draw:fill-color="#ccffff" draw:textarea-horizontal-align="center" draw:textarea-vertical-align="middle"/>
    </style:style>
    <style:style style:name="gr72" style:family="graphic" style:parent-style-name="standard">
      <style:graphic-properties draw:stroke="dash" draw:stroke-dash="Ultrafine_20_Dashed" draw:fill-color="#ccffff" draw:textarea-horizontal-align="justify" draw:textarea-vertical-align="middle" draw:auto-grow-height="false"/>
    </style:style>
    <style:style style:name="gr73" style:family="graphic" style:parent-style-name="standard">
      <style:graphic-properties draw:fill="solid" draw:fill-color="#4c4c4c" draw:textarea-horizontal-align="center" draw:textarea-vertical-align="middle"/>
    </style:style>
    <style:style style:name="gr74" style:family="graphic" style:parent-style-name="standard">
      <style:graphic-properties draw:fill="solid" draw:fill-color="#b3b3b3" draw:fill-hatch-name="dark_20_grey" draw:fill-hatch-solid="true" draw:textarea-horizontal-align="justify" draw:textarea-vertical-align="middle" draw:auto-grow-height="false"/>
    </style:style>
    <style:style style:name="gr75" style:family="graphic" style:parent-style-name="standard">
      <style:graphic-properties draw:fill="solid" draw:fill-color="#cc6633" draw:textarea-horizontal-align="left" draw:textarea-vertical-align="top"/>
    </style:style>
    <style:style style:name="gr76" style:family="graphic" style:parent-style-name="standard">
      <style:graphic-properties draw:fill="solid" draw:fill-color="#800000" draw:textarea-horizontal-align="left" draw:textarea-vertical-align="top"/>
    </style:style>
    <style:style style:name="gr7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8" style:family="graphic" style:parent-style-name="standard">
      <style:graphic-properties draw:fill="solid" draw:fill-color="#4c4c4c" draw:fill-hatch-name="white" draw:fill-hatch-solid="true" draw:textarea-horizontal-align="center" draw:textarea-vertical-align="middle" draw:auto-grow-height="false" fo:min-height="0cm" fo:min-width="0cm" draw:shadow="hidden"/>
    </style:style>
    <style:style style:name="gr79" style:family="graphic" style:parent-style-name="objectwithoutfill">
      <style:graphic-properties svg:stroke-color="#000000" draw:fill="gradient" draw:fill-color="#e6e6e6" draw:fill-gradient-name="ProjectDB_20_to_20_JLims" draw:textarea-horizontal-align="center" draw:textarea-vertical-align="middle"/>
    </style:style>
    <style:style style:name="gr80" style:family="graphic" style:parent-style-name="standard">
      <style:graphic-properties draw:stroke="none" svg:stroke-color="#000000" draw:fill="gradient" draw:fill-color="#e6e6e6" draw:fill-gradient-name="ProjectDB_20_to_20_JLims" draw:textarea-horizontal-align="center" draw:textarea-vertical-align="middle"/>
    </style:style>
    <style:style style:name="gr81" style:family="graphic" style:parent-style-name="standard">
      <style:graphic-properties svg:stroke-color="#000000" draw:fill="solid" draw:fill-color="#e6ff00" draw:textarea-horizontal-align="center" draw:textarea-vertical-align="middle"/>
    </style:style>
    <style:style style:name="gr82" style:family="graphic" style:parent-style-name="objectwithoutfill">
      <style:graphic-properties svg:stroke-color="#000000" draw:fill="gradient" draw:fill-color="#e6e6e6" draw:fill-gradient-name="File_20_to_20_Project_20_DB" draw:textarea-horizontal-align="center" draw:textarea-vertical-align="middle"/>
    </style:style>
    <style:style style:name="gr83" style:family="graphic" style:parent-style-name="standard">
      <style:graphic-properties draw:stroke="none" svg:stroke-color="#000000" draw:fill="gradient" draw:fill-color="#e6e6e6" draw:fill-gradient-name="File_20_to_20_Project_20_DB" draw:textarea-horizontal-align="center" draw:textarea-vertical-align="middle"/>
    </style:style>
    <style:style style:name="gr84" style:family="graphic" style:parent-style-name="standard">
      <style:graphic-properties draw:fill="hatch" draw:fill-color="#4c4c4c" draw:fill-gradient-name="GLK_20_with_20_Flat_20_files" draw:fill-hatch-name="white" draw:fill-hatch-solid="true" draw:textarea-horizontal-align="justify" draw:textarea-vertical-align="middle" draw:auto-grow-height="false"/>
    </style:style>
    <style:style style:name="gr85" style:family="graphic" style:parent-style-name="standard">
      <style:graphic-properties draw:fill="solid" draw:fill-color="#e6e6e6" draw:textarea-horizontal-align="justify" draw:textarea-vertical-align="middle" draw:auto-grow-height="false"/>
    </style:style>
    <style:style style:name="gr86" style:family="graphic" style:parent-style-name="standard">
      <style:graphic-properties draw:fill="solid" draw:fill-color="#e6e6e6" draw:textarea-horizontal-align="center" draw:textarea-vertical-align="middle"/>
    </style:style>
    <style:style style:name="gr87" style:family="graphic" style:parent-style-name="objectwithoutfill">
      <style:graphic-properties draw:stroke="dash" draw:stroke-dash="Ultrafine_20_Dashed" svg:stroke-color="#000000" draw:fill="solid" draw:fill-color="#e6e6e6" draw:textarea-horizontal-align="center" draw:textarea-vertical-align="middle"/>
    </style:style>
    <style:style style:name="gr88" style:family="graphic" style:parent-style-name="standard">
      <style:graphic-properties draw:stroke="dash" draw:stroke-dash="Ultrafine_20_Dashed" svg:stroke-color="#000000" draw:fill-color="#e6e6e6" draw:textarea-horizontal-align="center" draw:textarea-vertical-align="middle"/>
    </style:style>
    <style:style style:name="gr89" style:family="graphic" style:parent-style-name="standard">
      <style:graphic-properties svg:stroke-width="0.3cm" svg:stroke-color="#800000" draw:marker-end="Arrow" draw:marker-end-width="0.9cm" draw:textarea-horizontal-align="center" draw:textarea-vertical-align="middle" fo:padding-top="0.275cm" fo:padding-bottom="0.275cm" fo:padding-left="0.4cm" fo:padding-right="0.4cm"/>
    </style:style>
    <style:style style:name="gr90" style:family="graphic" style:parent-style-name="standard">
      <style:graphic-properties svg:stroke-width="0.3cm" draw:marker-end="Arrow" draw:marker-end-width="0.9cm" draw:textarea-horizontal-align="center" draw:textarea-vertical-align="middle" fo:padding-top="0.275cm" fo:padding-bottom="0.275cm" fo:padding-left="0.4cm" fo:padding-right="0.4cm"/>
    </style:style>
    <style:style style:name="gr91" style:family="graphic" style:parent-style-name="standard">
      <style:graphic-properties svg:stroke-width="0.3cm" svg:stroke-color="#808080" draw:marker-end="Arrow" draw:marker-end-width="0.9cm" draw:textarea-horizontal-align="center" draw:textarea-vertical-align="middle" fo:padding-top="0.275cm" fo:padding-bottom="0.275cm" fo:padding-left="0.4cm" fo:padding-right="0.4cm"/>
    </style:style>
    <style:style style:name="gr92" style:family="graphic" style:parent-style-name="standard">
      <style:graphic-properties svg:stroke-width="0.3cm" svg:stroke-color="#000000" draw:marker-end="Arrow" draw:marker-end-width="0.9cm" draw:textarea-horizontal-align="center" draw:textarea-vertical-align="middle" fo:padding-top="0.275cm" fo:padding-bottom="0.275cm" fo:padding-left="0.4cm" fo:padding-right="0.4cm"/>
    </style:style>
    <style:style style:name="gr93" style:family="graphic" style:parent-style-name="standard">
      <style:graphic-properties draw:stroke="solid" svg:stroke-width="0.3cm" draw:marker-start="" draw:marker-start-width="0.65cm" draw:marker-end="Arrow" draw:marker-end-width="0.65cm" draw:textarea-horizontal-align="center" draw:textarea-vertical-align="middle" fo:padding-top="0.275cm" fo:padding-bottom="0.275cm" fo:padding-left="0.4cm" fo:padding-right="0.4cm"/>
    </style:style>
    <style:style style:name="gr94" style:family="graphic" style:parent-style-name="standard">
      <style:graphic-properties draw:stroke="solid" draw:fill="solid" draw:fill-color="#dc2300" fo:min-height="2.291cm"/>
    </style:style>
    <style:style style:name="gr95" style:family="graphic" style:parent-style-name="standard">
      <style:graphic-properties draw:stroke="solid" draw:fill="solid" draw:fill-color="#dc2300" fo:min-height="1.874cm"/>
    </style:style>
    <style:style style:name="gr96" style:family="graphic" style:parent-style-name="standard">
      <style:graphic-properties draw:fill="solid" draw:fill-color="#0066cc" draw:textarea-horizontal-align="left" draw:textarea-vertical-align="top"/>
    </style:style>
    <style:style style:name="gr97" style:family="graphic" style:parent-style-name="standard">
      <style:graphic-properties draw:stroke="solid" draw:fill="solid" draw:fill-color="#ffffff" fo:min-height="1.764cm"/>
    </style:style>
    <style:style style:name="gr98" style:family="graphic" style:parent-style-name="standard">
      <style:graphic-properties draw:stroke="solid" draw:fill="solid" draw:fill-color="#ffffff" fo:min-height="1.972cm"/>
    </style:style>
    <style:style style:name="gr99" style:family="graphic" style:parent-style-name="standard">
      <style:graphic-properties draw:stroke="solid" draw:fill="solid" draw:fill-color="#ffffff" fo:min-height="0.703cm"/>
    </style:style>
    <style:style style:name="gr100" style:family="graphic" style:parent-style-name="standard">
      <style:graphic-properties draw:stroke="solid" draw:fill="solid" draw:fill-color="#ffffff" fo:min-height="1.338cm"/>
    </style:style>
    <style:style style:name="gr101" style:family="graphic" style:parent-style-name="standard">
      <style:graphic-properties draw:stroke="solid" draw:fill="solid" draw:fill-color="#ffffff" fo:min-height="2.093cm"/>
    </style:style>
    <style:style style:name="gr102" style:family="graphic" style:parent-style-name="standard">
      <style:graphic-properties draw:stroke="solid" draw:fill="solid" draw:fill-color="#ffffff" fo:min-height="1.683cm"/>
    </style:style>
    <style:style style:name="gr103" style:family="graphic" style:parent-style-name="standard">
      <style:graphic-properties draw:stroke="solid" draw:fill="solid" draw:fill-color="#ffffff" fo:min-height="0.545cm"/>
    </style:style>
    <style:style style:name="gr104" style:family="graphic" style:parent-style-name="standard">
      <style:graphic-properties draw:stroke="solid" draw:fill="solid" draw:fill-color="#ffffff" fo:min-height="1.157cm"/>
    </style:style>
    <style:style style:name="gr105" style:family="graphic" style:parent-style-name="standard">
      <style:graphic-properties draw:stroke="solid" draw:fill="solid" draw:fill-color="#ffffff" fo:min-height="2.844cm"/>
    </style:style>
    <style:style style:name="gr106" style:family="graphic" style:parent-style-name="standard">
      <style:graphic-properties draw:stroke="solid" draw:fill="solid" draw:fill-color="#ffffff" fo:min-height="2.153cm"/>
    </style:style>
    <style:style style:name="gr107" style:family="graphic" style:parent-style-name="standard">
      <style:graphic-properties draw:stroke="solid" draw:fill="solid" draw:fill-color="#ffffff" fo:min-height="1.836cm"/>
    </style:style>
    <style:style style:name="gr108" style:family="graphic" style:parent-style-name="standard">
      <style:graphic-properties draw:stroke="solid" draw:fill="solid" draw:fill-color="#ffffff" fo:min-height="2.491cm"/>
    </style:style>
    <style:style style:name="gr109" style:family="graphic" style:parent-style-name="standard">
      <style:graphic-properties draw:stroke="solid" draw:fill="solid" draw:fill-color="#ffffff" fo:min-height="1.574cm"/>
    </style:style>
    <style:style style:name="gr110" style:family="graphic" style:parent-style-name="standard">
      <style:graphic-properties draw:stroke="solid" draw:fill="solid" draw:fill-color="#ffffff" fo:min-height="0.385cm"/>
    </style:style>
    <style:style style:name="gr111" style:family="graphic" style:parent-style-name="standard">
      <style:graphic-properties draw:stroke="solid" draw:fill="solid" draw:fill-color="#ffffff" fo:min-height="0cm"/>
    </style:style>
    <style:style style:name="gr112" style:family="graphic" style:parent-style-name="standard">
      <style:graphic-properties draw:stroke="solid" draw:fill="solid" draw:fill-color="#ffffff" fo:min-height="1.03cm"/>
    </style:style>
    <style:style style:name="gr113" style:family="graphic" style:parent-style-name="standard">
      <style:graphic-properties draw:stroke="solid" draw:fill="solid" draw:fill-color="#ffffff" fo:min-height="0.555cm"/>
    </style:style>
    <style:style style:name="gr114" style:family="graphic" style:parent-style-name="standard">
      <style:graphic-properties draw:stroke="none" draw:fill="none" fo:min-height="1.573cm"/>
    </style:style>
    <style:style style:name="gr115" style:family="graphic" style:parent-style-name="standard">
      <style:graphic-properties draw:stroke="none" draw:fill="none" fo:min-height="4.571cm"/>
    </style:style>
    <style:style style:name="gr116" style:family="graphic" style:parent-style-name="standard">
      <style:graphic-properties draw:stroke="none" draw:fill="none" fo:min-height="1.687cm"/>
    </style:style>
    <style:style style:name="gr117" style:family="graphic" style:parent-style-name="standard">
      <style:graphic-properties draw:stroke="none" draw:fill="none" fo:min-height="3.206cm"/>
    </style:style>
    <style:style style:name="gr118" style:family="graphic" style:parent-style-name="standard">
      <style:graphic-properties draw:stroke="none" draw:fill="none" fo:min-height="5.069cm"/>
    </style:style>
    <style:style style:name="gr119" style:family="graphic" style:parent-style-name="standard">
      <style:graphic-properties draw:stroke="none" draw:fill="none" fo:min-height="5.992cm"/>
    </style:style>
    <style:style style:name="gr120" style:family="graphic" style:parent-style-name="standard">
      <style:graphic-properties draw:stroke="none" draw:fill="none" fo:min-height="1.619cm"/>
    </style:style>
    <style:style style:name="gr121" style:family="graphic" style:parent-style-name="standard">
      <style:graphic-properties draw:stroke="none" draw:fill="none" fo:min-height="2.113cm"/>
    </style:style>
    <style:style style:name="gr122" style:family="graphic" style:parent-style-name="standard">
      <style:graphic-properties draw:stroke="none" draw:fill="none" fo:min-height="1.955cm"/>
    </style:style>
    <style:style style:name="gr123" style:family="graphic" style:parent-style-name="standard">
      <style:graphic-properties draw:stroke="none" draw:fill="none" fo:min-height="5.143cm"/>
    </style:style>
    <style:style style:name="gr124" style:family="graphic" style:parent-style-name="standard">
      <style:graphic-properties draw:stroke="none" draw:fill="none" fo:min-height="5.321cm"/>
    </style:style>
    <style:style style:name="gr125" style:family="graphic" style:parent-style-name="standard">
      <style:graphic-properties draw:stroke="dash" draw:stroke-dash="Ultrafine_20_Dashed" svg:stroke-width="0.1cm" draw:marker-start-width="0.35cm" draw:marker-end-width="0.35cm" draw:textarea-horizontal-align="center" draw:textarea-vertical-align="middle" fo:padding-top="0.175cm" fo:padding-bottom="0.175cm" fo:padding-left="0.3cm" fo:padding-right="0.3cm"/>
    </style:style>
    <style:style style:name="gr126" style:family="graphic" style:parent-style-name="standard">
      <style:graphic-properties draw:stroke="none" draw:fill="none" fo:min-height="2.927cm"/>
    </style:style>
    <style:style style:name="gr127" style:family="graphic" style:parent-style-name="standard">
      <style:graphic-properties draw:stroke="none" draw:fill="none" fo:min-height="3.766cm"/>
    </style:style>
    <style:style style:name="gr128" style:family="graphic" style:parent-style-name="standard">
      <style:graphic-properties draw:stroke="solid" draw:fill="solid" draw:fill-color="#ffffff" fo:min-height="5.162cm"/>
    </style:style>
    <style:style style:name="gr129" style:family="graphic" style:parent-style-name="standard">
      <style:graphic-properties draw:fill-color="#355e00" draw:textarea-horizontal-align="center" draw:textarea-vertical-align="middle"/>
    </style:style>
    <style:style style:name="gr130" style:family="graphic" style:parent-style-name="standard">
      <style:graphic-properties draw:fill-color="#cccccc" draw:textarea-horizontal-align="center" draw:textarea-vertical-align="middle"/>
    </style:style>
    <style:style style:name="gr131" style:family="graphic" style:parent-style-name="standard">
      <style:graphic-properties draw:fill-color="#dc2300" draw:textarea-horizontal-align="center" draw:textarea-vertical-align="middle"/>
    </style:style>
    <style:style style:name="gr132" style:family="graphic" style:parent-style-name="standard">
      <style:graphic-properties draw:fill-color="#94bd5e" draw:textarea-horizontal-align="left" draw:textarea-vertical-align="top"/>
    </style:style>
    <style:style style:name="gr133" style:family="graphic" style:parent-style-name="standard">
      <style:graphic-properties draw:stroke="solid" draw:fill="solid" draw:fill-color="#ffffff" fo:min-height="5.162cm"/>
    </style:style>
    <style:style style:name="gr134" style:family="graphic" style:parent-style-name="standard">
      <style:graphic-properties draw:stroke="none" svg:stroke-color="#000000" draw:fill="none" draw:fill-color="#ffffff" draw:textarea-horizontal-align="left" draw:auto-grow-height="true" draw:auto-grow-width="false" fo:min-height="0.385cm" fo:min-width="3.31cm"/>
    </style:style>
    <style:style style:name="gr135" style:family="graphic" style:parent-style-name="standard">
      <style:graphic-properties draw:marker-end="Arrow" draw:marker-end-width="0.3cm" draw:textarea-horizontal-align="center" draw:textarea-vertical-align="middle"/>
    </style:style>
    <style:style style:name="gr136" style:family="graphic" style:parent-style-name="standard">
      <style:graphic-properties draw:stroke="none" draw:fill-color="#7da647" draw:textarea-horizontal-align="center" draw:textarea-vertical-align="middle"/>
    </style:style>
    <style:style style:name="gr137" style:family="graphic" style:parent-style-name="standard">
      <style:graphic-properties draw:stroke="none" draw:fill-color="#cccccc" draw:textarea-horizontal-align="center" draw:textarea-vertical-align="middle"/>
    </style:style>
    <style:style style:name="gr138" style:family="graphic" style:parent-style-name="standard">
      <style:graphic-properties draw:stroke="none" draw:fill-color="#dc2300" draw:textarea-horizontal-align="center" draw:textarea-vertical-align="middle"/>
    </style:style>
    <style:style style:name="gr139" style:family="graphic" style:parent-style-name="standard">
      <style:graphic-properties draw:fill-color="#cccccc" draw:textarea-horizontal-align="left" draw:textarea-vertical-align="top"/>
    </style:style>
    <style:style style:name="gr140" style:family="graphic" style:parent-style-name="standard">
      <style:graphic-properties draw:stroke="solid" draw:fill="solid" draw:fill-color="#ffffff" fo:min-height="0.617cm"/>
    </style:style>
    <style:style style:name="gr141" style:family="graphic" style:parent-style-name="standard">
      <style:graphic-properties draw:stroke="solid" draw:fill="solid" draw:fill-color="#ffffff" fo:min-height="1.384cm"/>
    </style:style>
    <style:style style:name="gr142" style:family="graphic" style:parent-style-name="standard">
      <style:graphic-properties draw:stroke="none" svg:stroke-color="#000000" draw:fill="none" draw:fill-color="#ffffff" draw:textarea-horizontal-align="left" draw:auto-grow-height="true" draw:auto-grow-width="false" fo:min-height="0.43cm" fo:min-width="3.31cm"/>
    </style:style>
    <style:style style:name="gr143" style:family="graphic" style:parent-style-name="standard">
      <style:graphic-properties draw:stroke="solid" draw:fill="solid" draw:fill-color="#ffffff" fo:min-height="1.959cm"/>
    </style:style>
    <style:style style:name="gr144" style:family="graphic" style:parent-style-name="standard">
      <style:graphic-properties draw:stroke="none" svg:stroke-color="#000000" draw:fill="none" draw:fill-color="#ffffff" draw:textarea-horizontal-align="left" draw:auto-grow-height="true" draw:auto-grow-width="false" fo:min-height="0.612cm" fo:min-width="7.89cm"/>
    </style:style>
    <style:style style:name="gr145" style:family="graphic" style:parent-style-name="standard">
      <style:graphic-properties draw:stroke="none" svg:stroke-color="#000000" draw:fill="none" draw:fill-color="#ffffff" draw:textarea-horizontal-align="left" draw:auto-grow-height="true" draw:auto-grow-width="false" fo:min-height="0.612cm" fo:min-width="8.088cm"/>
    </style:style>
    <style:style style:name="gr146" style:family="graphic" style:parent-style-name="standard">
      <style:graphic-properties draw:stroke="none" draw:fill="none" fo:min-height="1.268cm"/>
    </style:style>
    <style:style style:name="gr147" style:family="graphic" style:parent-style-name="standard">
      <style:graphic-properties draw:fill-color="#ffffff" draw:textarea-horizontal-align="center" draw:textarea-vertical-align="middle"/>
    </style:style>
    <style:style style:name="gr148" style:family="graphic" style:parent-style-name="standard">
      <style:graphic-properties draw:textarea-horizontal-align="center" draw:textarea-vertical-align="middle"/>
    </style:style>
    <style:style style:name="gr149" style:family="graphic" style:parent-style-name="standard">
      <style:graphic-properties draw:fill-color="#ffffff" draw:textarea-horizontal-align="center" draw:textarea-vertical-align="middle"/>
    </style:style>
    <style:style style:name="gr150" style:family="graphic" style:parent-style-name="standard">
      <style:graphic-properties draw:fill-color="#ffffff" draw:textarea-horizontal-align="left" draw:textarea-vertical-align="top"/>
    </style:style>
    <style:style style:name="gr151" style:family="graphic" style:parent-style-name="standard">
      <style:graphic-properties svg:stroke-width="0.4cm" draw:marker-start-width="0.8cm" draw:marker-end="Arrow" draw:marker-end-width="0.9cm" draw:textarea-horizontal-align="center" draw:textarea-vertical-align="middle" fo:padding-top="0.325cm" fo:padding-bottom="0.325cm" fo:padding-left="0.45cm" fo:padding-right="0.45cm"/>
    </style:style>
    <style:style style:name="gr152" style:family="graphic" style:parent-style-name="standard">
      <style:graphic-properties draw:fill-color="#94bd5e" draw:textarea-horizontal-align="center" draw:textarea-vertical-align="middle"/>
    </style:style>
    <style:style style:name="gr153" style:family="graphic" style:parent-style-name="standard">
      <style:graphic-properties draw:fill-color="#ffff99" draw:textarea-horizontal-align="center" draw:textarea-vertical-align="middle"/>
    </style:style>
    <style:style style:name="gr154" style:family="graphic" style:parent-style-name="standard">
      <style:graphic-properties svg:stroke-width="0.1cm" draw:marker-start="Arrow" draw:marker-start-width="0.35cm" draw:marker-end="Arrow" draw:marker-end-width="0.45cm" draw:textarea-horizontal-align="center" draw:textarea-vertical-align="middle" fo:padding-top="0.175cm" fo:padding-bottom="0.175cm" fo:padding-left="0.3cm" fo:padding-right="0.3cm"/>
    </style:style>
    <style:style style:name="gr155" style:family="graphic" style:parent-style-name="standard">
      <style:graphic-properties draw:stroke="none" draw:fill="none" fo:min-height="0.214cm"/>
    </style:style>
    <style:style style:name="gr156" style:family="graphic" style:parent-style-name="standard">
      <style:graphic-properties draw:stroke="none" draw:fill="none" fo:min-height="0.226cm"/>
    </style:style>
    <style:style style:name="gr157" style:family="graphic" style:parent-style-name="standard">
      <style:graphic-properties draw:stroke="none" draw:fill="none" fo:min-height="0.352cm"/>
    </style:style>
    <style:style style:name="gr158" style:family="graphic" style:parent-style-name="standard">
      <style:graphic-properties draw:stroke="none" draw:fill="none" fo:min-height="1.17cm"/>
    </style:style>
    <style:style style:name="gr159" style:family="graphic" style:parent-style-name="standard">
      <style:graphic-properties draw:stroke="solid" draw:textarea-horizontal-align="justify" draw:textarea-vertical-align="middle" draw:auto-grow-height="false"/>
    </style:style>
    <style:style style:name="gr160" style:family="graphic" style:parent-style-name="standard">
      <style:graphic-properties draw:stroke="solid" svg:stroke-color="#000000" draw:textarea-horizontal-align="justify" draw:textarea-vertical-align="middle" draw:auto-grow-height="false"/>
    </style:style>
    <style:style style:name="gr161" style:family="graphic" style:parent-style-name="standard">
      <style:graphic-properties draw:stroke="solid" draw:fill="solid" draw:fill-color="#99ccff" draw:fill-hatch-name="white" draw:fill-hatch-solid="true" draw:textarea-horizontal-align="justify" draw:textarea-vertical-align="middle" draw:auto-grow-height="false" draw:shadow="hidden"/>
    </style:style>
    <style:style style:name="gr162" style:family="graphic" style:parent-style-name="standard">
      <style:graphic-properties draw:stroke="solid" draw:textarea-horizontal-align="left" draw:textarea-vertical-align="top"/>
    </style:style>
    <style:style style:name="gr163" style:family="graphic" style:parent-style-name="objectwithoutfill">
      <style:graphic-properties draw:stroke="solid" svg:stroke-color="#000000" draw:fill="solid" draw:fill-color="#cccccc" draw:textarea-horizontal-align="center" draw:textarea-vertical-align="middle"/>
    </style:style>
    <style:style style:name="gr164" style:family="graphic" style:parent-style-name="standard">
      <style:graphic-properties draw:stroke="solid" draw:fill="solid" draw:fill-hatch-name="white" draw:fill-hatch-solid="true" draw:textarea-horizontal-align="justify" draw:textarea-vertical-align="middle" draw:auto-grow-height="false" draw:shadow="hidden"/>
    </style:style>
    <style:style style:name="gr165" style:family="graphic" style:parent-style-name="standard">
      <style:graphic-properties draw:stroke="solid" draw:stroke-dash="Ultrafine_20_Dashed" svg:stroke-color="#000000" draw:fill="solid" draw:fill-color="#ccffff" draw:opacity="100%" draw:textarea-horizontal-align="center" draw:textarea-vertical-align="middle" draw:shadow-opacity="100%"/>
    </style:style>
    <style:style style:name="gr166" style:family="graphic" style:parent-style-name="standard">
      <style:graphic-properties draw:stroke="solid" draw:stroke-dash="Ultrafine_20_Dashed" svg:stroke-color="#000000" draw:fill="solid" draw:fill-color="#ccffff" draw:textarea-horizontal-align="center" draw:textarea-vertical-align="middle"/>
    </style:style>
    <style:style style:name="gr167" style:family="graphic" style:parent-style-name="standard">
      <style:graphic-properties draw:stroke="solid" svg:stroke-color="#000000" draw:fill="solid" draw:fill-color="#99ccff" draw:fill-hatch-name="white" draw:fill-hatch-solid="true" draw:textarea-horizontal-align="center" draw:textarea-vertical-align="middle"/>
    </style:style>
    <style:style style:name="gr168" style:family="graphic" style:parent-style-name="standard">
      <style:graphic-properties draw:stroke="solid" draw:stroke-dash="Ultrafine_20_Dashed" svg:stroke-color="#000000" draw:fill-color="#ccffff" draw:textarea-horizontal-align="center" draw:textarea-vertical-align="middle"/>
    </style:style>
    <style:style style:name="gr169" style:family="graphic" style:parent-style-name="standard">
      <style:graphic-properties draw:stroke="solid" draw:textarea-horizontal-align="justify" draw:textarea-vertical-align="middle" draw:auto-grow-height="false" draw:shadow="hidden"/>
    </style:style>
    <style:style style:name="gr170" style:family="graphic" style:parent-style-name="standard">
      <style:graphic-properties draw:stroke="solid" draw:fill="solid" draw:fill-hatch-name="white" draw:fill-hatch-solid="true" draw:textarea-horizontal-align="left" draw:textarea-vertical-align="top"/>
    </style:style>
    <style:style style:name="gr171" style:family="graphic" style:parent-style-name="standard">
      <style:graphic-properties draw:stroke="solid" draw:fill="solid" draw:fill-color="#008000" draw:textarea-horizontal-align="left" draw:textarea-vertical-align="top"/>
    </style:style>
    <style:style style:name="gr172" style:family="graphic" style:parent-style-name="standard">
      <style:graphic-properties draw:stroke="solid" draw:fill="hatch" draw:fill-hatch-name="white" draw:fill-hatch-solid="true" draw:textarea-horizontal-align="justify" draw:textarea-vertical-align="middle" draw:auto-grow-height="false"/>
    </style:style>
    <style:style style:name="gr173" style:family="graphic" style:parent-style-name="standard">
      <style:graphic-properties draw:stroke="solid" draw:stroke-dash="Ultrafine_20_Dashed" draw:fill="solid" draw:fill-color="#ccffff" draw:textarea-horizontal-align="justify" draw:textarea-vertical-align="middle" draw:auto-grow-height="false"/>
    </style:style>
    <style:style style:name="gr174" style:family="graphic" style:parent-style-name="standard">
      <style:graphic-properties draw:stroke="solid" draw:stroke-dash="Ultrafine_20_Dashed" draw:fill="solid" draw:fill-color="#ccffff" draw:opacity="100%" draw:textarea-horizontal-align="justify" draw:textarea-vertical-align="middle" draw:auto-grow-height="false" draw:shadow-opacity="100%"/>
    </style:style>
    <style:style style:name="gr175" style:family="graphic" style:parent-style-name="objectwithoutfill">
      <style:graphic-properties draw:stroke="solid" draw:fill="solid" draw:fill-color="#cccccc" draw:textarea-horizontal-align="center" draw:textarea-vertical-align="middle"/>
    </style:style>
    <style:style style:name="gr176" style:family="graphic" style:parent-style-name="standard">
      <style:graphic-properties draw:stroke="solid" draw:fill="solid" draw:fill-color="#4c4c4c" draw:textarea-horizontal-align="justify" draw:textarea-vertical-align="middle" draw:auto-grow-height="false"/>
    </style:style>
    <style:style style:name="gr177" style:family="graphic" style:parent-style-name="standard">
      <style:graphic-properties draw:stroke="solid" draw:fill-color="#e6e6e6" draw:textarea-horizontal-align="center" draw:textarea-vertical-align="middle"/>
    </style:style>
    <style:style style:name="gr178" style:family="graphic" style:parent-style-name="objectwithoutfill">
      <style:graphic-properties draw:stroke="solid" svg:stroke-color="#000000" draw:fill="solid" draw:fill-color="#c0c0c0" draw:textarea-horizontal-align="center" draw:textarea-vertical-align="middle"/>
    </style:style>
    <style:style style:name="gr179" style:family="graphic" style:parent-style-name="standard">
      <style:graphic-properties draw:stroke="solid" svg:stroke-color="#000000" draw:fill="solid" draw:fill-color="#4c4c4c" draw:fill-hatch-name="white" draw:fill-hatch-solid="true" draw:textarea-horizontal-align="justify" draw:textarea-vertical-align="middle" draw:auto-grow-height="false"/>
    </style:style>
    <style:style style:name="gr180" style:family="graphic" style:parent-style-name="standard">
      <style:graphic-properties draw:stroke="solid" draw:fill="solid" draw:fill-color="#7da647" draw:fill-hatch-name="white" draw:fill-hatch-solid="true" draw:textarea-horizontal-align="left" draw:textarea-vertical-align="top"/>
    </style:style>
    <style:style style:name="gr181" style:family="graphic" style:parent-style-name="standard">
      <style:graphic-properties draw:stroke="solid" draw:fill-color="#ffff99" draw:textarea-horizontal-align="left" draw:textarea-vertical-align="top"/>
    </style:style>
    <style:style style:name="gr182" style:family="graphic" style:parent-style-name="standard">
      <style:graphic-properties draw:stroke="solid" svg:stroke-width="0.152cm" svg:stroke-color="#4c4c4c" draw:marker-start-width="0.427cm" draw:marker-end="Arrow" draw:marker-end-width="0.527cm" draw:textarea-horizontal-align="center" draw:textarea-vertical-align="middle" fo:padding-top="0.2cm" fo:padding-bottom="0.2cm" fo:padding-left="0.325cm" fo:padding-right="0.325cm"/>
    </style:style>
    <style:style style:name="gr183" style:family="graphic" style:parent-style-name="standard">
      <style:graphic-properties draw:stroke="solid" draw:fill-color="#4c4c4c" draw:textarea-horizontal-align="justify" draw:textarea-vertical-align="middle" draw:auto-grow-height="false"/>
    </style:style>
    <style:style style:name="gr184" style:family="graphic" style:parent-style-name="standard">
      <style:graphic-properties draw:stroke="solid" draw:opacity="100%" draw:textarea-horizontal-align="justify" draw:textarea-vertical-align="middle" draw:auto-grow-height="false" draw:shadow-opacity="100%"/>
    </style:style>
    <style:style style:name="gr185" style:family="graphic" style:parent-style-name="standard">
      <style:graphic-properties draw:stroke="solid" draw:stroke-dash="Ultrafine_20_Dashed" svg:stroke-color="#000000" draw:fill-color="#ccffff" draw:opacity="100%" draw:textarea-horizontal-align="center" draw:textarea-vertical-align="middle" draw:shadow-opacity="100%"/>
    </style:style>
    <style:style style:name="gr186" style:family="graphic" style:parent-style-name="standard">
      <style:graphic-properties draw:stroke="solid" draw:fill="solid" draw:fill-color="#cc6633" draw:textarea-horizontal-align="left" draw:textarea-vertical-align="top"/>
    </style:style>
    <style:style style:name="gr187" style:family="graphic" style:parent-style-name="standard">
      <style:graphic-properties draw:stroke="solid" draw:fill="solid" draw:fill-color="#800000" draw:textarea-horizontal-align="left" draw:textarea-vertical-align="top"/>
    </style:style>
    <style:style style:name="gr188" style:family="graphic" style:parent-style-name="standard">
      <style:graphic-properties draw:stroke="solid" draw:stroke-dash="Ultrafine_20_Dashed" draw:fill="solid" draw:fill-color="#ccffff" draw:textarea-horizontal-align="justify" draw:textarea-vertical-align="middle" draw:auto-grow-height="false" draw:shadow="hidden"/>
    </style:style>
    <style:style style:name="gr189" style:family="graphic" style:parent-style-name="standard">
      <style:graphic-properties draw:stroke="solid" svg:stroke-color="#000000" draw:textarea-horizontal-align="center" draw:textarea-vertical-align="middle"/>
    </style:style>
    <style:style style:name="gr190" style:family="graphic" style:parent-style-name="standard">
      <style:graphic-properties draw:stroke="solid" draw:fill="solid" draw:fill-hatch-name="white" draw:fill-hatch-solid="true" draw:textarea-horizontal-align="justify" draw:textarea-vertical-align="middle" draw:auto-grow-height="false"/>
    </style:style>
    <style:style style:name="gr191" style:family="graphic" style:parent-style-name="standard">
      <style:graphic-properties draw:stroke="solid" draw:fill="solid" draw:fill-color="#4c4c4c" draw:fill-hatch-name="white" draw:fill-hatch-solid="true" draw:textarea-horizontal-align="justify" draw:textarea-vertical-align="middle" draw:auto-grow-height="false"/>
    </style:style>
    <style:style style:name="gr192" style:family="graphic" style:parent-style-name="standard">
      <style:graphic-properties draw:stroke="solid" draw:fill="solid" draw:fill-color="#4c4c4c" draw:fill-hatch-name="white" draw:fill-hatch-solid="true" draw:textarea-horizontal-align="justify" draw:textarea-vertical-align="middle" draw:auto-grow-height="false" draw:shadow="hidden"/>
    </style:style>
    <style:style style:name="gr193" style:family="graphic" style:parent-style-name="standard">
      <style:graphic-properties draw:stroke="solid" draw:fill-color="#e6e6ff" draw:textarea-horizontal-align="center" draw:textarea-vertical-align="middle"/>
    </style:style>
    <style:style style:name="gr194" style:family="graphic" style:parent-style-name="standard">
      <style:graphic-properties draw:stroke="solid" draw:fill-color="#7da647" draw:textarea-horizontal-align="left" draw:textarea-vertical-align="top"/>
    </style:style>
    <style:style style:name="gr195" style:family="graphic" style:parent-style-name="standard">
      <style:graphic-properties draw:stroke="solid" draw:fill="solid" draw:fill-color="#4c4c4c" draw:textarea-horizontal-align="justify" draw:textarea-vertical-align="middle" draw:auto-grow-height="false" draw:shadow="hidden"/>
    </style:style>
    <style:style style:name="gr196" style:family="graphic" style:parent-style-name="standard">
      <style:graphic-properties draw:stroke="solid" svg:stroke-color="#000000" draw:fill="solid" draw:fill-color="#4c4c4c" draw:fill-hatch-name="white" draw:fill-hatch-solid="true" draw:textarea-horizontal-align="center" draw:textarea-vertical-align="middle"/>
    </style:style>
    <style:style style:name="gr197" style:family="graphic" style:parent-style-name="standard">
      <style:graphic-properties draw:stroke="solid" draw:fill="none" draw:textarea-horizontal-align="center" draw:textarea-vertical-align="middle"/>
    </style:style>
    <style:style style:name="gr198" style:family="graphic" style:parent-style-name="standard">
      <style:graphic-properties draw:stroke="solid" draw:fill-color="#7da647" draw:textarea-horizontal-align="left" draw:textarea-vertical-align="top"/>
    </style:style>
    <style:style style:name="gr199" style:family="graphic" style:parent-style-name="standard">
      <style:graphic-properties draw:stroke="solid" draw:fill="solid" draw:fill-color="#4c4c4c" draw:fill-hatch-name="white" draw:fill-hatch-solid="true" draw:textarea-vertical-align="middle" draw:auto-grow-height="false" fo:min-height="0cm" fo:min-width="0cm"/>
    </style:style>
    <style:style style:name="gr200" style:family="graphic" style:parent-style-name="standard">
      <style:graphic-properties draw:stroke="solid" draw:fill="solid" draw:fill-color="#4c4c4c" draw:fill-gradient-name="GLK_20_with_20_Flat_20_files" draw:fill-hatch-name="white" draw:fill-hatch-solid="true" draw:textarea-vertical-align="middle" draw:auto-grow-height="false" fo:min-height="0cm" fo:min-width="0cm"/>
    </style:style>
    <style:style style:name="gr201" style:family="graphic" style:parent-style-name="standard">
      <style:graphic-properties draw:stroke="solid" draw:fill="solid" draw:fill-color="#4c4c4c" draw:fill-gradient-name="GLK_20_with_20_Flat_20_files" draw:fill-hatch-name="white" draw:fill-hatch-solid="true" draw:textarea-horizontal-align="justify" draw:textarea-vertical-align="middle" draw:auto-grow-height="false" draw:shadow="hidden"/>
    </style:style>
    <style:style style:name="gr202" style:family="graphic" style:parent-style-name="standard">
      <style:graphic-properties draw:stroke="solid" svg:stroke-color="#000000" draw:fill-color="#4c4c4c" draw:textarea-horizontal-align="justify" draw:textarea-vertical-align="middle" draw:auto-grow-height="false"/>
    </style:style>
    <style:style style:name="gr203" style:family="graphic" style:parent-style-name="standard">
      <style:graphic-properties draw:stroke="solid" svg:stroke-color="#000000" draw:textarea-horizontal-align="left" draw:textarea-vertical-align="top"/>
    </style:style>
    <style:style style:name="gr204" style:family="graphic" style:parent-style-name="standard">
      <style:graphic-properties draw:fill-color="#4c4c4c" draw:textarea-horizontal-align="center" draw:textarea-vertical-align="middle"/>
    </style:style>
    <style:style style:name="co1" style:family="table-column">
      <style:table-column-properties style:column-width="5.483cm" style:use-optimal-column-width="false"/>
    </style:style>
    <style:style style:name="co2" style:family="table-column">
      <style:table-column-properties style:column-width="9.099cm" style:use-optimal-column-width="false"/>
    </style:style>
    <style:style style:name="co3" style:family="table-column">
      <style:table-column-properties style:column-width="8.688cm" style:use-optimal-column-width="false"/>
    </style:style>
    <style:style style:name="co4" style:family="table-column">
      <style:table-column-properties style:column-width="6.273cm" style:use-optimal-column-width="false"/>
    </style:style>
    <style:style style:name="co5" style:family="table-column">
      <style:table-column-properties style:column-width="5.482cm" style:use-optimal-column-width="false"/>
    </style:style>
    <style:style style:name="co6" style:family="table-column">
      <style:table-column-properties style:column-width="3.733cm" style:use-optimal-column-width="false"/>
    </style:style>
    <style:style style:name="co7" style:family="table-column">
      <style:table-column-properties style:column-width="5.364cm" style:use-optimal-column-width="false"/>
    </style:style>
    <style:style style:name="co8" style:family="table-column">
      <style:table-column-properties style:column-width="5.462cm" style:use-optimal-column-width="false"/>
    </style:style>
    <style:style style:name="ro1" style:family="table-row">
      <style:table-row-properties style:row-height="0.756cm"/>
    </style:style>
    <style:style style:name="ro2" style:family="table-row">
      <style:table-row-properties style:row-height="0.6cm"/>
    </style:style>
    <style:style style:name="ro3" style:family="table-row">
      <style:table-row-properties style:row-height="0.778cm"/>
    </style:style>
    <style:style style:name="ro4" style:family="table-row">
      <style:table-row-properties style:row-height="1.169cm"/>
    </style:style>
    <style:style style:name="ro5" style:family="table-row">
      <style:table-row-properties style:row-height="0.792cm"/>
    </style:style>
    <style:style style:name="ro6" style:family="table-row">
      <style:table-row-properties style:row-height="0.687cm"/>
    </style:style>
    <style:style style:name="ro7" style:family="table-row">
      <style:table-row-properties style:row-height="0.886cm"/>
    </style:style>
    <style:style style:name="ro8" style:family="table-row">
      <style:table-row-properties style:row-height="0.807cm"/>
    </style:style>
    <style:style style:name="ro9" style:family="table-row">
      <style:table-row-properties style:row-height="0.69cm"/>
    </style:style>
    <style:style style:name="ro10" style:family="table-row">
      <style:table-row-properties style:row-height="0.76cm"/>
    </style:style>
    <style:style style:name="ro11" style:family="table-row">
      <style:table-row-properties style:row-height="0.675cm"/>
    </style:style>
    <style:style style:name="ro12" style:family="table-row">
      <style:table-row-properties style:row-height="1.547cm"/>
    </style:style>
    <style:style style:name="ro13" style:family="table-row">
      <style:table-row-properties style:row-height="1.213cm"/>
    </style:style>
    <style:style style:name="ro14" style:family="table-row">
      <style:table-row-properties style:row-height="0.865cm"/>
    </style:style>
    <style:style style:name="ro15" style:family="table-row">
      <style:table-row-properties style:row-height="1.149cm"/>
    </style:style>
    <style:style style:name="ro16" style:family="table-row">
      <style:table-row-properties style:row-height="1.611cm"/>
    </style:style>
    <style:style style:name="ro17" style:family="table-row">
      <style:table-row-properties style:row-height="2.551cm"/>
    </style:style>
    <style:style style:name="ro18" style:family="table-row">
      <style:table-row-properties style:row-height="0.671cm"/>
    </style:style>
    <style:style style:name="ro19" style:family="table-row">
      <style:table-row-properties style:row-height="1.065cm"/>
    </style:style>
    <style:style style:name="ro20" style:family="table-row">
      <style:table-row-properties style:row-height="1.557cm"/>
    </style:style>
    <style:style style:name="ce1" style:family="table-cell">
      <style:graphic-properties draw:fill-color="#e6e6ff" style:repeat="repeat" fo:padding-top="0.1cm" fo:padding-bottom="0.1cm" fo:padding-left="0.1cm" fo:padding-right="0.1cm"/>
      <style:paragraph-properties fo:border-left="0.02cm solid #000000" fo:border-right="0.02cm solid #000000" fo:border-top="0.02cm solid #000000" fo:border-bottom="none"/>
      <style:text-properties fo:font-family="'Liberation Sans'" style:font-family-generic="swiss" style:font-pitch="variable" fo:font-size="14pt" fo:font-weight="bold" style:font-size-asian="14pt" style:font-weight-asian="bold" style:font-size-complex="14pt" style:font-weight-complex="bold"/>
    </style:style>
    <style:style style:name="ce2" style:family="table-cell">
      <style:graphic-properties draw:fill-color="#ffff99" style:repeat="repeat" fo:padding-top="0.1cm" fo:padding-bottom="0.1cm" fo:padding-left="0.1cm" fo:padding-right="0.1cm"/>
      <style:paragraph-properties fo:border="0.02cm solid #000000"/>
      <style:text-properties fo:font-family="'Liberation Serif'" style:font-family-generic="roman" style:font-pitch="variable" fo:font-size="12pt" style:font-size-asian="12pt" style:font-size-complex="12pt"/>
    </style:style>
    <style:style style:name="ce3" style:family="table-cell">
      <style:graphic-properties draw:fill-color="#ffff99" style:repeat="repeat" fo:padding-top="0.1cm" fo:padding-bottom="0.1cm" fo:padding-left="0.1cm" fo:padding-right="0.1cm"/>
      <style:paragraph-properties fo:margin-left="0.36cm" fo:margin-right="0cm" fo:text-indent="-0.36cm" fo:border="0.02cm solid #000000"/>
      <style:text-properties fo:font-family="'Liberation Serif'" style:font-family-generic="roman" style:font-pitch="variable" fo:font-size="12pt" style:font-size-asian="12pt" style:font-size-complex="12pt"/>
    </style:style>
    <style:style style:name="ce4" style:family="table-cell">
      <style:graphic-properties draw:fill-color="#e6e6ff" style:repeat="repeat" fo:padding-top="0.1cm" fo:padding-bottom="0.1cm" fo:padding-left="0.1cm" fo:padding-right="0.1cm"/>
      <style:paragraph-properties fo:border="0.02cm solid #000000"/>
      <style:text-properties fo:font-family="'Liberation Sans'" style:font-family-generic="swiss" style:font-pitch="variable" fo:font-size="14pt" fo:font-weight="bold" style:font-size-asian="14pt" style:font-weight-asian="bold" style:font-size-complex="14pt" style:font-weight-complex="bold"/>
    </style:style>
    <style:style style:name="ce5" style:family="table-cell">
      <style:graphic-properties draw:fill-color="#ffffff" style:repeat="repeat" fo:padding-top="0.1cm" fo:padding-bottom="0.1cm" fo:padding-left="0.1cm" fo:padding-right="0.1cm"/>
      <style:paragraph-properties fo:border="0.02cm solid #000000"/>
      <style:text-properties fo:font-family="'Liberation Serif'" style:font-family-generic="roman" style:font-pitch="variable" fo:font-size="12pt" style:font-size-asian="12pt" style:font-size-complex="12pt"/>
    </style:style>
    <style:style style:name="ce6" style:family="table-cell">
      <style:graphic-properties draw:fill-color="#ffffff" style:repeat="repeat" fo:padding-top="0.1cm" fo:padding-bottom="0.1cm" fo:padding-left="0.1cm" fo:padding-right="0.1cm"/>
      <style:paragraph-properties fo:margin-left="0.36cm" fo:margin-right="0cm" fo:text-indent="-0.36cm" fo:border="0.02cm solid #000000"/>
      <style:text-properties fo:font-family="'Liberation Serif'" style:font-family-generic="roman" style:font-pitch="variable" fo:font-size="12pt" style:font-size-asian="12pt" style:font-size-complex="12pt"/>
    </style:style>
    <style:style style:name="ce7" style:family="table-cell">
      <style:graphic-properties draw:fill-color="#ffffff" style:repeat="repeat" fo:padding-top="0.1cm" fo:padding-bottom="0.1cm" fo:padding-left="0.1cm" fo:padding-right="0.1cm"/>
      <style:paragraph-properties fo:border-left="0.02cm solid #000000" fo:border-right="0.02cm solid #000000" fo:border-top="none" fo:border-bottom="none"/>
      <style:text-properties fo:font-family="'Liberation Serif'" style:font-family-generic="roman" style:font-pitch="variable" fo:font-size="12pt" style:font-size-asian="12pt" style:font-size-complex="12pt"/>
    </style:style>
    <style:style style:name="ce8" style:family="table-cell">
      <style:graphic-properties draw:fill-color="#ffffff" style:repeat="repeat" fo:padding-top="0.1cm" fo:padding-bottom="0.1cm" fo:padding-left="0.1cm" fo:padding-right="0.1cm"/>
      <style:paragraph-properties fo:margin-left="0.36cm" fo:margin-right="0cm" fo:text-indent="-0.36cm" fo:border-left="0.02cm solid #000000" fo:border-right="0.02cm solid #000000" fo:border-top="none" fo:border-bottom="none"/>
      <style:text-properties fo:font-family="'Liberation Serif'" style:font-family-generic="roman" style:font-pitch="variable" fo:font-size="12pt" style:font-size-asian="12pt" style:font-size-complex="12pt"/>
    </style:style>
    <style:style style:name="ce9" style:family="table-cell">
      <style:graphic-properties draw:fill-color="#ffffff" style:repeat="repeat"/>
      <style:paragraph-properties fo:border="0.02cm solid #000000"/>
      <style:text-properties fo:font-family="'Liberation Serif'" style:font-family-generic="roman" style:font-pitch="variable" fo:font-size="12pt" style:font-size-asian="12pt" style:font-size-complex="12pt"/>
    </style:style>
    <style:style style:name="ce10" style:family="table-cell">
      <style:graphic-properties draw:fill-color="#ffff99" style:repeat="repeat"/>
      <style:paragraph-properties fo:border="0.02cm solid #000000"/>
      <style:text-properties fo:font-family="'Liberation Serif'" style:font-family-generic="roman" style:font-pitch="variable" fo:font-size="12pt" style:font-size-asian="12pt" style:font-size-complex="12pt"/>
    </style:style>
    <style:style style:name="ce11" style:family="table-cell">
      <style:graphic-properties draw:fill-color="#ffff99" style:repeat="repeat" fo:padding-top="0.1cm" fo:padding-bottom="0.1cm" fo:padding-left="0.1cm" fo:padding-right="0.1cm"/>
      <style:paragraph-properties fo:margin-left="0.36cm" fo:margin-right="0cm" fo:text-indent="-0.36cm" fo:border-left="none" fo:border-right="0.02cm solid #000000" fo:border-top="0.02cm solid #000000" fo:border-bottom="0.02cm solid #000000"/>
      <style:text-properties fo:font-family="'Liberation Serif'" style:font-family-generic="roman" style:font-pitch="variable" fo:font-size="12pt" style:font-size-asian="12pt" style:font-size-complex="12pt"/>
    </style:style>
    <style:style style:name="ce12" style:family="table-cell">
      <style:graphic-properties draw:fill-color="#ffffff" style:repeat="repeat" fo:padding-top="0.1cm" fo:padding-bottom="0.1cm" fo:padding-left="0.1cm" fo:padding-right="0.1cm"/>
      <style:paragraph-properties fo:border-left="0.02cm solid #000000" fo:border-right="0.02cm solid #000000" fo:border-top="none" fo:border-bottom="0.02cm solid #000000"/>
      <style:text-properties fo:font-family="'Liberation Serif'" style:font-family-generic="roman" style:font-pitch="variable" fo:font-size="12pt" fo:font-weight="normal" style:font-size-asian="12pt" style:font-weight-asian="normal" style:font-size-complex="12pt" style:font-weight-complex="normal"/>
    </style:style>
    <style:style style:name="ce13" style:family="table-cell">
      <style:graphic-properties draw:fill-color="#ffffff" style:repeat="repeat" fo:padding-top="0.1cm" fo:padding-bottom="0.1cm" fo:padding-left="0.1cm" fo:padding-right="0.1cm"/>
      <style:paragraph-properties fo:margin-left="0.36cm" fo:margin-right="0cm" fo:text-indent="-0.36cm" fo:border="0.02cm solid #000000"/>
      <style:text-properties fo:font-family="'Liberation Serif'" style:font-family-generic="roman" style:font-pitch="variable" fo:font-size="12pt" fo:font-weight="normal" style:font-size-asian="12pt" style:font-weight-asian="normal" style:font-size-complex="12pt" style:font-weight-complex="normal"/>
    </style:style>
    <style:style style:name="ce14" style:family="table-cell">
      <style:graphic-properties draw:fill-color="#ffffff" style:repeat="repeat" fo:padding-top="0.1cm" fo:padding-bottom="0.1cm" fo:padding-left="0.1cm" fo:padding-right="0.1cm"/>
      <style:paragraph-properties fo:border="0.02cm solid #000000"/>
      <style:text-properties fo:font-family="'Liberation Serif'" style:font-family-generic="roman" style:font-pitch="variable" fo:font-size="12pt" fo:font-weight="normal" style:font-size-asian="12pt" style:font-weight-asian="normal" style:font-size-complex="12pt" style:font-weight-complex="normal"/>
    </style:style>
    <style:style style:name="ce15" style:family="table-cell">
      <style:graphic-properties draw:fill-color="#ffffff" style:repeat="repeat" fo:padding-top="0.1cm" fo:padding-bottom="0.1cm" fo:padding-left="0.1cm" fo:padding-right="0.1cm"/>
      <style:paragraph-properties fo:border-left="0.02cm solid #000000" fo:border-right="0.02cm solid #000000" fo:border-top="0.02cm solid #000000" fo:border-bottom="none"/>
      <style:text-properties fo:font-family="'Liberation Serif'" style:font-family-generic="roman" style:font-pitch="variable" fo:font-size="12pt" style:font-size-asian="12pt" style:font-size-complex="12pt"/>
    </style:style>
    <style:style style:name="ce16" style:family="table-cell">
      <style:graphic-properties draw:fill-color="#ffffff" style:repeat="repeat" fo:padding-top="0.1cm" fo:padding-bottom="0.1cm" fo:padding-left="0.1cm" fo:padding-right="0.1cm"/>
      <style:paragraph-properties fo:margin-left="0.36cm" fo:margin-right="0cm" fo:text-indent="-0.36cm" fo:border-left="0.02cm solid #000000" fo:border-right="0.02cm solid #000000" fo:border-top="0.02cm solid #000000" fo:border-bottom="none"/>
      <style:text-properties fo:font-family="'Liberation Serif'" style:font-family-generic="roman" style:font-pitch="variable" fo:font-size="12pt" style:font-size-asian="12pt" style:font-size-complex="12pt"/>
    </style:style>
    <style:style style:name="ce17" style:family="table-cell">
      <style:graphic-properties draw:fill-color="#ffff99" style:repeat="repeat" fo:padding-top="0.1cm" fo:padding-bottom="0.1cm" fo:padding-left="0.1cm" fo:padding-right="0.1cm"/>
      <style:paragraph-properties fo:border-left="0.02cm solid #000000" fo:border-right="0.02cm solid #000000" fo:border-top="0.02cm solid #000000" fo:border-bottom="none"/>
      <style:text-properties fo:font-family="'Liberation Serif'" style:font-family-generic="roman" style:font-pitch="variable" fo:font-size="12pt" style:font-size-asian="12pt" style:font-size-complex="12pt"/>
    </style:style>
    <style:style style:name="ce18" style:family="table-cell">
      <style:graphic-properties draw:fill-color="#ffff99" style:repeat="repeat" fo:padding-top="0.1cm" fo:padding-bottom="0.1cm" fo:padding-left="0.1cm" fo:padding-right="0.1cm"/>
      <style:paragraph-properties fo:margin-left="0.36cm" fo:margin-right="0cm" fo:text-indent="-0.36cm" fo:border-left="0.02cm solid #000000" fo:border-right="0.02cm solid #000000" fo:border-top="0.02cm solid #000000" fo:border-bottom="none">
        <style:tab-stops>
          <style:tab-stop style:position="-1.155cm"/>
        </style:tab-stops>
      </style:paragraph-properties>
      <style:text-properties fo:font-family="'Liberation Serif'" style:font-family-generic="roman" style:font-pitch="variable" fo:font-size="12pt" style:font-size-asian="12pt" style:font-size-complex="12pt"/>
    </style:style>
    <style:style style:name="ce19" style:family="table-cell">
      <style:graphic-properties draw:fill-color="#ffffff" style:repeat="repeat" fo:padding-top="0.1cm" fo:padding-bottom="0.1cm" fo:padding-left="0.1cm" fo:padding-right="0.1cm"/>
      <style:paragraph-properties fo:margin-left="0.36cm" fo:margin-right="0cm" fo:text-indent="-0.36cm" fo:border="0.02cm solid #000000">
        <style:tab-stops>
          <style:tab-stop style:position="-1.155cm"/>
        </style:tab-stops>
      </style:paragraph-properties>
      <style:text-properties fo:font-family="'Liberation Serif'" style:font-family-generic="roman" style:font-pitch="variable" fo:font-size="12pt" style:font-size-asian="12pt" style:font-size-complex="12pt"/>
    </style:style>
    <style:style style:name="ce20" style:family="table-cell">
      <style:graphic-properties style:repeat="repeat"/>
    </style:style>
    <style:style style:name="ce21" style:family="table-cell">
      <style:graphic-properties draw:fill-color="#ffffff" style:repeat="repeat" fo:padding-top="0.1cm" fo:padding-bottom="0.1cm" fo:padding-left="0.1cm" fo:padding-right="0.1cm"/>
      <style:paragraph-properties fo:border="0.02cm solid #000000"/>
      <style:text-properties fo:font-family="'Liberation Sans'" style:font-family-generic="swiss" style:font-pitch="variable" fo:font-size="12pt" style:font-size-asian="12pt" style:font-size-complex="12pt"/>
    </style:style>
    <style:style style:name="ce22" style:family="table-cell">
      <style:graphic-properties draw:fill-color="#ffffff" style:repeat="repeat" fo:padding-top="0.1cm" fo:padding-bottom="0.1cm" fo:padding-left="0.1cm" fo:padding-right="0.1cm"/>
      <style:paragraph-properties fo:margin-left="0.36cm" fo:margin-right="0cm" fo:text-indent="-0.36cm" fo:border="0.02cm solid #000000"/>
      <style:text-properties fo:font-family="'Liberation Sans'" style:font-family-generic="swiss" style:font-pitch="variable" fo:font-size="12pt" style:font-size-asian="12pt" style:font-size-complex="12pt"/>
    </style:style>
    <style:style style:name="ce23" style:family="table-cell">
      <style:graphic-properties draw:fill-color="#ffffff" style:repeat="repeat" fo:padding-top="0.1cm" fo:padding-bottom="0.1cm" fo:padding-left="0.1cm" fo:padding-right="0.1cm"/>
      <style:paragraph-properties fo:border-left="0.02cm solid #000000" fo:border-right="0.02cm solid #000000" fo:border-top="0.02cm solid #000000" fo:border-bottom="none" style:text-autospace="none"/>
      <style:text-properties fo:font-family="'Liberation Sans'" style:font-family-generic="swiss" style:font-pitch="variable" fo:font-size="11pt" fo:language="en" fo:country="US" style:font-size-asian="12pt" style:language-asian="en" style:country-asian="US" style:font-size-complex="6.30000019073486pt"/>
    </style:style>
    <style:style style:name="ce24" style:family="table-cell">
      <style:graphic-properties draw:fill-color="#ffffff" style:repeat="repeat" fo:padding-top="0.1cm" fo:padding-bottom="0.1cm" fo:padding-left="0.1cm" fo:padding-right="0.1cm"/>
      <style:paragraph-properties fo:border-left="none" fo:border-right="0.02cm solid #000000" fo:border-top="none" fo:border-bottom="none"/>
      <style:text-properties fo:font-family="'Liberation Serif', 'Times New Roman'" style:font-family-generic="roman" style:font-pitch="variable" fo:font-size="11pt" style:font-size-asian="12pt" style:font-size-complex="6.30000019073486pt"/>
    </style:style>
    <style:style style:name="ce25" style:family="table-cell">
      <style:graphic-properties draw:fill-color="#ffffff" style:repeat="repeat" fo:padding-top="0.1cm" fo:padding-bottom="0.1cm" fo:padding-left="0.1cm" fo:padding-right="0.1cm"/>
      <style:paragraph-properties fo:margin-left="0.36cm" fo:margin-right="0cm" fo:text-indent="-0.36cm" fo:border-left="0.02cm solid #000000" fo:border-right="0.02cm solid #000000" fo:border-top="none" fo:border-bottom="none"/>
      <style:text-properties fo:font-family="'Liberation Sans'" style:font-family-generic="swiss" style:font-pitch="variable" fo:font-size="12pt" style:font-size-asian="12pt" style:font-size-complex="12pt"/>
    </style:style>
    <style:style style:name="ce26" style:family="table-cell">
      <style:graphic-properties draw:fill-color="#ffffff" style:repeat="repeat"/>
      <style:paragraph-properties fo:border="0.02cm solid #000000" style:text-autospace="none"/>
      <style:text-properties fo:font-family="'Liberation Sans'" style:font-family-generic="swiss" style:font-pitch="variable" fo:font-size="11pt" fo:language="en" fo:country="US" style:font-size-asian="12pt" style:language-asian="en" style:country-asian="US" style:font-size-complex="6.30000019073486pt"/>
    </style:style>
    <style:style style:name="ce27" style:family="table-cell">
      <style:graphic-properties draw:fill-color="#ffffff" style:repeat="repeat"/>
      <style:paragraph-properties fo:border-left="none" fo:border-right="0.02cm solid #000000" fo:border-top="0.02cm solid #000000" fo:border-bottom="0.02cm solid #000000"/>
      <style:text-properties fo:font-family="'Liberation Serif', 'Times New Roman'" style:font-family-generic="roman" style:font-pitch="variable" fo:font-size="11pt" style:font-size-asian="12pt" style:font-size-complex="6.30000019073486pt"/>
    </style:style>
    <style:style style:name="ce28" style:family="table-cell">
      <style:graphic-properties draw:fill-color="#ffffff" style:repeat="repeat"/>
      <style:paragraph-properties fo:border="0.02cm solid #000000"/>
      <style:text-properties fo:font-family="'Liberation Sans'" style:font-family-generic="swiss" style:font-pitch="variable" fo:font-size="12pt" style:font-size-asian="12pt" style:font-size-complex="12pt"/>
    </style:style>
    <style:style style:name="P1" style:family="paragraph">
      <style:paragraph-properties fo:text-align="center"/>
      <style:text-properties fo:font-size="32pt" style:font-size-asian="32pt" style:font-size-complex="32pt"/>
    </style:style>
    <style:style style:name="P2" style:family="paragraph">
      <style:paragraph-properties fo:text-align="center"/>
    </style:style>
    <style:style style:name="P3" style:family="paragraph">
      <style:paragraph-properties fo:text-align="center"/>
      <style:text-properties fo:font-size="48pt" fo:font-weight="bold" style:font-size-asian="48pt" style:font-weight-asian="bold" style:font-size-complex="48pt" style:font-weight-complex="bold"/>
    </style:style>
    <style:style style:name="P4" style:family="paragraph">
      <style:paragraph-properties fo:text-align="center"/>
      <style:text-properties fo:font-size="24pt" style:font-size-asian="24pt" style:font-size-complex="24pt"/>
    </style:style>
    <style:style style:name="P5" style:family="paragraph">
      <style:paragraph-properties fo:text-align="start"/>
    </style:style>
    <style:style style:name="P6" style:family="paragraph">
      <style:paragraph-properties fo:text-align="center"/>
      <style:text-properties fo:font-size="16pt" style:font-size-asian="16pt" style:font-size-complex="16pt"/>
    </style:style>
    <style:style style:name="P7" style:family="paragraph">
      <style:paragraph-properties fo:text-align="start"/>
      <style:text-properties fo:font-size="18pt"/>
    </style:style>
    <style:style style:name="P8" style:family="paragraph">
      <style:paragraph-properties fo:text-align="center"/>
      <style:text-properties fo:font-size="18pt"/>
    </style:style>
    <style:style style:name="P9" style:family="paragraph">
      <style:paragraph-properties fo:text-align="center"/>
      <style:text-properties fo:font-size="8pt" style:font-size-asian="8pt" style:font-size-complex="8pt"/>
    </style:style>
    <style:style style:name="P10" style:family="paragraph">
      <style:paragraph-properties>
        <style:tab-stops/>
      </style:paragraph-properties>
    </style:style>
    <style:style style:name="P11" style:family="paragraph">
      <style:paragraph-properties fo:text-align="start"/>
      <style:text-properties fo:font-size="24pt" style:font-size-asian="24pt" style:font-size-complex="24pt"/>
    </style:style>
    <style:style style:name="P12" style:family="paragraph">
      <style:paragraph-properties>
        <style:tab-stops/>
      </style:paragraph-properties>
      <style:text-properties fo:font-family="'Liberation Sans'" style:font-family-generic="swiss" style:font-pitch="variable" fo:font-size="14pt" fo:font-weight="normal" style:font-size-asian="14pt" style:font-weight-asian="normal" style:font-size-complex="14pt" style:font-weight-complex="normal"/>
    </style:style>
    <style:style style:name="P13" style:family="paragraph">
      <style:paragraph-properties>
        <style:tab-stops/>
      </style:paragraph-properties>
      <style:text-properties fo:font-size="18pt"/>
    </style:style>
    <style:style style:name="P14" style:family="paragraph">
      <style:paragraph-properties>
        <style:tab-stops/>
      </style:paragraph-properties>
      <style:text-properties fo:color="#000000" fo:font-size="18pt"/>
    </style:style>
    <style:style style:name="P15" style:family="paragraph">
      <style:paragraph-properties>
        <style:tab-stops/>
      </style:paragraph-properties>
      <style:text-properties fo:font-size="18pt" fo:font-weight="normal" style:font-weight-asian="normal" style:font-weight-complex="normal"/>
    </style:style>
    <style:style style:name="P16" style:family="paragraph">
      <style:paragraph-properties>
        <style:tab-stops/>
      </style:paragraph-properties>
      <style:text-properties fo:font-size="12pt" fo:font-weight="normal" style:font-size-asian="12pt" style:font-weight-asian="normal" style:font-size-complex="12pt" style:font-weight-complex="normal"/>
    </style:style>
    <style:style style:name="P17" style:family="paragraph">
      <style:paragraph-properties fo:text-align="start"/>
      <style:text-properties fo:font-size="24pt"/>
    </style:style>
    <style:style style:name="P18" style:family="paragraph">
      <style:paragraph-properties fo:margin-left="0.36cm" fo:margin-right="0cm" fo:text-indent="-0.36cm"/>
    </style:style>
    <style:style style:name="P19" style:family="paragraph">
      <style:paragraph-properties fo:text-align="start"/>
      <style:text-properties fo:font-family="'Liberation Sans'" style:font-family-generic="swiss" style:font-pitch="variable" fo:font-size="24pt"/>
    </style:style>
    <style:style style:name="P20" style:family="paragraph">
      <style:paragraph-properties>
        <style:tab-stops>
          <style:tab-stop style:position="-1.155cm"/>
        </style:tab-stops>
      </style:paragraph-properties>
    </style:style>
    <style:style style:name="P21" style:family="paragraph">
      <style:paragraph-properties fo:margin-left="0.36cm" fo:margin-right="0cm" fo:text-indent="-0.36cm">
        <style:tab-stops>
          <style:tab-stop style:position="-1.155cm"/>
        </style:tab-stops>
      </style:paragraph-properties>
    </style:style>
    <style:style style:name="P22" style:family="paragraph">
      <style:paragraph-properties fo:text-align="start"/>
      <style:text-properties fo:font-size="36pt" style:font-size-asian="36pt" style:font-size-complex="36pt"/>
    </style:style>
    <style:style style:name="P23" style:family="paragraph">
      <style:paragraph-properties fo:text-align="center"/>
      <style:text-properties fo:font-size="18pt" style:font-size-asian="18pt" style:font-size-complex="18pt"/>
    </style:style>
    <style:style style:name="P24" style:family="paragraph">
      <style:paragraph-properties fo:text-align="start"/>
      <style:text-properties fo:font-size="14pt" style:font-size-asian="14pt" style:font-size-complex="14pt"/>
    </style:style>
    <style:style style:name="P25" style:family="paragraph">
      <style:paragraph-properties>
        <style:tab-stops/>
      </style:paragraph-properties>
      <style:text-properties fo:font-family="'Liberation Sans'" style:font-family-generic="swiss" style:font-pitch="variable" fo:font-size="12pt" fo:font-weight="normal" style:font-size-asian="12pt" style:font-weight-asian="normal" style:font-size-complex="12pt" style:font-weight-complex="normal"/>
    </style:style>
    <style:style style:name="P26" style:family="paragraph">
      <style:paragraph-properties fo:text-align="start"/>
      <style:text-properties fo:font-size="18pt" style:font-size-asian="18pt" style:font-size-complex="18pt"/>
    </style:style>
    <style:style style:name="P27" style:family="paragraph">
      <style:text-properties fo:font-size="10pt" style:font-size-asian="10pt" style:font-size-complex="10pt"/>
    </style:style>
    <style:style style:name="P28" style:family="paragraph">
      <style:text-properties fo:font-size="24pt" style:font-size-asian="24pt" style:font-size-complex="24pt"/>
    </style:style>
    <style:style style:name="P29" style:family="paragraph">
      <style:paragraph-properties fo:text-align="center"/>
      <style:text-properties fo:font-size="12pt" style:font-size-asian="12pt" style:font-size-complex="12pt"/>
    </style:style>
    <style:style style:name="P30" style:family="paragraph">
      <style:text-properties fo:font-size="18pt"/>
    </style:style>
    <style:style style:name="P31" style:family="paragraph">
      <style:paragraph-properties fo:text-align="start"/>
      <style:text-properties fo:font-size="32pt" style:font-size-asian="32pt" style:font-size-complex="32pt"/>
    </style:style>
    <style:style style:name="T1" style:family="text">
      <style:text-properties fo:font-size="24pt" style:font-size-asian="24pt" style:font-size-complex="24pt"/>
    </style:style>
    <style:style style:name="T2" style:family="text">
      <style:text-properties fo:font-size="16pt" style:font-size-asian="16pt" style:font-size-complex="16pt"/>
    </style:style>
    <style:style style:name="T3" style:family="text">
      <style:text-properties fo:font-size="8pt" fo:font-weight="bold" style:font-size-asian="8pt" style:font-weight-asian="bold" style:font-size-complex="8pt" style:font-weight-complex="bold"/>
    </style:style>
    <style:style style:name="T4" style:family="text">
      <style:text-properties fo:font-size="8pt" fo:font-weight="normal" style:font-size-asian="8pt" style:font-weight-asian="normal" style:font-size-complex="8pt" style:font-weight-complex="normal"/>
    </style:style>
    <style:style style:name="T5" style:family="text">
      <style:text-properties fo:font-size="16pt" fo:font-weight="normal" style:font-size-asian="16pt" style:font-weight-asian="normal" style:font-size-complex="16pt" style:font-weight-complex="normal"/>
    </style:style>
    <style:style style:name="T6" style:family="text">
      <style:text-properties fo:font-size="8pt" style:font-size-asian="8pt" style:font-size-complex="8pt"/>
    </style:style>
    <style:style style:name="T7" style:family="text">
      <style:text-properties fo:font-size="18pt"/>
    </style:style>
    <style:style style:name="T8" style:family="text">
      <style:text-properties fo:font-size="16pt" fo:font-weight="bold" style:font-size-asian="16pt" style:font-weight-asian="bold" style:font-size-complex="16pt" style:font-weight-complex="bold"/>
    </style:style>
    <style:style style:name="T9" style:family="text">
      <style:text-properties fo:font-style="italic" style:font-style-asian="italic" style:font-style-complex="italic"/>
    </style:style>
    <style:style style:name="T10" style:family="text">
      <style:text-properties fo:font-size="18pt" style:font-size-asian="18pt" style:font-size-complex="18pt"/>
    </style:style>
    <style:style style:name="T11" style:family="text">
      <style:text-properties style:text-position="super 58%" fo:font-size="16pt" style:font-size-asian="16pt" style:font-size-complex="16pt"/>
    </style:style>
    <style:style style:name="T12" style:family="text">
      <style:text-properties fo:font-family="'Liberation Sans'" style:font-family-generic="swiss" style:font-pitch="variable" fo:font-size="16pt" fo:language="en" fo:country="US" style:font-size-asian="16pt" style:language-asian="en" style:country-asian="US" style:font-size-complex="16pt"/>
    </style:style>
    <style:style style:name="T13" style:family="text">
      <style:text-properties fo:font-family="'Liberation Sans'" style:font-family-generic="swiss" style:font-pitch="variable" fo:font-size="14pt" fo:font-weight="bold" style:font-size-asian="14pt" style:font-weight-asian="bold" style:font-size-complex="14pt" style:font-weight-complex="bold"/>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family="'Liberation Serif', 'Times New Roman'" style:font-family-generic="roman" style:font-pitch="variable" fo:font-size="12pt" fo:font-style="italic" fo:font-weight="normal" style:font-size-asian="12pt" style:font-weight-asian="normal" style:font-size-complex="12pt" style:font-style-complex="italic" style:font-weight-complex="normal"/>
    </style:style>
    <style:style style:name="T18" style:family="text">
      <style:text-properties fo:color="#000000" fo:font-size="14pt" fo:font-weight="bold" style:font-size-asian="14pt" style:font-weight-asian="bold" style:font-size-complex="14pt" style:font-weight-complex="bold"/>
    </style:style>
    <style:style style:name="T19" style:family="text">
      <style:text-properties fo:color="#000000" fo:font-size="12pt" style:font-size-asian="12pt" style:font-size-complex="12pt"/>
    </style:style>
    <style:style style:name="T20" style:family="text">
      <style:text-properties fo:color="#000000" fo:font-family="'Courier 10 Pitch'" style:font-style-name="Regular" style:font-pitch="fixed" fo:font-size="12pt" style:font-size-asian="12pt" style:font-size-complex="12pt"/>
    </style:style>
    <style:style style:name="T21" style:family="text">
      <style:text-properties fo:color="#008000" fo:font-size="12pt" fo:font-weight="normal" style:font-size-asian="12pt" style:font-weight-asian="normal" style:font-size-complex="12pt" style:font-weight-complex="normal"/>
    </style:style>
    <style:style style:name="T22" style:family="text">
      <style:text-properties fo:font-family="'Liberation Sans'" style:font-family-generic="swiss" style:font-pitch="variable" fo:font-size="12pt" fo:font-weight="normal" style:font-size-asian="12pt" style:font-weight-asian="normal" style:font-size-complex="12pt" style:font-weight-complex="normal"/>
    </style:style>
    <style:style style:name="T23" style:family="text">
      <style:text-properties fo:font-family="'Liberation Sans'" style:font-family-generic="swiss" style:font-pitch="variable" fo:font-size="12pt" fo:font-style="italic" fo:font-weight="normal" style:font-size-asian="12pt" style:font-weight-asian="normal" style:font-size-complex="12pt" style:font-style-complex="italic" style:font-weight-complex="normal"/>
    </style:style>
    <style:style style:name="T24" style:family="text">
      <style:text-properties fo:font-family="'Liberation Sans'" style:font-family-generic="swiss" style:font-pitch="variable" fo:font-size="12pt" fo:font-weight="bold" style:font-size-asian="12pt" style:font-weight-asian="normal" style:font-size-complex="12pt" style:font-weight-complex="bold"/>
    </style:style>
    <style:style style:name="T25" style:family="text">
      <style:text-properties fo:font-family="'Liberation Serif', 'Times New Roman'" style:font-family-generic="roman" style:font-pitch="variable" fo:font-size="12pt" fo:font-weight="normal" style:font-size-asian="12pt" style:font-weight-asian="normal" style:font-size-complex="12pt" style:font-weight-complex="normal"/>
    </style:style>
    <style:style style:name="T26" style:family="text">
      <style:text-properties fo:font-family="'Liberation Serif', 'Times New Roman'" style:font-family-generic="roman" style:font-pitch="variable" fo:font-size="12pt" fo:font-style="italic" fo:font-weight="normal" style:font-size-asian="12pt" style:font-style-asian="italic" style:font-weight-asian="normal" style:font-size-complex="12pt" style:font-style-complex="italic" style:font-weight-complex="normal"/>
    </style:style>
    <style:style style:name="T27" style:family="text">
      <style:text-properties fo:font-family="'Liberation Serif', 'Times New Roman'"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T28" style:family="text">
      <style:text-properties fo:font-family="'Liberation Sans'" style:font-family-generic="swiss" style:font-pitch="variable" fo:font-size="12pt" fo:font-style="italic" fo:font-weight="normal" style:font-size-asian="12pt" style:font-style-asian="italic" style:font-weight-asian="normal" style:font-size-complex="12pt" style:font-style-complex="italic" style:font-weight-complex="normal"/>
    </style:style>
    <style:style style:name="T29" style:family="text">
      <style:text-properties fo:font-family="'Liberation Sans'" style:font-family-generic="swiss" style:font-pitch="variable" fo:font-size="12pt" fo:font-style="normal" fo:font-weight="normal" style:font-size-asian="12pt" style:font-style-asian="normal" style:font-weight-asian="normal" style:font-size-complex="12pt" style:font-style-complex="normal" style:font-weight-complex="normal"/>
    </style:style>
    <style:style style:name="T30" style:family="text">
      <style:text-properties fo:color="#800000" fo:font-size="14pt" style:font-size-asian="14pt" style:font-size-complex="14pt"/>
    </style:style>
    <style:style style:name="T31" style:family="text">
      <style:text-properties fo:font-size="12pt" style:font-size-asian="12pt" style:font-size-complex="12pt"/>
    </style:style>
    <style:style style:name="T32" style:family="text">
      <style:text-properties fo:font-family="'Liberation Serif', 'Times New Roman'" style:font-family-generic="roman" style:font-pitch="variable" fo:font-size="12pt" fo:font-style="italic" style:font-size-asian="12pt" style:font-size-complex="12pt" style:font-style-complex="italic"/>
    </style:style>
    <style:style style:name="T33" style:family="text">
      <style:text-properties fo:color="#800000" fo:font-size="14pt" fo:font-weight="bold" style:font-size-asian="14pt" style:font-weight-asian="bold" style:font-size-complex="14pt" style:font-weight-complex="bold"/>
    </style:style>
    <style:style style:name="T34" style:family="text">
      <style:text-properties fo:font-family="'Liberation Sans'" style:font-family-generic="swiss" style:font-pitch="variable" fo:font-size="12pt" fo:language="en" fo:country="US" fo:font-weight="normal" style:font-size-asian="12pt" style:language-asian="en" style:country-asian="US" style:font-weight-asian="normal" style:font-size-complex="12pt" style:font-weight-complex="normal"/>
    </style:style>
    <style:style style:name="T35" style:family="text">
      <style:text-properties fo:font-family="'Liberation Sans'" style:font-family-generic="swiss" style:font-pitch="variable" fo:font-size="12pt" fo:language="en" fo:country="US" fo:font-style="italic" fo:font-weight="normal" style:font-size-asian="12pt" style:language-asian="en" style:country-asian="US" style:font-weight-asian="normal" style:font-size-complex="12pt" style:font-style-complex="italic" style:font-weight-complex="normal"/>
    </style:style>
    <style:style style:name="T36" style:family="text">
      <style:text-properties fo:font-family="'Liberation Sans'" style:font-family-generic="swiss" style:font-pitch="variable" fo:font-size="14pt" fo:language="en" fo:country="US" fo:font-weight="normal" style:font-size-asian="14pt" style:language-asian="en" style:country-asian="US" style:font-weight-asian="normal" style:font-size-complex="14pt" style:font-weight-complex="normal"/>
    </style:style>
    <style:style style:name="T37" style:family="text">
      <style:text-properties fo:font-family="'Liberation Serif'" style:font-family-generic="roman" style:font-pitch="variable" fo:font-size="12pt" style:font-size-asian="12pt" style:font-size-complex="12pt"/>
    </style:style>
    <style:style style:name="T38" style:family="text">
      <style:text-properties fo:font-family="'Liberation Serif'" style:font-family-generic="roman" style:font-pitch="variable" fo:font-size="12pt" fo:language="en" fo:country="US" style:font-size-asian="12pt" style:language-asian="en" style:country-asian="US" style:font-size-complex="12pt"/>
    </style:style>
    <style:style style:name="T39" style:family="text">
      <style:text-properties fo:font-family="'Liberation Sans'" style:font-family-generic="swiss" style:font-pitch="variable" fo:font-size="16pt" fo:language="en" fo:country="US" fo:font-weight="normal" style:font-size-asian="16pt" style:language-asian="en" style:country-asian="US" style:font-weight-asian="normal" style:font-size-complex="16pt" style:font-weight-complex="normal"/>
    </style:style>
    <style:style style:name="T40" style:family="text">
      <style:text-properties fo:font-family="'Liberation Sans'" style:font-family-generic="swiss" style:font-pitch="variable" fo:font-size="16pt" fo:language="en" fo:country="US" fo:font-style="italic" fo:font-weight="normal" style:font-size-asian="16pt" style:language-asian="en" style:country-asian="US" style:font-weight-asian="normal" style:font-size-complex="16pt" style:font-style-complex="italic" style:font-weight-complex="normal"/>
    </style:style>
    <style:style style:name="T41" style:family="text">
      <style:text-properties fo:font-family="'Liberation Sans'" style:font-family-generic="swiss" style:font-pitch="variable" fo:font-size="16pt" fo:language="en" fo:country="US" fo:font-style="normal" fo:font-weight="normal" style:font-size-asian="16pt" style:language-asian="en" style:country-asian="US" style:font-style-asian="normal" style:font-weight-asian="normal" style:font-size-complex="16pt" style:font-style-complex="normal" style:font-weight-complex="normal"/>
    </style:style>
    <style:style style:name="T42" style:family="text">
      <style:text-properties fo:font-family="'Liberation Serif'" style:font-family-generic="roman" style:font-pitch="variable" fo:font-size="11pt" fo:font-style="italic" style:font-size-asian="12pt" style:font-size-complex="6.30000019073486pt" style:font-style-complex="italic"/>
    </style:style>
    <style:style style:name="T43" style:family="text">
      <style:text-properties fo:font-family="'Liberation Serif'" style:font-family-generic="roman" style:font-pitch="variable" fo:font-size="12pt" fo:font-style="italic" style:font-size-asian="12pt" style:font-size-complex="12pt" style:font-style-complex="italic"/>
    </style:style>
    <style:style style:name="T44" style:family="text">
      <style:text-properties fo:font-family="'Liberation Serif'" style:font-family-generic="roman" style:font-pitch="variable" fo:font-size="12pt" fo:font-style="italic" style:font-size-asian="12pt" style:font-style-asian="italic" style:font-size-complex="12pt" style:font-style-complex="italic"/>
    </style:style>
    <style:style style:name="T45" style:family="text">
      <style:text-properties fo:font-family="'Liberation Sans'" style:font-family-generic="swiss" style:font-pitch="variable" fo:font-size="24pt"/>
    </style:style>
    <style:style style:name="T46" style:family="text">
      <style:text-properties fo:font-family="'Liberation Sans'" style:font-family-generic="swiss" style:font-pitch="variable" fo:font-size="16pt" style:font-size-asian="16pt" style:font-size-complex="16pt"/>
    </style:style>
    <style:style style:name="T47" style:family="text">
      <style:text-properties fo:font-family="'Liberation Sans'" style:font-family-generic="swiss" style:font-pitch="variable" fo:font-size="12pt" style:font-size-asian="12pt" style:font-size-complex="12pt"/>
    </style:style>
    <style:style style:name="T48" style:family="text">
      <style:text-properties fo:font-family="'Liberation Serif'" style:font-family-generic="roman" style:font-pitch="variable" fo:font-size="12pt" fo:font-weight="normal" style:font-size-asian="12pt" style:font-weight-asian="normal" style:font-size-complex="12pt" style:font-weight-complex="normal"/>
    </style:style>
    <style:style style:name="T49" style:family="text">
      <style:text-properties fo:font-family="'Liberation Sans'" style:font-family-generic="swiss" style:font-pitch="variable" fo:font-size="16pt" fo:language="en" fo:country="US" fo:font-style="italic" style:font-size-asian="16pt" style:language-asian="en" style:country-asian="US" style:font-size-complex="16pt" style:font-style-complex="italic"/>
    </style:style>
    <style:style style:name="T50" style:family="text">
      <style:text-properties fo:font-family="'Liberation Serif'" style:font-family-generic="roman" style:font-pitch="variable" fo:font-size="12pt" fo:language="en" fo:country="US" fo:font-style="italic" style:font-size-asian="12pt" style:language-asian="en" style:country-asian="US" style:font-size-complex="12pt" style:font-style-complex="italic"/>
    </style:style>
    <style:style style:name="T51" style:family="text">
      <style:text-properties fo:font-family="'Liberation Serif'" style:font-family-generic="roman" style:font-pitch="variable" fo:font-size="12pt" fo:language="en" fo:country="US" fo:font-style="italic" style:font-size-asian="12pt" style:language-asian="en" style:country-asian="US" style:font-style-asian="italic" style:font-size-complex="12pt" style:font-style-complex="italic"/>
    </style:style>
    <style:style style:name="T52" style:family="text">
      <style:text-properties fo:font-family="'Liberation Serif', 'Times New Roman'" style:font-family-generic="roman" style:font-pitch="variable" fo:font-size="16pt" fo:language="en" fo:country="US" fo:font-style="italic" style:font-size-asian="16pt" style:language-asian="en" style:country-asian="US" style:font-size-complex="16pt" style:font-style-complex="italic"/>
    </style:style>
    <style:style style:name="T53" style:family="text">
      <style:text-properties fo:font-family="'Liberation Serif', 'Times New Roman'" style:font-family-generic="roman" style:font-pitch="variable" fo:font-size="16pt" fo:language="en" fo:country="US" fo:font-style="normal" style:font-size-asian="16pt" style:language-asian="en" style:country-asian="US" style:font-style-asian="normal" style:font-size-complex="16pt" style:font-style-complex="normal"/>
    </style:style>
    <style:style style:name="T54" style:family="text">
      <style:text-properties fo:font-family="'Liberation Sans'" style:font-pitch="variable" fo:font-size="16pt" fo:language="en" fo:country="US" style:font-size-asian="16pt" style:language-asian="en" style:country-asian="US" style:font-size-complex="16pt"/>
    </style:style>
    <style:style style:name="T55" style:family="text">
      <style:text-properties fo:font-family="'Liberation Sans'" style:font-family-generic="swiss" style:font-pitch="variable" fo:font-size="14pt" fo:language="en" fo:country="US" fo:font-style="italic" fo:font-weight="normal" style:font-size-asian="14pt" style:language-asian="en" style:country-asian="US" style:font-weight-asian="normal" style:font-size-complex="14pt" style:font-style-complex="italic" style:font-weight-complex="normal"/>
    </style:style>
    <style:style style:name="T56" style:family="text">
      <style:text-properties fo:font-family="'Liberation Serif', 'Times New Roman'" style:font-family-generic="roman" style:font-pitch="variable" fo:font-size="11pt" style:font-size-complex="6.30000019073486pt"/>
    </style:style>
    <style:style style:name="T57" style:family="text">
      <style:text-properties fo:font-family="'Liberation Serif', 'Times New Roman'" style:font-family-generic="roman" style:font-pitch="variable" fo:font-size="11pt"/>
    </style:style>
    <style:style style:name="T58" style:family="text">
      <style:text-properties fo:font-family="'Liberation Serif', 'Times New Roman'" style:font-family-generic="roman" style:font-pitch="variable" fo:font-size="11pt" fo:font-style="italic" style:font-size-complex="6.30000019073486pt" style:font-style-complex="italic"/>
    </style:style>
    <style:style style:name="T59" style:family="text">
      <style:text-properties fo:font-family="'Liberation Serif', 'Times New Roman'" style:font-family-generic="roman" style:font-pitch="variable" fo:font-size="14pt" fo:language="en" fo:country="US" fo:font-style="italic" fo:font-weight="normal" style:font-size-asian="14pt" style:language-asian="en" style:country-asian="US" style:font-weight-asian="normal" style:font-size-complex="14pt" style:font-style-complex="italic" style:font-weight-complex="normal"/>
    </style:style>
    <style:style style:name="T60" style:family="text">
      <style:text-properties fo:font-size="24pt"/>
    </style:style>
    <style:style style:name="T61" style:family="text">
      <style:text-properties fo:font-size="36pt" style:font-size-asian="36pt" style:font-size-complex="36pt"/>
    </style:style>
    <style:style style:name="T62" style:family="text">
      <style:text-properties fo:font-family="'Liberation Sans'" style:font-family-generic="swiss" style:font-pitch="variable" fo:font-size="14pt" fo:font-weight="normal" style:font-size-asian="14pt" style:font-weight-asian="normal" style:font-size-complex="14pt" style:font-weight-complex="normal"/>
    </style:style>
    <style:style style:name="T63" style:family="text">
      <style:text-properties fo:font-size="18pt" fo:font-weight="bold" style:font-size-asian="18pt" style:font-weight-asian="bold" style:font-size-complex="18pt" style:font-weight-complex="bold"/>
    </style:style>
    <style:style style:name="T64" style:family="text">
      <style:text-properties fo:font-size="14pt" style:font-size-asian="14pt" style:font-size-complex="14pt"/>
    </style:style>
    <style:style style:name="T65" style:family="text">
      <style:text-properties fo:font-size="10pt" style:font-size-asian="10pt" style:font-size-complex="10pt"/>
    </style:style>
    <style:style style:name="T66" style:family="text">
      <style:text-properties fo:font-size="24pt" fo:font-weight="bold" style:font-size-asian="24pt" style:font-weight-asian="bold" style:font-size-complex="24pt" style:font-weight-complex="bold"/>
    </style:style>
    <style:style style:name="T67" style:family="text">
      <style:text-properties fo:font-size="32pt" style:font-size-asian="32pt" style:font-size-complex="32pt"/>
    </style:style>
    <style:style style:name="T68" style:family="text">
      <style:text-properties fo:font-size="14pt" fo:font-weight="normal" style:font-size-asian="14pt" style:font-weight-asian="normal" style:font-size-complex="14pt" style:font-weight-complex="normal"/>
    </style:style>
    <style:style style:name="T69" style:family="text">
      <style:text-properties fo:font-size="6pt" style:font-size-asian="6pt" style:font-size-complex="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custom-shape draw:style-name="gr1" draw:text-style-name="P1" draw:layer="layout" svg:width="1.27cm" svg:height="1.347cm" svg:x="62.595cm" svg:y="54.08cm">
            <text:p/>
            <draw:enhanced-geometry svg:viewBox="0 0 21600 21600" draw:text-areas="?f0 0 ?f2 ?f5" draw:type="down-arrow" draw:modifiers="15162.7530364372 5737.8984651711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2" draw:text-style-name="P2" draw:layer="layout" svg:width="0.635cm" svg:height="1.521cm" svg:x="62.912cm" svg:y="53.522cm">
            <text:p/>
          </draw:rect>
        </draw:g>
        <draw:line draw:style-name="gr3" draw:text-style-name="P2" draw:layer="layout" svg:x1="1cm" svg:y1="71.802cm" svg:x2="83.099cm" svg:y2="71.802cm">
          <text:p/>
        </draw:line>
        <draw:rect draw:style-name="gr4" draw:text-style-name="P2" draw:layer="layout" svg:width="0.635cm" svg:height="4.445cm" svg:x="21.955cm" svg:y="92.122cm">
          <text:p/>
        </draw:rect>
        <draw:rect draw:style-name="gr5" draw:text-style-name="P2" draw:layer="layout" svg:width="4.445cm" svg:height="0.635cm" svg:x="36.56cm" svg:y="101.965cm">
          <text:p/>
        </draw:rect>
        <draw:rect draw:style-name="gr5" draw:text-style-name="P2" draw:layer="layout" svg:width="0.635cm" svg:height="5.397cm" svg:x="66.787cm" svg:y="108.95cm">
          <text:p/>
        </draw:rect>
        <draw:rect draw:style-name="gr6" draw:text-style-name="P2" draw:layer="measurelines" svg:width="0.635cm" svg:height="111.125cm" svg:x="42.275cm" svg:y="2.27cm">
          <text:p/>
        </draw:rect>
        <draw:rect draw:style-name="gr5" draw:text-style-name="P2" draw:layer="layout" svg:width="4.128cm" svg:height="0.717cm" svg:x="39.734cm" svg:y="52.988cm">
          <text:p/>
        </draw:rect>
        <draw:rect draw:style-name="gr6" draw:text-style-name="P2" draw:layer="layout" svg:width="3.175cm" svg:height="0.717cm" svg:x="40.687cm" svg:y="13.382cm">
          <text:p/>
        </draw:rect>
        <draw:rect draw:style-name="gr6" draw:text-style-name="P2" draw:layer="layout" svg:width="3.81cm" svg:height="0.717cm" svg:x="39.1cm" svg:y="1.635cm">
          <text:p/>
        </draw:rect>
        <draw:rect draw:style-name="gr6" draw:text-style-name="P2" draw:layer="layout" svg:width="4.763cm" svg:height="0.717cm" svg:x="38.147cm" svg:y="59.42cm">
          <text:p/>
        </draw:rect>
        <draw:rect draw:style-name="gr6" draw:text-style-name="P3" draw:layer="measurelines" svg:width="6.35cm" svg:height="0.717cm" svg:x="36.242cm" svg:y="98.39cm">
          <text:p/>
        </draw:rect>
        <draw:rect draw:style-name="gr6" draw:text-style-name="P3" draw:layer="layout" svg:width="6.033cm" svg:height="0.717cm" svg:x="36.877cm" svg:y="105.14cm">
          <text:p/>
        </draw:rect>
        <draw:rect draw:style-name="gr5" draw:text-style-name="P2" draw:layer="layout" svg:width="30.797cm" svg:height="0.717cm" svg:x="36.56cm" svg:y="108.868cm">
          <text:p/>
        </draw:rect>
        <draw:custom-shape draw:style-name="gr7" draw:text-style-name="P1" draw:layer="layout" svg:width="1.27cm" svg:height="2.858cm" svg:x="62.277cm" svg:y="92.457cm">
          <text:p/>
          <draw:enhanced-geometry svg:viewBox="0 0 21600 21600" draw:mirror-vertical="true" draw:mirror-horizontal="tru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8" draw:text-style-name="P2" draw:layer="layout" svg:width="9.525cm" svg:height="0.718cm" svg:x="10.842cm" svg:y="55.886cm">
          <text:p/>
        </draw:rect>
        <draw:rect draw:style-name="gr5" draw:text-style-name="P2" draw:layer="measurelines" svg:width="0.635cm" svg:height="101.283cm" svg:x="41.005cm" svg:y="8.302cm">
          <text:p/>
        </draw:rect>
        <draw:rect draw:style-name="gr9" draw:text-style-name="P2" draw:layer="layout" svg:width="0.635cm" svg:height="22.86cm" svg:x="73.707cm" svg:y="91.487cm">
          <text:p/>
        </draw:rect>
        <draw:rect draw:style-name="gr10" draw:text-style-name="P2" draw:layer="layout" svg:width="0.635cm" svg:height="21.273cm" svg:x="49.26cm" svg:y="92.44cm">
          <text:p/>
        </draw:rect>
        <draw:custom-shape draw:style-name="gr7" draw:text-style-name="P1" draw:layer="layout" svg:width="1.27cm" svg:height="2.858cm" svg:x="33.702cm" svg:y="94.95cm">
          <text:p/>
          <draw:enhanced-geometry svg:viewBox="0 0 21600 21600" draw:mirror-vertical="false" draw:mirror-horizontal="tru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5" draw:text-style-name="P2" draw:layer="measurelines" svg:width="8.255cm" svg:height="0.717cm" svg:x="33.385cm" svg:y="8.22cm">
          <text:p/>
        </draw:rect>
        <draw:rect draw:style-name="gr4" draw:text-style-name="P2" draw:layer="layout" svg:width="7.937cm" svg:height="0.718cm" svg:x="39.1cm" svg:y="90.011cm">
          <text:p/>
        </draw:rect>
        <draw:rect draw:style-name="gr11" draw:text-style-name="P2" draw:layer="measurelines" svg:width="8.254cm" svg:height="0.718cm" svg:x="40.053cm" svg:y="77.476cm">
          <text:p/>
        </draw:rect>
        <draw:rect draw:style-name="gr6" draw:text-style-name="P2" draw:layer="layout" svg:width="3.81cm" svg:height="0.717cm" svg:x="39.1cm" svg:y="73.625cm">
          <text:p/>
        </draw:rect>
        <draw:rect draw:style-name="gr5" draw:text-style-name="P2" draw:layer="layout" svg:width="2.858cm" svg:height="0.717cm" svg:x="38.465cm" svg:y="91.17cm">
          <text:p/>
        </draw:rect>
        <draw:rect draw:style-name="gr5" draw:text-style-name="P2" draw:layer="layout" svg:width="4.745cm" svg:height="0.717cm" svg:x="36.895cm" svg:y="68.31cm">
          <text:p/>
        </draw:rect>
        <draw:rect draw:style-name="gr12" draw:text-style-name="P4" draw:layer="measurelines" svg:width="38.27cm" svg:height="41.592cm" svg:x="43.227cm" svg:y="12.43cm">
          <text:p text:style-name="P2"><text:span text:style-name="T1">Close Sample</text:span></text:p>
        </draw:rect>
        <draw:rect draw:style-name="gr13" draw:text-style-name="P4" draw:layer="measurelines" svg:width="33.338cm" svg:height="11.293cm" svg:x="5.361cm" svg:y="58.467cm">
          <text:p text:style-name="P2"><text:span text:style-name="T1">Assembly</text:span></text:p>
        </draw:rect>
        <draw:rect draw:style-name="gr12" draw:text-style-name="P4" draw:layer="measurelines" svg:width="33.35cm" svg:height="8.572cm" svg:x="5.351cm" svg:y="1cm">
          <text:p text:style-name="P2"><text:span text:style-name="T1">Received Sample</text:span></text:p>
        </draw:rect>
        <draw:custom-shape draw:style-name="gr14" draw:text-style-name="P2" draw:id="id10" draw:layer="measurelines" svg:width="8.89cm" svg:height="2.222cm" svg:x="7.966cm" svg:y="61.609cm">
          <text:p text:style-name="P2"><text:span text:style-name="T2">Sanger Assembly</text:span></text:p>
          <text:p text:style-name="P2"><text:span text:style-name="T3">VAPOR </text:span><text:span text:style-name="T4">assembles the contigs from the </text:span><text:span text:style-name="T3">Project DB,</text:span><text:span text:style-name="T4"> </text:span></text:p>
          <text:p text:style-name="P2"><text:span text:style-name="T4">triggered by a set number of sequences uploaded.</text:span></text:p>
          <text:p text:style-name="P2"><text:span text:style-name="T4">The contig and associated info are stored in</text:span></text:p>
          <text:p text:style-name="P2"><text:span text:style-name="T3">GLK</text:span><text:span text:style-name="T4"> in the </text:span><text:span text:style-name="T3">Project DB</text:span><text:span text:style-name="T4">.</text:span></text:p>
          <text:p text:style-name="P2"><text:span text:style-name="T4"/></text:p>
          <draw:enhanced-geometry svg:viewBox="0 0 21600 21600" draw:mirror-horizontal="false" draw:mirror-vertical="false" draw:text-areas="2540 0 19060 21600" draw:type="flowchart-predefined-process" draw:enhanced-path="M 0 0 L 21600 0 21600 21600 0 21600 Z N M 2540 0 L 2540 21600 N M 19060 0 L 19060 21600 N"/>
        </draw:custom-shape>
        <draw:rect draw:style-name="gr12" draw:text-style-name="P4" draw:layer="measurelines" svg:width="33.35cm" svg:height="19.634cm" svg:x="48.33cm" svg:y="72.872cm">
          <text:p text:style-name="P2"><text:span text:style-name="T1">Collaborator Review</text:span></text:p>
        </draw:rect>
        <draw:rect draw:style-name="gr15" draw:text-style-name="P2" draw:layer="measurelines" svg:width="0.635cm" svg:height="5.397cm" svg:x="30.528cm" svg:y="93.81cm">
          <text:p/>
        </draw:rect>
        <draw:rect draw:style-name="gr12" draw:text-style-name="P4" draw:layer="measurelines" svg:width="28.575cm" svg:height="5.129cm" svg:x="8.302cm" svg:y="97.837cm">
          <text:p text:style-name="P2"><text:span text:style-name="T1">Validation</text:span></text:p>
        </draw:rect>
        <draw:rect draw:style-name="gr12" draw:text-style-name="P4" draw:layer="measurelines" svg:width="28.575cm" svg:height="5.129cm" svg:x="8.302cm" svg:y="104.749cm">
          <text:p text:style-name="P2"><text:span text:style-name="T1">Deliver Data</text:span></text:p>
        </draw:rect>
        <draw:rect draw:style-name="gr16" draw:text-style-name="P4" draw:layer="measurelines" svg:width="18.415cm" svg:height="5.08cm" svg:x="13.37cm" svg:y="112.76cm">
          <text:p text:style-name="P2"><text:span text:style-name="T1">Sample Published</text:span></text:p>
        </draw:rect>
        <draw:custom-shape draw:style-name="gr14" draw:text-style-name="P2" draw:id="id4" draw:layer="measurelines" svg:width="8.89cm" svg:height="2.222cm" svg:x="12.829cm" svg:y="64.649cm">
          <text:p text:style-name="P2"><text:span text:style-name="T2">Sanger Only Re-assembly</text:span></text:p>
          <text:p text:style-name="P2"><text:span text:style-name="T3">VAPOR </text:span><text:span text:style-name="T4">is used to call the assembler.</text:span></text:p>
          <text:p text:style-name="P2"><text:span text:style-name="T4"/></text:p>
          <draw:enhanced-geometry svg:viewBox="0 0 21600 21600" draw:text-areas="2540 0 19060 21600" draw:type="flowchart-predefined-process" draw:enhanced-path="M 0 0 L 21600 0 21600 21600 0 21600 Z N M 2540 0 L 2540 21600 N M 19060 0 L 19060 21600 N"/>
        </draw:custom-shape>
        <draw:custom-shape draw:style-name="gr17" draw:text-style-name="P2" draw:id="id2" draw:layer="measurelines" svg:width="8.89cm" svg:height="2.222cm" svg:x="17.585cm" svg:y="61.609cm">
          <text:p text:style-name="P2"><text:span text:style-name="T5">Sanger and NG Assembly</text:span></text:p>
          <text:p text:style-name="P5"><text:span text:style-name="T6">Tim and Danny do most of the work</text:span></text:p>
          <text:p text:style-name="P5"><text:span text:style-name="T6">Reassembly involves using files from the NG </text:span></text:p>
          <text:p text:style-name="P5"><text:span text:style-name="T6">sequencing and the project DB for the closure </text:span></text:p>
          <text:p text:style-name="P5"><text:span text:style-name="T6">sequences.</text:span></text:p>
          <text:p text:style-name="P2"><text:span text:style-name="T3"/></text:p>
          <draw:enhanced-geometry svg:viewBox="0 0 21600 21600" draw:text-areas="2540 0 19060 21600" draw:type="flowchart-predefined-process" draw:enhanced-path="M 0 0 L 21600 0 21600 21600 0 21600 Z N M 2540 0 L 2540 21600 N M 19060 0 L 19060 21600 N"/>
        </draw:custom-shape>
        <draw:rect draw:style-name="gr18" draw:text-style-name="P2" draw:layer="measurelines" svg:width="33.376cm" svg:height="19.634cm" svg:x="5.851cm" svg:y="72.882cm">
          <text:p text:style-name="P2">Review Assembly</text:p>
        </draw:rect>
        <draw:custom-shape draw:style-name="gr19" draw:text-style-name="P2" draw:layer="measurelines" svg:width="1.905cm" svg:height="1.905cm" svg:x="48.666cm" svg:y="15.92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2" draw:id="id1" draw:layer="measurelines" svg:width="1.905cm" svg:height="1.905cm" svg:x="21.108cm" svg:y="59.10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 draw:text-style-name="P2" draw:id="id3" draw:layer="measurelines" svg:width="8.907cm" svg:height="2.222cm" svg:x="27.099cm" svg:y="61.609cm">
          <text:p text:style-name="P2"><text:span text:style-name="T5">NG Only Assembly</text:span></text:p>
          <text:p text:style-name="P5"><text:span text:style-name="T6">Tim and Danny do most of the work.</text:span></text:p>
          <text:p text:style-name="P5"><text:span text:style-name="T3">Cas2consed </text:span><text:span text:style-name="T4">builds</text:span><text:span text:style-name="T3"> Consed </text:span><text:span text:style-name="T4">files, ace.1,</text:span></text:p>
          <text:p text:style-name="P5"><text:span text:style-name="T4"><text:s/></text:span><text:span text:style-name="T4">and directory structure.</text:span></text:p>
          <text:p text:style-name="P5"><text:span text:style-name="T4">The result is then trimmed forming ace.2.</text:span></text:p>
          <text:p text:style-name="P2"><text:span text:style-name="T3"/></text:p>
          <draw:enhanced-geometry svg:viewBox="0 0 21600 21600" draw:text-areas="2540 0 19060 21600" draw:type="flowchart-predefined-process" draw:enhanced-path="M 0 0 L 21600 0 21600 21600 0 21600 Z N M 2540 0 L 2540 21600 N M 19060 0 L 19060 21600 N"/>
        </draw:custom-shape>
        <draw:connector draw:style-name="gr21" draw:text-style-name="P2" draw:layer="measurelines" svg:x1="22.06cm" svg:y1="61.007cm" svg:x2="22.03cm" svg:y2="61.609cm" draw:start-shape="id1" draw:start-glue-point="6" draw:end-shape="id2" draw:end-glue-point="0" svg:d="m22060 61007v301h-30v301">
          <text:p/>
        </draw:connector>
        <draw:connector draw:style-name="gr21" draw:text-style-name="P2" draw:layer="measurelines" draw:line-skew="-5.11cm 30.067cm" svg:x1="23.013cm" svg:y1="60.054cm" svg:x2="31.552cm" svg:y2="61.609cm" draw:start-shape="id1" draw:start-glue-point="7" draw:end-shape="id3" draw:end-glue-point="0" svg:d="m23013 60054h8384v1h155v1554">
          <text:p/>
        </draw:connector>
        <draw:custom-shape draw:style-name="gr17" draw:text-style-name="P2" draw:id="id5" draw:layer="measurelines" svg:width="8.89cm" svg:height="2.222cm" svg:x="22.354cm" svg:y="64.649cm">
          <text:p text:style-name="P2"><text:span text:style-name="T5">NG Re-assembly</text:span></text:p>
          <text:p text:style-name="P5"><text:span text:style-name="T6">Tim and Danny do most of the work</text:span></text:p>
          <text:p text:style-name="P5"><text:span text:style-name="T6">Reassembly involves using files from the NG </text:span></text:p>
          <text:p text:style-name="P5"><text:span text:style-name="T6">sequencing and the project DB for the closure </text:span></text:p>
          <text:p text:style-name="P5"><text:span text:style-name="T6">sequences.</text:span></text:p>
          <text:p text:style-name="P2"><text:span text:style-name="T3"/></text:p>
          <draw:enhanced-geometry svg:viewBox="0 0 21600 21600" draw:text-areas="2540 0 19060 21600" draw:type="flowchart-predefined-process" draw:enhanced-path="M 0 0 L 21600 0 21600 21600 0 21600 Z N M 2540 0 L 2540 21600 N M 19060 0 L 19060 21600 N"/>
        </draw:custom-shape>
        <draw:connector draw:style-name="gr21" draw:text-style-name="P2" draw:layer="measurelines" svg:x1="21.108cm" svg:y1="60.054cm" svg:x2="17.274cm" svg:y2="64.649cm" draw:start-shape="id1" draw:start-glue-point="5" draw:end-shape="id4" draw:end-glue-point="0" svg:d="m21108 60054h-3834v4595">
          <text:p/>
        </draw:connector>
        <draw:connector draw:style-name="gr21" draw:text-style-name="P2" draw:layer="measurelines" svg:x1="23.013cm" svg:y1="60.054cm" svg:x2="26.799cm" svg:y2="64.649cm" draw:start-shape="id1" draw:start-glue-point="7" draw:end-shape="id5" draw:end-glue-point="0" svg:d="m23013 60054h3786v4595">
          <text:p/>
        </draw:connector>
        <draw:polygon draw:style-name="gr22" draw:text-style-name="P2" draw:layer="measurelines" svg:width="17.51cm" svg:height="17.511cm" draw:transform="skewX (9.71859337822047E-017) rotate (-0.785398163398486) translate (22.0299999992907cm 55.124cm)" svg:viewBox="0 0 17511 17512" draw:points="0,64313 2245,64314 17511,49047 17511,46802 15940,48373 15940,49271 15042,49271 12572,51741 12572,52639 11674,52639 9204,55109 9204,56007 8306,56007 5837,58476 5837,59374 4939,59374 2386,61927 2469,62742 1488,62825">
          <text:p/>
        </draw:polygon>
        <draw:rect draw:style-name="gr23" draw:text-style-name="P2" draw:id="id7" draw:layer="measurelines" svg:width="0.635cm" svg:height="0.635cm" svg:x="21.743cm" svg:y="67.506cm" draw:corner-radius="0.3cm">
          <text:p/>
        </draw:rect>
        <draw:rect draw:style-name="gr23" draw:text-style-name="P2" draw:id="id6" draw:layer="measurelines" svg:width="0.635cm" svg:height="0.635cm" svg:x="16.956cm" svg:y="67.506cm" draw:corner-radius="0.3cm">
          <text:p/>
        </draw:rect>
        <draw:rect draw:style-name="gr23" draw:text-style-name="P2" draw:id="id9" draw:layer="measurelines" svg:width="0.635cm" svg:height="0.635cm" svg:x="26.481cm" svg:y="67.506cm" draw:corner-radius="0.317cm">
          <text:p/>
        </draw:rect>
        <draw:connector draw:style-name="gr21" draw:text-style-name="P2" draw:layer="measurelines" svg:x1="17.274cm" svg:y1="66.871cm" svg:x2="17.273cm" svg:y2="67.506cm" draw:start-shape="id4" draw:start-glue-point="2" draw:end-shape="id6" draw:end-glue-point="0" svg:d="m17274 66871v318h-1v317">
          <text:p/>
        </draw:connector>
        <draw:connector draw:style-name="gr21" draw:text-style-name="P2" draw:layer="measurelines" svg:x1="22.03cm" svg:y1="63.831cm" svg:x2="22.06cm" svg:y2="67.506cm" draw:start-shape="id2" draw:start-glue-point="2" draw:end-shape="id7" draw:end-glue-point="0" svg:d="m22030 63831v1838h30v1837">
          <text:p/>
        </draw:connector>
        <draw:connector draw:style-name="gr21" draw:text-style-name="P2" draw:layer="measurelines" svg:x1="31.552cm" svg:y1="63.831cm" svg:x2="31.552cm" svg:y2="67.506cm" draw:start-shape="id3" draw:end-shape="id8" draw:end-glue-point="0" svg:d="m31552 63831v3675">
          <text:p/>
        </draw:connector>
        <draw:connector draw:style-name="gr21" draw:text-style-name="P2" draw:layer="measurelines" svg:x1="26.799cm" svg:y1="66.871cm" svg:x2="26.798cm" svg:y2="67.506cm" draw:start-shape="id5" draw:start-glue-point="2" draw:end-shape="id9" draw:end-glue-point="0" svg:d="m26799 66871v318h-1v317">
          <text:p/>
        </draw:connector>
        <draw:custom-shape draw:style-name="gr24" draw:text-style-name="P2" draw:layer="measurelines" svg:width="11.43cm" svg:height="3.978cm" svg:x="16.405cm" svg:y="73.222cm">
          <text:p text:style-name="P2"><text:span text:style-name="T5">AutoTasker 2</text:span></text:p>
          <text:p text:style-name="P5"><text:span text:style-name="T6">Checks for:</text:span></text:p>
          <text:p text:style-name="P5"><text:span text:style-name="T6"><text:tab/></text:span><text:span text:style-name="T6">low coverage regions</text:span></text:p>
          <text:p text:style-name="P5"><text:span text:style-name="T6"><text:tab/></text:span><text:span text:style-name="T6">ambiguous reads</text:span></text:p>
          <text:p text:style-name="P5"><text:span text:style-name="T6"><text:tab/></text:span><text:span text:style-name="T6">quality</text:span></text:p>
          <text:p text:style-name="P5"><text:span text:style-name="T6"><text:tab/></text:span><text:span text:style-name="T6">missing codons (via flu validator)</text:span></text:p>
          <text:p text:style-name="P5"><text:span text:style-name="T6"><text:tab/></text:span><text:span text:style-name="T6">frame shifts (via flu validator)</text:span></text:p>
          <text:p text:style-name="P5"><text:span text:style-name="T6">Produces a report including:</text:span></text:p>
          <text:p text:style-name="P5"><text:span text:style-name="T6"><text:tab/></text:span><text:span text:style-name="T6">The number of tasks required (closure reactions and edits)</text:span></text:p>
          <text:p text:style-name="P5"><text:span text:style-name="T6"><text:tab/></text:span><text:span text:style-name="T6">The location of the sections that need work</text:span></text:p>
          <text:p text:style-name="P2"><text:span text:style-name="T3"/></text:p>
          <draw:enhanced-geometry svg:viewBox="0 0 21600 21600" draw:mirror-horizontal="false" draw:mirror-vertical="false" draw:text-areas="2540 0 19060 21600" draw:type="flowchart-predefined-process" draw:enhanced-path="M 0 0 L 21600 0 21600 21600 0 21600 Z N M 2540 0 L 2540 21600 N M 19060 0 L 19060 21600 N"/>
        </draw:custom-shape>
        <draw:custom-shape draw:style-name="gr25" draw:text-style-name="P2" draw:layer="measurelines" svg:width="11.43cm" svg:height="2.857cm" svg:x="16.405cm" svg:y="78.207cm">
          <text:p text:style-name="P2"><text:span text:style-name="T2">Task Update</text:span></text:p>
          <text:p text:style-name="P5"><text:span text:style-name="T6">The output of AutoTasker2 will be used to update the </text:span></text:p>
          <text:p text:style-name="P5"><text:span text:style-name="T6">following fields on the Jira Task:</text:span></text:p>
          <text:p text:style-name="P5"><text:span text:style-name="T6"><text:tab/></text:span><text:span text:style-name="T6">Number of tasks (required to close the sample)</text:span></text:p>
          <text:p text:style-name="P5"><text:span text:style-name="T6"><text:tab/></text:span><text:span text:style-name="T6">Number of rounds of closure (already done)</text:span></text:p>
          <text:p text:style-name="P5"><text:span text:style-name="T6"><text:tab/></text:span><text:span text:style-name="T6">The closure state (too many regions, complete...)</text:span></text:p>
          <text:p text:style-name="P5"><text:span text:style-name="T6"><text:tab/></text:span><text:span text:style-name="T6">?Draft (if segments are missing)</text:span></text:p>
          <draw:enhanced-geometry svg:viewBox="0 0 21600 21600" draw:mirror-horizontal="false" draw:mirror-vertical="false" draw:text-areas="2540 0 19060 21600" draw:type="flowchart-predefined-process" draw:enhanced-path="M 0 0 L 21600 0 21600 21600 0 21600 Z N M 2540 0 L 2540 21600 N M 19060 0 L 19060 21600 N"/>
        </draw:custom-shape>
        <draw:custom-shape draw:style-name="gr25" draw:text-style-name="P2" draw:layer="measurelines" svg:width="11.43cm" svg:height="2.857cm" svg:x="22.507cm" svg:y="82.033cm">
          <text:p text:style-name="P2"><text:span text:style-name="T5">Task Assignment</text:span></text:p>
          <text:p text:style-name="P5"><text:span text:style-name="T6">The results of AutoTasker <text:s/>are used to select the next state for the JIRA task</text:span></text:p>
          <draw:enhanced-geometry svg:viewBox="0 0 21600 21600" draw:mirror-horizontal="false" draw:mirror-vertical="false" draw:text-areas="2540 0 19060 21600" draw:type="flowchart-predefined-process" draw:enhanced-path="M 0 0 L 21600 0 21600 21600 0 21600 Z N M 2540 0 L 2540 21600 N M 19060 0 L 19060 21600 N"/>
        </draw:custom-shape>
        <draw:g>
          <draw:custom-shape draw:style-name="gr26" draw:text-style-name="P2" draw:layer="measurelines" svg:width="11.43cm" svg:height="2.857cm" svg:x="10.537cm" svg:y="82.033cm">
            <text:p text:style-name="P2"><text:span text:style-name="T5">Task Assignment</text:span></text:p>
            <text:p text:style-name="P5"><text:span text:style-name="T6">The output from AutoTasker2 is used to assign the <text:s/>sample to </text:span></text:p>
            <text:p text:style-name="P5"><text:span text:style-name="T6">a queue in CTM.</text:span></text:p>
            <draw:enhanced-geometry svg:viewBox="0 0 21600 21600" draw:mirror-horizontal="false" draw:mirror-vertical="false" draw:text-areas="2540 0 19060 21600" draw:type="flowchart-predefined-process" draw:enhanced-path="M 0 0 L 21600 0 21600 21600 0 21600 Z N M 2540 0 L 2540 21600 N M 19060 0 L 19060 21600 N"/>
          </draw:custom-shape>
          <draw:line draw:style-name="gr27" draw:text-style-name="P2" draw:layer="measurelines" svg:x1="10.537cm" svg:y1="84.889cm" svg:x2="21.967cm" svg:y2="82.033cm">
            <text:p/>
          </draw:line>
          <draw:line draw:style-name="gr27" draw:text-style-name="P2" draw:layer="measurelines" svg:x1="10.537cm" svg:y1="82.033cm" svg:x2="21.967cm" svg:y2="84.889cm">
            <text:p/>
          </draw:line>
        </draw:g>
        <draw:rect draw:style-name="gr2" draw:text-style-name="P2" draw:layer="measurelines" svg:width="39.688cm" svg:height="0.718cm" svg:x="23.86cm" svg:y="55.888cm">
          <text:p/>
        </draw:rect>
        <draw:rect draw:style-name="gr28" draw:text-style-name="P2" draw:layer="measurelines" svg:width="0.317cm" svg:height="0.318cm" svg:x="34.214cm" svg:y="53.841cm">
          <text:p/>
        </draw:rect>
        <draw:rect draw:style-name="gr28" draw:text-style-name="P2" draw:layer="measurelines" svg:width="0.317cm" svg:height="0.317cm" svg:x="37.801cm" svg:y="53.494cm">
          <text:p/>
        </draw:rect>
        <draw:rect draw:style-name="gr28" draw:text-style-name="P2" draw:layer="measurelines" svg:width="0.317cm" svg:height="0.317cm" svg:x="37.801cm" svg:y="53.494cm">
          <text:p/>
        </draw:rect>
        <draw:rect draw:style-name="gr28" draw:text-style-name="P2" draw:layer="measurelines" svg:width="0.635cm" svg:height="0.635cm" svg:x="37.642cm" svg:y="53.176cm">
          <text:p/>
        </draw:rect>
        <draw:rect draw:style-name="gr28" draw:text-style-name="P2" draw:layer="measurelines" svg:width="0.318cm" svg:height="0.173cm" svg:x="36.862cm" svg:y="53.904cm">
          <text:p/>
        </draw:rect>
        <draw:rect draw:style-name="gr28" draw:text-style-name="P2" draw:layer="measurelines" svg:width="0.318cm" svg:height="0.173cm" svg:x="69.569cm" svg:y="25.631cm">
          <text:p/>
        </draw:rect>
        <draw:rect draw:style-name="gr29" draw:text-style-name="P2" draw:layer="measurelines" svg:width="7.62cm" svg:height="1.589cm" svg:x="69.749cm" svg:y="28.575cm">
          <text:p text:style-name="P2">Complete</text:p>
        </draw:rect>
        <draw:custom-shape draw:style-name="gr30" draw:text-style-name="P2" draw:layer="measurelines" svg:width="0.635cm" svg:height="0.953cm" svg:x="49.301cm" svg:y="18.314cm">
          <text:p/>
          <draw:enhanced-geometry svg:viewBox="0 0 21600 21600" draw:text-areas="?f0 0 ?f2 ?f5" draw:type="down-arrow" draw:modifiers="9735.84905660377 4720.7547169811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 draw:layer="measurelines" svg:width="0.635cm" svg:height="0.953cm" svg:x="62.001cm" svg:y="18.314cm">
          <text:p/>
          <draw:enhanced-geometry svg:viewBox="0 0 21600 21600" draw:text-areas="?f0 0 ?f2 ?f5" draw:type="down-arrow" draw:modifiers="9735.84905660377 4720.7547169811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 draw:text-style-name="P2" draw:layer="measurelines" svg:width="1.905cm" svg:height="1.905cm" svg:x="73.977cm" svg:y="42.492cm">
          <text:p/>
          <draw:enhanced-geometry svg:viewBox="0 0 21600 21600" draw:glue-points="10800 0 0 10800 10800 21600 21600 10800" draw:text-areas="5400 5400 16200 16200" draw:type="diamond" draw:enhanced-path="M 10800 0 L 21600 10800 10800 21600 0 10800 10800 0 Z N"/>
        </draw:custom-shape>
        <draw:rect draw:style-name="gr32" draw:text-style-name="P2" draw:layer="measurelines" svg:width="18.733cm" svg:height="0.318cm" draw:transform="rotate (1.5707963267946) translate (74.829cm 53.705cm)">
          <text:p/>
        </draw:rect>
        <draw:rect draw:style-name="gr32" draw:text-style-name="P2" draw:layer="measurelines" svg:width="8.238cm" svg:height="0.318cm" draw:transform="rotate (1.5707963267946) translate (64.469cm 51.465cm)">
          <text:p/>
        </draw:rect>
        <draw:custom-shape draw:style-name="gr30" draw:text-style-name="P2" draw:layer="measurelines" svg:width="0.635cm" svg:height="0.953cm" svg:x="70.384cm" svg:y="25.425cm">
          <text:p/>
          <draw:enhanced-geometry svg:viewBox="0 0 21600 21600" draw:text-areas="?f0 0 ?f2 ?f5" draw:type="down-arrow" draw:modifiers="9735.84905660377 4720.7547169811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3" draw:text-style-name="P2" draw:layer="measurelines" svg:width="9.821cm" svg:height="0.318cm" draw:transform="rotate (1.5707963267946) translate (70.542cm 25.426cm)">
          <text:p/>
        </draw:rect>
        <draw:custom-shape draw:style-name="gr30" draw:text-style-name="P2" draw:layer="measurelines" svg:width="0.635cm" svg:height="0.953cm" svg:x="78.917cm" svg:y="25.425cm">
          <text:p/>
          <draw:enhanced-geometry svg:viewBox="0 0 21600 21600" draw:text-areas="?f0 0 ?f2 ?f5" draw:type="down-arrow" draw:modifiers="9735.84905660377 4720.7547169811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2" draw:text-style-name="P2" draw:layer="measurelines" svg:width="11.726cm" svg:height="0.318cm" draw:transform="rotate (1.5707963267946) translate (79.075cm 25.426cm)">
          <text:p/>
        </draw:rect>
        <draw:custom-shape draw:style-name="gr31" draw:text-style-name="P2" draw:layer="measurelines" svg:width="1.905cm" svg:height="1.905cm" svg:x="68.017cm" svg:y="12.701cm">
          <text:p/>
          <draw:enhanced-geometry svg:viewBox="0 0 21600 21600" draw:glue-points="10800 0 0 10800 10800 21600 21600 10800" draw:text-areas="5400 5400 16200 16200" draw:type="diamond" draw:enhanced-path="M 10800 0 L 21600 10800 10800 21600 0 10800 10800 0 Z N"/>
        </draw:custom-shape>
        <draw:rect draw:style-name="gr32" draw:text-style-name="P2" draw:layer="measurelines" svg:width="15.875cm" svg:height="0.317cm" svg:x="63.4cm" svg:y="13.536cm">
          <text:p/>
        </draw:rect>
        <draw:custom-shape draw:style-name="gr34" draw:text-style-name="P2" draw:layer="measurelines" svg:width="0.635cm" svg:height="0.953cm" svg:x="63.082cm" svg:y="13.971cm">
          <text:p/>
          <draw:enhanced-geometry svg:viewBox="0 0 21600 21600" draw:text-areas="?f0 0 ?f2 ?f5" draw:type="down-arrow" draw:modifiers="9735.84905660377 4720.7547169811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5" draw:text-style-name="P6" draw:layer="measurelines" svg:width="4.445cm" svg:height="0.953cm" svg:x="76.1cm" svg:y="13.065cm">
          <text:p text:style-name="P2"><text:span text:style-name="T2">Needs Edits</text:span></text:p>
        </draw:rect>
        <draw:rect draw:style-name="gr35" draw:text-style-name="P6" draw:layer="measurelines" svg:width="4.445cm" svg:height="0.953cm" svg:x="72.825cm" svg:y="45.132cm">
          <text:p text:style-name="P2"><text:span text:style-name="T2">Needs Edits</text:span></text:p>
        </draw:rect>
        <draw:custom-shape draw:style-name="gr19" draw:text-style-name="P2" draw:layer="measurelines" svg:width="1.905cm" svg:height="1.905cm" svg:x="61.366cm" svg:y="15.922cm">
          <text:p/>
          <draw:enhanced-geometry svg:viewBox="0 0 21600 21600" draw:glue-points="10800 0 0 10800 10800 21600 21600 10800" draw:text-areas="5400 5400 16200 16200" draw:type="diamond" draw:enhanced-path="M 10800 0 L 21600 10800 10800 21600 0 10800 10800 0 Z N"/>
        </draw:custom-shape>
        <draw:rect draw:style-name="gr33" draw:text-style-name="P2" draw:layer="measurelines" svg:width="1.27cm" svg:height="0.318cm" draw:transform="rotate (1.5707963267946) translate (64.551cm 16.511cm)">
          <text:p/>
        </draw:rect>
        <draw:rect draw:style-name="gr33" draw:text-style-name="P2" draw:layer="measurelines" svg:width="1.27cm" svg:height="0.318cm" draw:transform="rotate (1.5707963267946) translate (55.961cm 16.511cm)">
          <text:p/>
        </draw:rect>
        <draw:polygon draw:style-name="gr36" draw:text-style-name="P2" draw:layer="measurelines" svg:width="26.838cm" svg:height="1.633cm" svg:x="46.72cm" svg:y="14.923cm" svg:viewBox="0 0 26839 1634" draw:points="0,1634 1905,1634 2858,681 3811,1634 14604,1634 15557,681 16510,1634 23028,1588 23981,635 24934,1588 26839,1588 25251,0 1587,46">
          <text:p/>
        </draw:polygon>
        <draw:rect draw:style-name="gr35" draw:text-style-name="P6" draw:layer="measurelines" svg:width="4.445cm" svg:height="0.953cm" svg:x="61.107cm" svg:y="13.064cm">
          <text:p text:style-name="P2"><text:span text:style-name="T2">Too Few</text:span></text:p>
        </draw:rect>
        <draw:rect draw:style-name="gr32" draw:text-style-name="P2" draw:layer="measurelines" svg:width="0.953cm" svg:height="0.318cm" draw:transform="rotate (1.5707963267946) translate (68.81cm 13.436cm)">
          <text:p/>
        </draw:rect>
        <draw:connector draw:style-name="gr21" draw:text-style-name="P2" draw:layer="measurelines" draw:line-skew="0.433cm 30.826cm" svg:x1="21.108cm" svg:y1="60.054cm" svg:x2="12.411cm" svg:y2="61.609cm" draw:start-shape="id1" draw:start-glue-point="5" draw:end-shape="id10" draw:end-glue-point="0" svg:d="m21108 60054h-1693v1h-7004v1554">
          <text:p/>
        </draw:connector>
        <draw:rect draw:style-name="gr23" draw:text-style-name="P2" draw:id="id11" draw:layer="measurelines" svg:width="0.635cm" svg:height="0.635cm" svg:x="12.094cm" svg:y="67.506cm" draw:corner-radius="0.3cm">
          <text:p/>
        </draw:rect>
        <draw:connector draw:style-name="gr21" draw:text-style-name="P2" draw:layer="measurelines" svg:x1="12.411cm" svg:y1="63.831cm" svg:x2="12.411cm" svg:y2="67.506cm" draw:start-shape="id10" draw:end-shape="id11" draw:end-glue-point="0" svg:d="m12411 63831v3675">
          <text:p/>
        </draw:connector>
        <draw:rect draw:style-name="gr23" draw:text-style-name="P2" draw:id="id8" draw:layer="measurelines" svg:width="0.635cm" svg:height="0.635cm" svg:x="31.235cm" svg:y="67.506cm" draw:corner-radius="0.635cm">
          <text:p/>
        </draw:rect>
        <draw:custom-shape draw:style-name="gr37" draw:text-style-name="P1" draw:layer="measurelines" svg:width="1.27cm" svg:height="1.906cm" svg:x="21.425cm" svg:y="57.209cm">
          <text:p/>
          <draw:enhanced-geometry svg:viewBox="0 0 21600 21600" draw:text-areas="?f0 0 ?f2 ?f5" draw:type="down-arrow" draw:modifiers="15162.7530364372 5737.8984651711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 draw:text-style-name="P2" draw:layer="measurelines" svg:width="1.905cm" svg:height="1.905cm" svg:x="21.108cm" svg:y="55.2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1" draw:layer="measurelines" svg:width="1.27cm" svg:height="2.858cm" draw:transform="rotate (-1.57079632679579) translate (21.12cm 55.61cm)">
          <text:p/>
          <draw:enhanced-geometry svg:viewBox="0 0 21600 21600" draw:mirror-vertical="true" draw:mirror-horizontal="tru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2" draw:text-style-name="P2" draw:layer="measurelines" svg:width="38.101cm" svg:height="0.718cm" svg:x="37.195cm" svg:y="70.068cm">
          <text:p/>
        </draw:rect>
        <draw:rect draw:style-name="gr2" draw:text-style-name="P2" draw:layer="measurelines" svg:width="0.635cm" svg:height="16.828cm" svg:x="74.66cm" svg:y="54.022cm">
          <text:p/>
        </draw:rect>
        <draw:rect draw:style-name="gr4" draw:text-style-name="P2" draw:layer="measurelines" svg:width="0.635cm" svg:height="86.042cm" svg:x="82.11cm" svg:y="10.525cm">
          <text:p/>
        </draw:rect>
        <draw:rect draw:style-name="gr4" draw:text-style-name="P2" draw:layer="measurelines" svg:width="13.652cm" svg:height="0.718cm" svg:x="68.945cm" svg:y="10.506cm">
          <text:p/>
        </draw:rect>
        <draw:custom-shape draw:style-name="gr37" draw:text-style-name="P1" draw:layer="measurelines" svg:width="1.27cm" svg:height="2.482cm" svg:x="68.31cm" svg:y="10.525cm">
          <text:p/>
          <draw:enhanced-geometry svg:viewBox="0 0 21600 21600" draw:text-areas="?f0 0 ?f2 ?f5" draw:type="down-arrow" draw:modifiers="15162.7530364372 5737.8984651711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 draw:text-style-name="P1" draw:layer="measurelines" svg:width="1.27cm" svg:height="2.223cm" svg:x="74.342cm" svg:y="63.864cm">
          <text:p/>
          <draw:enhanced-geometry svg:viewBox="0 0 21600 21600" draw:text-areas="?f0 0 ?f2 ?f5" draw:type="down-arrow" draw:modifiers="15162.7530364372 5737.8984651711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1" draw:layer="measurelines" svg:width="1.27cm" svg:height="2.223cm" svg:x="81.845cm" svg:y="79.702cm">
          <text:p/>
          <draw:enhanced-geometry svg:viewBox="0 0 21600 21600" draw:mirror-vertical="true" draw:text-areas="?f0 0 ?f2 ?f5" draw:type="down-arrow" draw:modifiers="15162.7530364372 5737.8984651711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1" draw:layer="measurelines" svg:width="1.27cm" svg:height="2.223cm" svg:x="81.779cm" svg:y="31.69cm">
          <text:p/>
          <draw:enhanced-geometry svg:viewBox="0 0 21600 21600" draw:mirror-vertical="true" draw:text-areas="?f0 0 ?f2 ?f5" draw:type="down-arrow" draw:modifiers="15162.7530364372 5737.8984651711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1" draw:layer="measurelines" svg:width="1.27cm" svg:height="3.81cm" svg:x="18.592cm" svg:y="94.002cm">
          <text:p/>
          <draw:enhanced-geometry svg:viewBox="0 0 21600 21600"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4" draw:text-style-name="P2" draw:layer="measurelines" svg:width="60.642cm" svg:height="0.718cm" svg:x="21.955cm" svg:y="95.972cm">
          <text:p/>
        </draw:rect>
        <draw:custom-shape draw:style-name="gr37" draw:text-style-name="P1" draw:layer="measurelines" svg:width="1.27cm" svg:height="2.858cm" draw:transform="rotate (-1.57079632679579) translate (53.07cm 95.655cm)">
          <text:p/>
          <draw:enhanced-geometry svg:viewBox="0 0 21600 21600" draw:mirror-vertical="true" draw:mirror-horizontal="tru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1" draw:layer="measurelines" svg:width="1.27cm" svg:height="2.858cm" svg:x="21.637cm" svg:y="102.521cm">
          <text:p/>
          <draw:enhanced-geometry svg:viewBox="0 0 21600 21600" draw:mirror-horizontal="tru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1" draw:layer="measurelines" svg:width="1.27cm" svg:height="2.858cm" svg:x="15.605cm" svg:y="102.6cm">
          <text:p/>
          <draw:enhanced-geometry svg:viewBox="0 0 21600 21600" draw:mirror-vertical="true" draw:mirror-horizontal="tru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1" draw:layer="measurelines" svg:width="1.27cm" svg:height="2.858cm" svg:x="30.21cm" svg:y="92.54cm">
          <text:p/>
          <draw:enhanced-geometry svg:viewBox="0 0 21600 21600" draw:mirror-vertical="true" draw:mirror-horizontal="tru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1" draw:layer="measurelines" svg:width="1.27cm" svg:height="3.176cm" svg:x="21.485cm" svg:y="69.662cm">
          <text:p/>
          <draw:enhanced-geometry svg:viewBox="0 0 21600 21600" draw:mirror-vertical="true" draw:mirror-horizontal="tru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40" draw:text-style-name="P3" draw:layer="measurelines" svg:width="0.635cm" svg:height="18.415cm" draw:transform="rotate (3.1415926535892) translate (78.469cm 72.437cm)">
          <text:p/>
        </draw:rect>
        <draw:rect draw:style-name="gr40" draw:text-style-name="P3" draw:layer="measurelines" svg:width="9.525cm" svg:height="0.718cm" draw:transform="rotate (3.1415926535892) translate (46.72cm 11.224cm)">
          <text:p/>
        </draw:rect>
        <draw:custom-shape draw:style-name="gr41" draw:text-style-name="P1" draw:layer="measurelines" svg:width="1.27cm" svg:height="2.858cm" svg:x="19.815cm" svg:y="9.572cm">
          <text:p/>
          <draw:enhanced-geometry svg:viewBox="0 0 21600 21600" draw:mirror-vertical="true" draw:mirror-horizontal="tru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28" draw:text-style-name="P2" draw:layer="layout" svg:width="0.317cm" svg:height="0.318cm" svg:x="55.883cm" svg:y="41.543cm">
          <text:p/>
        </draw:rect>
        <draw:rect draw:style-name="gr28" draw:text-style-name="P2" draw:layer="layout" svg:width="0.317cm" svg:height="0.317cm" svg:x="59.47cm" svg:y="41.196cm">
          <text:p/>
        </draw:rect>
        <draw:rect draw:style-name="gr28" draw:text-style-name="P2" draw:layer="layout" svg:width="0.317cm" svg:height="0.317cm" svg:x="59.47cm" svg:y="41.196cm">
          <text:p/>
        </draw:rect>
        <draw:rect draw:style-name="gr28" draw:text-style-name="P2" draw:layer="layout" svg:width="0.635cm" svg:height="0.635cm" svg:x="59.311cm" svg:y="40.878cm">
          <text:p/>
        </draw:rect>
        <draw:rect draw:style-name="gr28" draw:text-style-name="P2" draw:layer="layout" svg:width="0.318cm" svg:height="0.173cm" svg:x="58.244cm" svg:y="39.271cm">
          <text:p/>
        </draw:rect>
        <draw:rect draw:style-name="gr42" draw:text-style-name="P5" draw:layer="layout" svg:width="11.113cm" svg:height="14.287cm" svg:x="51.165cm" svg:y="36.242cm">
          <text:p/>
        </draw:rect>
        <draw:rect draw:style-name="gr43" draw:text-style-name="P5" draw:layer="layout" svg:width="11.113cm" svg:height="14.287cm" svg:x="51.652cm" svg:y="36.56cm">
          <text:p text:style-name="P5">Sequencing Task</text:p>
          <text:p text:style-name="P5">Lab workflow</text:p>
          <text:p text:style-name="P5"/>
          <text:p text:style-name="P5"/>
        </draw:rect>
        <draw:rect draw:style-name="gr29" draw:text-style-name="P2" draw:layer="layout" svg:width="9.843cm" svg:height="7.659cm" svg:x="52.287cm" svg:y="38.108cm">
          <text:p text:style-name="P2">Open</text:p>
        </draw:rect>
        <draw:rect draw:style-name="gr28" draw:text-style-name="P2" draw:layer="layout" svg:width="0.317cm" svg:height="0.318cm" svg:x="34.123cm" svg:y="51.829cm">
          <text:p/>
        </draw:rect>
        <draw:rect draw:style-name="gr28" draw:text-style-name="P2" draw:layer="layout" svg:width="0.317cm" svg:height="0.317cm" svg:x="37.71cm" svg:y="51.482cm">
          <text:p/>
        </draw:rect>
        <draw:rect draw:style-name="gr28" draw:text-style-name="P2" draw:layer="layout" svg:width="0.317cm" svg:height="0.317cm" svg:x="37.71cm" svg:y="51.482cm">
          <text:p/>
        </draw:rect>
        <draw:rect draw:style-name="gr28" draw:text-style-name="P2" draw:layer="layout" svg:width="0.635cm" svg:height="0.635cm" svg:x="58.676cm" svg:y="44.054cm">
          <text:p/>
        </draw:rect>
        <draw:rect draw:style-name="gr28" draw:text-style-name="P2" draw:layer="layout" svg:width="0.318cm" svg:height="0.173cm" svg:x="57.609cm" svg:y="42.447cm">
          <text:p/>
        </draw:rect>
        <draw:g>
          <draw:polygon draw:style-name="gr44" draw:text-style-name="P2" draw:layer="measurelines" svg:width="9.219cm" svg:height="2.539cm" svg:x="52.671cm" svg:y="39.283cm" svg:viewBox="0 0 9220 2540" draw:points="0,0 9220,0 8382,2540 838,2540">
            <text:p/>
          </draw:polygon>
          <draw:rect draw:style-name="gr45" draw:text-style-name="P2" draw:layer="measurelines" svg:width="7.543cm" svg:height="2.54cm" svg:x="53.51cm" svg:y="39.283cm">
            <text:p text:style-name="P2"><text:span text:style-name="T2">Gell Sheet Created</text:span></text:p>
            <text:p text:style-name="P2"><text:span text:style-name="T6"><text:s/></text:span><text:span text:style-name="T6">Using a combination of SyBase scripts, </text:span></text:p>
            <text:p text:style-name="P2"><text:span text:style-name="T6">shell scripts and tracker a sheet to </text:span></text:p>
            <text:p text:style-name="P2"><text:span text:style-name="T6">accompany the plates to </text:span></text:p>
            <text:p text:style-name="P2"><text:span text:style-name="T6">sequencing is created.</text:span></text:p>
          </draw:rect>
        </draw:g>
        <draw:custom-shape draw:style-name="gr34" draw:text-style-name="P2" draw:layer="layout" svg:width="0.635cm" svg:height="0.953cm" svg:x="61.509cm" svg:y="50.984cm">
          <text:p/>
          <draw:enhanced-geometry svg:viewBox="0 0 21600 21600" draw:text-areas="?f0 0 ?f2 ?f5" draw:type="down-arrow" draw:modifiers="8839.45435466946 6050.0393391030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 draw:text-style-name="P2" draw:layer="layout" svg:width="0.635cm" svg:height="0.953cm" svg:x="64.311cm" svg:y="51.047cm">
          <text:p/>
          <draw:enhanced-geometry svg:viewBox="0 0 21600 21600" draw:text-areas="?f0 0 ?f2 ?f5" draw:type="down-arrow" draw:modifiers="6950.94339622642 7301.8867924528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 draw:text-style-name="P2" draw:layer="layout" svg:width="0.635cm" svg:height="1.588cm" svg:x="74.66cm" svg:y="52.752cm">
          <text:p/>
          <draw:enhanced-geometry svg:viewBox="0 0 21600 21600" draw:text-areas="?f0 0 ?f2 ?f5" draw:type="down-arrow" draw:modifiers="13199.2448080554 5841.5094339622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40" draw:text-style-name="P2" draw:layer="layout" svg:width="0.635cm" svg:height="1.905cm" svg:x="46.57cm" svg:y="10.525cm">
          <text:p/>
        </draw:rect>
        <draw:rect draw:style-name="gr8" draw:text-style-name="P2" draw:layer="layout" svg:width="0.771cm" svg:height="3.222cm" svg:x="10.706cm" svg:y="53.387cm">
          <text:p/>
        </draw:rect>
        <draw:custom-shape draw:style-name="gr34" draw:text-style-name="P2" draw:layer="layout" svg:width="0.635cm" svg:height="0.952cm" svg:x="21.803cm" svg:y="77.158cm">
          <text:p/>
          <draw:enhanced-geometry svg:viewBox="0 0 21600 21600" draw:mirror-horizontal="false" draw:mirror-vertical="false" draw:text-areas="?f0 0 ?f2 ?f5" draw:type="down-arrow" draw:modifiers="8839.45435466946 6050.0393391030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 draw:text-style-name="P2" draw:layer="layout" svg:width="0.635cm" svg:height="0.952cm" svg:x="25.73cm" svg:y="81.068cm">
          <text:p/>
          <draw:enhanced-geometry svg:viewBox="0 0 21600 21600" draw:text-areas="?f0 0 ?f2 ?f5" draw:type="down-arrow" draw:modifiers="8839.45435466946 6050.0393391030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 draw:text-style-name="P2" draw:layer="layout" svg:width="0.635cm" svg:height="0.952cm" svg:x="17.992cm" svg:y="81.068cm">
          <text:p/>
          <draw:enhanced-geometry svg:viewBox="0 0 21600 21600" draw:text-areas="?f0 0 ?f2 ?f5" draw:type="down-arrow" draw:modifiers="8839.45435466946 6050.0393391030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 draw:text-style-name="P2" draw:layer="layout" svg:width="1.905cm" svg:height="1.905cm" svg:x="64.053cm" svg:y="95.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4" draw:text-style-name="P2" draw:layer="layout" svg:width="0.635cm" svg:height="5.398cm" svg:x="18.91cm" svg:y="90.852cm">
          <text:p/>
        </draw:rect>
        <draw:rect draw:style-name="gr46" draw:text-style-name="P2" draw:layer="layout" svg:width="7.543cm" svg:height="1.887cm" svg:x="53.51cm" svg:y="42.358cm">
          <text:p text:style-name="P2"><text:span text:style-name="T2">Sequencing</text:span></text:p>
          <text:p text:style-name="P2"><text:span text:style-name="T6">by </text:span><text:span text:style-name="T3">RPL Team</text:span></text:p>
          <text:p text:style-name="P2"><text:span text:style-name="T3">Requested via Jira Ticket</text:span></text:p>
          <text:p text:style-name="P2"><text:span text:style-name="T3">Sanger data is put into JLims</text:span></text:p>
        </draw:rect>
        <draw:rect draw:style-name="gr47" draw:text-style-name="P6" draw:layer="layout" svg:width="7.937cm" svg:height="1.588cm" svg:x="12.284cm" svg:y="84.184cm">
          <text:p text:style-name="P2"><text:span text:style-name="T2">Currently Selected by </text:span></text:p>
          <text:p text:style-name="P2"><text:span text:style-name="T2">a Human.</text:span></text:p>
        </draw:rect>
        <draw:rect draw:style-name="gr47" draw:text-style-name="P6" draw:layer="layout" svg:width="7.937cm" svg:height="1.588cm" svg:x="24.254cm" svg:y="84.184cm">
          <text:p text:style-name="P2"><text:span text:style-name="T2">Later Select using</text:span></text:p>
          <text:p text:style-name="P2"><text:span text:style-name="T2">AutoTasker</text:span></text:p>
        </draw:rect>
        <draw:rect draw:style-name="gr47" draw:text-style-name="P6" draw:layer="layout" svg:width="7.937cm" svg:height="1.588cm" svg:x="52.435cm" svg:y="14.335cm">
          <text:p text:style-name="P2"><text:span text:style-name="T2">Next Gen:</text:span></text:p>
          <text:p text:style-name="P2"><text:span text:style-name="T2">Human Selects</text:span></text:p>
        </draw:rect>
        <draw:rect draw:style-name="gr33" draw:text-style-name="P2" draw:layer="layout" svg:width="1.271cm" svg:height="0.318cm" draw:transform="rotate (1.5707963267946) translate (62.159cm 18.679cm)">
          <text:p/>
        </draw:rect>
        <draw:rect draw:style-name="gr33" draw:text-style-name="P2" draw:layer="layout" svg:width="1.271cm" svg:height="0.318cm" draw:transform="rotate (1.5707963267946) translate (49.459cm 18.679cm)">
          <text:p/>
        </draw:rect>
        <draw:g>
          <draw:custom-shape draw:style-name="gr48" draw:text-style-name="P2" draw:layer="layout" svg:width="0.635cm" svg:height="1.363cm" draw:transform="rotate (-0.785398163398487) translate (64.255cm 77.875cm)">
            <text:p/>
            <draw:enhanced-geometry svg:viewBox="0 0 21600 21600" draw:mirror-horizontal="false" draw:mirror-vertical="false" draw:text-areas="?f0 0 ?f2 ?f5" draw:type="down-arrow" draw:modifiers="11164.2228739003 4211.320754716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 draw:text-style-name="P2" draw:layer="layout" svg:width="0.635cm" svg:height="1.363cm" draw:transform="rotate (0.7853981633973) translate (65.361cm 78.358cm)">
            <text:p/>
            <draw:enhanced-geometry svg:viewBox="0 0 21600 21600" draw:mirror-horizontal="false" draw:mirror-vertical="false" draw:text-areas="?f0 0 ?f2 ?f5" draw:type="down-arrow" draw:modifiers="11164.2228739003 4211.320754716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 draw:layer="layout" svg:width="1.905cm" svg:height="1.905cm" svg:x="64.058cm" svg:y="76.782cm">
            <text:p/>
            <draw:enhanced-geometry svg:viewBox="0 0 21600 21600" draw:glue-points="10800 0 0 10800 10800 21600 21600 10800" draw:text-areas="5400 5400 16200 16200" draw:type="diamond" draw:enhanced-path="M 10800 0 L 21600 10800 10800 21600 0 10800 10800 0 Z N"/>
          </draw:custom-shape>
          <draw:rect draw:style-name="gr47" draw:text-style-name="P6" draw:layer="layout" svg:width="4.763cm" svg:height="0.952cm" svg:x="62.595cm" svg:y="76.565cm">
            <text:p text:style-name="P2"><text:span text:style-name="T2">Becky</text:span></text:p>
          </draw:rect>
        </draw:g>
        <draw:rect draw:style-name="gr47" draw:text-style-name="P6" draw:layer="layout" svg:width="8.572cm" svg:height="2.222cm" svg:x="11.043cm" svg:y="70.215cm">
          <text:p text:style-name="P2"><text:span text:style-name="T2">If Vapor initiates assembly then </text:span></text:p>
          <text:p text:style-name="P2"><text:span text:style-name="T2">the samples state is automatically</text:span></text:p>
          <text:p text:style-name="P2"><text:span text:style-name="T2">changed to 'Assembly'</text:span></text:p>
        </draw:rect>
        <draw:rect draw:style-name="gr47" draw:text-style-name="P6" draw:layer="layout" svg:width="9.624cm" svg:height="2.222cm" svg:x="6.291cm" svg:y="55.193cm">
          <text:p text:style-name="P2"><text:span text:style-name="T2">If any sub-task fails then the sample </text:span></text:p>
          <text:p text:style-name="P2"><text:span text:style-name="T2">will only move to the 'Assembly' state </text:span></text:p>
          <text:p text:style-name="P2"><text:span text:style-name="T2">when explicitly moved by a user</text:span></text:p>
        </draw:rect>
        <draw:rect draw:style-name="gr47" draw:text-style-name="P6" draw:layer="layout" svg:width="10.477cm" svg:height="2.222cm" svg:x="25.03cm" svg:y="70.215cm">
          <text:p text:style-name="P2"><text:span text:style-name="T2">If the assembly includes Next Gen data </text:span></text:p>
          <text:p text:style-name="P2"><text:span text:style-name="T2">then the sample must be explicitly </text:span></text:p>
          <text:p text:style-name="P2"><text:span text:style-name="T2">moved into the 'Review Assembly' state</text:span></text:p>
        </draw:rect>
        <draw:rect draw:style-name="gr47" draw:text-style-name="P6" draw:layer="layout" svg:width="12.064cm" svg:height="2.222cm" svg:x="68.98cm" svg:y="49.895cm">
          <text:p text:style-name="P2"><text:span text:style-name="T2">If the assembly only required edits then it </text:span></text:p>
          <text:p text:style-name="P2"><text:span text:style-name="T2">doesn't need to be assembled again and so </text:span></text:p>
          <text:p text:style-name="P2"><text:span text:style-name="T2">can go straight to the 'Review Assembly' state</text:span></text:p>
        </draw:rect>
        <draw:g>
          <draw:custom-shape draw:style-name="gr1" draw:text-style-name="P1" draw:layer="layout" svg:width="1.27cm" svg:height="2.223cm" svg:x="19.262cm" svg:y="70.614cm">
            <text:p/>
            <draw:enhanced-geometry svg:viewBox="0 0 21600 21600" draw:text-areas="?f0 0 ?f2 ?f5" draw:type="down-arrow" draw:modifiers="15162.7530364372 5737.8984651711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2" draw:text-style-name="P2" draw:layer="layout" svg:width="0.635cm" svg:height="2.509cm" svg:x="19.579cm" svg:y="69.693cm">
            <text:p/>
          </draw:rect>
        </draw:g>
        <draw:g>
          <draw:custom-shape draw:style-name="gr37" draw:text-style-name="P1" draw:layer="measurelines" svg:width="1.27cm" svg:height="2.223cm" svg:x="24.107cm" svg:y="70.614cm">
            <text:p/>
            <draw:enhanced-geometry svg:viewBox="0 0 21600 21600" draw:text-areas="?f0 0 ?f2 ?f5" draw:type="down-arrow" draw:modifiers="15162.7530364372 5737.8984651711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8" draw:text-style-name="P2" draw:layer="measurelines" svg:width="0.635cm" svg:height="2.509cm" svg:x="24.425cm" svg:y="69.693cm">
            <text:p/>
          </draw:rect>
        </draw:g>
        <draw:rect draw:style-name="gr47" draw:text-style-name="P6" draw:layer="layout" svg:width="14.605cm" svg:height="2.222cm" svg:x="55.927cm" svg:y="55.41cm">
          <text:p text:style-name="P2"><text:span text:style-name="T2">When a sub-task's state is changed to 'complete' and </text:span></text:p>
          <text:p text:style-name="P2"><text:span text:style-name="T2">all other sub-tasks are in the <text:s/>'complete' state then the </text:span></text:p>
          <text:p text:style-name="P2"><text:span text:style-name="T2">sample is automatically moved to the next State</text:span></text:p>
        </draw:rect>
        <draw:rect draw:style-name="gr12" draw:text-style-name="P4" draw:layer="layout" svg:width="37.365cm" svg:height="41.592cm" svg:x="3.322cm" svg:y="12.43cm">
          <text:p text:style-name="P2"><text:span text:style-name="T1">Lab Processing</text:span></text:p>
        </draw:rect>
        <draw:polygon draw:style-name="gr49" draw:text-style-name="P2" draw:layer="layout" svg:width="16.243cm" svg:height="16.244cm" draw:transform="skewX (5.64686514413567E-017) rotate (-0.785398163398486) translate (19.2394999994793cm 5.7525cm)" svg:viewBox="0 0 16244 16245" draw:points="1123,-5297 2469,-5297 13326,-16155 13327,-17502 14673,-17502 16244,-19073 13776,-18849 0,-5071 0,-2828 1121,-3950">
          <text:p/>
        </draw:polygon>
        <draw:custom-shape draw:style-name="gr30" draw:text-style-name="P2" draw:layer="layout" svg:width="0.635cm" svg:height="1.905cm" svg:x="9.859cm" svg:y="15.97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5" draw:text-style-name="P6" draw:layer="layout" svg:width="5.715cm" svg:height="0.953cm" svg:x="7.319cm" svg:y="15.969cm">
          <text:p text:style-name="P2"><text:span text:style-name="T2">Sanger Sequencing</text:span></text:p>
        </draw:rect>
        <draw:polygon draw:style-name="gr36" draw:text-style-name="P2" draw:layer="layout" svg:width="31.432cm" svg:height="1.317cm" draw:transform="rotate (3.1415926535892) translate (39.100000000028cm 52.7999999993753cm)" svg:viewBox="0 0 31433 1318" draw:points="31433,-104282 28893,-104282 27940,-105235 26888,-104330 16193,-104282 15240,-105235 14287,-104282 4128,-104282 3176,-105234 2223,-104282 0,-104282 1270,-105552 30063,-105600">
          <text:p/>
        </draw:polygon>
        <draw:custom-shape draw:style-name="gr34" draw:text-style-name="P2" draw:layer="layout" svg:width="0.635cm" svg:height="0.952cm" svg:x="10.842cm" svg:y="50.74cm">
          <text:p/>
          <draw:enhanced-geometry svg:viewBox="0 0 21600 21600" draw:mirror-horizontal="false" draw:mirror-vertical="false" draw:text-areas="?f0 0 ?f2 ?f5" draw:type="down-arrow" draw:modifiers="8839.45435466946 6050.0393391030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olygon draw:style-name="gr22" draw:text-style-name="P2" draw:layer="layout" svg:width="12.468cm" svg:height="12.64cm" draw:transform="skewX (-9.453814065068E-017) rotate (0.7853981633973) translate (19.3550000000298cm 34.8610000000377cm)" svg:viewBox="0 0 12469 12641" draw:points="2021,76673 12244,86845 12469,89314 11013,87911 11013,86563 9668,86565 2623,79521 2623,78175 1347,78245 0,76897">
          <text:p/>
        </draw:polygon>
        <draw:custom-shape draw:style-name="gr34" draw:text-style-name="P2" draw:id="id12" draw:layer="layout" svg:width="1.27cm" svg:height="1.27cm" svg:x="27.452cm" svg:y="33.43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rect draw:style-name="gr47" draw:text-style-name="P6" draw:layer="layout" svg:width="7.937cm" svg:height="1.588cm" svg:x="23.542cm" svg:y="34.385cm">
          <text:p text:style-name="P2"><text:span text:style-name="T2">Probably selected by project,</text:span></text:p>
          <text:p text:style-name="P2"><text:span text:style-name="T2">but leave as human for now.</text:span></text:p>
        </draw:rect>
        <draw:custom-shape draw:style-name="gr30" draw:text-style-name="P2" draw:layer="layout" svg:width="0.635cm" svg:height="1.905cm" svg:x="21.937cm" svg:y="34.385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 draw:layer="layout" svg:width="0.635cm" svg:height="1.905cm" svg:x="33.937cm" svg:y="34.385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5" draw:text-style-name="P6" draw:id="id13" draw:layer="layout" svg:width="5.715cm" svg:height="0.953cm" svg:x="19.397cm" svg:y="33.574cm">
          <text:p text:style-name="P2"><text:span text:style-name="T2">454 Sequencing</text:span></text:p>
        </draw:rect>
        <draw:rect draw:style-name="gr35" draw:text-style-name="P6" draw:id="id14" draw:layer="layout" svg:width="5.715cm" svg:height="0.953cm" svg:x="31.379cm" svg:y="33.574cm">
          <text:p text:style-name="P2"><text:span text:style-name="T2">Illumina Sequencing</text:span></text:p>
        </draw:rect>
        <draw:connector draw:style-name="gr50" draw:text-style-name="P2" draw:layer="layout" svg:x1="27.452cm" svg:y1="34.066cm" svg:x2="25.112cm" svg:y2="34.05cm" draw:start-shape="id12" draw:start-glue-point="5" draw:end-shape="id13" draw:end-glue-point="1" svg:d="m27452 34066h-1170v-16h-1170">
          <text:p/>
        </draw:connector>
        <draw:connector draw:style-name="gr50" draw:text-style-name="P2" draw:layer="layout" svg:x1="28.722cm" svg:y1="34.066cm" svg:x2="31.379cm" svg:y2="34.05cm" draw:start-shape="id12" draw:start-glue-point="7" draw:end-shape="id14" draw:end-glue-point="3" svg:d="m28722 34066h1329v-16h1328">
          <text:p/>
        </draw:connector>
        <draw:custom-shape draw:style-name="gr31" draw:text-style-name="P2" draw:layer="layout" svg:width="1.905cm" svg:height="1.905cm" svg:x="21.108cm" svg:y="52.11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 draw:text-style-name="P2" draw:layer="layout" svg:width="1.905cm" svg:height="1.905cm" svg:x="10.107cm" svg:y="52.13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rect draw:style-name="gr51" draw:text-style-name="P6" draw:layer="layout" svg:width="6.35cm" svg:height="1.27cm" svg:x="7.902cm" svg:y="51.8cm">
          <text:p text:style-name="P2"><text:span text:style-name="T2">Some sub-tasks failed</text:span></text:p>
          <text:p text:style-name="P2"><text:span text:style-name="T2">or are not yet complete</text:span></text:p>
        </draw:rect>
        <draw:custom-shape draw:style-name="gr31" draw:text-style-name="P2" draw:layer="layout" svg:width="1.905cm" svg:height="1.905cm" svg:x="18.244cm" svg:y="15.33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rect draw:style-name="gr47" draw:text-style-name="P6" draw:layer="layout" svg:width="8.573cm" svg:height="2.54cm" svg:x="14.869cm" svg:y="13.112cm">
          <text:p text:style-name="P2"><text:span text:style-name="T2">First Time selected based </text:span></text:p>
          <text:p text:style-name="P2"><text:span text:style-name="T2">on project/db. Subsiquent times</text:span></text:p>
          <text:p text:style-name="P2"><text:span text:style-name="T2">Human Selected.</text:span></text:p>
        </draw:rect>
        <draw:rect draw:style-name="gr52" draw:text-style-name="P7" draw:layer="layout" svg:width="11.055cm" svg:height="14.287cm" svg:x="4.649cm" svg:y="17.875cm">
          <text:p text:style-name="P5"><text:span text:style-name="T7">RT_PCR</text:span></text:p>
          <text:p text:style-name="P5"><text:span text:style-name="T7">Lab workflow</text:span></text:p>
          <text:p text:style-name="P5"><text:span text:style-name="T7"/></text:p>
          <text:p text:style-name="P5"><text:span text:style-name="T7"/></text:p>
        </draw:rect>
        <draw:rect draw:style-name="gr29" draw:text-style-name="P8" draw:layer="layout" svg:width="9.842cm" svg:height="7.62cm" svg:x="5.255cm" svg:y="19.461cm">
          <text:p text:style-name="P2"><text:span text:style-name="T7">Open</text:span></text:p>
        </draw:rect>
        <draw:rect draw:style-name="gr29" draw:text-style-name="P8" draw:id="id17" draw:layer="layout" svg:width="7.303cm" svg:height="3.175cm" svg:x="8.084cm" svg:y="28.669cm">
          <text:p text:style-name="P2"><text:span text:style-name="T7">Complete</text:span></text:p>
        </draw:rect>
        <draw:rect draw:style-name="gr29" draw:text-style-name="P8" draw:id="id16" draw:layer="layout" svg:width="2.8cm" svg:height="3.175cm" svg:x="4.967cm" svg:y="28.669cm">
          <text:p text:style-name="P2"><text:span text:style-name="T7">Fail</text:span></text:p>
        </draw:rect>
        <draw:connector draw:style-name="gr50" draw:text-style-name="P2" draw:layer="layout" svg:x1="9.541cm" svg:y1="27.716cm" svg:x2="6.367cm" svg:y2="28.669cm" draw:start-shape="id15" draw:start-glue-point="5" draw:end-shape="id16" draw:end-glue-point="0" svg:d="m9541 27716h-3174v953">
          <text:p/>
        </draw:connector>
        <draw:connector draw:style-name="gr50" draw:text-style-name="P2" draw:layer="layout" svg:x1="10.811cm" svg:y1="27.716cm" svg:x2="11.735cm" svg:y2="28.669cm" draw:start-shape="id15" draw:start-glue-point="7" draw:end-shape="id17" draw:end-glue-point="0" svg:d="m10811 27716h924v953">
          <text:p/>
        </draw:connector>
        <draw:custom-shape draw:style-name="gr34" draw:text-style-name="P2" draw:layer="layout" svg:width="0.635cm" svg:height="0.952cm" svg:x="12.904cm" svg:y="35.214cm">
          <text:p/>
          <draw:enhanced-geometry svg:viewBox="0 0 21600 21600" draw:mirror-horizontal="false" draw:mirror-vertical="false" draw:text-areas="?f0 0 ?f2 ?f5" draw:type="down-arrow" draw:modifiers="8839.45435466946 6050.0393391030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3" draw:text-style-name="P2" draw:id="id15" draw:layer="layout" svg:width="1.27cm" svg:height="1.27cm" svg:x="9.541cm" svg:y="27.08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54" draw:text-style-name="P2" draw:layer="layout" svg:width="1.588cm" svg:height="1.905cm" svg:x="4.015cm" svg:y="30.995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polygon draw:style-name="gr44" draw:text-style-name="P2" draw:layer="layout" svg:width="6.984cm" svg:height="1.586cm" svg:x="6.684cm" svg:y="23.472cm" svg:viewBox="0 0 6985 1587" draw:points="0,0 6985,0 6350,1587 635,1587">
            <text:p/>
          </draw:polygon>
          <draw:rect draw:style-name="gr55" draw:text-style-name="P2" draw:layer="layout" svg:width="5.715cm" svg:height="1.587cm" svg:x="7.319cm" svg:y="23.472cm">
            <text:p text:style-name="P2"><text:span text:style-name="T2">RT-PCR</text:span></text:p>
          </draw:rect>
        </draw:g>
        <draw:rect draw:style-name="gr56" draw:text-style-name="P2" draw:layer="layout" svg:width="0.317cm" svg:height="3.81cm" svg:x="13.063cm" svg:y="31.678cm">
          <text:p/>
        </draw:rect>
        <draw:rect draw:style-name="gr47" draw:text-style-name="P6" draw:layer="layout" svg:width="6.985cm" svg:height="2.222cm" svg:x="9.73cm" svg:y="32.905cm">
          <text:p text:style-name="P2"><text:span text:style-name="T2">RT_PCR moving to the </text:span></text:p>
          <text:p text:style-name="P2"><text:span text:style-name="T2">'Complete' state creates </text:span></text:p>
          <text:p text:style-name="P2"><text:span text:style-name="T2">a new 'Sequencing Task'</text:span></text:p>
        </draw:rect>
        <draw:custom-shape draw:style-name="gr34" draw:text-style-name="P2" draw:layer="layout" svg:width="0.635cm" svg:height="0.952cm" svg:x="35.607cm" svg:y="50.74cm">
          <text:p/>
          <draw:enhanced-geometry svg:viewBox="0 0 21600 21600" draw:mirror-horizontal="false" draw:mirror-vertical="false" draw:text-areas="?f0 0 ?f2 ?f5" draw:type="down-arrow" draw:modifiers="8839.45435466946 6050.0393391030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polygon draw:style-name="gr44" draw:text-style-name="P2" draw:layer="layout" svg:width="6.984cm" svg:height="1.904cm" svg:x="6.684cm" svg:y="20.941cm" svg:viewBox="0 0 6985 1905" draw:points="0,0 6985,0 6350,1905 635,1905">
            <text:p/>
          </draw:polygon>
          <draw:rect draw:style-name="gr55" draw:text-style-name="P2" draw:layer="layout" svg:width="5.715cm" svg:height="1.905cm" svg:x="7.319cm" svg:y="20.941cm">
            <text:p text:style-name="P2"><text:span text:style-name="T8">PCR Plates</text:span></text:p>
            <text:p text:style-name="P2"><text:span text:style-name="T6">Virus specific primer plates are used <text:s/>and the </text:span></text:p>
            <text:p text:style-name="P2"><text:span text:style-name="T6">RT-PCR plates are marked with the</text:span><text:span text:style-name="T3"> blinded</text:span></text:p>
            <text:p text:style-name="P2"><text:span text:style-name="T3"><text:s/></text:span><text:span text:style-name="T3">number</text:span><text:span text:style-name="T6"> and primer plate number</text:span></text:p>
          </draw:rect>
        </draw:g>
        <draw:g>
          <draw:rect draw:style-name="gr52" draw:text-style-name="P7" draw:layer="layout" svg:width="11.055cm" svg:height="14.287cm" svg:x="4.274cm" svg:y="36.281cm">
            <text:p text:style-name="P5"><text:span text:style-name="T7">Sequencing Task</text:span></text:p>
            <text:p text:style-name="P5"><text:span text:style-name="T7">Lab workflow</text:span></text:p>
            <text:p text:style-name="P5"><text:span text:style-name="T7"/></text:p>
            <text:p text:style-name="P5"><text:span text:style-name="T7"/></text:p>
          </draw:rect>
          <draw:rect draw:style-name="gr29" draw:text-style-name="P8" draw:layer="layout" svg:width="9.842cm" svg:height="7.62cm" svg:x="4.88cm" svg:y="37.834cm">
            <text:p text:style-name="P2"><text:span text:style-name="T7">Open</text:span></text:p>
          </draw:rect>
          <draw:rect draw:style-name="gr29" draw:text-style-name="P8" draw:id="id20" draw:layer="layout" svg:width="7.303cm" svg:height="3.175cm" svg:x="7.709cm" svg:y="47.042cm">
            <text:p text:style-name="P2"><text:span text:style-name="T7">Complete</text:span></text:p>
          </draw:rect>
          <draw:rect draw:style-name="gr29" draw:text-style-name="P8" draw:id="id19" draw:layer="layout" svg:width="2.8cm" svg:height="3.175cm" svg:x="4.592cm" svg:y="47.042cm">
            <text:p text:style-name="P2"><text:span text:style-name="T7">Fail</text:span></text:p>
          </draw:rect>
          <draw:connector draw:style-name="gr50" draw:text-style-name="P2" draw:layer="layout" svg:x1="9.166cm" svg:y1="46.089cm" svg:x2="5.992cm" svg:y2="47.042cm" draw:start-shape="id18" draw:start-glue-point="5" draw:end-shape="id19" draw:end-glue-point="0" svg:d="m9166 46089h-3174v953">
            <text:p/>
          </draw:connector>
          <draw:connector draw:style-name="gr50" draw:text-style-name="P2" draw:layer="layout" svg:x1="10.436cm" svg:y1="46.089cm" svg:x2="11.36cm" svg:y2="47.042cm" draw:start-shape="id18" draw:start-glue-point="7" draw:end-shape="id20" draw:end-glue-point="0" svg:d="m10436 46089h924v953">
            <text:p/>
          </draw:connector>
          <draw:custom-shape draw:style-name="gr53" draw:text-style-name="P2" draw:id="id18" draw:layer="layout" svg:width="1.27cm" svg:height="1.27cm" svg:x="9.166cm" svg:y="45.45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54" draw:text-style-name="P2" draw:layer="layout" svg:width="1.588cm" svg:height="1.905cm" svg:x="3.64cm" svg:y="49.368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46" draw:text-style-name="P8" draw:layer="layout" svg:width="5.715cm" svg:height="1.887cm" svg:x="7.074cm" svg:y="43.193cm">
            <text:p text:style-name="P2"><text:span text:style-name="T2">Sequencing</text:span></text:p>
            <text:p text:style-name="P2"><text:span text:style-name="T6">by </text:span><text:span text:style-name="T3">RPL Team</text:span></text:p>
            <text:p text:style-name="P2"><text:span text:style-name="T3">Requested via Jira Ticket</text:span></text:p>
            <text:p text:style-name="P2"><text:span text:style-name="T3">Sanger data is put into JLims</text:span></text:p>
          </draw:rect>
          <draw:rect draw:style-name="gr45" draw:text-style-name="P2" draw:layer="layout" svg:width="5.715cm" svg:height="2.54cm" svg:x="7.074cm" svg:y="38.195cm">
            <text:p text:style-name="P2"><text:span text:style-name="T2">Gell Sheet Created</text:span></text:p>
            <text:p text:style-name="P2"><text:span text:style-name="T6"><text:s/></text:span><text:span text:style-name="T6">Using a combination of SyBase scripts, </text:span></text:p>
            <text:p text:style-name="P2"><text:span text:style-name="T6">shell scripts and tracker a sheet to </text:span></text:p>
            <text:p text:style-name="P2"><text:span text:style-name="T6">accompany the plates to </text:span></text:p>
            <text:p text:style-name="P2"><text:span text:style-name="T6">sequencing is created.</text:span></text:p>
          </draw:rect>
          <draw:rect draw:style-name="gr57" draw:text-style-name="P6" draw:layer="layout" svg:width="5.715cm" svg:height="1.905cm" svg:x="7.074cm" svg:y="41.001cm">
            <text:p text:style-name="P2"><text:span text:style-name="T2">Submit Jira</text:span></text:p>
            <text:p text:style-name="P2"><text:span text:style-name="T2"><text:s/></text:span><text:span text:style-name="T2">Ticket</text:span></text:p>
          </draw:rect>
        </draw:g>
        <draw:rect draw:style-name="gr56" draw:text-style-name="P2" draw:layer="layout" svg:width="0.317cm" svg:height="1.27cm" svg:x="11.001cm" svg:y="49.895cm">
          <text:p/>
        </draw:rect>
        <draw:rect draw:style-name="gr52" draw:text-style-name="P7" draw:layer="layout" svg:width="11.055cm" svg:height="14.287cm" svg:x="16.714cm" svg:y="36.29cm">
          <text:p text:style-name="P5"><text:span text:style-name="T7">Sequencing Inc Library Construction</text:span></text:p>
          <text:p text:style-name="P5"><text:span text:style-name="T7">Lab workflow</text:span></text:p>
          <text:p text:style-name="P5"><text:span text:style-name="T7"/></text:p>
          <text:p text:style-name="P5"><text:span text:style-name="T7"/></text:p>
        </draw:rect>
        <draw:rect draw:style-name="gr29" draw:text-style-name="P8" draw:layer="layout" svg:width="9.842cm" svg:height="7.62cm" svg:x="17.32cm" svg:y="37.843cm">
          <text:p text:style-name="P2"><text:span text:style-name="T7">Open</text:span></text:p>
        </draw:rect>
        <draw:rect draw:style-name="gr29" draw:text-style-name="P8" draw:id="id23" draw:layer="layout" svg:width="7.303cm" svg:height="3.175cm" svg:x="20.149cm" svg:y="47.051cm">
          <text:p text:style-name="P2"><text:span text:style-name="T7">Complete</text:span></text:p>
        </draw:rect>
        <draw:rect draw:style-name="gr29" draw:text-style-name="P8" draw:id="id22" draw:layer="layout" svg:width="2.8cm" svg:height="3.175cm" svg:x="17.032cm" svg:y="47.051cm">
          <text:p text:style-name="P2"><text:span text:style-name="T7">Fail</text:span></text:p>
        </draw:rect>
        <draw:connector draw:style-name="gr50" draw:text-style-name="P2" draw:layer="layout" svg:x1="21.606cm" svg:y1="46.098cm" svg:x2="18.432cm" svg:y2="47.051cm" draw:start-shape="id21" draw:start-glue-point="5" draw:end-shape="id22" draw:end-glue-point="0" svg:d="m21606 46098h-3174v953">
          <text:p/>
        </draw:connector>
        <draw:connector draw:style-name="gr50" draw:text-style-name="P2" draw:layer="layout" svg:x1="22.876cm" svg:y1="46.098cm" svg:x2="23.8cm" svg:y2="47.051cm" draw:start-shape="id21" draw:start-glue-point="7" draw:end-shape="id23" draw:end-glue-point="0" svg:d="m22876 46098h924v953">
          <text:p/>
        </draw:connector>
        <draw:custom-shape draw:style-name="gr53" draw:text-style-name="P2" draw:id="id21" draw:layer="layout" svg:width="1.27cm" svg:height="1.27cm" svg:x="21.606cm" svg:y="45.4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54" draw:text-style-name="P2" draw:layer="layout" svg:width="1.588cm" svg:height="1.905cm" svg:x="16.08cm" svg:y="49.377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58" draw:text-style-name="P8" draw:layer="layout" svg:width="5.715cm" svg:height="1.887cm" svg:x="19.384cm" svg:y="41.796cm">
          <text:p text:style-name="P2"><text:span text:style-name="T2">Sequencing</text:span></text:p>
          <text:p text:style-name="P2"><text:span text:style-name="T3"/></text:p>
        </draw:rect>
        <draw:rect draw:style-name="gr57" draw:text-style-name="P6" draw:layer="layout" svg:width="5.715cm" svg:height="1.905cm" svg:x="19.384cm" svg:y="39.256cm">
          <text:p text:style-name="P2"><text:span text:style-name="T2">Submit BugZero</text:span></text:p>
          <text:p text:style-name="P2"><text:span text:style-name="T2"><text:s/></text:span><text:span text:style-name="T2">Ticket</text:span></text:p>
        </draw:rect>
        <draw:rect draw:style-name="gr59" draw:text-style-name="P6" draw:layer="layout" svg:width="5.715cm" svg:height="0.953cm" svg:x="20.843cm" svg:y="48.463cm">
          <text:p text:style-name="P2"><text:span text:style-name="T2">NG Data Load </text:span></text:p>
          <text:p text:style-name="P2"><text:span text:style-name="T6">Stored in File System</text:span></text:p>
        </draw:rect>
        <draw:rect draw:style-name="gr52" draw:text-style-name="P7" draw:layer="layout" svg:width="11.055cm" svg:height="14.287cm" svg:x="28.721cm" svg:y="36.29cm">
          <text:p text:style-name="P5"><text:span text:style-name="T7">Sequencing Inc Library Construction</text:span></text:p>
          <text:p text:style-name="P5"><text:span text:style-name="T7">Lab workflow</text:span></text:p>
          <text:p text:style-name="P5"><text:span text:style-name="T7"/></text:p>
          <text:p text:style-name="P5"><text:span text:style-name="T7"/></text:p>
        </draw:rect>
        <draw:rect draw:style-name="gr29" draw:text-style-name="P8" draw:layer="layout" svg:width="9.842cm" svg:height="7.62cm" svg:x="29.327cm" svg:y="37.843cm">
          <text:p text:style-name="P2"><text:span text:style-name="T7">Open</text:span></text:p>
        </draw:rect>
        <draw:rect draw:style-name="gr29" draw:text-style-name="P8" draw:id="id26" draw:layer="layout" svg:width="7.303cm" svg:height="3.175cm" svg:x="32.156cm" svg:y="47.051cm">
          <text:p text:style-name="P2"><text:span text:style-name="T7">Complete</text:span></text:p>
        </draw:rect>
        <draw:rect draw:style-name="gr29" draw:text-style-name="P8" draw:id="id25" draw:layer="layout" svg:width="2.8cm" svg:height="3.175cm" svg:x="29.039cm" svg:y="47.051cm">
          <text:p text:style-name="P2"><text:span text:style-name="T7">Fail</text:span></text:p>
        </draw:rect>
        <draw:connector draw:style-name="gr50" draw:text-style-name="P2" draw:layer="layout" svg:x1="33.613cm" svg:y1="46.098cm" svg:x2="30.439cm" svg:y2="47.051cm" draw:start-shape="id24" draw:start-glue-point="5" draw:end-shape="id25" draw:end-glue-point="0" svg:d="m33613 46098h-3174v953">
          <text:p/>
        </draw:connector>
        <draw:connector draw:style-name="gr50" draw:text-style-name="P2" draw:layer="layout" svg:x1="34.883cm" svg:y1="46.098cm" svg:x2="35.807cm" svg:y2="47.051cm" draw:start-shape="id24" draw:start-glue-point="7" draw:end-shape="id26" draw:end-glue-point="0" svg:d="m34883 46098h924v953">
          <text:p/>
        </draw:connector>
        <draw:custom-shape draw:style-name="gr53" draw:text-style-name="P2" draw:id="id24" draw:layer="layout" svg:width="1.27cm" svg:height="1.27cm" svg:x="33.613cm" svg:y="45.4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54" draw:text-style-name="P2" draw:layer="layout" svg:width="1.588cm" svg:height="1.905cm" svg:x="28.087cm" svg:y="49.377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58" draw:text-style-name="P8" draw:layer="layout" svg:width="5.715cm" svg:height="1.887cm" svg:x="31.391cm" svg:y="41.796cm">
          <text:p text:style-name="P2"><text:span text:style-name="T2">Sequencing</text:span></text:p>
          <text:p text:style-name="P2"><text:span text:style-name="T3"/></text:p>
        </draw:rect>
        <draw:rect draw:style-name="gr59" draw:text-style-name="P6" draw:layer="layout" svg:width="5.715cm" svg:height="0.953cm" svg:x="32.85cm" svg:y="48.463cm">
          <text:p text:style-name="P2"><text:span text:style-name="T2">NG Data Load </text:span></text:p>
          <text:p text:style-name="P2"><text:span text:style-name="T6">Stored in File System</text:span></text:p>
        </draw:rect>
        <draw:custom-shape draw:style-name="gr34" draw:text-style-name="P2" draw:layer="layout" svg:width="0.635cm" svg:height="0.952cm" svg:x="23.542cm" svg:y="50.74cm">
          <text:p/>
          <draw:enhanced-geometry svg:viewBox="0 0 21600 21600" draw:mirror-horizontal="false" draw:mirror-vertical="false" draw:text-areas="?f0 0 ?f2 ?f5" draw:type="down-arrow" draw:modifiers="8839.45435466946 6050.0393391030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56" draw:text-style-name="P2" draw:layer="layout" svg:width="0.317cm" svg:height="1.27cm" svg:x="23.701cm" svg:y="49.895cm">
          <text:p/>
        </draw:rect>
        <draw:rect draw:style-name="gr56" draw:text-style-name="P2" draw:layer="layout" svg:width="0.317cm" svg:height="1.27cm" svg:x="35.766cm" svg:y="49.895cm">
          <text:p/>
        </draw:rect>
        <draw:rect draw:style-name="gr57" draw:text-style-name="P6" draw:layer="layout" svg:width="5.715cm" svg:height="1.905cm" svg:x="31.362cm" svg:y="39.347cm">
          <text:p text:style-name="P2"><text:span text:style-name="T2">Submit JIRA</text:span></text:p>
          <text:p text:style-name="P2"><text:span text:style-name="T2"><text:s/></text:span><text:span text:style-name="T2">Ticket</text:span></text:p>
        </draw:rect>
        <draw:rect draw:style-name="gr52" draw:text-style-name="P7" draw:layer="layout" svg:width="11.055cm" svg:height="14.287cm" svg:x="22.053cm" svg:y="17.875cm">
          <text:p text:style-name="P5"><text:span text:style-name="T7">SISPA</text:span></text:p>
          <text:p text:style-name="P5"><text:span text:style-name="T7">Lab workflow</text:span></text:p>
          <text:p text:style-name="P5"><text:span text:style-name="T7"/></text:p>
          <text:p text:style-name="P5"><text:span text:style-name="T7"/></text:p>
        </draw:rect>
        <draw:rect draw:style-name="gr29" draw:text-style-name="P8" draw:layer="layout" svg:width="9.842cm" svg:height="7.62cm" svg:x="22.659cm" svg:y="19.428cm">
          <text:p text:style-name="P2"><text:span text:style-name="T7">Open</text:span></text:p>
        </draw:rect>
        <draw:rect draw:style-name="gr29" draw:text-style-name="P8" draw:id="id29" draw:layer="layout" svg:width="7.303cm" svg:height="3.175cm" svg:x="25.488cm" svg:y="28.636cm">
          <text:p text:style-name="P2"><text:span text:style-name="T7">Complete</text:span></text:p>
        </draw:rect>
        <draw:rect draw:style-name="gr29" draw:text-style-name="P8" draw:id="id28" draw:layer="layout" svg:width="2.8cm" svg:height="3.175cm" svg:x="22.371cm" svg:y="28.636cm">
          <text:p text:style-name="P2"><text:span text:style-name="T7">Fail</text:span></text:p>
        </draw:rect>
        <draw:connector draw:style-name="gr50" draw:text-style-name="P2" draw:layer="layout" svg:x1="26.945cm" svg:y1="27.683cm" svg:x2="23.771cm" svg:y2="28.636cm" draw:start-shape="id27" draw:start-glue-point="5" draw:end-shape="id28" draw:end-glue-point="0" svg:d="m26945 27683h-3174v953">
          <text:p/>
        </draw:connector>
        <draw:connector draw:style-name="gr50" draw:text-style-name="P2" draw:layer="layout" svg:x1="28.215cm" svg:y1="27.683cm" svg:x2="29.139cm" svg:y2="28.636cm" draw:start-shape="id27" draw:start-glue-point="7" draw:end-shape="id29" draw:end-glue-point="0" svg:d="m28215 27683h924v953">
          <text:p/>
        </draw:connector>
        <draw:custom-shape draw:style-name="gr34" draw:text-style-name="P2" draw:layer="layout" svg:width="0.635cm" svg:height="0.952cm" svg:x="27.708cm" svg:y="32.481cm">
          <text:p/>
          <draw:enhanced-geometry svg:viewBox="0 0 21600 21600" draw:mirror-horizontal="false" draw:mirror-vertical="false" draw:text-areas="?f0 0 ?f2 ?f5" draw:type="down-arrow" draw:modifiers="8839.45435466946 6050.0393391030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3" draw:text-style-name="P2" draw:id="id27" draw:layer="layout" svg:width="1.27cm" svg:height="1.27cm" svg:x="26.945cm" svg:y="27.04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54" draw:text-style-name="P2" draw:layer="layout" svg:width="1.588cm" svg:height="1.905cm" svg:x="21.419cm" svg:y="30.962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56" draw:text-style-name="P2" draw:layer="layout" svg:width="0.317cm" svg:height="0.835cm" svg:x="27.867cm" svg:y="31.645cm">
          <text:p/>
        </draw:rect>
        <draw:g>
          <draw:polygon draw:style-name="gr44" draw:text-style-name="P2" draw:layer="layout" svg:width="6.984cm" svg:height="1.586cm" svg:x="23.959cm" svg:y="21.05cm" svg:viewBox="0 0 6985 1587" draw:points="0,0 6985,0 6350,1587 635,1587">
            <text:p/>
          </draw:polygon>
          <draw:rect draw:style-name="gr55" draw:text-style-name="P2" draw:layer="layout" svg:width="5.715cm" svg:height="1.587cm" svg:x="24.594cm" svg:y="21.05cm">
            <text:p text:style-name="P2"><text:span text:style-name="T2">SISPA</text:span></text:p>
          </draw:rect>
        </draw:g>
        <draw:custom-shape draw:style-name="gr30" draw:text-style-name="P2" draw:layer="layout" svg:width="0.635cm" svg:height="1.905cm" svg:x="27.234cm" svg:y="15.97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5" draw:text-style-name="P6" draw:layer="layout" svg:width="5.715cm" svg:height="0.953cm" svg:x="24.712cm" svg:y="15.969cm">
          <text:p text:style-name="P2"><text:span text:style-name="T2">Next Gen Sequencing</text:span></text:p>
        </draw:rect>
        <draw:custom-shape draw:style-name="gr34" draw:text-style-name="P2" draw:layer="layout" svg:width="0.635cm" svg:height="0.952cm" svg:x="53.24cm" svg:y="35.591cm">
          <text:p/>
          <draw:enhanced-geometry svg:viewBox="0 0 21600 21600" draw:mirror-horizontal="false" draw:mirror-vertical="false" draw:text-areas="?f0 0 ?f2 ?f5" draw:type="down-arrow" draw:modifiers="8839.45435466946 6050.0393391030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56" draw:text-style-name="P2" draw:layer="layout" svg:width="0.317cm" svg:height="4.11cm" svg:x="53.399cm" svg:y="31.48cm">
          <text:p/>
        </draw:rect>
        <draw:rect draw:style-name="gr29" draw:text-style-name="P8" draw:id="id32" draw:layer="layout" svg:width="7.303cm" svg:height="3.175cm" svg:x="55.087cm" svg:y="47.321cm">
          <text:p text:style-name="P2"><text:span text:style-name="T7">Complete</text:span></text:p>
        </draw:rect>
        <draw:rect draw:style-name="gr29" draw:text-style-name="P8" draw:id="id31" draw:layer="layout" svg:width="2.8cm" svg:height="3.175cm" svg:x="51.97cm" svg:y="47.321cm">
          <text:p text:style-name="P2"><text:span text:style-name="T7">Fail</text:span></text:p>
        </draw:rect>
        <draw:connector draw:style-name="gr50" draw:text-style-name="P2" draw:layer="layout" svg:x1="56.544cm" svg:y1="46.368cm" svg:x2="53.37cm" svg:y2="47.321cm" draw:start-shape="id30" draw:start-glue-point="5" draw:end-shape="id31" draw:end-glue-point="0" svg:d="m56544 46368h-3174v953">
          <text:p/>
        </draw:connector>
        <draw:connector draw:style-name="gr50" draw:text-style-name="P2" draw:layer="layout" svg:x1="57.814cm" svg:y1="46.368cm" svg:x2="58.738cm" svg:y2="47.321cm" draw:start-shape="id30" draw:start-glue-point="7" draw:end-shape="id32" draw:end-glue-point="0" svg:d="m57814 46368h924v953">
          <text:p/>
        </draw:connector>
        <draw:custom-shape draw:style-name="gr53" draw:text-style-name="P2" draw:id="id30" draw:layer="layout" svg:width="1.27cm" svg:height="1.27cm" svg:x="56.544cm" svg:y="45.73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rect draw:style-name="gr56" draw:text-style-name="P2" draw:layer="layout" svg:width="0.317cm" svg:height="4.11cm" svg:x="59.114cm" svg:y="31.497cm">
          <text:p/>
        </draw:rect>
        <draw:g>
          <draw:polygon draw:style-name="gr60" draw:text-style-name="P2" draw:layer="layout" svg:width="6.667cm" svg:height="1.904cm" svg:x="55.462cm" svg:y="48.307cm" svg:viewBox="0 0 6668 1905" draw:points="0,0 6668,0 6062,1905 606,1905">
            <text:p/>
          </draw:polygon>
          <draw:rect draw:style-name="gr61" draw:text-style-name="P2" draw:layer="layout" svg:width="5.456cm" svg:height="1.905cm" svg:x="56.068cm" svg:y="48.307cm">
            <text:p text:style-name="P2"><text:span text:style-name="T8">Post-sequencing</text:span></text:p>
            <text:p text:style-name="P2"><text:span text:style-name="T6">Sanger Sequences are copied from </text:span></text:p>
            <text:p text:style-name="P2"><text:span text:style-name="T3">Jlims</text:span><text:span text:style-name="T6"> to </text:span><text:span text:style-name="T3">Project DB</text:span><text:span text:style-name="T6"> by </text:span><text:span text:style-name="T3">Flim</text:span></text:p>
            <text:p text:style-name="P2"><text:span text:style-name="T3"/></text:p>
          </draw:rect>
        </draw:g>
        <draw:custom-shape draw:style-name="gr62" draw:text-style-name="P2" draw:layer="layout" svg:width="1.588cm" svg:height="1.905cm" svg:x="51.017cm" svg:y="49.54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56" draw:text-style-name="P2" draw:layer="layout" svg:width="0.317cm" svg:height="1.27cm" svg:x="61.668cm" svg:y="50.212cm">
          <text:p/>
        </draw:rect>
        <draw:rect draw:style-name="gr32" draw:text-style-name="P2" draw:layer="measurelines" svg:width="10.16cm" svg:height="0.318cm" svg:x="64.67cm" svg:y="43.284cm">
          <text:p/>
        </draw:rect>
        <draw:rect draw:style-name="gr35" draw:text-style-name="P6" draw:layer="measurelines" svg:width="4.445cm" svg:height="0.953cm" svg:x="63.1cm" svg:y="42.91cm">
          <text:p text:style-name="P2"><text:span text:style-name="T2">Too Few</text:span></text:p>
        </draw:rect>
        <draw:rect draw:style-name="gr35" draw:text-style-name="P6" draw:layer="layout" svg:width="4.445cm" svg:height="0.953cm" svg:x="68.497cm" svg:y="19.58cm">
          <text:p text:style-name="P2"><text:span text:style-name="T2">Too Few</text:span></text:p>
        </draw:rect>
        <draw:rect draw:style-name="gr52" draw:text-style-name="P5" draw:layer="measurelines" svg:width="11.113cm" svg:height="14.287cm" svg:x="69.432cm" svg:y="26.4cm">
          <text:p text:style-name="P5">Closure Edit Task</text:p>
          <text:p text:style-name="P5"><text:span text:style-name="T9">Closure Workflow</text:span></text:p>
        </draw:rect>
        <draw:rect draw:style-name="gr29" draw:text-style-name="P2" draw:layer="layout" svg:width="9.843cm" svg:height="7.659cm" svg:x="70.067cm" svg:y="27.982cm">
          <text:p text:style-name="P2">Open</text:p>
        </draw:rect>
        <draw:rect draw:style-name="gr29" draw:text-style-name="P8" draw:layer="layout" svg:width="10.103cm" svg:height="3.175cm" svg:x="70.067cm" svg:y="37.195cm">
          <text:p text:style-name="P2"><text:span text:style-name="T7">Complete</text:span></text:p>
        </draw:rect>
        <draw:custom-shape draw:style-name="gr63" draw:text-style-name="P2" draw:id="id33" draw:layer="measurelines" svg:width="1.27cm" svg:height="1.27cm" svg:x="74.353cm" svg:y="30.21cm">
          <text:p/>
          <draw:enhanced-geometry svg:viewBox="0 0 21600 21600" draw:glue-points="10800 0 0 10800 10800 21600 21600 10800" draw:text-areas="5400 5400 16200 16200" draw:type="diamond" draw:enhanced-path="M 10800 0 L 21600 10800 10800 21600 0 10800 10800 0 Z N"/>
        </draw:custom-shape>
        <draw:g draw:id="id35">
          <draw:polygon draw:style-name="gr36" draw:text-style-name="P2" draw:layer="measurelines" svg:width="3.492cm" svg:height="0.634cm" svg:x="75.782cm" svg:y="32.115cm" svg:viewBox="0 0 3493 635" draw:points="0,0 3493,0 3175,635 318,635">
            <text:p/>
          </draw:polygon>
          <draw:rect draw:style-name="gr64" draw:text-style-name="P2" draw:layer="measurelines" svg:width="2.857cm" svg:height="0.635cm" svg:x="76.1cm" svg:y="32.115cm">
            <text:p text:style-name="P2"><text:span text:style-name="T2">CONSED</text:span></text:p>
          </draw:rect>
        </draw:g>
        <draw:g draw:id="id34">
          <draw:polygon draw:style-name="gr65" draw:text-style-name="P2" draw:layer="measurelines" svg:width="3.491cm" svg:height="0.634cm" svg:x="70.702cm" svg:y="32.115cm" svg:viewBox="0 0 3492 635" draw:points="0,0 3492,0 3175,635 317,635">
            <text:p/>
          </draw:polygon>
          <draw:rect draw:style-name="gr66" draw:text-style-name="P2" draw:layer="measurelines" svg:width="2.858cm" svg:height="0.635cm" svg:x="71.019cm" svg:y="32.115cm">
            <text:p text:style-name="P2"><text:span text:style-name="T2">CLOE</text:span></text:p>
          </draw:rect>
        </draw:g>
        <draw:connector draw:style-name="gr50" draw:text-style-name="P2" draw:layer="measurelines" svg:x1="74.353cm" svg:y1="30.844cm" svg:x2="72.448cm" svg:y2="32.115cm" draw:start-shape="id33" draw:start-glue-point="5" draw:end-shape="id34" draw:end-glue-point="0" svg:d="m74353 30844h-1905v1271">
          <text:p/>
        </draw:connector>
        <draw:connector draw:style-name="gr50" draw:text-style-name="P2" draw:layer="measurelines" svg:x1="77.528cm" svg:y1="32.75cm" svg:x2="74.988cm" svg:y2="35.29cm" draw:start-shape="id35" draw:start-glue-point="2" draw:end-shape="id36" draw:end-glue-point="0" svg:d="m77528 32750v1270h-2540v1270">
          <text:p/>
        </draw:connector>
        <draw:connector draw:style-name="gr50" draw:text-style-name="P2" draw:layer="measurelines" svg:x1="75.623cm" svg:y1="30.844cm" svg:x2="77.528cm" svg:y2="32.115cm" draw:start-shape="id33" draw:start-glue-point="7" draw:end-shape="id35" draw:end-glue-point="0" svg:d="m75623 30844h1905v1271">
          <text:p/>
        </draw:connector>
        <draw:connector draw:style-name="gr50" draw:text-style-name="P2" draw:layer="measurelines" svg:x1="72.448cm" svg:y1="32.75cm" svg:x2="74.988cm" svg:y2="35.29cm" draw:start-shape="id34" draw:start-glue-point="2" draw:end-shape="id36" draw:end-glue-point="0" svg:d="m72448 32750v1270h2540v1270">
          <text:p/>
        </draw:connector>
        <draw:rect draw:style-name="gr28" draw:text-style-name="P2" draw:id="id36" draw:layer="layout" svg:width="1.27cm" svg:height="1.27cm" svg:x="74.353cm" svg:y="35.29cm">
          <text:p/>
        </draw:rect>
        <draw:custom-shape draw:style-name="gr67" draw:text-style-name="P1" draw:layer="measurelines" svg:width="1.27cm" svg:height="2.858cm" svg:x="21.42cm" svg:y="9.572cm">
          <text:p/>
          <draw:enhanced-geometry svg:viewBox="0 0 21600 21600"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 draw:text-style-name="P1" draw:layer="layout" svg:width="1.27cm" svg:height="1.233cm" svg:x="21.425cm" svg:y="54.533cm">
            <text:p/>
            <draw:enhanced-geometry svg:viewBox="0 0 21600 21600" draw:text-areas="?f0 0 ?f2 ?f5" draw:type="down-arrow" draw:modifiers="15162.7530364372 5737.8984651711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2" draw:text-style-name="P2" draw:layer="layout" svg:width="0.635cm" svg:height="1.392cm" svg:x="21.742cm" svg:y="54.022cm">
            <text:p/>
          </draw:rect>
        </draw:g>
        <draw:rect draw:style-name="gr47" draw:text-style-name="P6" draw:layer="layout" svg:width="14.287cm" svg:height="2.222cm" svg:x="14.97cm" svg:y="50.848cm">
          <text:p text:style-name="P2"><text:span text:style-name="T2">When a sub-task's state is changed to 'complete' and </text:span></text:p>
          <text:p text:style-name="P2"><text:span text:style-name="T2">all other sub-tasks are in the <text:s/>'complete' state then the </text:span></text:p>
          <text:p text:style-name="P2"><text:span text:style-name="T2">sample is automatically moved to the 'Assembly' State</text:span></text:p>
        </draw:rect>
        <draw:rect draw:style-name="gr68" draw:text-style-name="P6" draw:layer="layout" svg:width="6.35cm" svg:height="0.953cm" svg:x="19.415cm" svg:y="53.704cm">
          <text:p text:style-name="P2"><text:span text:style-name="T2">All sub-tasks complete</text:span></text:p>
        </draw:rect>
        <draw:custom-shape draw:style-name="gr1" draw:text-style-name="P1" draw:layer="layout" svg:width="1.27cm" svg:height="2.858cm" draw:transform="rotate (-1.57079632679579) translate (25.882cm 55.61cm)">
          <text:p/>
          <draw:enhanced-geometry svg:viewBox="0 0 21600 21600" draw:mirror-vertical="tru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 draw:text-style-name="P2" draw:layer="measurelines" svg:width="0.635cm" svg:height="1.588cm" svg:x="62.912cm" svg:y="52.752cm">
          <text:p/>
          <draw:enhanced-geometry svg:viewBox="0 0 21600 21600" draw:text-areas="?f0 0 ?f2 ?f5" draw:type="down-arrow" draw:modifiers="13199.2448080554 5841.5094339622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olygon draw:style-name="gr22" draw:text-style-name="P2" draw:layer="measurelines" svg:width="6.168cm" svg:height="6.116cm" draw:transform="rotate (2.3561944901919) translate (63.3370000002069cm 55.8440000000454cm)" svg:viewBox="0 0 6169 6117" draw:points="3923,10597 224,14245 0,16714 1455,15311 1455,13963 2802,13964 3474,13291 3474,11944 4714,12001 6169,10597">
          <text:p/>
        </draw:polygon>
        <draw:custom-shape draw:style-name="gr69" draw:text-style-name="P9" draw:layer="measurelines" svg:width="3.175cm" svg:height="1.27cm" svg:x="20.685cm" svg:y="70.85cm">
          <text:p text:style-name="P2"><text:span text:style-name="T6">Incomplete Data</text:span></text:p>
          <text:p text:style-name="P2"><text:span text:style-name="T6">re-run autotasker</text:span></text:p>
          <text:p text:style-name="P2"><text:span text:style-name="T4"/></text:p>
          <draw:enhanced-geometry svg:viewBox="0 0 21600 21600" draw:text-areas="2540 0 19060 21600" draw:type="flowchart-predefined-process" draw:enhanced-path="M 0 0 L 21600 0 21600 21600 0 21600 Z N M 2540 0 L 2540 21600 N M 19060 0 L 19060 21600 N"/>
        </draw:custom-shape>
        <draw:custom-shape draw:style-name="gr1" draw:text-style-name="P1" draw:layer="layout" svg:width="1.27cm" svg:height="2.223cm" svg:x="36.877cm" svg:y="70.849cm">
          <text:p/>
          <draw:enhanced-geometry svg:viewBox="0 0 21600 21600" draw:text-areas="?f0 0 ?f2 ?f5" draw:type="down-arrow" draw:modifiers="15162.7530364372 5737.8984651711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0" draw:text-style-name="P1" draw:layer="layout" svg:width="1.27cm" svg:height="2.223cm" svg:x="77.517cm" svg:y="70.642cm">
          <text:p/>
          <draw:enhanced-geometry svg:viewBox="0 0 21600 21600" draw:mirror-vertical="false" draw:text-areas="?f0 0 ?f2 ?f5" draw:type="down-arrow" draw:modifiers="15162.7530364372 5737.8984651711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1" draw:layer="layout" svg:width="1.27cm" svg:height="2.858cm" draw:transform="rotate (-1.57079632679579) translate (48.268cm 89.735cm)">
          <text:p/>
          <draw:enhanced-geometry svg:viewBox="0 0 21600 21600" draw:mirror-vertical="true" draw:mirror-horizontal="tru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0" draw:text-style-name="P1" draw:layer="layout" svg:width="1.27cm" svg:height="2.858cm" draw:transform="rotate (-1.57079632679579) translate (42.057cm 77.2cm)">
          <text:p/>
          <draw:enhanced-geometry svg:viewBox="0 0 21600 21600" draw:mirror-vertical="true" draw:mirror-horizontal="fals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1" draw:layer="layout" svg:width="1.27cm" svg:height="2.858cm" svg:x="64.37cm" svg:y="92.497cm">
          <text:p/>
          <draw:enhanced-geometry svg:viewBox="0 0 21600 21600"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1" draw:layer="layout" svg:width="1.27cm" svg:height="2.858cm" draw:transform="rotate (-1.57079632679579) translate (75.93cm 95.655cm)">
          <text:p/>
          <draw:enhanced-geometry svg:viewBox="0 0 21600 21600" draw:mirror-vertical="true" draw:mirror-horizontal="tru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1" draw:layer="layout" svg:width="1.27cm" svg:height="2.858cm" svg:x="15.605cm" svg:y="110.001cm">
          <text:p/>
          <draw:enhanced-geometry svg:viewBox="0 0 21600 21600" draw:mirror-vertical="true" draw:mirror-horizontal="tru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1" draw:text-style-name="P1" draw:layer="measurelines" svg:width="1.27cm" svg:height="2.858cm" svg:x="36.877cm" svg:y="10.524cm">
          <text:p/>
          <draw:enhanced-geometry svg:viewBox="0 0 21600 21600" draw:mirror-vertical="fals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71" draw:text-style-name="P2" draw:layer="layout" svg:width="0.635cm" svg:height="85.102cm" svg:x="2.07cm" svg:y="11.148cm">
          <text:p/>
        </draw:rect>
        <draw:rect draw:style-name="gr71" draw:text-style-name="P2" draw:layer="layout" svg:width="13.652cm" svg:height="0.718cm" svg:x="2.053cm" svg:y="10.842cm">
          <text:p/>
        </draw:rect>
        <draw:custom-shape draw:style-name="gr72" draw:text-style-name="P1" draw:layer="layout" svg:width="1.27cm" svg:height="1.854cm" svg:x="14.981cm" svg:y="10.842cm">
          <text:p/>
          <draw:enhanced-geometry svg:viewBox="0 0 21600 21600" draw:text-areas="?f0 0 ?f2 ?f5" draw:type="down-arrow" draw:modifiers="15162.7530364372 5737.8984651711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71" draw:text-style-name="P2" draw:layer="layout" svg:width="13.97cm" svg:height="0.718cm" svg:x="2.27cm" svg:y="95.972cm">
          <text:p/>
        </draw:rect>
        <draw:rect draw:style-name="gr71" draw:text-style-name="P2" draw:layer="layout" svg:width="0.635cm" svg:height="4.128cm" svg:x="15.922cm" svg:y="92.439cm">
          <text:p/>
        </draw:rect>
        <draw:custom-shape draw:style-name="gr48" draw:text-style-name="P2" draw:layer="layout" svg:width="0.635cm" svg:height="0.952cm" draw:transform="rotate (1.5707963267946) translate (38.248cm 90.688cm)">
          <text:p/>
          <draw:enhanced-geometry svg:viewBox="0 0 21600 21600" draw:text-areas="?f0 0 ?f2 ?f5" draw:type="down-arrow" draw:modifiers="13417.8384050367 8524.5283018867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73" draw:text-style-name="P2" draw:layer="layout" svg:width="11.747cm" svg:height="0.318cm" svg:x="27.135cm" svg:y="90.211cm">
          <text:p/>
        </draw:rect>
        <draw:rect draw:style-name="gr73" draw:text-style-name="P2" draw:layer="layout" svg:width="0.318cm" svg:height="1.587cm" svg:x="21.002cm" svg:y="84.92cm">
          <text:p/>
        </draw:rect>
        <draw:custom-shape draw:style-name="gr74" draw:text-style-name="P2" draw:layer="layout" svg:width="7.303cm" svg:height="1.905cm" svg:x="12.429cm" svg:y="87.46cm">
          <text:p text:style-name="P2"><text:span text:style-name="T10">Assign to Nadia</text:span></text:p>
          <text:p text:style-name="P2"><text:span text:style-name="T4"/></text:p>
          <draw:enhanced-geometry svg:viewBox="0 0 21600 21600" draw:text-areas="2540 0 19060 21600" draw:type="flowchart-predefined-process" draw:enhanced-path="M 0 0 L 21600 0 21600 21600 0 21600 Z N M 2540 0 L 2540 21600 N M 19060 0 L 19060 21600 N"/>
        </draw:custom-shape>
        <draw:rect draw:style-name="gr73" draw:text-style-name="P2" draw:layer="layout" svg:width="0.318cm" svg:height="1.587cm" svg:x="23.102cm" svg:y="84.921cm">
          <text:p/>
        </draw:rect>
        <draw:rect draw:style-name="gr73" draw:text-style-name="P2" draw:layer="layout" svg:width="2.439cm" svg:height="0.318cm" svg:x="20.999cm" svg:y="86.407cm">
          <text:p/>
        </draw:rect>
        <draw:rect draw:style-name="gr73" draw:text-style-name="P2" draw:layer="layout" svg:width="0.318cm" svg:height="4.762cm" svg:x="22.037cm" svg:y="86.408cm">
          <text:p/>
        </draw:rect>
        <draw:rect draw:style-name="gr73" draw:text-style-name="P2" draw:layer="layout" svg:width="2.638cm" svg:height="0.318cm" draw:transform="rotate (-0.785398163398487) translate (22.987cm 88.312cm)">
          <text:p/>
        </draw:rect>
        <draw:rect draw:style-name="gr73" draw:text-style-name="P2" draw:layer="layout" svg:width="2.638cm" svg:height="0.318cm" draw:transform="rotate (0.7853981633973) translate (19.632cm 90.177cm)">
          <text:p/>
        </draw:rect>
        <draw:rect draw:style-name="gr35" draw:text-style-name="P6" draw:layer="layout" svg:width="4.445cm" svg:height="0.953cm" svg:x="17.092cm" svg:y="89.9cm">
          <text:p text:style-name="P2"><text:span text:style-name="T2">Complete</text:span></text:p>
        </draw:rect>
        <draw:rect draw:style-name="gr75" draw:text-style-name="P4" draw:layer="measurelines" svg:width="18.415cm" svg:height="5.131cm" svg:x="40.395cm" svg:y="112.76cm">
          <text:p text:style-name="P2"><text:span text:style-name="T1">Unresolved</text:span></text:p>
        </draw:rect>
        <draw:rect draw:style-name="gr76" draw:text-style-name="P4" draw:layer="measurelines" svg:width="18.415cm" svg:height="5.131cm" svg:x="64.817cm" svg:y="112.76cm">
          <text:p text:style-name="P2"><text:span text:style-name="T1">Deprecated</text:span></text:p>
        </draw:rect>
        <draw:rect draw:style-name="gr71" draw:text-style-name="P2" draw:layer="layout" svg:width="29.21cm" svg:height="0.718cm" svg:x="34.02cm" svg:y="94.579cm">
          <text:p/>
        </draw:rect>
        <draw:custom-shape draw:style-name="gr37" draw:text-style-name="P1" draw:layer="layout" svg:width="1.27cm" svg:height="2.858cm" svg:x="21.637cm" svg:y="109.902cm">
          <text:p/>
          <draw:enhanced-geometry svg:viewBox="0 0 21600 21600" draw:mirror-horizontal="tru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1" draw:layer="measurelines" svg:width="1.27cm" svg:height="2.858cm" svg:x="21.637cm" svg:y="93.079cm">
          <text:p/>
          <draw:enhanced-geometry svg:viewBox="0 0 21600 21600"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4" draw:text-style-name="P2" draw:layer="layout" svg:width="7.303cm" svg:height="1.905cm" svg:x="66.087cm" svg:y="79.105cm">
          <text:p text:style-name="P2"><text:span text:style-name="T10">Set Draft Flag</text:span></text:p>
          <text:p text:style-name="P2"><text:span text:style-name="T4"/></text:p>
          <draw:enhanced-geometry svg:viewBox="0 0 21600 21600" draw:mirror-horizontal="false" draw:mirror-vertical="false" draw:text-areas="2540 0 19060 21600" draw:type="flowchart-predefined-process" draw:enhanced-path="M 0 0 L 21600 0 21600 21600 0 21600 Z N M 2540 0 L 2540 21600 N M 19060 0 L 19060 21600 N"/>
        </draw:custom-shape>
        <draw:rect draw:style-name="gr2" draw:text-style-name="P2" draw:layer="layout" svg:width="0.635cm" svg:height="2.222cm" svg:x="37.195cm" svg:y="70.215cm">
          <text:p/>
        </draw:rect>
        <draw:frame draw:style-name="gr77" draw:layer="layout" svg:width="5.307cm" svg:height="0.962cm" svg:x="65.135cm" svg:y="71.802cm">
          <draw:text-box>
            <text:p>Draft Flag Visible</text:p>
          </draw:text-box>
        </draw:frame>
        <draw:frame draw:style-name="gr77" draw:layer="layout" svg:width="5.476cm" svg:height="0.962cm" svg:x="65.135cm" svg:y="70.84cm">
          <draw:text-box>
            <text:p>Draft Flag Hidden</text:p>
          </draw:text-box>
        </draw:frame>
        <draw:custom-shape draw:style-name="gr74" draw:text-style-name="P2" draw:layer="layout" svg:width="7.303cm" svg:height="1.905cm" svg:x="61.325cm" svg:y="74.531cm">
          <text:p text:style-name="P2"><text:span text:style-name="T10">Email Becky</text:span></text:p>
          <text:p text:style-name="P2"><text:span text:style-name="T4"/></text:p>
          <draw:enhanced-geometry svg:viewBox="0 0 21600 21600" draw:mirror-horizontal="false" draw:mirror-vertical="false" draw:text-areas="2540 0 19060 21600" draw:type="flowchart-predefined-process" draw:enhanced-path="M 0 0 L 21600 0 21600 21600 0 21600 Z N M 2540 0 L 2540 21600 N M 19060 0 L 19060 21600 N"/>
        </draw:custom-shape>
        <draw:rect draw:style-name="gr4" draw:text-style-name="P2" draw:layer="layout" svg:width="33.02cm" svg:height="0.718cm" svg:x="21.955cm" svg:y="110.537cm">
          <text:p/>
        </draw:rect>
        <draw:rect draw:style-name="gr4" draw:text-style-name="P2" draw:layer="layout" svg:width="0.635cm" svg:height="17.145cm" svg:x="54.34cm" svg:y="94.027cm">
          <text:p/>
        </draw:rect>
        <draw:custom-shape draw:style-name="gr37" draw:text-style-name="P1" draw:layer="layout" svg:width="1.27cm" svg:height="2.858cm" svg:x="54.022cm" svg:y="92.439cm">
          <text:p/>
          <draw:enhanced-geometry svg:viewBox="0 0 21600 21600" draw:mirror-vertical="tru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5" draw:text-style-name="P6" draw:layer="layout" svg:width="5.397cm" svg:height="0.953cm" svg:x="23.86cm" svg:y="110.437cm">
          <text:p text:style-name="P2"><text:span text:style-name="T2">45 day wait</text:span></text:p>
        </draw:rect>
        <draw:rect draw:style-name="gr35" draw:text-style-name="P6" draw:layer="layout" svg:width="5.397cm" svg:height="0.953cm" svg:x="51.482cm" svg:y="91.17cm">
          <text:p text:style-name="P2"><text:span text:style-name="T2">45 day wait</text:span></text:p>
        </draw:rect>
        <draw:custom-shape draw:style-name="gr74" draw:text-style-name="P2" draw:layer="layout" svg:width="7.303cm" svg:height="1.905cm" svg:x="22.272cm" svg:y="91.605cm">
          <text:p text:style-name="P2"><text:span text:style-name="T10">Assign to Nadia</text:span></text:p>
          <text:p text:style-name="P2"><text:span text:style-name="T4"/></text:p>
          <draw:enhanced-geometry svg:viewBox="0 0 21600 21600" draw:text-areas="2540 0 19060 21600" draw:type="flowchart-predefined-process" draw:enhanced-path="M 0 0 L 21600 0 21600 21600 0 21600 Z N M 2540 0 L 2540 21600 N M 19060 0 L 19060 21600 N"/>
        </draw:custom-shape>
        <draw:rect draw:style-name="gr35" draw:text-style-name="P6" draw:layer="layout" svg:width="5.397cm" svg:height="0.953cm" svg:x="19.515cm" svg:y="91.169cm">
          <text:p text:style-name="P2"><text:span text:style-name="T2">Needs &lt; N Tasks</text:span></text:p>
        </draw:rect>
        <draw:custom-shape draw:style-name="gr74" draw:text-style-name="P2" draw:layer="layout" svg:width="7.303cm" svg:height="1.905cm" svg:x="24.595cm" svg:y="87.46cm">
          <text:p text:style-name="P2"><text:span text:style-name="T10">Assign to Becky</text:span></text:p>
          <text:p text:style-name="P2"><text:span text:style-name="T4"/></text:p>
          <draw:enhanced-geometry svg:viewBox="0 0 21600 21600" draw:text-areas="2540 0 19060 21600" draw:type="flowchart-predefined-process" draw:enhanced-path="M 0 0 L 21600 0 21600 21600 0 21600 Z N M 2540 0 L 2540 21600 N M 19060 0 L 19060 21600 N"/>
        </draw:custom-shape>
        <draw:rect draw:style-name="gr35" draw:text-style-name="P6" draw:layer="layout" svg:width="5.397cm" svg:height="0.953cm" svg:x="23.86cm" svg:y="87.042cm">
          <text:p text:style-name="P2"><text:span text:style-name="T2">Failed Sequencing</text:span></text:p>
        </draw:rect>
        <draw:custom-shape draw:style-name="gr74" draw:text-style-name="P2" draw:layer="measurelines" svg:width="7.303cm" svg:height="1.905cm" svg:x="31.162cm" svg:y="89.465cm">
          <text:p text:style-name="P2"><text:span text:style-name="T10">Assign to Becky</text:span></text:p>
          <text:p text:style-name="P2"><text:span text:style-name="T4"/></text:p>
          <draw:enhanced-geometry svg:viewBox="0 0 21600 21600" draw:text-areas="2540 0 19060 21600" draw:type="flowchart-predefined-process" draw:enhanced-path="M 0 0 L 21600 0 21600 21600 0 21600 Z N M 2540 0 L 2540 21600 N M 19060 0 L 19060 21600 N"/>
        </draw:custom-shape>
        <draw:rect draw:style-name="gr35" draw:text-style-name="P6" draw:layer="layout" svg:width="4.445cm" svg:height="0.953cm" svg:x="23.225cm" svg:y="89.899cm">
          <text:p text:style-name="P2"><text:span text:style-name="T2">Needs N+ Tasks</text:span></text:p>
        </draw:rect>
        <draw:rect draw:style-name="gr35" draw:text-style-name="P6" draw:layer="layout" svg:width="5.397cm" svg:height="0.953cm" svg:x="14.97cm" svg:y="87.042cm">
          <text:p text:style-name="P2"><text:span text:style-name="T2">Segment Missing</text:span></text:p>
        </draw:rect>
        <draw:g>
          <draw:custom-shape draw:style-name="gr48" draw:text-style-name="P2" draw:layer="layout" svg:width="0.635cm" svg:height="1.363cm" draw:transform="rotate (-0.785398163398487) translate (23.449cm 88.083cm)">
            <text:p/>
            <draw:enhanced-geometry svg:viewBox="0 0 21600 21600" draw:mirror-horizontal="true" draw:mirror-vertical="false" draw:text-areas="?f0 0 ?f2 ?f5" draw:type="down-arrow" draw:modifiers="11164.2228739003 4211.320754716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 draw:text-style-name="P2" draw:layer="layout" svg:width="0.635cm" svg:height="1.363cm" svg:x="21.828cm" svg:y="88.16cm">
            <text:p/>
            <draw:enhanced-geometry svg:viewBox="0 0 21600 21600" draw:mirror-horizontal="true" draw:mirror-vertical="false" draw:text-areas="?f0 0 ?f2 ?f5" draw:type="down-arrow" draw:modifiers="11164.2228739003 4211.320754716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 draw:text-style-name="P2" draw:layer="layout" svg:width="0.635cm" svg:height="1.363cm" draw:transform="rotate (0.7853981633973) translate (20.415cm 88.566cm)">
            <text:p/>
            <draw:enhanced-geometry svg:viewBox="0 0 21600 21600" draw:mirror-horizontal="true" draw:mirror-vertical="false" draw:text-areas="?f0 0 ?f2 ?f5" draw:type="down-arrow" draw:modifiers="11164.2228739003 4211.320754716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78" draw:text-style-name="P2" draw:layer="layout" svg:width="1.478cm" svg:height="0.786cm" svg:x="22.507cm" svg:y="87.69cm" svg:viewBox="0 0 1479 787" svg:d="m0 531 20 23 27 29 29 28 32 26 32 24 34 21 36 22 37 17 37 16 40 14 40 12 41 8 42 8 43 5 42 3h44l44-1 44-4 45-6 45-9 44-11 45-12 43-16 44-16 42-20 42-21 42-23 41-24 40-27 39-29 37-31 36-31 35-34 141 141 54-613c-204 18-408 37-612 55l139 141-17 17-18 15-19 16-20 14-19 14-21 12-20 12-22 10-21 10-22 9-22 8-22 6-22 6-23 4-22 4-22 2-22 1h-22-21l-22-3-21-3-21-4-20-6-20-7-19-7-19-9-18-9-18-11-16-12-16-12-15-13-14-15-14-14-12-17-12-16c-110 111-221 222-332 333z">
            <text:p/>
          </draw:path>
          <draw:path draw:style-name="gr78" draw:text-style-name="P2" draw:layer="layout" svg:width="1.478cm" svg:height="0.786cm" svg:x="20.207cm" svg:y="87.691cm" svg:viewBox="0 0 1479 787" svg:d="m1479 531-20 23-27 29-29 28-32 26-32 24-34 21-36 22-37 17-37 16-40 14-40 12-41 8-42 8-43 5-42 3h-44l-44-1-44-4-45-6-45-9-44-11-45-12-43-16-44-16-42-20-42-21-42-23-41-24-40-27-39-29-37-31-36-31-35-34-141 141-54-613c204 18 408 37 612 55l-139 141 17 17 18 15 19 16 20 14 19 14 21 12 20 12 22 10 21 10 22 9 22 8 22 6 22 6 23 4 22 4 22 2 22 1h22 21l22-3 21-3 21-4 20-6 20-7 19-7 19-9 18-9 18-11 16-12 16-12 15-13 14-15 14-14 12-17 12-16c110 111 221 222 332 333z">
            <text:p/>
          </draw:path>
          <draw:custom-shape draw:style-name="gr19" draw:text-style-name="P2" draw:layer="layout" svg:width="1.905cm" svg:height="1.905cm" svg:x="21.193cm" svg:y="86.99cm">
            <text:p/>
            <draw:enhanced-geometry svg:viewBox="0 0 21600 21600" draw:mirror-horizontal="true" draw:glue-points="10800 0 0 10800 10800 21600 21600 10800" draw:text-areas="5400 5400 16200 16200" draw:type="diamond" draw:enhanced-path="M 10800 0 L 21600 10800 10800 21600 0 10800 10800 0 Z N"/>
          </draw:custom-shape>
        </draw:g>
        <draw:rect draw:style-name="gr47" draw:text-style-name="P6" draw:layer="layout" svg:width="4.762cm" svg:height="1.588cm" svg:x="30.845cm" svg:y="84.819cm">
          <text:p text:style-name="P2"><text:span text:style-name="T2">Automatic only</text:span></text:p>
          <text:p text:style-name="P2"><text:span text:style-name="T2">on 1</text:span><text:span text:style-name="T11">st</text:span><text:span text:style-name="T2"> assembly ?</text:span></text:p>
        </draw:rect>
        <draw:rect draw:style-name="gr47" draw:text-style-name="P6" draw:layer="layout" svg:width="7.937cm" svg:height="1.588cm" svg:x="45.65cm" svg:y="16.92cm">
          <text:p text:style-name="P2"><text:span text:style-name="T2">Sanger: Auto select </text:span></text:p>
          <text:p text:style-name="P2"><text:span text:style-name="T2">on round 1</text:span></text:p>
        </draw:rect>
        <draw:rect draw:style-name="gr47" draw:text-style-name="P6" draw:layer="layout" svg:width="7.937cm" svg:height="1.588cm" svg:x="58.35cm" svg:y="16.92cm">
          <text:p text:style-name="P2"><text:span text:style-name="T2">Sanger: Auto select </text:span></text:p>
          <text:p text:style-name="P2"><text:span text:style-name="T2">on round 2</text:span></text:p>
        </draw:rect>
        <draw:rect draw:style-name="gr43" draw:text-style-name="P5" draw:layer="measurelines" svg:width="11.112cm" svg:height="14.287cm" svg:x="44.35cm" svg:y="19.227cm">
          <text:p text:style-name="P5">In House Closure Task</text:p>
          <text:p text:style-name="P5"><text:span text:style-name="T9">In House Closure Workflow</text:span></text:p>
        </draw:rect>
        <draw:rect draw:style-name="gr29" draw:text-style-name="P2" draw:layer="measurelines" svg:width="10.478cm" svg:height="3.209cm" svg:x="44.667cm" svg:y="20.815cm">
          <text:p text:style-name="P2">Open</text:p>
        </draw:rect>
        <draw:rect draw:style-name="gr29" draw:text-style-name="P2" draw:layer="measurelines" svg:width="10.478cm" svg:height="3.175cm" svg:x="44.667cm" svg:y="28.117cm">
          <text:p text:style-name="P2">Perform Reactions</text:p>
        </draw:rect>
        <draw:rect draw:style-name="gr43" draw:text-style-name="P5" draw:layer="measurelines" svg:width="11.113cm" svg:height="14.288cm" svg:x="56.732cm" svg:y="19.227cm">
          <text:p text:style-name="P5">Custom Closure Task</text:p>
          <text:p text:style-name="P5"><text:span text:style-name="T9">Custom Closure Workflow</text:span></text:p>
        </draw:rect>
        <draw:rect draw:style-name="gr29" draw:text-style-name="P2" draw:layer="measurelines" svg:width="10.477cm" svg:height="3.175cm" svg:x="57.05cm" svg:y="20.815cm">
          <text:p text:style-name="P2">Open</text:p>
        </draw:rect>
        <draw:rect draw:style-name="gr29" draw:text-style-name="P2" draw:layer="measurelines" svg:width="10.477cm" svg:height="1.588cm" svg:x="57.05cm" svg:y="24.307cm">
          <text:p text:style-name="P2">Design Primers</text:p>
        </draw:rect>
        <draw:rect draw:style-name="gr29" draw:text-style-name="P2" draw:layer="measurelines" svg:width="10.477cm" svg:height="1.588cm" svg:x="57.05cm" svg:y="26.212cm">
          <text:p text:style-name="P2">Order Primers</text:p>
        </draw:rect>
        <draw:g>
          <draw:polygon draw:style-name="gr79" draw:text-style-name="P2" draw:layer="measurelines" svg:width="9.604cm" svg:height="1.904cm" svg:x="45.104cm" svg:y="29.069cm" svg:viewBox="0 0 9605 1905" draw:points="0,0 9605,0 8732,1905 873,1905">
            <text:p/>
          </draw:polygon>
          <draw:rect draw:style-name="gr80" draw:text-style-name="P2" draw:layer="measurelines" svg:width="7.859cm" svg:height="1.905cm" svg:x="45.977cm" svg:y="29.069cm">
            <text:p text:style-name="P2"><text:span text:style-name="T5">Closure Reactions</text:span></text:p>
            <text:p text:style-name="P2"><text:span text:style-name="T3">CreateClosureRedoPlate.pl</text:span><text:span text:style-name="T6"> is used to Generate </text:span></text:p>
            <text:p text:style-name="P2"><text:span text:style-name="T6">a spreadsheet for the primer plate. It also </text:span></text:p>
            <text:p text:style-name="P2"><text:span text:style-name="T6">uploads a manifest to </text:span><text:span text:style-name="T3">JLims</text:span><text:span text:style-name="T6">.</text:span></text:p>
          </draw:rect>
        </draw:g>
        <draw:g>
          <draw:polygon draw:style-name="gr65" draw:text-style-name="P2" draw:layer="measurelines" svg:width="9.604cm" svg:height="1.904cm" svg:x="45.104cm" svg:y="21.847cm" svg:viewBox="0 0 9605 1905" draw:points="0,0 9605,0 8732,1905 873,1905">
            <text:p/>
          </draw:polygon>
          <draw:rect draw:style-name="gr81" draw:text-style-name="P2" draw:layer="measurelines" svg:width="7.859cm" svg:height="1.905cm" svg:x="45.977cm" svg:y="21.847cm">
            <text:p text:style-name="P2"><text:span text:style-name="T8">Primer Selection</text:span></text:p>
            <text:p text:style-name="P2"><text:span text:style-name="T3">CTM</text:span><text:span text:style-name="T4"> provides a screen to select which</text:span></text:p>
            <text:p text:style-name="P2"><text:span text:style-name="T4"><text:s/></text:span><text:span text:style-name="T4">wells to use from existing primer plates</text:span></text:p>
            <text:p text:style-name="P2"><text:span text:style-name="T4">(normal and or closure).</text:span></text:p>
          </draw:rect>
        </draw:g>
        <draw:g>
          <draw:polygon draw:style-name="gr82" draw:text-style-name="P2" draw:layer="measurelines" svg:width="9.603cm" svg:height="1.904cm" svg:x="57.487cm" svg:y="21.768cm" svg:viewBox="0 0 9604 1905" draw:points="0,0 9604,0 8731,1905 873,1905">
            <text:p/>
          </draw:polygon>
          <draw:rect draw:style-name="gr83" draw:text-style-name="P2" draw:layer="measurelines" svg:width="7.858cm" svg:height="1.905cm" svg:x="58.36cm" svg:y="21.768cm">
            <text:p text:style-name="P2"><text:span text:style-name="T5">Custom Primers</text:span></text:p>
            <text:p text:style-name="P2"><text:span text:style-name="T6">Tracked in a </text:span><text:span text:style-name="T3">spreadsheet</text:span><text:span text:style-name="T6">.</text:span></text:p>
            <text:p text:style-name="P2"><text:span text:style-name="T6">Manually loaded into </text:span><text:span text:style-name="T3">GLK</text:span></text:p>
            <text:p text:style-name="P5"><text:span text:style-name="T6"/></text:p>
          </draw:rect>
        </draw:g>
        <draw:rect draw:style-name="gr29" draw:text-style-name="P2" draw:layer="measurelines" svg:width="10.478cm" svg:height="1.589cm" svg:x="44.667cm" svg:y="31.608cm">
          <text:p text:style-name="P2">Complete</text:p>
        </draw:rect>
        <draw:rect draw:style-name="gr29" draw:text-style-name="P2" draw:layer="measurelines" svg:width="10.477cm" svg:height="3.175cm" svg:x="57.05cm" svg:y="28.117cm">
          <text:p text:style-name="P2">Perform Reactions</text:p>
        </draw:rect>
        <draw:g>
          <draw:polygon draw:style-name="gr79" draw:text-style-name="P2" draw:layer="measurelines" svg:width="9.603cm" svg:height="1.904cm" svg:x="57.487cm" svg:y="29.069cm" svg:viewBox="0 0 9604 1905" draw:points="0,0 9604,0 8731,1905 873,1905">
            <text:p/>
          </draw:polygon>
          <draw:rect draw:style-name="gr80" draw:text-style-name="P2" draw:layer="measurelines" svg:width="7.858cm" svg:height="1.905cm" svg:x="58.36cm" svg:y="29.069cm">
            <text:p text:style-name="P2"><text:span text:style-name="T5">Closure Reactions</text:span></text:p>
            <text:p text:style-name="P2"><text:span text:style-name="T3">CreateClosureRedoPlate.pl</text:span><text:span text:style-name="T6"> is used to Generate </text:span></text:p>
            <text:p text:style-name="P2"><text:span text:style-name="T6">a spreadsheet for the primer plate. It also </text:span></text:p>
            <text:p text:style-name="P2"><text:span text:style-name="T6">uploads a manifest to </text:span><text:span text:style-name="T3">JLims</text:span><text:span text:style-name="T6">.</text:span></text:p>
          </draw:rect>
        </draw:g>
        <draw:rect draw:style-name="gr29" draw:text-style-name="P2" draw:layer="measurelines" svg:width="10.477cm" svg:height="1.589cm" svg:x="57.05cm" svg:y="31.61cm">
          <text:p text:style-name="P2">Complete</text:p>
        </draw:rect>
        <draw:custom-shape draw:style-name="gr54" draw:text-style-name="P2" draw:layer="layout" svg:width="1.588cm" svg:height="1.905cm" svg:x="43.715cm" svg:y="32.208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4" draw:text-style-name="P2" draw:layer="layout" svg:width="1.588cm" svg:height="1.905cm" svg:x="56.097cm" svg:y="32.208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4" draw:text-style-name="P2" draw:layer="measurelines" svg:width="0.635cm" svg:height="0.953cm" svg:x="58.955cm" svg:y="35.607cm">
          <text:p/>
          <draw:enhanced-geometry svg:viewBox="0 0 21600 21600" draw:text-areas="?f0 0 ?f2 ?f5" draw:type="down-arrow" draw:modifiers="8839.45435466946 6050.0393391030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 draw:layer="layout" svg:width="0.635cm" svg:height="0.953cm" svg:x="24.765cm" svg:y="8.598cm">
          <text:p/>
          <draw:enhanced-geometry svg:viewBox="0 0 21600 21600" draw:text-areas="?f0 0 ?f2 ?f5" draw:type="down-arrow" draw:modifiers="9735.84905660377 4720.7547169811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3" draw:text-style-name="P2" draw:layer="layout" svg:width="6.012cm" svg:height="0.318cm" draw:transform="rotate (1.5707963267946) translate (24.923cm 8.599cm)">
          <text:p/>
        </draw:rect>
        <draw:custom-shape draw:style-name="gr30" draw:text-style-name="P2" draw:layer="layout" svg:width="0.635cm" svg:height="0.953cm" svg:x="17.14cm" svg:y="8.619cm">
          <text:p/>
          <draw:enhanced-geometry svg:viewBox="0 0 21600 21600" draw:text-areas="?f0 0 ?f2 ?f5" draw:type="down-arrow" draw:modifiers="9735.84905660377 4720.7547169811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3" draw:text-style-name="P2" draw:layer="layout" svg:width="6.35cm" svg:height="0.318cm" draw:transform="rotate (1.5707963267946) translate (17.298cm 8.62cm)">
          <text:p/>
        </draw:rect>
        <draw:custom-shape draw:style-name="gr85" draw:text-style-name="P2" draw:layer="measurelines" svg:width="6.35cm" svg:height="1.587cm" svg:x="14.282cm" svg:y="3.54cm">
          <text:p text:style-name="P2"><text:span text:style-name="T2">Edit Spreadsheet</text:span></text:p>
          <text:p text:style-name="P2"><text:span text:style-name="T6">To correct miss-used fields and incorrect values.</text:span></text:p>
          <draw:enhanced-geometry svg:viewBox="0 0 21600 21600" draw:glue-points="10800 2150 0 10800 10800 19890 21600 10800" draw:text-areas="0 4300 21600 21600" draw:type="flowchart-manual-input" draw:enhanced-path="M 0 4300 L 21600 0 21600 21600 0 21600 0 4300 Z N"/>
        </draw:custom-shape>
        <draw:rect draw:style-name="gr86" draw:text-style-name="P9" draw:layer="measurelines" svg:width="10.795cm" svg:height="1.649cm" svg:x="15.922cm" svg:y="1.635cm" draw:corner-radius="1.27cm">
          <text:p text:style-name="P2"><text:span text:style-name="T5">Samples and Spreadsheet Provided</text:span></text:p>
          <text:p text:style-name="P2"><text:span text:style-name="T4">A spreadsheet is provided by the collaborator with a row for each sample. The </text:span></text:p>
          <text:p text:style-name="P2"><text:span text:style-name="T4">spreadsheet contains meta-data about the samples. It is keyed by </text:span><text:span text:style-name="T3">Tube Label</text:span></text:p>
        </draw:rect>
        <draw:g>
          <draw:polygon draw:style-name="gr44" draw:text-style-name="P2" draw:layer="measurelines" svg:width="6.984cm" svg:height="1.587cm" svg:x="21.59cm" svg:y="5.445cm" svg:viewBox="0 0 6985 1588" draw:points="0,0 6985,0 6350,1588 635,1588">
            <text:p/>
          </draw:polygon>
          <draw:rect draw:style-name="gr55" draw:text-style-name="P2" draw:layer="measurelines" svg:width="5.715cm" svg:height="1.588cm" svg:x="22.225cm" svg:y="5.445cm">
            <text:p text:style-name="P2"><text:span text:style-name="T2">Alquot Made</text:span></text:p>
            <text:p text:style-name="P2"><text:span text:style-name="T6">A dilution is made and labeled </text:span></text:p>
            <text:p text:style-name="P2"><text:span text:style-name="T6">with the </text:span><text:span text:style-name="T3">blinded number</text:span></text:p>
            <text:p text:style-name="P2"><text:span text:style-name="T3"/></text:p>
          </draw:rect>
        </draw:g>
        <draw:g>
          <draw:polygon draw:style-name="gr87" draw:text-style-name="P2" draw:layer="measurelines" svg:width="6.984cm" svg:height="1.586cm" svg:x="13.965cm" svg:y="7.35cm" svg:viewBox="0 0 6985 1587" draw:points="0,0 6985,0 6350,1587 635,1587">
            <text:p/>
          </draw:polygon>
          <draw:rect draw:style-name="gr88" draw:text-style-name="P2" draw:layer="measurelines" svg:width="5.715cm" svg:height="1.587cm" svg:x="14.6cm" svg:y="7.35cm">
            <text:p text:style-name="P2"><text:span text:style-name="T2">CTM Import</text:span></text:p>
            <text:p text:style-name="P2"><text:span text:style-name="T6">The samples are imported using </text:span></text:p>
            <text:p text:style-name="P2"><text:span text:style-name="T6">their </text:span><text:span text:style-name="T3">Bac_ids</text:span></text:p>
          </draw:rect>
        </draw:g>
        <draw:g>
          <draw:polygon draw:style-name="gr44" draw:text-style-name="P2" draw:layer="measurelines" svg:width="6.984cm" svg:height="1.587cm" svg:x="13.965cm" svg:y="5.445cm" svg:viewBox="0 0 6985 1588" draw:points="0,0 6985,0 6350,1588 635,1588">
            <text:p/>
          </draw:polygon>
          <draw:rect draw:style-name="gr45" draw:text-style-name="P2" draw:layer="measurelines" svg:width="5.715cm" svg:height="1.588cm" svg:x="14.6cm" svg:y="5.445cm">
            <text:p text:style-name="P2"><text:span text:style-name="T2">Load data into GLK</text:span></text:p>
            <text:p text:style-name="P2"><text:span text:style-name="T6">Imported via FLURP or RURP </text:span></text:p>
            <text:p text:style-name="P2"><text:span text:style-name="T6">from the spreadsheet.</text:span></text:p>
          </draw:rect>
        </draw:g>
      </draw:page>
      <draw:page draw:name="page2" draw:style-name="dp1" draw:master-page-name="Default">
        <office:forms form:automatic-focus="false" form:apply-design-mode="false"/>
        <draw:line draw:style-name="gr89" draw:text-style-name="P2" draw:layer="layout" svg:x1="6.09cm" svg:y1="102.769cm" svg:x2="6.079cm" svg:y2="91.122cm">
          <text:p/>
        </draw:line>
        <draw:line draw:style-name="gr89" draw:text-style-name="P2" draw:layer="layout" svg:x1="15.287cm" svg:y1="102.311cm" svg:x2="6.08cm" svg:y2="102.311cm">
          <text:p/>
        </draw:line>
        <draw:line draw:style-name="gr89" draw:text-style-name="P2" draw:layer="layout" svg:x1="6.82cm" svg:y1="90.422cm" svg:x2="14.77cm" svg:y2="90.422cm">
          <text:p/>
        </draw:line>
        <draw:line draw:style-name="gr89" draw:text-style-name="P2" draw:layer="layout" svg:x1="6.08cm" svg:y1="55.245cm" svg:x2="6.072cm" svg:y2="43.716cm">
          <text:p/>
        </draw:line>
        <draw:line draw:style-name="gr89" draw:text-style-name="P2" draw:layer="layout" svg:x1="15.405cm" svg:y1="54.756cm" svg:x2="6.198cm" svg:y2="54.756cm">
          <text:p/>
        </draw:line>
        <draw:line draw:style-name="gr89" draw:text-style-name="P2" draw:layer="layout" svg:x1="6.92cm" svg:y1="42.631cm" svg:x2="14.87cm" svg:y2="42.631cm">
          <text:p/>
        </draw:line>
        <draw:line draw:style-name="gr90" draw:text-style-name="P2" draw:layer="layout" svg:x1="72.12cm" svg:y1="31.75cm" svg:x2="72.12cm" svg:y2="42.545cm">
          <text:p/>
        </draw:line>
        <draw:line draw:style-name="gr90" draw:text-style-name="P2" draw:layer="layout" svg:x1="33.4cm" svg:y1="78.404cm" svg:x2="33.4cm" svg:y2="86.977cm">
          <text:p/>
        </draw:line>
        <draw:line draw:style-name="gr90" draw:text-style-name="P2" draw:layer="layout" svg:x1="33.4cm" svg:y1="93.439cm" svg:x2="33.4cm" svg:y2="98.837cm">
          <text:p/>
        </draw:line>
        <draw:line draw:style-name="gr90" draw:text-style-name="P2" draw:layer="layout" svg:x1="33.4cm" svg:y1="105.292cm" svg:x2="33.4cm" svg:y2="110.69cm">
          <text:p/>
        </draw:line>
        <draw:line draw:style-name="gr89" draw:text-style-name="P2" draw:layer="layout" svg:x1="51.57cm" svg:y1="114.2cm" svg:x2="60.79cm" svg:y2="114.2cm">
          <text:p/>
        </draw:line>
        <draw:line draw:style-name="gr90" draw:text-style-name="P2" draw:layer="layout" svg:x1="33.4cm" svg:y1="57.784cm" svg:x2="33.4cm" svg:y2="63.182cm">
          <text:p/>
        </draw:line>
        <draw:line draw:style-name="gr90" draw:text-style-name="P2" draw:layer="layout" svg:x1="33.385cm" svg:y1="69.649cm" svg:x2="33.385cm" svg:y2="75.047cm">
          <text:p/>
        </draw:line>
        <draw:line draw:style-name="gr91" draw:text-style-name="P2" draw:layer="layout" svg:x1="44.497cm" svg:y1="57.35cm" svg:x2="44.497cm" svg:y2="75.13cm">
          <text:p/>
        </draw:line>
        <draw:line draw:style-name="gr90" draw:text-style-name="P2" draw:layer="layout" svg:x1="33.45cm" svg:y1="45.937cm" svg:x2="33.45cm" svg:y2="51.335cm">
          <text:p/>
        </draw:line>
        <draw:line draw:style-name="gr92" draw:text-style-name="P2" draw:layer="layout" svg:x1="70.215cm" svg:y1="30.528cm" svg:x2="52.065cm" svg:y2="30.528cm">
          <text:p/>
        </draw:line>
        <draw:line draw:style-name="gr89" draw:text-style-name="P2" draw:layer="layout" svg:x1="65.07cm" svg:y1="54.756cm" svg:x2="52.052cm" svg:y2="54.756cm">
          <text:p/>
        </draw:line>
        <draw:line draw:style-name="gr92" draw:text-style-name="P2" draw:layer="layout" svg:x1="72.437cm" svg:y1="42.631cm" svg:x2="52.117cm" svg:y2="42.631cm">
          <text:p/>
        </draw:line>
        <draw:line draw:style-name="gr89" draw:text-style-name="P2" draw:layer="layout" svg:x1="6.75cm" svg:y1="30.528cm" svg:x2="14.7cm" svg:y2="30.528cm">
          <text:p/>
        </draw:line>
        <draw:line draw:style-name="gr89" draw:text-style-name="P2" draw:layer="layout" svg:x1="6.003cm" svg:y1="30.162cm" svg:x2="5.994cm" svg:y2="20.872cm">
          <text:p/>
        </draw:line>
        <draw:line draw:style-name="gr90" draw:text-style-name="P2" draw:layer="layout" svg:x1="33.4cm" svg:y1="33.759cm" svg:x2="33.4cm" svg:y2="39.157cm">
          <text:p/>
        </draw:line>
        <draw:line draw:style-name="gr89" draw:text-style-name="P2" draw:layer="layout" svg:x1="6.767cm" svg:y1="19.585cm" svg:x2="14.717cm" svg:y2="19.585cm">
          <text:p/>
        </draw:line>
        <draw:line draw:style-name="gr89" draw:text-style-name="P2" draw:layer="layout" svg:x1="70.85cm" svg:y1="19.089cm" svg:x2="52.082cm" svg:y2="19.089cm">
          <text:p/>
        </draw:line>
        <draw:line draw:style-name="gr89" draw:text-style-name="P2" draw:layer="layout" svg:x1="6.003cm" svg:y1="17.145cm" svg:x2="5.996cm" svg:y2="8.572cm">
          <text:p/>
        </draw:line>
        <draw:line draw:style-name="gr89" draw:text-style-name="P2" draw:layer="layout" svg:x1="15.235cm" svg:y1="16.71cm" svg:x2="6.08cm" svg:y2="16.71cm">
          <text:p/>
        </draw:line>
        <draw:line draw:style-name="gr89" draw:text-style-name="P2" draw:layer="layout" svg:x1="6.78cm" svg:y1="7.256cm" svg:x2="14.73cm" svg:y2="7.256cm">
          <text:p/>
        </draw:line>
        <draw:connector draw:style-name="gr93" draw:text-style-name="P2" draw:layer="layout" svg:x1="33.4cm" svg:y1="10.7cm" svg:x2="33.4cm" svg:y2="15.589cm" draw:start-shape="id37" draw:start-glue-point="2" draw:end-shape="id38" draw:end-glue-point="0" svg:d="m33400 10700v4889">
          <text:p/>
        </draw:connector>
        <draw:rect draw:style-name="gr75" draw:text-style-name="P4" draw:layer="layout" svg:width="12.5cm" svg:height="7cm" svg:x="69.6cm" svg:y="100cm">
          <text:p text:style-name="P2"><text:span text:style-name="T1">Unresolved</text:span></text:p>
        </draw:rect>
        <draw:rect draw:style-name="gr76" draw:text-style-name="P4" draw:layer="layout" svg:width="12.5cm" svg:height="7cm" svg:x="69.6cm" svg:y="110.7cm">
          <text:p text:style-name="P2"><text:span text:style-name="T1">Deprecated</text:span></text:p>
        </draw:rect>
        <draw:line draw:style-name="gr89" draw:text-style-name="P2" draw:layer="layout" svg:x1="60.9cm" svg:y1="114.617cm" svg:x2="60.9cm" svg:y2="91.122cm">
          <text:p/>
        </draw:line>
        <draw:line draw:style-name="gr89" draw:text-style-name="P2" draw:layer="layout" svg:x1="60.015cm" svg:y1="90.422cm" svg:x2="52.065cm" svg:y2="90.422cm">
          <text:p/>
        </draw:line>
        <draw:line draw:style-name="gr89" draw:text-style-name="P2" draw:layer="layout" svg:x1="6.004cm" svg:y1="40.322cm" svg:x2="5.998cm" svg:y2="31.867cm">
          <text:p/>
        </draw:line>
        <draw:line draw:style-name="gr89" draw:text-style-name="P2" draw:layer="layout" svg:x1="14.97cm" svg:y1="40.005cm" svg:x2="6.08cm" svg:y2="40.005cm">
          <text:p/>
        </draw:line>
        <draw:line draw:style-name="gr89" draw:text-style-name="P2" draw:layer="layout" svg:x1="60.901cm" svg:y1="67.11cm" svg:x2="60.9cm" svg:y2="55.562cm">
          <text:p/>
        </draw:line>
        <draw:rect draw:style-name="gr12" draw:text-style-name="P11" draw:layer="layout" svg:width="12.5cm" svg:height="17.7cm" svg:x="69.6cm" svg:y="14.4cm">
          <text:p text:style-name="P5"><text:span text:style-name="T1">Close Sample</text:span></text:p>
          <text:p text:style-name="P10"><text:span text:style-name="T12"/></text:p>
        </draw:rect>
        <draw:frame draw:style-name="gr94" draw:text-style-name="P12" draw:layer="layout" svg:width="10cm" svg:height="3.65cm" svg:x="3.065cm" svg:y="61.402cm">
          <draw:text-box>
            <text:p><text:span text:style-name="T13">Set requiresAnnotation</text:span></text:p>
            <text:p><text:span text:style-name="T14">This attribute must be set before the sample reaches the '</text:span><text:span text:style-name="T15">Annotation</text:span><text:span text:style-name="T14">' step. </text:span></text:p>
            <text:p><text:span text:style-name="T14">For all but influenza samples it will need to be set on each segment individually.</text:span></text:p>
            <text:p><text:span text:style-name="T14">Influenza samples are marked at the database level as not requiring annotaion.</text:span></text:p>
          </draw:text-box>
        </draw:frame>
        <draw:frame draw:style-name="gr95" draw:text-style-name="P12" draw:layer="layout" svg:width="10cm" svg:height="3.176cm" svg:x="3.065cm" svg:y="56.532cm">
          <draw:text-box>
            <text:p><text:span text:style-name="T13">Create JIRA annotation Ticket</text:span></text:p>
            <text:p><text:span text:style-name="T14">Currently samples that require annotation have a seperate JIRA sub-task/issue created for them. The new Issue should be assigned to Tim Stockwel who will then re-assign it to the BA responsible. </text:span></text:p>
          </draw:text-box>
        </draw:frame>
        <draw:line draw:style-name="gr89" draw:text-style-name="P2" draw:layer="layout" svg:x1="77.698cm" svg:y1="45.72cm" svg:x2="77.698cm" svg:y2="32.167cm">
          <text:p/>
        </draw:line>
        <draw:line draw:style-name="gr89" draw:text-style-name="P2" draw:layer="layout" svg:x1="51.682cm" svg:y1="45.085cm" svg:x2="77.517cm" svg:y2="45.085cm">
          <text:p/>
        </draw:line>
        <draw:line draw:style-name="gr89" draw:text-style-name="P2" draw:layer="layout" svg:x1="47.989cm" svg:y1="66.644cm" svg:x2="61.007cm" svg:y2="66.644cm">
          <text:p/>
        </draw:line>
        <draw:rect draw:style-name="gr96" draw:text-style-name="P4" draw:layer="layout" svg:width="12.5cm" svg:height="7cm" svg:x="69.6cm" svg:y="89.3cm">
          <text:p text:style-name="P2"><text:span text:style-name="T1">Move</text:span></text:p>
        </draw:rect>
        <draw:connector draw:style-name="gr93" draw:text-style-name="P2" draw:layer="layout" svg:x1="33.4cm" svg:y1="22.589cm" svg:x2="33.4cm" svg:y2="27.282cm" draw:start-shape="id38" svg:d="m33400 22589v4693">
          <text:p/>
        </draw:connector>
        <draw:connector draw:style-name="gr93" draw:text-style-name="P2" draw:layer="layout" svg:x1="33.55cm" svg:y1="0.11cm" svg:x2="33.55cm" svg:y2="3.81cm" svg:d="m33550 110v3700">
          <text:p/>
        </draw:connector>
        <draw:frame draw:style-name="gr97" draw:text-style-name="P13" draw:layer="layout" svg:width="15cm" svg:height="2.232cm" svg:x="25.9cm" svg:y="12.029cm">
          <draw:text-box>
            <text:p text:style-name="P10"><text:span text:style-name="T16">To Lab Processing</text:span></text:p>
            <text:p><text:span text:style-name="T14">When a set/batch of samples are going to be processed they will be moved as a group from the </text:span><text:span text:style-name="T17">Received Sample</text:span><text:span text:style-name="T14"> step to the </text:span><text:span text:style-name="T17">Lab Processing </text:span><text:span text:style-name="T14">Step where work, in the form of sub-tasks, can be assigned.</text:span></text:p>
          </draw:text-box>
        </draw:frame>
        <draw:frame draw:style-name="gr98" draw:text-style-name="P14" draw:layer="layout" svg:width="15cm" svg:height="2.245cm" svg:x="26.05cm" svg:y="0cm">
          <draw:text-box>
            <text:p><text:span text:style-name="T18">Issue (Sample) Creation</text:span></text:p>
            <text:p><text:span text:style-name="T19">Manual creation can take place either via JIRA or using a bulk issue creation tool that takes a CSV file as input. With the following format for the CSV file:</text:span></text:p>
            <text:p><text:span text:style-name="T20">&lt;DB&gt;, &lt;Collection Code&gt;, &lt;BAC ID&gt; [,&lt;Extent ID&gt;]</text:span></text:p>
          </draw:text-box>
        </draw:frame>
        <draw:frame draw:style-name="gr99" draw:text-style-name="P15" draw:layer="layout" svg:width="15cm" svg:height="2.228cm" svg:x="25.9cm" svg:y="23.695cm">
          <draw:text-box>
            <text:p><text:span text:style-name="T16">To Assemble </text:span></text:p>
            <text:p><text:span text:style-name="T21">Restriction: requires all sub-tasks to have finished</text:span></text:p>
            <text:p><text:span text:style-name="T14">As all sub-tasks have successful completed the sequencing results must be ready for assembly. </text:span></text:p>
          </draw:text-box>
        </draw:frame>
        <draw:frame draw:style-name="gr100" draw:text-style-name="P12" draw:layer="layout" svg:width="15cm" svg:height="1.588cm" svg:x="25.9cm" svg:y="35.904cm">
          <draw:text-box>
            <text:p><text:span text:style-name="T13">To Review Assembly</text:span></text:p>
            <text:p><text:span text:style-name="T22">If there is no error then a newly created assembly should be reviewed.</text:span></text:p>
          </draw:text-box>
        </draw:frame>
        <draw:frame draw:style-name="gr101" draw:text-style-name="P12" draw:layer="layout" svg:width="15cm" svg:height="2.702cm" svg:x="26.005cm" svg:y="71.238cm">
          <draw:text-box>
            <text:p><text:span text:style-name="T13">To Collaborator Review</text:span></text:p>
            <text:p><text:span text:style-name="T22">Next-Gen samples; are moved to </text:span><text:span text:style-name="T23">Collaborator Review</text:span><text:span text:style-name="T22"> without carrying out any other actions.</text:span></text:p>
            <text:p><text:span text:style-name="T22"><text:s/></text:span><text:span text:style-name="T22">Sanger samples; are moved to Collaborator Review after FLAVOR has been run, unless they </text:span><text:span text:style-name="T24">unexpectedly</text:span><text:span text:style-name="T22"> <text:s/>fail validation.</text:span></text:p>
          </draw:text-box>
        </draw:frame>
        <draw:frame draw:style-name="gr102" draw:text-style-name="P12" draw:layer="layout" svg:width="15cm" svg:height="1.933cm" svg:x="25.9cm" svg:y="83.512cm">
          <draw:text-box>
            <text:p><text:span text:style-name="T13">To Deliver Data</text:span></text:p>
            <text:p><text:span text:style-name="T22">Once the Collaborator has been emailed and any wait period has passed.</text:span></text:p>
          </draw:text-box>
        </draw:frame>
        <draw:frame draw:style-name="gr103" draw:text-style-name="P12" draw:layer="layout" svg:width="10.16cm" svg:height="1.28cm" svg:x="28.32cm" svg:y="95.727cm">
          <draw:text-box>
            <text:p><text:span text:style-name="T13">To Submitted to Genbank</text:span></text:p>
            <text:p><text:span text:style-name="T22">When the sample has been submitted to Gen-Bank</text:span></text:p>
          </draw:text-box>
        </draw:frame>
        <draw:frame draw:style-name="gr104" draw:text-style-name="P12" draw:layer="layout" svg:width="15cm" svg:height="1.746cm" svg:x="25.95cm" svg:y="47.821cm">
          <draw:text-box>
            <text:p><text:span text:style-name="T13">To Validate</text:span></text:p>
            <text:p><text:span text:style-name="T25">If no closure work remains to be done the sample should be moved, after review, to </text:span><text:span text:style-name="T26">Validate</text:span></text:p>
          </draw:text-box>
        </draw:frame>
        <draw:frame draw:style-name="gr105" draw:text-style-name="P12" draw:layer="layout" svg:width="15cm" svg:height="3.184cm" svg:x="25.9cm" svg:y="59.108cm">
          <draw:text-box>
            <text:p><text:span text:style-name="T13">To Annotate</text:span></text:p>
            <text:p><text:span text:style-name="T22">Once a sample has been validated, it should be moved to the '</text:span><text:span text:style-name="T17">Annotation' </text:span><text:span text:style-name="T27">step</text:span><text:span text:style-name="T22">. </text:span></text:p>
            <text:p><text:span text:style-name="T22">All samples, including influenza samples and those with no segments marked for annotation, pass through annotation. Those where no annotation is required pass through automatically to the 'C</text:span><text:span text:style-name="T28">ollaborator Review' </text:span><text:span text:style-name="T29">step.</text:span></text:p>
          </draw:text-box>
        </draw:frame>
        <draw:frame draw:style-name="gr106" draw:text-style-name="P13" draw:layer="layout" svg:width="10cm" svg:height="2.714cm" svg:x="1cm" svg:y="5.899cm">
          <draw:text-box>
            <text:p text:style-name="P10"><text:span text:style-name="T30">From Lab Processing</text:span></text:p>
            <text:p text:style-name="P10"><text:span text:style-name="T31">Samples are only anticipated to return from </text:span><text:span text:style-name="T32">Lab Processing</text:span><text:span text:style-name="T31"> to the </text:span><text:span text:style-name="T32">Received Sample</text:span><text:span text:style-name="T31"> step if they have been accidentally moved into </text:span><text:span text:style-name="T32">Lab Processing</text:span><text:span text:style-name="T31"> too soon.</text:span></text:p>
          </draw:text-box>
        </draw:frame>
        <draw:frame draw:style-name="gr105" draw:text-style-name="P16" draw:layer="layout" svg:width="10cm" svg:height="3.094cm" svg:x="55.9cm" svg:y="17.542cm">
          <draw:text-box>
            <text:p><text:span text:style-name="T33">From Close Sample</text:span></text:p>
            <text:p><text:span text:style-name="T14">If a problem with the samples preparation or sequencing is discovered or simply further next-gen sequencing is to be done on the sample it returns to this step.</text:span></text:p>
          </draw:text-box>
        </draw:frame>
        <draw:frame draw:style-name="gr107" draw:text-style-name="P16" draw:layer="layout" svg:width="10cm" svg:height="2.702cm" svg:x="1cm" svg:y="18.234cm">
          <draw:text-box>
            <text:p><text:span text:style-name="T33">From Review Assembly</text:span></text:p>
            <text:p><text:span text:style-name="T14">If a problem with the samples preparation or sequencing is discovered or simply further next-gen sequencing is to be done on the sample it returns to this step.</text:span></text:p>
          </draw:text-box>
        </draw:frame>
        <draw:frame draw:style-name="gr105" draw:text-style-name="P15" draw:layer="layout" svg:width="10cm" svg:height="3.094cm" svg:x="55.9cm" svg:y="28.981cm">
          <draw:text-box>
            <text:p><text:span text:style-name="T16">To Assenble</text:span></text:p>
            <text:p><text:span text:style-name="T22">When further sequencing data is produced in the </text:span><text:span text:style-name="T23">Close Sample</text:span><text:span text:style-name="T22"> step it will need to be integrated with the assembly.</text:span></text:p>
          </draw:text-box>
        </draw:frame>
        <draw:frame draw:style-name="gr108" draw:text-style-name="P16" draw:layer="layout" svg:width="10cm" svg:height="2.741cm" svg:x="1cm" svg:y="29.158cm">
          <draw:text-box>
            <text:p><text:span text:style-name="T33">From Review Assembly</text:span></text:p>
            <text:p><text:span text:style-name="T34">If the review of the sample's assembly finds problems with the assembly, which can be fixed, then the sample is returned to this step to carry out a new assembly.</text:span></text:p>
          </draw:text-box>
        </draw:frame>
        <draw:frame draw:style-name="gr105" draw:text-style-name="P15" draw:layer="layout" svg:width="10cm" svg:height="3.094cm" svg:x="55.9cm" svg:y="41.084cm">
          <draw:text-box>
            <text:p><text:span text:style-name="T16">To Review Assembly</text:span></text:p>
            <text:p><text:span text:style-name="T34">If closure only involved editing the assembly and no new sequencing data was produced then <text:s text:c="3"/>the sample can be re-evaluated without passing through the </text:span><text:span text:style-name="T35">Assemble </text:span><text:span text:style-name="T34">step.</text:span></text:p>
          </draw:text-box>
        </draw:frame>
        <draw:frame draw:style-name="gr109" draw:text-style-name="P16" draw:layer="layout" svg:width="10cm" svg:height="1.824cm" svg:x="55.87cm" svg:y="53.844cm">
          <draw:text-box>
            <text:p><text:span text:style-name="T33">From Annotation</text:span></text:p>
            <text:p><text:span text:style-name="T34">If reviewing the annotation shows that more work is needed.</text:span></text:p>
          </draw:text-box>
        </draw:frame>
        <draw:frame draw:style-name="gr110" draw:text-style-name="P16" draw:layer="layout" svg:width="10cm" svg:height="2.228cm" svg:x="1cm" svg:y="41.517cm">
          <draw:text-box>
            <text:p><text:span text:style-name="T33">From Validate</text:span></text:p>
            <text:p><text:span text:style-name="T34">If the validation process finds further work is needed then the sample is returned to this step to be re-evaluated.</text:span></text:p>
          </draw:text-box>
        </draw:frame>
        <draw:frame draw:style-name="gr111" draw:text-style-name="P16" draw:layer="layout" svg:width="10cm" svg:height="1.28cm" svg:x="1cm" svg:y="89.782cm">
          <draw:text-box>
            <text:p><text:span text:style-name="T33">From Submitted to Genbank</text:span></text:p>
            <text:p><text:span text:style-name="T34">If publishing, to Gen-Bank, needs repeating.</text:span></text:p>
          </draw:text-box>
        </draw:frame>
        <draw:frame draw:style-name="gr112" draw:text-style-name="P16" draw:layer="layout" svg:width="10cm" svg:height="1.28cm" svg:x="55.9cm" svg:y="89.782cm">
          <draw:text-box>
            <text:p><text:span text:style-name="T33">From Sample Published</text:span></text:p>
            <text:p><text:span text:style-name="T34">If publishing, to Gen-Bank, needs repeating.</text:span></text:p>
          </draw:text-box>
        </draw:frame>
        <draw:frame draw:style-name="gr113" draw:text-style-name="P12" draw:layer="layout" svg:width="15cm" svg:height="1.28cm" svg:x="25.9cm" svg:y="107.616cm">
          <draw:text-box>
            <text:p><text:span text:style-name="T13">To sample Published</text:span></text:p>
            <text:p><text:span text:style-name="T22">When the sample has been accepted by Gen-Bank</text:span></text:p>
          </draw:text-box>
        </draw:frame>
        <draw:line draw:style-name="gr89" draw:text-style-name="P2" draw:layer="layout" svg:x1="77.699cm" svg:y1="66.992cm" svg:x2="77.698cm" svg:y2="55.444cm">
          <text:p/>
        </draw:line>
        <draw:line draw:style-name="gr89" draw:text-style-name="P2" draw:layer="layout" svg:x1="61.007cm" svg:y1="66.644cm" svg:x2="77.835cm" svg:y2="66.644cm">
          <text:p/>
        </draw:line>
        <draw:line draw:style-name="gr89" draw:text-style-name="P2" draw:layer="layout" svg:x1="77.698cm" svg:y1="54.927cm" svg:x2="77.698cm" svg:y2="45.72cm">
          <text:p/>
        </draw:line>
        <draw:frame draw:style-name="gr109" draw:text-style-name="P16" draw:layer="layout" svg:width="10cm" svg:height="1.824cm" svg:x="72.698cm" svg:y="53.726cm">
          <draw:text-box>
            <text:p><text:span text:style-name="T33">From Annotation</text:span></text:p>
            <text:p><text:span text:style-name="T34">If reviewing the annotation shows that more work is needed.</text:span></text:p>
          </draw:text-box>
        </draw:frame>
        <draw:g>
          <draw:rect draw:style-name="gr12" draw:text-style-name="P4" draw:layer="layout" svg:width="37.4cm" svg:height="7cm" svg:x="14.7cm" svg:y="110.7cm">
            <text:p text:style-name="P2"><text:span text:style-name="T1">Sample Published</text:span></text:p>
          </draw:rect>
          <draw:frame draw:style-name="gr114" draw:text-style-name="P17" draw:layer="layout" svg:width="19.95cm" svg:height="3.415cm" svg:x="14.7cm" svg:y="110.7cm">
            <draw:text-box>
              <text:p text:style-name="P5"><text:span text:style-name="T1"/></text:p>
              <text:p><text:span text:style-name="T36">The final step for Samples.</text:span></text:p>
              <text:p><text:span text:style-name="T36">Samples waiting at this step have been successfully processed.</text:span></text:p>
              <text:p><text:span text:style-name="T36">This is the final step, the sample has been published and nothing else needs to be done.</text:span></text:p>
            </draw:text-box>
          </draw:frame>
          <draw:frame draw:style-name="standard" draw:layer="layout" svg:width="14.581cm" svg:height="1.896cm" svg:x="35.844cm" svg:y="113.252cm">
            <table:table table:template-name="default" table:use-first-row-styles="true" table:use-banding-rows-styles="true">
              <table:table-column table:style-name="co1"/>
              <table:table-column table:style-name="co2"/>
              <table:table-row table:style-name="ro1" table:default-cell-style-name="ce1">
                <table:table-cell>
                  <text:p><text:span text:style-name="T13">State</text:span></text:p>
                </table:table-cell>
                <table:table-cell>
                  <text:p><text:span text:style-name="T13">Action required</text:span></text:p>
                </table:table-cell>
              </table:table-row>
              <table:table-row table:style-name="ro2">
                <table:table-cell table:style-name="ce2">
                  <text:p><text:span text:style-name="T37">On Exit</text:span></text:p>
                </table:table-cell>
                <table:table-cell table:style-name="ce3">
                  <text:p><text:span text:style-name="T38">If a sample is being restarted its 'submitted date' needs to be blanked.</text:span></text:p>
                </table:table-cell>
              </table:table-row>
            </table:table>
            <draw:image xlink:href="Pictures/TablePreview1.svm" xlink:type="simple" xlink:show="embed" xlink:actuate="onLoad"/>
          </draw:frame>
        </draw:g>
        <draw:g>
          <draw:g>
            <draw:rect draw:style-name="gr12" draw:text-style-name="P4" draw:layer="layout" svg:width="37.4cm" svg:height="6.564cm" svg:x="14.7cm" svg:y="27.246cm">
              <text:p text:style-name="P2"><text:span text:style-name="T1">Assemble</text:span></text:p>
            </draw:rect>
          </draw:g>
          <draw:frame draw:style-name="gr115" draw:text-style-name="P17" draw:layer="layout" svg:width="19.95cm" svg:height="4.821cm" svg:x="14.7cm" svg:y="27.246cm">
            <draw:text-box>
              <text:p text:style-name="P5"><text:span text:style-name="T1"/></text:p>
              <text:p><text:span text:style-name="T39">Samples in this state have completed sequencing and their results are ready and available to be assembled.</text:span></text:p>
              <text:p><text:span text:style-name="T39">Assembly varies depending on the combination of technologies used. <text:s/></text:span></text:p>
              <text:p><text:span text:style-name="T39">Initially the assemblers will need to be run manually and the sample's workflow manually moved to '</text:span><text:span text:style-name="T40">Review Assembly' </text:span><text:span text:style-name="T41">once the complete</text:span><text:span text:style-name="T39">.</text:span></text:p>
            </draw:text-box>
          </draw:frame>
          <draw:frame draw:style-name="standard" draw:layer="layout" svg:width="14.96cm" svg:height="5.808cm" svg:x="35.844cm" svg:y="27.624cm">
            <table:table table:template-name="default" table:use-first-row-styles="true" table:use-banding-rows-styles="true">
              <table:table-column table:style-name="co3"/>
              <table:table-column table:style-name="co4"/>
              <table:table-row table:style-name="ro3" table:default-cell-style-name="ce4">
                <table:table-cell>
                  <text:p><text:span text:style-name="T13">State</text:span></text:p>
                </table:table-cell>
                <table:table-cell>
                  <text:p><text:span text:style-name="T13">Action required</text:span></text:p>
                </table:table-cell>
              </table:table-row>
              <table:table-row table:style-name="ro4">
                <table:table-cell table:style-name="ce5">
                  <text:p><text:span text:style-name="T37">The sample is not yet ready for </text:span><text:span text:style-name="T42">lab processing</text:span></text:p>
                  <text:p><text:span text:style-name="T37">or the lab is not yet ready for the sample.</text:span></text:p>
                </table:table-cell>
                <table:table-cell table:style-name="ce6">
                  <text:p text:style-name="P18"><text:span text:style-name="T37">No action required</text:span></text:p>
                </table:table-cell>
              </table:table-row>
              <table:table-row table:style-name="ro5">
                <table:table-cell table:style-name="ce5">
                  <text:p><text:span text:style-name="T37">The sample and lab are ready</text:span></text:p>
                </table:table-cell>
                <table:table-cell table:style-name="ce6">
                  <text:p text:style-name="P18"><text:span text:style-name="T37">Move the to the next step.</text:span></text:p>
                </table:table-cell>
              </table:table-row>
              <table:table-row table:style-name="ro6">
                <table:table-cell table:style-name="ce7">
                  <text:p><text:span text:style-name="T37">Assembly in progress</text:span></text:p>
                </table:table-cell>
                <table:table-cell table:style-name="ce8">
                  <text:p><text:span text:style-name="T37">None</text:span></text:p>
                </table:table-cell>
              </table:table-row>
              <table:table-row table:style-name="ro7" table:default-cell-style-name="ce9">
                <table:table-cell>
                  <text:p><text:span text:style-name="T37">Assembly complete, needs moving.</text:span></text:p>
                </table:table-cell>
                <table:table-cell>
                  <text:p><text:span text:style-name="T37">Move to </text:span><text:span text:style-name="T43">Review Assembly</text:span></text:p>
                </table:table-cell>
              </table:table-row>
              <table:table-row table:style-name="ro8">
                <table:table-cell table:style-name="ce2">
                  <text:p><text:span text:style-name="T37">Assembler completes (Sanger Sample)</text:span></text:p>
                </table:table-cell>
                <table:table-cell table:style-name="ce3">
                  <text:p><text:span text:style-name="T37">Move to Review Assembly</text:span></text:p>
                </table:table-cell>
              </table:table-row>
              <table:table-row table:style-name="ro9">
                <table:table-cell table:style-name="ce2">
                  <text:p><text:span text:style-name="T37">On Exit (to review Assembly)</text:span></text:p>
                </table:table-cell>
                <table:table-cell table:style-name="ce3">
                  <text:p><text:span text:style-name="T37">Increment assembly version </text:span></text:p>
                </table:table-cell>
              </table:table-row>
            </table:table>
            <draw:image xlink:href="Pictures/TablePreview2.svm" xlink:type="simple" xlink:show="embed" xlink:actuate="onLoad"/>
          </draw:frame>
        </draw:g>
        <draw:g>
          <draw:rect draw:style-name="gr12" draw:text-style-name="P11" draw:layer="layout" svg:width="37.4cm" svg:height="7cm" svg:x="14.7cm" svg:y="63.144cm">
            <text:p text:style-name="P5"><text:span text:style-name="T1">Annotation</text:span></text:p>
            <text:p text:style-name="P5"><text:span text:style-name="T31">The annotation is carried out by manually running an automated annotation program on the sample.</text:span></text:p>
          </draw:rect>
          <draw:frame draw:style-name="standard" draw:layer="layout" svg:width="14.581cm" svg:height="3.037cm" svg:x="35.844cm" svg:y="65.692cm">
            <table:table table:template-name="default" table:use-first-row-styles="true" table:use-banding-rows-styles="true">
              <table:table-column table:style-name="co1"/>
              <table:table-column table:style-name="co2"/>
              <table:table-row table:style-name="ro1" table:default-cell-style-name="ce4">
                <table:table-cell>
                  <text:p><text:span text:style-name="T13">State</text:span></text:p>
                </table:table-cell>
                <table:table-cell>
                  <text:p><text:span text:style-name="T13">Action required</text:span></text:p>
                </table:table-cell>
              </table:table-row>
              <table:table-row table:style-name="ro2">
                <table:table-cell table:style-name="ce2">
                  <text:p><text:span text:style-name="T37">On Entry (Influenza samples)</text:span></text:p>
                </table:table-cell>
                <table:table-cell table:style-name="ce3" table:number-rows-spanned="2">
                  <text:p><text:span text:style-name="T37">Forward to the '</text:span><text:span text:style-name="T44">Collaborator Review'</text:span><text:span text:style-name="T37"> step, </text:span></text:p>
                  <text:p><text:span text:style-name="T37">no annotation is required.</text:span></text:p>
                </table:table-cell>
              </table:table-row>
              <table:table-row table:style-name="ro2">
                <table:table-cell table:style-name="ce2">
                  <text:p><text:span text:style-name="T37">On Entry (If GLK Attribute requiresAnnotation is false for all segments)</text:span></text:p>
                </table:table-cell>
                <table:covered-table-cell table:style-name="ce3"/>
              </table:table-row>
            </table:table>
            <draw:image xlink:href="Pictures/TablePreview3.svm" xlink:type="simple" xlink:show="embed" xlink:actuate="onLoad"/>
          </draw:frame>
        </draw:g>
        <draw:g draw:id="id37">
          <draw:rect draw:style-name="gr12" draw:text-style-name="P4" draw:layer="layout" svg:width="37.4cm" svg:height="7cm" svg:x="14.7cm" svg:y="3.7cm">
            <text:p text:style-name="P2"><text:span text:style-name="T1">Received Sample</text:span></text:p>
            <text:p text:style-name="P2"><text:span text:style-name="T1"/></text:p>
          </draw:rect>
          <draw:frame draw:style-name="gr116" draw:text-style-name="P19" draw:layer="layout" svg:width="28.197cm" svg:height="1.937cm" svg:x="14.7cm" svg:y="3.7cm">
            <draw:text-box>
              <text:p text:style-name="P5"><text:span text:style-name="T45"/></text:p>
              <text:p text:style-name="P5"><text:span text:style-name="T46">This is the first step in the workflow, all samples are initially on this step.</text:span></text:p>
            </draw:text-box>
          </draw:frame>
          <draw:frame draw:style-name="standard" draw:layer="layout" svg:width="14.96cm" svg:height="4.668cm" svg:x="35.844cm" svg:y="4.828cm">
            <table:table table:template-name="default" table:use-first-row-styles="true" table:use-banding-rows-styles="true">
              <table:table-column table:style-name="co3"/>
              <table:table-column table:style-name="co4"/>
              <table:table-row table:style-name="ro10">
                <table:table-cell table:style-name="ce1">
                  <text:p><text:span text:style-name="T13">State</text:span></text:p>
                </table:table-cell>
                <table:table-cell table:style-name="ce4">
                  <text:p><text:span text:style-name="T13">Action required</text:span></text:p>
                </table:table-cell>
              </table:table-row>
              <table:table-row table:style-name="ro11">
                <table:table-cell table:style-name="ce10">
                  <text:p><text:span text:style-name="T37">Before Entering</text:span></text:p>
                </table:table-cell>
                <table:table-cell table:style-name="ce11">
                  <text:p><text:span text:style-name="T47">sample-create.sh is run to add the sample to JIRA</text:span></text:p>
                </table:table-cell>
              </table:table-row>
              <table:table-row table:style-name="ro12">
                <table:table-cell table:style-name="ce12">
                  <text:p><text:span text:style-name="T48">The sample is not yet ready for lab processing</text:span></text:p>
                  <text:p><text:span text:style-name="T48">or the lab is not yet ready for the sample.</text:span></text:p>
                </table:table-cell>
                <table:table-cell table:style-name="ce13">
                  <text:p><text:span text:style-name="T48">No action required</text:span></text:p>
                </table:table-cell>
              </table:table-row>
              <table:table-row table:style-name="ro13">
                <table:table-cell table:style-name="ce14">
                  <text:p><text:span text:style-name="T48">The sample and lab are ready</text:span></text:p>
                </table:table-cell>
                <table:table-cell table:style-name="ce13">
                  <text:p><text:span text:style-name="T48">Move the sample to the next step.</text:span></text:p>
                </table:table-cell>
              </table:table-row>
            </table:table>
            <draw:image xlink:href="Pictures/TablePreview4.svm" xlink:type="simple" xlink:show="embed" xlink:actuate="onLoad"/>
          </draw:frame>
        </draw:g>
        <draw:g draw:id="id38">
          <draw:rect draw:style-name="gr12" draw:text-style-name="P11" draw:layer="layout" svg:width="37.4cm" svg:height="7cm" svg:x="14.7cm" svg:y="15.589cm">
            <text:p text:style-name="P5"><text:span text:style-name="T1">Lab Processing</text:span></text:p>
            <text:p text:style-name="P10"><text:span text:style-name="T12"/></text:p>
          </draw:rect>
          <draw:frame draw:style-name="gr117" draw:text-style-name="P17" draw:layer="layout" svg:width="20.023cm" svg:height="3.703cm" svg:x="14.7cm" svg:y="15.589cm">
            <draw:text-box>
              <text:p text:style-name="P5"><text:span text:style-name="T1"/></text:p>
              <text:p text:style-name="P10"><text:span text:style-name="T12">Samples, during the </text:span><text:span text:style-name="T49">Lab Processing</text:span><text:span text:style-name="T12"> step, are prepared for sequencing and then sequenced. The work carried out is represented and monitored through the creation of sub-tasks. The Sample will only be able to move to </text:span><text:span text:style-name="T49">Assemble </text:span><text:span text:style-name="T12">once all of its sub-tasks have Completed (either successfully or have failed).</text:span></text:p>
            </draw:text-box>
          </draw:frame>
          <draw:frame draw:style-name="standard" draw:layer="layout" svg:width="14.96cm" svg:height="5.332cm" svg:x="35.844cm" svg:y="16.423cm">
            <table:table table:template-name="default" table:use-first-row-styles="true" table:use-banding-rows-styles="true">
              <table:table-column table:style-name="co3"/>
              <table:table-column table:style-name="co4"/>
              <table:table-row table:style-name="ro10" table:default-cell-style-name="ce4">
                <table:table-cell>
                  <text:p><text:span text:style-name="T13">State</text:span></text:p>
                </table:table-cell>
                <table:table-cell>
                  <text:p><text:span text:style-name="T13">Action required</text:span></text:p>
                </table:table-cell>
              </table:table-row>
              <table:table-row table:style-name="ro11">
                <table:table-cell table:style-name="ce5">
                  <text:p><text:span text:style-name="T37">Sample has no sub-tasks</text:span></text:p>
                </table:table-cell>
                <table:table-cell table:style-name="ce6">
                  <text:p><text:span text:style-name="T37">Create sub-tasks</text:span></text:p>
                </table:table-cell>
              </table:table-row>
              <table:table-row table:style-name="ro2">
                <table:table-cell table:style-name="ce15">
                  <text:p><text:span text:style-name="T37">Not all of the sample's sub-tasks have completed</text:span></text:p>
                </table:table-cell>
                <table:table-cell table:style-name="ce16">
                  <text:p><text:span text:style-name="T37">None</text:span></text:p>
                </table:table-cell>
              </table:table-row>
              <table:table-row table:style-name="ro13" table:default-cell-style-name="ce9">
                <table:table-cell>
                  <text:p><text:span text:style-name="T37">All of the sub-tasks have completed or failed</text:span></text:p>
                </table:table-cell>
                <table:table-cell>
                  <text:p><text:span text:style-name="T37">Select further sub-tasks or </text:span></text:p>
                  <text:p><text:span text:style-name="T37">move to the </text:span><text:span text:style-name="T43">Assemble</text:span><text:span text:style-name="T37"> step.</text:span></text:p>
                </table:table-cell>
              </table:table-row>
              <table:table-row table:style-name="ro14" table:default-cell-style-name="ce9">
                <table:table-cell>
                  <text:p><text:span text:style-name="T37">All of the sub-tasks have completed</text:span></text:p>
                </table:table-cell>
                <table:table-cell>
                  <text:p><text:span text:style-name="T37">Proceed to the </text:span><text:span text:style-name="T43">Assemble</text:span><text:span text:style-name="T37"> step.</text:span></text:p>
                </table:table-cell>
              </table:table-row>
              <table:table-row table:style-name="ro15">
                <table:table-cell table:style-name="ce2">
                  <text:p><text:span text:style-name="T37">On Exit</text:span></text:p>
                </table:table-cell>
                <table:table-cell table:style-name="ce3">
                  <text:p><text:span text:style-name="T37">Block if there are sub-tasks that have not yet completed</text:span></text:p>
                </table:table-cell>
              </table:table-row>
            </table:table>
            <draw:image xlink:href="Pictures/TablePreview5.svm" xlink:type="simple" xlink:show="embed" xlink:actuate="onLoad"/>
          </draw:frame>
        </draw:g>
        <draw:g>
          <draw:g>
            <draw:rect draw:style-name="gr12" draw:text-style-name="P4" draw:layer="layout" svg:width="37.4cm" svg:height="7cm" svg:x="14.8cm" svg:y="39.131cm">
              <text:p text:style-name="P2"><text:span text:style-name="T1">Review Assembly</text:span></text:p>
            </draw:rect>
            <draw:frame draw:style-name="standard" draw:layer="layout" svg:width="14.58cm" svg:height="5.588cm" svg:x="35.943cm" svg:y="39.837cm">
              <table:table table:template-name="default" table:use-first-row-styles="true" table:use-banding-rows-styles="true">
                <table:table-column table:style-name="co5"/>
                <table:table-column table:style-name="co2"/>
                <table:table-row table:style-name="ro1" table:default-cell-style-name="ce1">
                  <table:table-cell>
                    <text:p><text:span text:style-name="T13">State</text:span></text:p>
                  </table:table-cell>
                  <table:table-cell>
                    <text:p><text:span text:style-name="T13">Action required</text:span></text:p>
                  </table:table-cell>
                </table:table-row>
                <table:table-row table:style-name="ro16">
                  <table:table-cell table:style-name="ce2">
                    <text:p><text:span text:style-name="T37">On Entry</text:span></text:p>
                  </table:table-cell>
                  <table:table-cell table:style-name="ce3">
                    <text:p><text:span text:style-name="T38">Run autotasker and append the number of tasks required to the comma separated list, </text:span><text:span text:style-name="T50">Number of tasks.</text:span></text:p>
                  </table:table-cell>
                </table:table-row>
                <table:table-row table:style-name="ro17">
                  <table:table-cell table:style-name="ce17">
                    <text:p><text:span text:style-name="T37">Auto-binning</text:span></text:p>
                  </table:table-cell>
                  <table:table-cell table:style-name="ce18">
                    <text:p text:style-name="P20"><text:span text:style-name="T38">Run </text:span><text:span text:style-name="T51">autotasker</text:span><text:span text:style-name="T38"> and use the 'bin' selected to automatically move samples to their next state. '</text:span><text:span text:style-name="T51">Segments Missing' </text:span><text:span text:style-name="T38">and '</text:span><text:span text:style-name="T51">Requires Review'</text:span><text:span text:style-name="T38"> cannot be automatically forwarded as there are multiple steps that they could proceed to.</text:span></text:p>
                  </table:table-cell>
                </table:table-row>
                <table:table-row table:style-name="ro18">
                  <table:table-cell table:style-name="ce5">
                    <text:p><text:span text:style-name="T37">Requires human review</text:span></text:p>
                  </table:table-cell>
                  <table:table-cell table:style-name="ce6">
                    <text:p><text:span text:style-name="T37">Review autotasker output, select next step</text:span></text:p>
                  </table:table-cell>
                </table:table-row>
              </table:table>
              <draw:image xlink:href="Pictures/TablePreview6.svm" xlink:type="simple" xlink:show="embed" xlink:actuate="onLoad"/>
            </draw:frame>
          </draw:g>
          <draw:frame draw:style-name="gr118" draw:text-style-name="P17" draw:layer="layout" svg:width="19.95cm" svg:height="6.219cm" svg:x="14.7cm" svg:y="39.131cm">
            <draw:text-box>
              <text:p text:style-name="P5"><text:span text:style-name="T1"/></text:p>
              <text:p><text:span text:style-name="T12">Samples waiting at this step require human review.</text:span></text:p>
              <text:p><text:span text:style-name="T12">As soon as the sample reaches this step Autotasker 2 is run, to check for various problems and to generate a report of its findings. </text:span></text:p>
              <text:p><text:span text:style-name="T12">The full report is stored in a file while the number of remaining tasks (reactions) is appended to the </text:span><text:span text:style-name="T52">number of tasks </text:span><text:span text:style-name="T12">field which contains a comma separated list of the values from each time the sample has reached the '</text:span><text:span text:style-name="T52">Review Assembly' </text:span><text:span text:style-name="T53">step</text:span><text:span text:style-name="T12">. </text:span></text:p>
              <text:p><text:span text:style-name="T54">Initially selecting the next step will be a totally manual process. </text:span></text:p>
            </draw:text-box>
          </draw:frame>
        </draw:g>
        <draw:g>
          <draw:rect draw:style-name="gr12" draw:text-style-name="P4" draw:layer="layout" svg:width="37.4cm" svg:height="7cm" svg:x="14.7cm" svg:y="51.256cm">
            <text:p text:style-name="P2"><text:span text:style-name="T1">Validate</text:span></text:p>
          </draw:rect>
          <draw:frame draw:style-name="gr119" draw:text-style-name="P17" draw:layer="layout" svg:width="20.023cm" svg:height="6.242cm" svg:x="14.7cm" svg:y="51.256cm">
            <draw:text-box>
              <text:p text:style-name="P5"><text:span text:style-name="T1"/></text:p>
              <text:p><text:span text:style-name="T36">Samples at this step have been assembled and reviewed. They can be either Complete or Draft.</text:span></text:p>
              <text:p><text:span text:style-name="T36">All samples must be validated, including those marked as draft. This is to generate the list of quality exceptions required for their submission to Gen-Bank. </text:span></text:p>
              <text:p><text:span text:style-name="T36">For Sanger sequenced samples the list is generated by FLAVOR. </text:span></text:p>
              <text:p><text:span text:style-name="T36">Next-gen sequenced samples do not currently have an equivalent to FLAVOR and should be moved to </text:span><text:span text:style-name="T55">Collaborator Review </text:span><text:span text:style-name="T36">without carrying out any further tests.</text:span></text:p>
            </draw:text-box>
          </draw:frame>
          <draw:frame draw:style-name="standard" draw:layer="layout" svg:width="14.581cm" svg:height="2.097cm" svg:x="35.844cm" svg:y="53.704cm">
            <table:table table:template-name="default" table:use-first-row-styles="true" table:use-banding-rows-styles="true">
              <table:table-column table:style-name="co1"/>
              <table:table-column table:style-name="co2"/>
              <table:table-row table:style-name="ro1" table:default-cell-style-name="ce1">
                <table:table-cell>
                  <text:p><text:span text:style-name="T13">State</text:span></text:p>
                </table:table-cell>
                <table:table-cell>
                  <text:p><text:span text:style-name="T13">Action required</text:span></text:p>
                </table:table-cell>
              </table:table-row>
              <table:table-row table:style-name="ro2">
                <table:table-cell table:style-name="ce5">
                  <text:p><text:span text:style-name="T37">Requires Validation</text:span></text:p>
                </table:table-cell>
                <table:table-cell table:style-name="ce6">
                  <text:p text:style-name="P18"><text:span text:style-name="T37">Run FLAVOR, or another validation tool</text:span></text:p>
                </table:table-cell>
              </table:table-row>
              <table:table-row table:style-name="ro2">
                <table:table-cell table:style-name="ce5">
                  <text:p><text:span text:style-name="T37">Next Gen</text:span></text:p>
                </table:table-cell>
                <table:table-cell table:style-name="ce19">
                  <text:p text:style-name="P21"><text:span text:style-name="T37">Move the sample to </text:span><text:span text:style-name="T44">Collaborator Review</text:span></text:p>
                </table:table-cell>
              </table:table-row>
            </table:table>
            <draw:image xlink:href="Pictures/TablePreview7.svm" xlink:type="simple" xlink:show="embed" xlink:actuate="onLoad"/>
          </draw:frame>
        </draw:g>
        <draw:g>
          <draw:frame draw:style-name="gr120" draw:text-style-name="P17" draw:layer="layout" svg:width="19.95cm" svg:height="1.869cm" svg:x="14.7cm" svg:y="75.033cm">
            <draw:text-box>
              <text:p text:style-name="P5"><text:span text:style-name="T1"/></text:p>
              <text:p><text:span text:style-name="T36"/></text:p>
            </draw:text-box>
          </draw:frame>
          <draw:frame draw:style-name="gr121" draw:text-style-name="P17" draw:layer="layout" svg:width="19.95cm" svg:height="2.363cm" svg:x="14.7cm" svg:y="75.033cm">
            <draw:text-box>
              <text:p text:style-name="P5"><text:span text:style-name="T1"/></text:p>
              <text:p><text:span text:style-name="T36">Samples at this step are ready to be sent to the collaborator. They have been validated (if required) and annotated (if required)</text:span></text:p>
            </draw:text-box>
          </draw:frame>
          <draw:g>
            <draw:rect draw:style-name="gr12" draw:text-style-name="P4" draw:layer="layout" svg:width="37.4cm" svg:height="7cm" svg:x="14.7cm" svg:y="75.033cm">
              <text:p text:style-name="P2"><text:span text:style-name="T1">Collaborator Review</text:span></text:p>
            </draw:rect>
            <draw:frame draw:style-name="standard" draw:layer="layout" svg:width="14.558cm" svg:height="5.507cm" svg:x="36.642cm" svg:y="75.794cm">
              <table:table table:template-name="default" table:use-first-row-styles="true" table:use-banding-rows-styles="true">
                <table:table-column table:style-name="co6"/>
                <table:table-column table:style-name="co7"/>
                <table:table-column table:style-name="co8"/>
                <table:table-row table:style-name="ro1" table:default-cell-style-name="ce4">
                  <table:table-cell table:number-columns-spanned="2">
                    <text:p><text:span text:style-name="T13">State</text:span></text:p>
                  </table:table-cell>
                  <table:covered-table-cell table:style-name="ce20"/>
                  <table:table-cell>
                    <text:p><text:span text:style-name="T13">Action required</text:span></text:p>
                  </table:table-cell>
                </table:table-row>
                <table:table-row table:style-name="ro19" table:default-cell-style-name="ce21">
                  <table:table-cell>
                    <text:p><text:span text:style-name="T56">Collaborator has not been emailed</text:span></text:p>
                  </table:table-cell>
                  <table:table-cell>
                    <text:p><text:span text:style-name="T56">Part of a batch and not all of the batch has reached this step.</text:span></text:p>
                  </table:table-cell>
                  <table:table-cell table:style-name="ce22">
                    <text:p><text:span text:style-name="T56">None</text:span></text:p>
                  </table:table-cell>
                </table:table-row>
                <table:table-row table:style-name="ro19">
                  <table:table-cell table:style-name="ce23"/>
                  <table:table-cell table:style-name="ce21">
                    <text:p><text:span text:style-name="T56">Not part of a batch, or all of batch is ready</text:span></text:p>
                  </table:table-cell>
                  <table:table-cell table:style-name="ce22">
                    <text:p><text:span text:style-name="T56">Email collaborator</text:span></text:p>
                  </table:table-cell>
                </table:table-row>
                <table:table-row table:style-name="ro19">
                  <table:table-cell table:style-name="ce21">
                    <text:p><text:span text:style-name="T56">Collaborator has been emailed</text:span></text:p>
                  </table:table-cell>
                  <table:table-cell table:style-name="ce24">
                    <text:p><text:span text:style-name="T56">'Days to wait' period has not finished</text:span></text:p>
                  </table:table-cell>
                  <table:table-cell table:style-name="ce25">
                    <text:p><text:span text:style-name="T56">None</text:span></text:p>
                  </table:table-cell>
                </table:table-row>
                <table:table-row table:style-name="ro20">
                  <table:table-cell table:style-name="ce26"/>
                  <table:table-cell table:style-name="ce27">
                    <text:p><text:span text:style-name="T56">No 'days to wait' period, or the</text:span></text:p>
                    <text:p><text:span text:style-name="T57">'days to wait' period has finished</text:span></text:p>
                  </table:table-cell>
                  <table:table-cell table:style-name="ce28">
                    <text:p><text:span text:style-name="T56">Move to the </text:span><text:span text:style-name="T58">Deliver Data </text:span><text:span text:style-name="T56">step</text:span></text:p>
                  </table:table-cell>
                </table:table-row>
              </table:table>
              <draw:image xlink:href="Pictures/TablePreview8.svm" xlink:type="simple" xlink:show="embed" xlink:actuate="onLoad"/>
            </draw:frame>
            <draw:frame draw:style-name="gr122" draw:text-style-name="P17" draw:layer="layout" svg:width="20.023cm" svg:height="2.305cm" svg:x="14.701cm" svg:y="75.034cm">
              <draw:text-box>
                <text:p text:style-name="P5"><text:span text:style-name="T1"/></text:p>
                <text:p><text:span text:style-name="T36">Samples at this step are ready to be sent to the collaborator. They have been validated (if required) and annotated (if required)</text:span></text:p>
              </draw:text-box>
            </draw:frame>
          </draw:g>
        </draw:g>
        <draw:g>
          <draw:rect draw:style-name="gr12" draw:text-style-name="P4" draw:layer="layout" svg:width="37.4cm" svg:height="7cm" svg:x="14.7cm" svg:y="86.922cm">
            <text:p text:style-name="P2"><text:span text:style-name="T1">Deliver Data</text:span></text:p>
          </draw:rect>
          <draw:frame draw:style-name="gr123" draw:text-style-name="P17" draw:layer="layout" svg:width="19.95cm" svg:height="5.393cm" svg:x="14.7cm" svg:y="87.271cm">
            <draw:text-box>
              <text:p text:style-name="P5"><text:span text:style-name="T1"/></text:p>
              <text:p><text:span text:style-name="T36">Before reaching this step the sample has been submitted to the collaborator and any wait period has passed. </text:span></text:p>
              <text:p><text:span text:style-name="T36">Samples waiting at this step require the Gen-Bank file's generation and submission before being moved to the </text:span><text:span text:style-name="T59">Submitted to Genbank </text:span><text:span text:style-name="T36">step.</text:span></text:p>
            </draw:text-box>
          </draw:frame>
        </draw:g>
        <draw:g>
          <draw:rect draw:style-name="gr12" draw:text-style-name="P4" draw:layer="layout" svg:width="37.4cm" svg:height="7cm" svg:x="14.7cm" svg:y="98.811cm">
            <text:p text:style-name="P2"><text:span text:style-name="T1">Submitted to Genbank</text:span></text:p>
          </draw:rect>
          <draw:frame draw:style-name="gr124" draw:text-style-name="P17" draw:layer="layout" svg:width="19.95cm" svg:height="5.571cm" svg:x="14.7cm" svg:y="98.811cm">
            <draw:text-box>
              <text:p text:style-name="P5"><text:span text:style-name="T60"/></text:p>
              <text:p text:style-name="P5"><text:span text:style-name="T2">Before reaching this step the sample has been submitted to Gen-Bank.</text:span></text:p>
              <text:p text:style-name="P5"><text:span text:style-name="T2">Samples at this step have been submitted to Gen-Bank and are waiting for confirmation of their acceptance before moving to Sample Published.</text:span></text:p>
            </draw:text-box>
          </draw:frame>
        </draw:g>
        <draw:line draw:style-name="gr125" draw:text-style-name="P2" draw:layer="layout" svg:x1="1cm" svg:y1="60.325cm" svg:x2="83.099cm" svg:y2="60.325cm">
          <text:p/>
        </draw:line>
      </draw:page>
      <draw:page draw:name="page3" draw:style-name="dp1" draw:master-page-name="Default">
        <office:forms form:automatic-focus="false" form:apply-design-mode="false"/>
        <draw:line draw:style-name="gr90" draw:text-style-name="P2" draw:layer="layout" svg:x1="37.988cm" svg:y1="14.637cm" svg:x2="37.988cm" svg:y2="23.812cm">
          <text:p/>
        </draw:line>
        <draw:line draw:style-name="gr90" draw:text-style-name="P2" draw:layer="layout" svg:x1="37.988cm" svg:y1="34.322cm" svg:x2="37.988cm" svg:y2="43.497cm">
          <text:p/>
        </draw:line>
        <draw:line draw:style-name="gr90" draw:text-style-name="P2" draw:layer="layout" svg:x1="37.988cm" svg:y1="54.642cm" svg:x2="37.988cm" svg:y2="63.817cm">
          <text:p/>
        </draw:line>
        <draw:line draw:style-name="gr90" draw:text-style-name="P2" draw:layer="layout" svg:x1="37.988cm" svg:y1="75.28cm" svg:x2="37.988cm" svg:y2="84.455cm">
          <text:p/>
        </draw:line>
        <draw:line draw:style-name="gr90" draw:text-style-name="P2" draw:layer="layout" svg:x1="37.988cm" svg:y1="94.012cm" svg:x2="37.988cm" svg:y2="103.187cm">
          <text:p/>
        </draw:line>
        <draw:line draw:style-name="gr89" draw:text-style-name="P2" draw:layer="layout" svg:x1="81.018cm" svg:y1="92.392cm" svg:x2="81.01cm" svg:y2="72.595cm">
          <text:p/>
        </draw:line>
        <draw:line draw:style-name="gr89" draw:text-style-name="P2" draw:layer="layout" svg:x1="74.101cm" svg:y1="91.86cm" svg:x2="81.011cm" svg:y2="91.86cm">
          <text:p/>
        </draw:line>
        <draw:line draw:style-name="gr90" draw:text-style-name="P2" draw:layer="layout" svg:x1="63.921cm" svg:y1="51.225cm" svg:x2="63.921cm" svg:y2="65.797cm">
          <text:p/>
        </draw:line>
        <draw:line draw:style-name="gr90" draw:text-style-name="P2" draw:layer="layout" svg:x1="63.921cm" svg:y1="76.78cm" svg:x2="63.921cm" svg:y2="85.955cm">
          <text:p/>
        </draw:line>
        <draw:line draw:style-name="gr90" draw:text-style-name="P2" draw:layer="layout" svg:x1="63.921cm" svg:y1="96.928cm" svg:x2="63.921cm" svg:y2="106.103cm">
          <text:p/>
        </draw:line>
        <draw:line draw:style-name="gr90" draw:text-style-name="P2" draw:layer="layout" svg:x1="63.921cm" svg:y1="16.176cm" svg:x2="63.921cm" svg:y2="25.351cm">
          <text:p/>
        </draw:line>
        <draw:line draw:style-name="gr90" draw:text-style-name="P2" draw:layer="layout" svg:x1="63.921cm" svg:y1="36.343cm" svg:x2="63.921cm" svg:y2="45.518cm">
          <text:p/>
        </draw:line>
        <draw:g>
          <draw:rect draw:style-name="gr12" draw:text-style-name="P4" draw:layer="layout" svg:width="28.068cm" svg:height="11.898cm" svg:x="49.887cm" svg:y="104.828cm">
            <text:p text:style-name="P2"><text:span text:style-name="T1">Sample Published</text:span></text:p>
          </draw:rect>
        </draw:g>
        <draw:g>
          <draw:rect draw:style-name="gr12" draw:text-style-name="P11" draw:layer="layout" svg:width="28.068cm" svg:height="11.898cm" svg:x="49.887cm" svg:y="25.571cm">
            <text:p text:style-name="P5"><text:span text:style-name="T1">Annotation</text:span></text:p>
            <text:p text:style-name="P5"><text:span text:style-name="T31"/></text:p>
          </draw:rect>
        </draw:g>
        <draw:g>
          <draw:rect draw:style-name="gr12" draw:text-style-name="P4" draw:layer="layout" svg:width="28.068cm" svg:height="11.898cm" svg:x="49.887cm" svg:y="6.116cm">
            <text:p text:style-name="P2"><text:span text:style-name="T1">Validate</text:span></text:p>
          </draw:rect>
        </draw:g>
        <draw:g>
          <draw:frame draw:style-name="gr126" draw:text-style-name="P17" draw:layer="layout" svg:width="14.972cm" svg:height="3.177cm" svg:x="49.887cm" svg:y="45.273cm">
            <draw:text-box>
              <text:p text:style-name="P5"><text:span text:style-name="T1"/></text:p>
              <text:p><text:span text:style-name="T36"/></text:p>
            </draw:text-box>
          </draw:frame>
          <draw:frame draw:style-name="gr127" draw:text-style-name="P17" draw:layer="layout" svg:width="14.972cm" svg:height="4.016cm" svg:x="49.887cm" svg:y="45.273cm">
            <draw:text-box>
              <text:p text:style-name="P5"><text:span text:style-name="T1"/></text:p>
              <text:p><text:span text:style-name="T36">Samples at this step are ready to be sent to the collaborator. They have been validated (if required) and annotated (if required)</text:span></text:p>
            </draw:text-box>
          </draw:frame>
          <draw:g>
            <draw:rect draw:style-name="gr12" draw:text-style-name="P4" draw:layer="layout" svg:width="28.068cm" svg:height="11.898cm" svg:x="49.887cm" svg:y="45.273cm">
              <text:p text:style-name="P2"><text:span text:style-name="T1">Collaborator Review</text:span></text:p>
            </draw:rect>
          </draw:g>
        </draw:g>
        <draw:g>
          <draw:rect draw:style-name="gr12" draw:text-style-name="P4" draw:layer="layout" svg:width="28.068cm" svg:height="11.898cm" svg:x="49.887cm" svg:y="65.258cm">
            <text:p text:style-name="P2"><text:span text:style-name="T1">Deliver Data</text:span></text:p>
          </draw:rect>
        </draw:g>
        <draw:g>
          <draw:rect draw:style-name="gr12" draw:text-style-name="P4" draw:layer="layout" svg:width="28.068cm" svg:height="11.899cm" svg:x="49.887cm" svg:y="86.011cm">
            <text:p text:style-name="P2"><text:span text:style-name="T1">Submitted to Genbank</text:span></text:p>
          </draw:rect>
        </draw:g>
        <draw:line draw:style-name="gr125" draw:text-style-name="P2" draw:layer="layout" svg:x1="1.001cm" svg:y1="20.177cm" svg:x2="83.1cm" svg:y2="20.177cm">
          <text:p/>
        </draw:line>
        <draw:frame draw:style-name="gr128" draw:text-style-name="P12" draw:layer="layout" svg:width="25.16cm" svg:height="5.412cm" svg:x="0.922cm" svg:y="13.97cm">
          <draw:text-box>
            <text:p/>
          </draw:text-box>
        </draw:frame>
        <draw:frame draw:style-name="gr128" draw:text-style-name="P12" draw:layer="layout" svg:width="25.16cm" svg:height="5.412cm" svg:x="0.922cm" svg:y="27.29cm">
          <draw:text-box>
            <text:p/>
          </draw:text-box>
        </draw:frame>
        <draw:g>
          <draw:rect draw:style-name="gr129" draw:text-style-name="P4" draw:layer="layout" svg:width="5.08cm" svg:height="5.08cm" svg:x="51.856cm" svg:y="51.117cm">
            <text:p text:style-name="P2"><text:span text:style-name="T1">Sample</text:span></text:p>
          </draw:rect>
          <draw:rect draw:style-name="gr129" draw:text-style-name="P4" draw:layer="layout" svg:width="5.08cm" svg:height="5.08cm" svg:x="58.207cm" svg:y="51.117cm">
            <text:p text:style-name="P2"><text:span text:style-name="T1">Sample</text:span></text:p>
          </draw:rect>
          <draw:rect draw:style-name="gr129" draw:text-style-name="P4" draw:layer="layout" svg:width="5.08cm" svg:height="5.08cm" svg:x="64.557cm" svg:y="51.117cm">
            <text:p text:style-name="P2"><text:span text:style-name="T1">Sample</text:span></text:p>
          </draw:rect>
          <draw:rect draw:style-name="gr129" draw:text-style-name="P4" draw:layer="layout" svg:width="5.08cm" svg:height="5.08cm" svg:x="70.906cm" svg:y="51.117cm">
            <text:p text:style-name="P2"><text:span text:style-name="T1">Sample</text:span></text:p>
          </draw:rect>
        </draw:g>
        <draw:rect draw:style-name="gr129" draw:text-style-name="P4" draw:id="id40" draw:layer="layout" svg:width="5.08cm" svg:height="5.08cm" svg:x="51.482cm" svg:y="11.577cm">
          <text:p text:style-name="P2"><text:span text:style-name="T1">Sample</text:span></text:p>
        </draw:rect>
        <draw:rect draw:style-name="gr129" draw:text-style-name="P4" draw:id="id42" draw:layer="layout" svg:width="5.08cm" svg:height="5.08cm" svg:x="58.151cm" svg:y="11.577cm">
          <text:p text:style-name="P2"><text:span text:style-name="T1">Sample</text:span></text:p>
        </draw:rect>
        <draw:rect draw:style-name="gr129" draw:text-style-name="P4" draw:id="id44" draw:layer="layout" svg:width="5.08cm" svg:height="5.08cm" svg:x="64.501cm" svg:y="11.577cm">
          <text:p text:style-name="P2"><text:span text:style-name="T1">Sample</text:span></text:p>
        </draw:rect>
        <draw:rect draw:style-name="gr129" draw:text-style-name="P4" draw:id="id46" draw:layer="layout" svg:width="5.08cm" svg:height="5.08cm" svg:x="70.85cm" svg:y="11.577cm">
          <text:p text:style-name="P2"><text:span text:style-name="T1">Sample</text:span></text:p>
        </draw:rect>
        <draw:g>
          <draw:rect draw:style-name="gr129" draw:text-style-name="P4" draw:layer="layout" svg:width="5.08cm" svg:height="5.08cm" svg:x="51.856cm" svg:y="30.48cm">
            <text:p text:style-name="P2"><text:span text:style-name="T1">Sample</text:span></text:p>
          </draw:rect>
          <draw:rect draw:style-name="gr129" draw:text-style-name="P4" draw:layer="layout" svg:width="5.08cm" svg:height="5.08cm" svg:x="58.207cm" svg:y="30.48cm">
            <text:p text:style-name="P2"><text:span text:style-name="T1">Sample</text:span></text:p>
          </draw:rect>
          <draw:rect draw:style-name="gr129" draw:text-style-name="P4" draw:layer="layout" svg:width="5.08cm" svg:height="5.08cm" svg:x="64.557cm" svg:y="30.48cm">
            <text:p text:style-name="P2"><text:span text:style-name="T1">Sample</text:span></text:p>
          </draw:rect>
          <draw:rect draw:style-name="gr129" draw:text-style-name="P4" draw:layer="layout" svg:width="5.08cm" svg:height="5.08cm" svg:x="70.906cm" svg:y="30.48cm">
            <text:p text:style-name="P2"><text:span text:style-name="T1">Sample</text:span></text:p>
          </draw:rect>
        </draw:g>
        <draw:g>
          <draw:rect draw:style-name="gr129" draw:text-style-name="P4" draw:layer="layout" svg:width="5.08cm" svg:height="5.08cm" svg:x="51.856cm" svg:y="71.437cm">
            <text:p text:style-name="P2"><text:span text:style-name="T1">Sample</text:span></text:p>
          </draw:rect>
          <draw:rect draw:style-name="gr129" draw:text-style-name="P4" draw:layer="layout" svg:width="5.08cm" svg:height="5.08cm" svg:x="58.207cm" svg:y="71.437cm">
            <text:p text:style-name="P2"><text:span text:style-name="T1">Sample</text:span></text:p>
          </draw:rect>
          <draw:rect draw:style-name="gr129" draw:text-style-name="P4" draw:layer="layout" svg:width="5.08cm" svg:height="5.08cm" svg:x="64.557cm" svg:y="71.437cm">
            <text:p text:style-name="P2"><text:span text:style-name="T1">Sample</text:span></text:p>
          </draw:rect>
          <draw:rect draw:style-name="gr129" draw:text-style-name="P4" draw:layer="layout" svg:width="5.08cm" svg:height="5.08cm" svg:x="70.906cm" svg:y="71.437cm">
            <text:p text:style-name="P2"><text:span text:style-name="T1">Sample</text:span></text:p>
          </draw:rect>
        </draw:g>
        <draw:g>
          <draw:rect draw:style-name="gr129" draw:text-style-name="P4" draw:layer="layout" svg:width="5.08cm" svg:height="5.08cm" svg:x="51.856cm" svg:y="91.44cm">
            <text:p text:style-name="P2"><text:span text:style-name="T1">Sample</text:span></text:p>
          </draw:rect>
          <draw:rect draw:style-name="gr129" draw:text-style-name="P4" draw:layer="layout" svg:width="5.08cm" svg:height="5.08cm" svg:x="58.207cm" svg:y="91.44cm">
            <text:p text:style-name="P2"><text:span text:style-name="T1">Sample</text:span></text:p>
          </draw:rect>
          <draw:rect draw:style-name="gr129" draw:text-style-name="P4" draw:layer="layout" svg:width="5.08cm" svg:height="5.08cm" svg:x="64.557cm" svg:y="91.44cm">
            <text:p text:style-name="P2"><text:span text:style-name="T1">Sample</text:span></text:p>
          </draw:rect>
          <draw:rect draw:style-name="gr129" draw:text-style-name="P4" draw:layer="layout" svg:width="5.08cm" svg:height="5.08cm" svg:x="70.906cm" svg:y="91.44cm">
            <text:p text:style-name="P2"><text:span text:style-name="T1">Sample</text:span></text:p>
          </draw:rect>
        </draw:g>
        <draw:g>
          <draw:rect draw:style-name="gr130" draw:text-style-name="P4" draw:layer="layout" svg:width="5.08cm" svg:height="5.08cm" svg:x="51.856cm" svg:y="110.172cm">
            <text:p text:style-name="P2"><text:span text:style-name="T1">Sample</text:span></text:p>
          </draw:rect>
          <draw:rect draw:style-name="gr130" draw:text-style-name="P4" draw:layer="layout" svg:width="5.08cm" svg:height="5.08cm" svg:x="64.557cm" svg:y="110.172cm">
            <text:p text:style-name="P2"><text:span text:style-name="T1">Sample</text:span></text:p>
          </draw:rect>
          <draw:rect draw:style-name="gr130" draw:text-style-name="P4" draw:layer="layout" svg:width="5.08cm" svg:height="5.08cm" svg:x="70.906cm" svg:y="110.172cm">
            <text:p text:style-name="P2"><text:span text:style-name="T1">Sample</text:span></text:p>
          </draw:rect>
        </draw:g>
        <draw:rect draw:style-name="gr131" draw:text-style-name="P4" draw:layer="layout" svg:width="5.08cm" svg:height="5.08cm" svg:x="78.152cm" svg:y="79.953cm">
          <text:p text:style-name="P2"><text:span text:style-name="T1">Sample</text:span></text:p>
        </draw:rect>
        <draw:rect draw:style-name="gr132" draw:text-style-name="P22" draw:layer="layout" svg:width="16.828cm" svg:height="15.24cm" svg:x="29.574cm" svg:y="4.445cm">
          <text:p text:style-name="P5"><text:span text:style-name="T61">Annotation JIRA Ticket</text:span></text:p>
        </draw:rect>
        <draw:frame draw:style-name="gr133" draw:text-style-name="P12" draw:layer="layout" svg:width="15.318cm" svg:height="5.412cm" svg:x="30.767cm" svg:y="13.638cm">
          <draw:text-box>
            <text:p text:style-name="P10"><text:span text:style-name="T62">Comment</text:span></text:p>
          </draw:text-box>
        </draw:frame>
        <draw:frame draw:style-name="gr134" draw:id="id45" draw:layer="layout" svg:width="4.701cm" svg:height="0.962cm" svg:x="30.845cm" svg:y="7.928cm">
          <draw:text-box>
            <text:p>Sample XXXX </text:p>
          </draw:text-box>
        </draw:frame>
        <draw:frame draw:style-name="gr134" draw:id="id43" draw:layer="layout" svg:width="4.701cm" svg:height="0.962cm" svg:x="30.845cm" svg:y="8.986cm">
          <draw:text-box>
            <text:p>Sample XXXX </text:p>
          </draw:text-box>
        </draw:frame>
        <draw:frame draw:style-name="gr134" draw:id="id41" draw:layer="layout" svg:width="4.701cm" svg:height="0.962cm" svg:x="30.845cm" svg:y="10.045cm">
          <draw:text-box>
            <text:p>Sample XXXX </text:p>
          </draw:text-box>
        </draw:frame>
        <draw:frame draw:style-name="gr134" draw:id="id39" draw:layer="layout" svg:width="4.701cm" svg:height="0.962cm" svg:x="30.845cm" svg:y="11.103cm">
          <draw:text-box>
            <text:p>Sample XXXX </text:p>
          </draw:text-box>
        </draw:frame>
        <draw:connector draw:style-name="gr135" draw:text-style-name="P2" draw:layer="layout" draw:type="curve" draw:line-skew="-7.62cm 0.372cm" svg:x1="35.546cm" svg:y1="11.584cm" svg:x2="54.022cm" svg:y2="11.577cm" draw:start-shape="id39" draw:start-glue-point="1" draw:end-shape="id40" draw:end-glue-point="0" svg:d="m35546 11584c522 0 435-68 4923-118s13553-82 13553 111">
          <text:p/>
        </draw:connector>
        <draw:connector draw:style-name="gr135" draw:text-style-name="P2" draw:layer="layout" draw:type="curve" svg:x1="35.546cm" svg:y1="10.526cm" svg:x2="60.691cm" svg:y2="11.577cm" draw:start-shape="id41" draw:start-glue-point="1" draw:end-shape="id42" draw:end-glue-point="0" svg:d="m35546 10526c16764 0 25145 350 25145 1051">
          <text:p/>
        </draw:connector>
        <draw:connector draw:style-name="gr135" draw:text-style-name="P2" draw:layer="layout" draw:type="curve" svg:x1="35.546cm" svg:y1="9.467cm" svg:x2="67.041cm" svg:y2="11.577cm" draw:start-shape="id43" draw:start-glue-point="1" draw:end-shape="id44" draw:end-glue-point="0" svg:d="m35546 9467c20997 0 31495 703 31495 2110">
          <text:p/>
        </draw:connector>
        <draw:connector draw:style-name="gr135" draw:text-style-name="P2" draw:layer="layout" draw:type="curve" svg:x1="35.546cm" svg:y1="8.409cm" svg:x2="73.39cm" svg:y2="11.577cm" draw:start-shape="id45" draw:start-glue-point="1" draw:end-shape="id46" draw:end-glue-point="0" svg:d="m35546 8409c25230 0 37844 1056 37844 3168">
          <text:p/>
        </draw:connector>
        <draw:g>
          <draw:rect draw:style-name="gr29" draw:text-style-name="P22" draw:layer="layout" svg:width="16.828cm" svg:height="15.24cm" svg:x="29.574cm" svg:y="23.9cm">
            <text:p text:style-name="P5"><text:span text:style-name="T61">Annotation JIRA Ticket</text:span></text:p>
          </draw:rect>
          <draw:frame draw:style-name="gr133" draw:text-style-name="P12" draw:layer="layout" svg:width="15.318cm" svg:height="5.412cm" svg:x="30.449cm" svg:y="33.093cm">
            <draw:text-box>
              <text:p text:style-name="P10"><text:span text:style-name="T62">Comment</text:span></text:p>
            </draw:text-box>
          </draw:frame>
          <draw:frame draw:style-name="gr134" draw:layer="layout" svg:width="4.701cm" svg:height="0.962cm" svg:x="30.527cm" svg:y="27.383cm">
            <draw:text-box>
              <text:p>Sample XXXX </text:p>
            </draw:text-box>
          </draw:frame>
          <draw:frame draw:style-name="gr134" draw:layer="layout" svg:width="4.701cm" svg:height="0.962cm" svg:x="30.527cm" svg:y="28.441cm">
            <draw:text-box>
              <text:p>Sample XXXX </text:p>
            </draw:text-box>
          </draw:frame>
          <draw:frame draw:style-name="gr134" draw:layer="layout" svg:width="4.701cm" svg:height="0.962cm" svg:x="30.527cm" svg:y="29.5cm">
            <draw:text-box>
              <text:p>Sample XXXX </text:p>
            </draw:text-box>
          </draw:frame>
          <draw:frame draw:style-name="gr134" draw:layer="layout" svg:width="4.701cm" svg:height="0.962cm" svg:x="30.527cm" svg:y="30.558cm">
            <draw:text-box>
              <text:p>Sample XXXX </text:p>
            </draw:text-box>
          </draw:frame>
          <draw:rect draw:style-name="gr136" draw:text-style-name="P2" draw:layer="layout" svg:width="14.287cm" svg:height="0.953cm" svg:x="30.845cm" svg:y="34.377cm">
            <text:p/>
          </draw:rect>
        </draw:g>
        <draw:frame draw:style-name="gr128" draw:text-style-name="P12" draw:layer="layout" svg:width="25.16cm" svg:height="5.412cm" svg:x="1cm" svg:y="39.687cm">
          <draw:text-box>
            <text:p/>
          </draw:text-box>
        </draw:frame>
        <draw:frame draw:style-name="gr128" draw:text-style-name="P12" draw:layer="layout" svg:width="25.16cm" svg:height="5.412cm" svg:x="0.922cm" svg:y="59.055cm">
          <draw:text-box>
            <text:p/>
          </draw:text-box>
        </draw:frame>
        <draw:frame draw:style-name="gr128" draw:text-style-name="P12" draw:layer="layout" svg:width="25.16cm" svg:height="5.412cm" svg:x="1cm" svg:y="79.057cm">
          <draw:text-box>
            <text:p/>
          </draw:text-box>
        </draw:frame>
        <draw:g>
          <draw:rect draw:style-name="gr29" draw:text-style-name="P22" draw:layer="layout" svg:width="16.828cm" svg:height="15.24cm" svg:x="29.574cm" svg:y="43.602cm">
            <text:p text:style-name="P5"><text:span text:style-name="T61">Annotation JIRA Ticket</text:span></text:p>
          </draw:rect>
          <draw:frame draw:style-name="gr133" draw:text-style-name="P12" draw:layer="layout" svg:width="15.318cm" svg:height="5.412cm" svg:x="30.449cm" svg:y="52.795cm">
            <draw:text-box>
              <text:p text:style-name="P10"><text:span text:style-name="T62">Comment</text:span></text:p>
            </draw:text-box>
          </draw:frame>
          <draw:frame draw:style-name="gr134" draw:layer="layout" svg:width="4.701cm" svg:height="0.962cm" svg:x="30.527cm" svg:y="47.085cm">
            <draw:text-box>
              <text:p>Sample XXXX </text:p>
            </draw:text-box>
          </draw:frame>
          <draw:frame draw:style-name="gr134" draw:layer="layout" svg:width="4.701cm" svg:height="0.962cm" svg:x="30.527cm" svg:y="48.143cm">
            <draw:text-box>
              <text:p>Sample XXXX </text:p>
            </draw:text-box>
          </draw:frame>
          <draw:frame draw:style-name="gr134" draw:layer="layout" svg:width="4.701cm" svg:height="0.962cm" svg:x="30.527cm" svg:y="49.202cm">
            <draw:text-box>
              <text:p>Sample XXXX </text:p>
            </draw:text-box>
          </draw:frame>
          <draw:frame draw:style-name="gr134" draw:layer="layout" svg:width="4.701cm" svg:height="0.962cm" svg:x="30.527cm" svg:y="50.26cm">
            <draw:text-box>
              <text:p>Sample XXXX </text:p>
            </draw:text-box>
          </draw:frame>
          <draw:rect draw:style-name="gr137" draw:text-style-name="P2" draw:layer="layout" svg:width="14.287cm" svg:height="0.953cm" svg:x="30.845cm" svg:y="54.079cm">
            <text:p/>
          </draw:rect>
          <draw:rect draw:style-name="gr136" draw:text-style-name="P2" draw:layer="layout" svg:width="14.287cm" svg:height="0.953cm" svg:x="30.845cm" svg:y="55.349cm">
            <text:p/>
          </draw:rect>
        </draw:g>
        <draw:g>
          <draw:rect draw:style-name="gr29" draw:text-style-name="P22" draw:layer="layout" svg:width="16.828cm" svg:height="15.24cm" svg:x="29.574cm" svg:y="63.587cm">
            <text:p text:style-name="P5"><text:span text:style-name="T61">Annotation JIRA Ticket</text:span></text:p>
          </draw:rect>
          <draw:frame draw:style-name="gr133" draw:text-style-name="P12" draw:layer="layout" svg:width="15.318cm" svg:height="5.412cm" svg:x="30.449cm" svg:y="72.78cm">
            <draw:text-box>
              <text:p text:style-name="P10"><text:span text:style-name="T62">Comment</text:span></text:p>
            </draw:text-box>
          </draw:frame>
          <draw:frame draw:style-name="gr134" draw:layer="layout" svg:width="4.701cm" svg:height="0.962cm" svg:x="30.527cm" svg:y="67.07cm">
            <draw:text-box>
              <text:p>Sample XXXX </text:p>
            </draw:text-box>
          </draw:frame>
          <draw:frame draw:style-name="gr134" draw:layer="layout" svg:width="4.701cm" svg:height="0.962cm" svg:x="30.527cm" svg:y="68.128cm">
            <draw:text-box>
              <text:p>Sample XXXX </text:p>
            </draw:text-box>
          </draw:frame>
          <draw:frame draw:style-name="gr134" draw:layer="layout" svg:width="4.701cm" svg:height="0.962cm" svg:x="30.527cm" svg:y="69.187cm">
            <draw:text-box>
              <text:p>Sample XXXX </text:p>
            </draw:text-box>
          </draw:frame>
          <draw:frame draw:style-name="gr134" draw:layer="layout" svg:width="4.701cm" svg:height="0.962cm" svg:x="30.527cm" svg:y="70.245cm">
            <draw:text-box>
              <text:p>Sample XXXX </text:p>
            </draw:text-box>
          </draw:frame>
          <draw:rect draw:style-name="gr137" draw:text-style-name="P2" draw:layer="layout" svg:width="14.287cm" svg:height="0.953cm" svg:x="30.845cm" svg:y="74.064cm">
            <text:p/>
          </draw:rect>
          <draw:rect draw:style-name="gr137" draw:text-style-name="P2" draw:layer="layout" svg:width="14.287cm" svg:height="0.953cm" svg:x="30.845cm" svg:y="75.334cm">
            <text:p/>
          </draw:rect>
          <draw:rect draw:style-name="gr136" draw:text-style-name="P2" draw:layer="layout" svg:width="14.287cm" svg:height="0.953cm" svg:x="30.845cm" svg:y="76.605cm">
            <text:p/>
          </draw:rect>
        </draw:g>
        <draw:g>
          <draw:rect draw:style-name="gr29" draw:text-style-name="P22" draw:layer="layout" svg:width="16.828cm" svg:height="15.24cm" svg:x="29.574cm" svg:y="84.34cm">
            <text:p text:style-name="P5"><text:span text:style-name="T61">Annotation JIRA Ticket</text:span></text:p>
          </draw:rect>
          <draw:frame draw:style-name="gr133" draw:text-style-name="P12" draw:layer="layout" svg:width="15.318cm" svg:height="5.412cm" svg:x="30.449cm" svg:y="93.533cm">
            <draw:text-box>
              <text:p text:style-name="P10"><text:span text:style-name="T62">Comment</text:span></text:p>
            </draw:text-box>
          </draw:frame>
          <draw:frame draw:style-name="gr134" draw:layer="layout" svg:width="4.701cm" svg:height="0.962cm" svg:x="30.527cm" svg:y="87.823cm">
            <draw:text-box>
              <text:p>Sample XXXX </text:p>
            </draw:text-box>
          </draw:frame>
          <draw:frame draw:style-name="gr134" draw:layer="layout" svg:width="4.701cm" svg:height="0.962cm" svg:x="30.527cm" svg:y="88.881cm">
            <draw:text-box>
              <text:p>Sample XXXX </text:p>
            </draw:text-box>
          </draw:frame>
          <draw:frame draw:style-name="gr134" draw:layer="layout" svg:width="4.701cm" svg:height="0.962cm" svg:x="30.527cm" svg:y="89.94cm">
            <draw:text-box>
              <text:p>Sample XXXX </text:p>
            </draw:text-box>
          </draw:frame>
          <draw:frame draw:style-name="gr134" draw:layer="layout" svg:width="4.701cm" svg:height="0.962cm" svg:x="30.527cm" svg:y="90.998cm">
            <draw:text-box>
              <text:p>Sample XXXX </text:p>
            </draw:text-box>
          </draw:frame>
          <draw:rect draw:style-name="gr137" draw:text-style-name="P2" draw:layer="layout" svg:width="14.287cm" svg:height="0.953cm" svg:x="30.845cm" svg:y="94.817cm">
            <text:p/>
          </draw:rect>
          <draw:rect draw:style-name="gr137" draw:text-style-name="P2" draw:layer="layout" svg:width="14.287cm" svg:height="0.953cm" svg:x="30.845cm" svg:y="96.087cm">
            <text:p/>
          </draw:rect>
          <draw:rect draw:style-name="gr138" draw:text-style-name="P2" draw:layer="layout" svg:width="14.287cm" svg:height="0.953cm" svg:x="30.845cm" svg:y="97.357cm">
            <text:p/>
          </draw:rect>
        </draw:g>
        <draw:g>
          <draw:rect draw:style-name="gr139" draw:text-style-name="P22" draw:layer="layout" svg:width="16.828cm" svg:height="15.24cm" svg:x="29.574cm" svg:y="103.157cm">
            <text:p text:style-name="P5"><text:span text:style-name="T61">Annotation JIRA Ticket</text:span></text:p>
          </draw:rect>
          <draw:frame draw:style-name="gr133" draw:text-style-name="P12" draw:layer="layout" svg:width="15.318cm" svg:height="5.412cm" svg:x="30.449cm" svg:y="112.35cm">
            <draw:text-box>
              <text:p text:style-name="P10"><text:span text:style-name="T62">Comment</text:span></text:p>
            </draw:text-box>
          </draw:frame>
          <draw:frame draw:style-name="gr134" draw:layer="layout" svg:width="4.701cm" svg:height="0.962cm" svg:x="30.527cm" svg:y="106.64cm">
            <draw:text-box>
              <text:p>Sample XXXX </text:p>
            </draw:text-box>
          </draw:frame>
          <draw:frame draw:style-name="gr134" draw:layer="layout" svg:width="4.701cm" svg:height="0.962cm" svg:x="30.527cm" svg:y="107.698cm">
            <draw:text-box>
              <text:p>Sample XXXX </text:p>
            </draw:text-box>
          </draw:frame>
          <draw:frame draw:style-name="gr134" draw:layer="layout" svg:width="4.701cm" svg:height="0.962cm" svg:x="30.527cm" svg:y="108.757cm">
            <draw:text-box>
              <text:p>Sample XXXX </text:p>
            </draw:text-box>
          </draw:frame>
          <draw:frame draw:style-name="gr134" draw:layer="layout" svg:width="4.701cm" svg:height="0.962cm" svg:x="30.527cm" svg:y="109.815cm">
            <draw:text-box>
              <text:p>Sample XXXX </text:p>
            </draw:text-box>
          </draw:frame>
          <draw:rect draw:style-name="gr137" draw:text-style-name="P2" draw:layer="layout" svg:width="14.287cm" svg:height="0.953cm" svg:x="30.845cm" svg:y="113.634cm">
            <text:p/>
          </draw:rect>
          <draw:rect draw:style-name="gr137" draw:text-style-name="P2" draw:layer="layout" svg:width="14.287cm" svg:height="0.953cm" svg:x="30.845cm" svg:y="114.904cm">
            <text:p/>
          </draw:rect>
          <draw:rect draw:style-name="gr137" draw:text-style-name="P2" draw:layer="layout" svg:width="14.287cm" svg:height="0.953cm" svg:x="30.845cm" svg:y="116.174cm">
            <text:p/>
          </draw:rect>
        </draw:g>
        <draw:frame draw:style-name="gr128" draw:text-style-name="P12" draw:layer="layout" svg:width="25.16cm" svg:height="5.412cm" svg:x="1.24cm" svg:y="98.742cm">
          <draw:text-box>
            <text:p/>
          </draw:text-box>
        </draw:frame>
      </draw:page>
      <draw:page draw:name="page4" draw:style-name="dp1" draw:master-page-name="Default">
        <office:forms form:automatic-focus="false" form:apply-design-mode="false"/>
        <draw:rect draw:style-name="gr132" draw:text-style-name="P23" draw:layer="layout" svg:width="7.957cm" svg:height="4.601cm" svg:x="16.126cm" svg:y="13.119cm">
          <text:p text:style-name="P2"><text:span text:style-name="T10">JIRA Ticket </text:span><text:span text:style-name="T63">(Sample)</text:span></text:p>
        </draw:rect>
        <draw:rect draw:style-name="gr132" draw:text-style-name="P23" draw:layer="layout" svg:width="7.957cm" svg:height="4.601cm" svg:x="16.765cm" svg:y="13.854cm">
          <text:p text:style-name="P2"><text:span text:style-name="T10">JIRA Ticket </text:span><text:span text:style-name="T63">(Sample)</text:span></text:p>
        </draw:rect>
        <draw:rect draw:style-name="gr132" draw:text-style-name="P23" draw:layer="layout" svg:width="7.957cm" svg:height="4.601cm" svg:x="17.404cm" svg:y="14.589cm">
          <text:p text:style-name="P2"><text:span text:style-name="T10">JIRA Ticket </text:span><text:span text:style-name="T63">(Sample)</text:span></text:p>
        </draw:rect>
        <draw:rect draw:style-name="gr132" draw:text-style-name="P23" draw:layer="layout" svg:width="7.957cm" svg:height="4.601cm" svg:x="18.043cm" svg:y="15.324cm">
          <text:p text:style-name="P2"><text:span text:style-name="T10">JIRA Ticket </text:span><text:span text:style-name="T63">(Sample)</text:span></text:p>
        </draw:rect>
        <draw:rect draw:style-name="gr29" draw:text-style-name="P24" draw:layer="layout" svg:width="5.393cm" svg:height="1.151cm" svg:x="18.452cm" svg:y="16.194cm">
          <text:p text:style-name="P5"><text:span text:style-name="T64">Sub-Task</text:span></text:p>
        </draw:rect>
        <draw:rect draw:style-name="gr29" draw:text-style-name="P24" draw:layer="layout" svg:width="5.393cm" svg:height="1.151cm" svg:x="18.452cm" svg:y="17.483cm">
          <text:p text:style-name="P5"><text:span text:style-name="T64">Sub-Task</text:span></text:p>
        </draw:rect>
        <draw:frame draw:style-name="gr140" draw:text-style-name="P25" draw:layer="layout" svg:width="6.926cm" svg:height="0.867cm" svg:x="18.403cm" svg:y="18.77cm">
          <draw:text-box>
            <text:p text:style-name="P10"><text:span text:style-name="T22">Comment</text:span></text:p>
          </draw:text-box>
        </draw:frame>
        <draw:rect draw:style-name="gr132" draw:text-style-name="P23" draw:id="id51" draw:layer="layout" svg:width="7.957cm" svg:height="4.601cm" svg:x="16.096cm" svg:y="5.568cm">
          <text:p text:style-name="P2"><text:span text:style-name="T10">JIRA Ticket </text:span><text:span text:style-name="T63">(Sample)</text:span></text:p>
        </draw:rect>
        <draw:rect draw:style-name="gr132" draw:text-style-name="P23" draw:layer="layout" svg:width="7.957cm" svg:height="4.601cm" svg:x="16.735cm" svg:y="6.303cm">
          <text:p text:style-name="P2"><text:span text:style-name="T10">JIRA Ticket </text:span><text:span text:style-name="T63">(Sample)</text:span></text:p>
        </draw:rect>
        <draw:rect draw:style-name="gr132" draw:text-style-name="P23" draw:layer="layout" svg:width="7.957cm" svg:height="4.601cm" svg:x="17.374cm" svg:y="7.038cm">
          <text:p text:style-name="P2"><text:span text:style-name="T10">JIRA Ticket </text:span><text:span text:style-name="T63">(Sample)</text:span></text:p>
        </draw:rect>
        <draw:rect draw:style-name="gr132" draw:text-style-name="P23" draw:layer="layout" svg:width="7.957cm" svg:height="4.601cm" svg:x="18.013cm" svg:y="7.773cm">
          <text:p text:style-name="P2"><text:span text:style-name="T10">JIRA Ticket </text:span><text:span text:style-name="T63">(Sample)</text:span></text:p>
        </draw:rect>
        <draw:rect draw:style-name="gr29" draw:text-style-name="P24" draw:layer="layout" svg:width="5.393cm" svg:height="1.151cm" svg:x="18.422cm" svg:y="8.643cm">
          <text:p text:style-name="P5"><text:span text:style-name="T64">Sub-Task</text:span></text:p>
        </draw:rect>
        <draw:rect draw:style-name="gr29" draw:text-style-name="P24" draw:layer="layout" svg:width="5.393cm" svg:height="1.151cm" svg:x="18.422cm" svg:y="9.932cm">
          <text:p text:style-name="P5"><text:span text:style-name="T64">Sub-Task</text:span></text:p>
        </draw:rect>
        <draw:frame draw:style-name="gr140" draw:text-style-name="P25" draw:layer="layout" svg:width="6.926cm" svg:height="0.867cm" svg:x="18.373cm" svg:y="11.219cm">
          <draw:text-box>
            <text:p text:style-name="P10"><text:span text:style-name="T22">Comment</text:span></text:p>
          </draw:text-box>
        </draw:frame>
        <draw:rect draw:style-name="gr132" draw:text-style-name="P26" draw:layer="layout" svg:width="9.971cm" svg:height="14.38cm" svg:x="3.249cm" svg:y="5.568cm">
          <text:p text:style-name="P5"><text:span text:style-name="T10">JIRA Ticket </text:span><text:span text:style-name="T63">(Batch ID)</text:span></text:p>
        </draw:rect>
        <draw:rect draw:style-name="gr29" draw:text-style-name="P24" draw:layer="layout" svg:width="5.392cm" svg:height="4.602cm" svg:x="3.705cm" svg:y="7.005cm">
          <text:p text:style-name="P5"><text:span text:style-name="T64">Sub-Task </text:span><text:span text:style-name="T16">(Lot)</text:span></text:p>
        </draw:rect>
        <draw:frame draw:style-name="gr141" draw:text-style-name="P25" draw:layer="layout" svg:width="2.957cm" svg:height="1.634cm" svg:x="4.089cm" svg:y="9.841cm">
          <draw:text-box>
            <text:p text:style-name="P10"><text:span text:style-name="T22">Comment</text:span></text:p>
          </draw:text-box>
        </draw:frame>
        <draw:frame draw:style-name="gr142" draw:text-style-name="P27" draw:id="id50" draw:layer="layout" svg:width="3.938cm" svg:height="0.68cm" svg:x="4.297cm" svg:y="7.797cm">
          <draw:text-box>
            <text:p><text:span text:style-name="T65">Sample XXXX </text:span></text:p>
          </draw:text-box>
        </draw:frame>
        <draw:connector draw:style-name="gr135" draw:text-style-name="P2" draw:layer="layout" draw:type="curve" svg:x1="8.235cm" svg:y1="9.037cm" svg:x2="18.013cm" svg:y2="10.073cm" draw:start-shape="id47" draw:start-glue-point="1" svg:d="m8235 9037c7710 0 2821 1036 9778 1036">
          <text:p/>
        </draw:connector>
        <draw:connector draw:style-name="gr135" draw:text-style-name="P2" draw:layer="layout" draw:type="curve" svg:x1="8.235cm" svg:y1="8.737cm" svg:x2="17.374cm" svg:y2="9.338cm" draw:start-shape="id48" draw:start-glue-point="1" svg:d="m8235 8737c7230 0 2661 601 9139 601">
          <text:p/>
        </draw:connector>
        <draw:connector draw:style-name="gr135" draw:text-style-name="P2" draw:layer="layout" draw:type="curve" svg:x1="8.235cm" svg:y1="8.437cm" svg:x2="16.735cm" svg:y2="8.603cm" draw:start-shape="id49" draw:start-glue-point="1" svg:d="m8235 8437c6751 0 2502 166 8500 166">
          <text:p/>
        </draw:connector>
        <draw:connector draw:style-name="gr135" draw:text-style-name="P2" draw:layer="layout" draw:type="curve" svg:x1="8.235cm" svg:y1="8.137cm" svg:x2="16.096cm" svg:y2="7.868cm" draw:start-shape="id50" draw:end-shape="id51" draw:end-glue-point="3" svg:d="m8235 8137c5896 0 1966-269 7861-269">
          <text:p/>
        </draw:connector>
        <draw:frame draw:style-name="gr143" draw:text-style-name="P12" draw:layer="layout" svg:width="9.035cm" svg:height="2.209cm" svg:x="3.705cm" svg:y="17.259cm">
          <draw:text-box>
            <text:p text:style-name="P10"><text:span text:style-name="T62">Comment</text:span></text:p>
          </draw:text-box>
        </draw:frame>
        <draw:frame draw:style-name="gr144" draw:text-style-name="P28" draw:layer="layout" svg:width="27.786cm" svg:height="1.195cm" svg:x="3.123cm" svg:y="3.359cm">
          <draw:text-box>
            <text:p><text:span text:style-name="T1">Project </text:span><text:span text:style-name="T66">(Viral Annotation)</text:span></text:p>
          </draw:text-box>
        </draw:frame>
        <draw:frame draw:style-name="gr145" draw:text-style-name="P28" draw:layer="layout" svg:width="28.442cm" svg:height="1.195cm" svg:x="15.184cm" svg:y="3.409cm">
          <draw:text-box>
            <text:p><text:span text:style-name="T1">Project </text:span><text:span text:style-name="T66">(Sample Tracking)</text:span></text:p>
          </draw:text-box>
        </draw:frame>
        <draw:frame draw:style-name="gr142" draw:text-style-name="P27" draw:id="id49" draw:layer="layout" svg:width="3.938cm" svg:height="0.68cm" svg:x="4.297cm" svg:y="8.097cm">
          <draw:text-box>
            <text:p><text:span text:style-name="T65">Sample XXXX </text:span></text:p>
          </draw:text-box>
        </draw:frame>
        <draw:frame draw:style-name="gr142" draw:text-style-name="P27" draw:id="id48" draw:layer="layout" svg:width="3.938cm" svg:height="0.68cm" svg:x="4.297cm" svg:y="8.397cm">
          <draw:text-box>
            <text:p><text:span text:style-name="T65">Sample XXXX </text:span></text:p>
          </draw:text-box>
        </draw:frame>
        <draw:frame draw:style-name="gr142" draw:text-style-name="P27" draw:id="id47" draw:layer="layout" svg:width="3.938cm" svg:height="0.68cm" svg:x="4.297cm" svg:y="8.697cm">
          <draw:text-box>
            <text:p><text:span text:style-name="T65">Sample XXXX </text:span></text:p>
          </draw:text-box>
        </draw:frame>
        <draw:rect draw:style-name="gr29" draw:text-style-name="P24" draw:layer="layout" svg:width="5.392cm" svg:height="4.602cm" svg:x="3.705cm" svg:y="12.327cm">
          <text:p text:style-name="P5"><text:span text:style-name="T64">Sub-Task </text:span><text:span text:style-name="T16">(Lot)</text:span></text:p>
        </draw:rect>
        <draw:frame draw:style-name="gr141" draw:text-style-name="P25" draw:layer="layout" svg:width="4.625cm" svg:height="1.634cm" svg:x="4.089cm" svg:y="15.103cm">
          <draw:text-box>
            <text:p text:style-name="P10"><text:span text:style-name="T22">Comment</text:span></text:p>
          </draw:text-box>
        </draw:frame>
        <draw:frame draw:style-name="gr142" draw:text-style-name="P27" draw:id="id55" draw:layer="layout" svg:width="3.938cm" svg:height="0.68cm" svg:x="4.297cm" svg:y="13.119cm">
          <draw:text-box>
            <text:p><text:span text:style-name="T65">Sample XXXX </text:span></text:p>
          </draw:text-box>
        </draw:frame>
        <draw:frame draw:style-name="gr142" draw:text-style-name="P27" draw:id="id54" draw:layer="layout" svg:width="3.938cm" svg:height="0.68cm" svg:x="4.297cm" svg:y="13.419cm">
          <draw:text-box>
            <text:p><text:span text:style-name="T65">Sample XXXX </text:span></text:p>
          </draw:text-box>
        </draw:frame>
        <draw:frame draw:style-name="gr142" draw:text-style-name="P27" draw:id="id53" draw:layer="layout" svg:width="3.938cm" svg:height="0.68cm" svg:x="4.297cm" svg:y="13.719cm">
          <draw:text-box>
            <text:p><text:span text:style-name="T65">Sample XXXX </text:span></text:p>
          </draw:text-box>
        </draw:frame>
        <draw:frame draw:style-name="gr142" draw:text-style-name="P27" draw:id="id52" draw:layer="layout" svg:width="3.938cm" svg:height="0.68cm" svg:x="4.297cm" svg:y="14.019cm">
          <draw:text-box>
            <text:p><text:span text:style-name="T65">Sample XXXX </text:span></text:p>
          </draw:text-box>
        </draw:frame>
        <draw:connector draw:style-name="gr135" draw:text-style-name="P2" draw:layer="layout" draw:type="curve" svg:x1="8.235cm" svg:y1="14.359cm" svg:x2="18.02cm" svg:y2="17.839cm" draw:start-shape="id52" draw:start-glue-point="1" svg:d="m8235 14359c7714 0 2822 3480 9785 3480">
          <text:p/>
        </draw:connector>
        <draw:connector draw:style-name="gr135" draw:text-style-name="P2" draw:layer="layout" draw:type="curve" svg:x1="8.235cm" svg:y1="14.059cm" svg:x2="17.381cm" svg:y2="17.104cm" draw:start-shape="id53" draw:start-glue-point="1" svg:d="m8235 14059c7236 0 2663 3045 9146 3045">
          <text:p/>
        </draw:connector>
        <draw:connector draw:style-name="gr135" draw:text-style-name="P2" draw:layer="layout" draw:type="curve" svg:x1="8.235cm" svg:y1="13.759cm" svg:x2="16.742cm" svg:y2="16.369cm" draw:start-shape="id54" svg:d="m8235 13759c6756 0 2503 2610 8507 2610">
          <text:p/>
        </draw:connector>
        <draw:connector draw:style-name="gr135" draw:text-style-name="P2" draw:layer="layout" draw:type="curve" svg:x1="8.235cm" svg:y1="13.459cm" svg:x2="16.103cm" svg:y2="15.574cm" draw:start-shape="id55" draw:start-glue-point="1" svg:d="m8235 13459c6277 0 2344 2115 7868 2115">
          <text:p/>
        </draw:connector>
        <draw:frame draw:style-name="gr146" draw:layer="layout" svg:width="5.07cm" svg:height="1.518cm" svg:x="1cm" svg:y="1.001cm">
          <draw:text-box>
            <text:p><text:span text:style-name="T67">Structure</text:span></text:p>
          </draw:text-box>
        </draw:frame>
        <draw:g>
          <draw:polygon draw:style-name="gr147" draw:text-style-name="P29" draw:layer="layout" svg:width="1.545cm" svg:height="2.198cm" svg:x="7.205cm" svg:y="9.276cm" svg:viewBox="0 0 1546 2199" draw:points="1130,2199 0,2199 0,0 1546,0 1546,1753">
            <text:p text:style-name="P2"><text:span text:style-name="T31">Excel</text:span></text:p>
          </draw:polygon>
          <draw:custom-shape draw:style-name="gr37" draw:text-style-name="P2" draw:layer="layout" svg:width="0.416cm" svg:height="0.446cm" svg:x="8.335cm" svg:y="11.029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g>
        <draw:frame draw:style-name="gr146" draw:text-style-name="P30" draw:layer="layout" svg:width="6.432cm" svg:height="1.518cm" svg:x="3.32cm" svg:y="22.242cm">
          <draw:text-box>
            <text:p><text:span text:style-name="T67">Handover</text:span></text:p>
          </draw:text-box>
        </draw:frame>
        <draw:line draw:style-name="gr148" draw:text-style-name="P2" draw:layer="layout" svg:x1="4.155cm" svg:y1="28.97cm" svg:x2="28.246cm" svg:y2="28.97cm">
          <text:p/>
        </draw:line>
        <draw:line draw:style-name="gr148" draw:text-style-name="P2" draw:layer="layout" svg:x1="4.244cm" svg:y1="33.503cm" svg:x2="28.335cm" svg:y2="33.503cm">
          <text:p/>
        </draw:line>
        <draw:frame draw:style-name="gr144" draw:text-style-name="P28" draw:layer="layout" svg:width="27.786cm" svg:height="1.195cm" svg:x="1.471cm" svg:y="23.827cm">
          <draw:text-box>
            <text:p><text:span text:style-name="T1">Closure / Sequencing</text:span></text:p>
          </draw:text-box>
        </draw:frame>
        <draw:frame draw:style-name="gr144" draw:text-style-name="P28" draw:layer="layout" svg:width="24.198cm" svg:height="2.86cm" svg:x="3.985cm" svg:y="33.698cm">
          <draw:text-box>
            <text:p><text:span text:style-name="T1">Annotation</text:span></text:p>
            <text:list text:style-name="L1">
              <text:list-item>
                <text:list>
                  <text:list-item>
                    <text:p><text:span text:style-name="T64">Pipeline is run to produce GenBank Files</text:span></text:p>
                  </text:list-item>
                  <text:list-item>
                    <text:p><text:span text:style-name="T64">Data is refined by passing </text:span><text:span text:style-name="T16">Viral Annotation Tickets</text:span><text:span text:style-name="T68"> for the Lot or Batch between Annotation and Closure / P.A. / Collaborator. <text:s/>Using comments to keep track of the work needed / done.</text:span></text:p>
                  </text:list-item>
                </text:list>
              </text:list-item>
            </text:list>
          </draw:text-box>
        </draw:frame>
        <draw:polygon draw:style-name="gr149" draw:text-style-name="P2" draw:layer="layout" svg:width="1.545cm" svg:height="2.198cm" svg:x="16.986cm" svg:y="25.285cm" svg:viewBox="0 0 1546 2199" draw:points="1130,2199 0,2199 0,0 1546,0 1546,1753">
          <text:p/>
        </draw:polygon>
        <draw:custom-shape draw:style-name="gr37" draw:text-style-name="P2" draw:layer="layout" svg:width="0.416cm" svg:height="0.446cm" svg:x="18.116cm" svg:y="27.038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polygon draw:style-name="gr149" draw:text-style-name="P2" draw:layer="layout" svg:width="1.545cm" svg:height="2.198cm" svg:x="17.253cm" svg:y="25.613cm" svg:viewBox="0 0 1546 2199" draw:points="1130,2199 0,2199 0,0 1546,0 1546,1753">
          <text:p/>
        </draw:polygon>
        <draw:custom-shape draw:style-name="gr37" draw:text-style-name="P2" draw:layer="layout" svg:width="0.416cm" svg:height="0.446cm" svg:x="18.383cm" svg:y="27.366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g>
          <draw:polygon draw:style-name="gr147" draw:text-style-name="P29" draw:layer="layout" svg:width="1.545cm" svg:height="2.198cm" svg:x="21.535cm" svg:y="25.851cm" svg:viewBox="0 0 1546 2199" draw:points="1130,2199 0,2199 0,0 1546,0 1546,1753">
            <text:p text:style-name="P2"><text:span text:style-name="T31">Excel</text:span></text:p>
          </draw:polygon>
          <draw:custom-shape draw:style-name="gr37" draw:text-style-name="P2" draw:layer="layout" svg:width="0.416cm" svg:height="0.446cm" svg:x="22.665cm" svg:y="27.604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g>
        <draw:rect draw:style-name="gr150" draw:text-style-name="P8" draw:layer="layout" svg:width="2.557cm" svg:height="1.992cm" svg:x="13.118cm" svg:y="25.285cm">
          <text:p text:style-name="P2"><text:span text:style-name="T31">Tuple File</text:span></text:p>
          <text:p text:style-name="P5"><text:span text:style-name="T69">xxx xxx xx</text:span></text:p>
          <text:p text:style-name="P5"><text:span text:style-name="T69">xxx xxx xx</text:span></text:p>
          <text:p text:style-name="P5"><text:span text:style-name="T69">xxx xxx xx</text:span></text:p>
          <text:p text:style-name="P5"><text:span text:style-name="T69">xxx xxx xx</text:span></text:p>
          <text:p text:style-name="P5"><text:span text:style-name="T69">xxx xxx xx</text:span></text:p>
        </draw:rect>
        <draw:frame draw:style-name="gr144" draw:text-style-name="P28" draw:layer="layout" svg:width="13.109cm" svg:height="3.97cm" svg:x="3.985cm" svg:y="29.113cm">
          <draw:text-box>
            <text:p><text:span text:style-name="T1">Script</text:span></text:p>
            <text:list text:style-name="L1">
              <text:list-item>
                <text:list>
                  <text:list-item>
                    <text:p><text:span text:style-name="T64">Checks Meta-Data</text:span></text:p>
                  </text:list-item>
                  <text:list-item>
                    <text:p><text:span text:style-name="T64">Creates Batch Ticket</text:span></text:p>
                  </text:list-item>
                  <text:list-item>
                    <text:p><text:span text:style-name="T64">Creates Lot Tickets</text:span></text:p>
                  </text:list-item>
                  <text:list-item>
                    <text:p><text:span text:style-name="T64">Links Samples to Lot Tickets</text:span></text:p>
                  </text:list-item>
                  <text:list-item>
                    <text:p><text:span text:style-name="T64">?Loads data from Excel Files?</text:span></text:p>
                  </text:list-item>
                </text:list>
              </text:list-item>
            </text:list>
          </draw:text-box>
        </draw:frame>
        <draw:line draw:style-name="gr151" draw:text-style-name="P2" draw:layer="layout" svg:x1="16.316cm" svg:y1="27.186cm" svg:x2="16.346cm" svg:y2="29.505cm">
          <text:p/>
        </draw:line>
        <draw:frame draw:style-name="gr144" draw:text-style-name="P4" draw:layer="layout" svg:width="3.684cm" svg:height="1.195cm" svg:x="5.846cm" svg:y="40.08cm">
          <draw:text-box>
            <text:p><text:span text:style-name="T1">Closure</text:span></text:p>
          </draw:text-box>
        </draw:frame>
        <draw:frame draw:style-name="gr144" draw:text-style-name="P4" draw:layer="layout" svg:width="3.684cm" svg:height="1.195cm" svg:x="15.456cm" svg:y="40.08cm">
          <draw:text-box>
            <text:p text:style-name="P2"><text:span text:style-name="T1">P.A.</text:span></text:p>
          </draw:text-box>
        </draw:frame>
        <draw:frame draw:style-name="gr144" draw:text-style-name="P4" draw:layer="layout" svg:width="6.567cm" svg:height="1.195cm" svg:x="21.824cm" svg:y="40.08cm">
          <draw:text-box>
            <text:p text:style-name="P2"><text:span text:style-name="T1">Collaborator</text:span></text:p>
          </draw:text-box>
        </draw:frame>
        <draw:line draw:style-name="gr148" draw:text-style-name="P2" draw:layer="layout" svg:x1="4.245cm" svg:y1="39.603cm" svg:x2="28.336cm" svg:y2="39.603cm">
          <text:p/>
        </draw:line>
        <draw:rect draw:style-name="gr152" draw:text-style-name="P2" draw:layer="layout" svg:width="1.783cm" svg:height="2.467cm" svg:x="15.398cm" svg:y="36.967cm">
          <text:p/>
        </draw:rect>
        <draw:rect draw:style-name="gr153" draw:text-style-name="P2" draw:layer="layout" svg:width="1.1cm" svg:height="0.654cm" svg:x="15.739cm" svg:y="37.294cm">
          <text:p/>
        </draw:rect>
        <draw:rect draw:style-name="gr153" draw:text-style-name="P2" draw:layer="layout" svg:width="1.1cm" svg:height="0.654cm" svg:x="15.739cm" svg:y="38.156cm">
          <text:p/>
        </draw:rect>
        <draw:rect draw:style-name="gr149" draw:text-style-name="P2" draw:layer="layout" svg:width="0.773cm" svg:height="0.208cm" svg:x="15.903cm" svg:y="37.65cm">
          <text:p/>
        </draw:rect>
        <draw:rect draw:style-name="gr149" draw:text-style-name="P2" draw:layer="layout" svg:width="0.773cm" svg:height="0.208cm" svg:x="15.903cm" svg:y="38.453cm">
          <text:p/>
        </draw:rect>
        <draw:rect draw:style-name="gr149" draw:text-style-name="P2" draw:layer="layout" svg:width="1.159cm" svg:height="0.297cm" svg:x="15.71cm" svg:y="38.929cm">
          <text:p/>
        </draw:rect>
        <draw:line draw:style-name="gr154" draw:text-style-name="P2" draw:layer="layout" svg:x1="15.489cm" svg:y1="38.157cm" svg:x2="8.294cm" svg:y2="40.267cm">
          <text:p/>
        </draw:line>
        <draw:line draw:style-name="gr154" draw:text-style-name="P2" draw:layer="layout" svg:x1="16.281cm" svg:y1="40.357cm" svg:x2="16.298cm" svg:y2="38.751cm">
          <text:p/>
        </draw:line>
        <draw:line draw:style-name="gr154" draw:text-style-name="P2" draw:layer="layout" svg:x1="17.094cm" svg:y1="38.157cm" svg:x2="24.289cm" svg:y2="40.267cm">
          <text:p/>
        </draw:line>
        <draw:line draw:style-name="gr89" draw:text-style-name="P2" draw:layer="layout" svg:x1="10.845cm" svg:y1="61.587cm" svg:x2="10.842cm" svg:y2="58.619cm">
          <text:p/>
        </draw:line>
        <draw:line draw:style-name="gr89" draw:text-style-name="P2" draw:layer="layout" svg:x1="13.188cm" svg:y1="61.47cm" svg:x2="10.842cm" svg:y2="61.47cm">
          <text:p/>
        </draw:line>
        <draw:line draw:style-name="gr89" draw:text-style-name="P2" draw:layer="layout" svg:x1="11.031cm" svg:y1="58.44cm" svg:x2="13.057cm" svg:y2="58.44cm">
          <text:p/>
        </draw:line>
        <draw:line draw:style-name="gr90" draw:text-style-name="P2" draw:layer="layout" svg:x1="17.804cm" svg:y1="55.378cm" svg:x2="17.804cm" svg:y2="57.563cm">
          <text:p/>
        </draw:line>
        <draw:line draw:style-name="gr90" draw:text-style-name="P2" draw:layer="layout" svg:x1="17.804cm" svg:y1="59.209cm" svg:x2="17.804cm" svg:y2="60.585cm">
          <text:p/>
        </draw:line>
        <draw:line draw:style-name="gr90" draw:text-style-name="P2" draw:layer="layout" svg:x1="17.804cm" svg:y1="62.23cm" svg:x2="17.804cm" svg:y2="63.606cm">
          <text:p/>
        </draw:line>
        <draw:line draw:style-name="gr89" draw:text-style-name="P2" draw:layer="layout" svg:x1="22.434cm" svg:y1="64.5cm" svg:x2="24.784cm" svg:y2="64.5cm">
          <text:p/>
        </draw:line>
        <draw:line draw:style-name="gr90" draw:text-style-name="P2" draw:layer="layout" svg:x1="17.8cm" svg:y1="53.147cm" svg:x2="17.8cm" svg:y2="54.523cm">
          <text:p/>
        </draw:line>
        <draw:line draw:style-name="gr89" draw:text-style-name="P2" draw:layer="layout" svg:x1="24.812cm" svg:y1="64.606cm" svg:x2="24.812cm" svg:y2="58.619cm">
          <text:p/>
        </draw:line>
        <draw:line draw:style-name="gr89" draw:text-style-name="P2" draw:layer="layout" svg:x1="24.587cm" svg:y1="58.44cm" svg:x2="22.561cm" svg:y2="58.44cm">
          <text:p/>
        </draw:line>
        <draw:g>
          <draw:rect draw:style-name="gr12" draw:text-style-name="P1" draw:layer="layout" svg:width="9.531cm" svg:height="1.783cm" svg:x="13.039cm" svg:y="63.608cm">
            <text:p text:style-name="P2"><text:span text:style-name="T67">Sample Published</text:span></text:p>
          </draw:rect>
          <draw:frame draw:style-name="gr155" draw:text-style-name="P17" draw:layer="layout" svg:width="5.084cm" svg:height="1.75cm" svg:x="13.039cm" svg:y="63.608cm">
            <draw:text-box>
              <text:p text:style-name="P5"><text:span text:style-name="T1"/></text:p>
              <text:p><text:span text:style-name="T36"/></text:p>
            </draw:text-box>
          </draw:frame>
        </draw:g>
        <draw:g>
          <draw:rect draw:style-name="gr12" draw:text-style-name="P31" draw:layer="layout" svg:width="9.531cm" svg:height="1.784cm" svg:x="13.039cm" svg:y="51.489cm">
            <text:p text:style-name="P5"><text:span text:style-name="T67">Annotation <text:s/>/ Handover</text:span></text:p>
          </draw:rect>
        </draw:g>
        <draw:g>
          <draw:frame draw:style-name="gr156" draw:text-style-name="P17" draw:layer="layout" svg:width="5.084cm" svg:height="1.75cm" svg:x="13.039cm" svg:y="54.519cm">
            <draw:text-box>
              <text:p text:style-name="P5"><text:span text:style-name="T1"/></text:p>
              <text:p><text:span text:style-name="T36"/></text:p>
            </draw:text-box>
          </draw:frame>
          <draw:frame draw:style-name="gr157" draw:text-style-name="P17" draw:layer="layout" svg:width="5.084cm" svg:height="5.635cm" svg:x="13.039cm" svg:y="54.519cm">
            <draw:text-box>
              <text:p text:style-name="P5"><text:span text:style-name="T1"/></text:p>
              <text:p><text:span text:style-name="T36">Samples at this step are ready to be sent to the collaborator. They have been validated (if required) and annotated (if required)</text:span></text:p>
            </draw:text-box>
          </draw:frame>
          <draw:g>
            <draw:rect draw:style-name="gr12" draw:text-style-name="P1" draw:layer="layout" svg:width="9.531cm" svg:height="1.783cm" svg:x="13.039cm" svg:y="54.519cm">
              <text:p text:style-name="P2"><text:span text:style-name="T67">Collaborator Review / Wait</text:span></text:p>
            </draw:rect>
          </draw:g>
        </draw:g>
        <draw:g>
          <draw:rect draw:style-name="gr12" draw:text-style-name="P1" draw:layer="layout" svg:width="9.531cm" svg:height="1.784cm" svg:x="13.039cm" svg:y="57.548cm">
            <text:p text:style-name="P2"><text:span text:style-name="T67">Deliver Data / FTP and Email GenBank</text:span></text:p>
          </draw:rect>
        </draw:g>
        <draw:g>
          <draw:rect draw:style-name="gr12" draw:text-style-name="P1" draw:layer="layout" svg:width="9.53cm" svg:height="1.784cm" svg:x="12.994cm" svg:y="60.578cm">
            <text:p text:style-name="P2"><text:span text:style-name="T67">Submitted to Genbank / Wait for Response</text:span></text:p>
          </draw:rect>
          <draw:frame draw:style-name="gr158" draw:text-style-name="P17" draw:layer="layout" svg:width="5.084cm" svg:height="1.822cm" svg:x="13.039cm" svg:y="60.578cm">
            <draw:text-box>
              <text:p text:style-name="P5"><text:span text:style-name="T60"/></text:p>
              <text:p text:style-name="P5"><text:span text:style-name="T2"/></text:p>
            </draw:text-box>
          </draw:frame>
        </draw:g>
      </draw:page>
      <draw:page draw:name="page5" draw:style-name="dp1" draw:master-page-name="Default">
        <office:forms form:automatic-focus="false" form:apply-design-mode="false"/>
        <draw:custom-shape draw:style-name="gr159" draw:text-style-name="P1" draw:layer="layout" svg:width="1.27cm" svg:height="1.905cm" svg:x="21.396cm" svg:y="56.563cm">
          <text:p/>
          <draw:enhanced-geometry svg:viewBox="0 0 21600 21600" draw:text-areas="?f0 0 ?f2 ?f5" draw:type="down-arrow" draw:modifiers="15162.7530364372 5737.8984651711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0" draw:text-style-name="P2" draw:layer="layout" svg:width="1.905cm" svg:height="1.905cm" svg:x="21.079cm" svg:y="55.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161" draw:text-style-name="P1" draw:layer="layout" svg:width="1.27cm" svg:height="1.743cm" svg:x="21.396cm" svg:y="53.866cm" svg:viewBox="0 0 1271 1744" svg:d="m1271 1376c-212 123-424 245-636 368-212-123-423-245-635-368h317v-1376h635v1376z">
            <text:p/>
          </draw:path>
        </draw:g>
        <draw:polygon draw:style-name="gr9" draw:text-style-name="P2" draw:layer="layout" svg:width="34.036cm" svg:height="106.126cm" svg:x="33.386cm" svg:y="8.222cm" svg:viewBox="0 0 34037 106127" draw:points="3175,94380 3175,93745 7620,93745 7620,83667 5080,83667 5080,82950 7620,82950 7620,60807 3510,60807 3510,60090 7620,60090 7620,45485 6349,45485 6349,44768 7620,44768 7620,717 0,717 0,0 8255,0 8255,82 8255,717 8255,44768 10477,44768 10477,45485 8255,45485 8255,60090 8255,60807 8255,100648 33972,100648 33972,100730 34037,100730 34037,106127 33402,106127 33402,101365 8255,101365 7620,101365 3175,101365 3175,100648 7620,100648 7620,94380">
          <text:p/>
        </draw:polygon>
        <draw:polygon draw:style-name="gr10" draw:text-style-name="P2" draw:layer="layout" svg:width="7.619cm" svg:height="111.759cm" svg:x="36.243cm" svg:y="1.637cm" svg:viewBox="0 0 7620 111760" draw:points="6033,111760 6033,104222 635,104222 635,103505 6033,103505 6033,97472 0,97472 0,96755 6033,96755 6033,72706 2223,72706 2223,72071 6033,72071 6033,58502 1905,58502 1905,57785 6033,57785 6033,12464 4445,12464 4445,11747 6033,11747 6033,717 2223,717 2223,0 6668,0 6668,635 6668,717 6668,11747 7620,11747 7620,12464 6668,12464 6668,57785 6668,58502 6668,71990 6668,72707 6668,103505 6668,104222 6668,111760">
          <text:p/>
        </draw:polygon>
        <draw:rect draw:style-name="gr162" draw:text-style-name="P4" draw:layer="layout" svg:width="37.365cm" svg:height="42.225cm" svg:x="3.323cm" svg:y="12.432cm">
          <text:p text:style-name="P2"><text:span text:style-name="T1">Lab Processing</text:span></text:p>
        </draw:rect>
        <draw:polygon draw:style-name="gr163" draw:text-style-name="P2" draw:layer="layout" svg:width="12.573cm" svg:height="12.57cm" draw:transform="skewX (9.42707213632432E-017) rotate (-0.785398163398486) translate (28.0969999997677cm 19.157cm)" svg:viewBox="0 0 12574 12571" draw:points="10553,-12643 0,-2093 225,-72 1348,-1195 1123,-2766 2695,-2542 10103,-9951 9879,-11523 11450,-11298 12574,-12420">
          <text:p/>
        </draw:polygon>
        <draw:g>
          <draw:polygon draw:style-name="gr164" draw:text-style-name="P1" draw:layer="layout" svg:width="1.27cm" svg:height="3.143cm" svg:x="21.396cm" svg:y="69.698cm" svg:viewBox="0 0 1271 3144" draw:points="1271,2481 635,3144 0,2481 317,2481 317,0 952,0 952,2481">
            <text:p/>
          </draw:polygon>
        </draw:g>
        <draw:path draw:style-name="gr165" draw:text-style-name="P3" draw:layer="layout" svg:width="10.427cm" svg:height="2.221cm" svg:x="36.778cm" svg:y="10.507cm" svg:viewBox="0 0 10428 2222" svg:d="m923 719v303h348l-636 884c-212-295-423-589-635-884h347v-1022h576v1h8870 150 485v2221h-635v-1503z">
          <text:p/>
        </draw:path>
        <draw:path draw:style-name="gr166" draw:text-style-name="P2" draw:layer="layout" svg:width="1.27cm" svg:height="6.662cm" svg:x="17.531cm" svg:y="92.545cm" svg:viewBox="0 0 1271 6663" svg:d="m319 6663v-5337h-319l636-1326c212 442 423 884 635 1326h-318v5337z">
          <text:p/>
        </draw:path>
        <draw:path draw:style-name="gr167" draw:text-style-name="P2" draw:layer="layout" svg:width="38.418cm" svg:height="18.83cm" svg:x="36.878cm" svg:y="54.025cm" svg:viewBox="0 0 38419 18831" svg:d="m318 16174v-147h37465v-16027h635v16027h1v718h-37466v1423h318l-636 663c-212-221-423-442-635-663h318v-1423z">
          <text:p/>
        </draw:path>
        <draw:polygon draw:style-name="gr168" draw:text-style-name="P2" draw:layer="layout" svg:width="14.503cm" svg:height="86.024cm" svg:x="2.054cm" svg:y="10.544cm" svg:viewBox="0 0 14504 86025" draw:points="17,86024 17,718 0,718 0,0 13265,0 13652,0 13861,0 13861,1302 14199,1302 13563,1855 12928,1302 13265,1302 13265,718 652,718 652,85306 13869,85306 13869,81897 14504,81897 14504,86025 13869,86025 13869,86024 652,86024 217,86024">
          <text:p/>
        </draw:polygon>
        <draw:path draw:style-name="gr169" draw:text-style-name="P1" draw:layer="layout" svg:width="1.27cm" svg:height="6.96cm" svg:x="21.415cm" svg:y="90.853cm" svg:viewBox="0 0 1271 6961" svg:d="m1271 5194-636 1767c-212-589-423-1178-635-1767h318v-5194h635v5194z">
          <text:p/>
        </draw:path>
        <draw:rect draw:style-name="gr9" draw:text-style-name="P2" draw:layer="layout" svg:width="0.635cm" svg:height="22.86cm" svg:x="72.656cm" svg:y="91.489cm">
          <text:p/>
        </draw:rect>
        <draw:rect draw:style-name="gr10" draw:text-style-name="P2" draw:layer="layout" svg:width="0.635cm" svg:height="21.273cm" svg:x="49.339cm" svg:y="92.442cm">
          <text:p/>
        </draw:rect>
        <draw:rect draw:style-name="gr170" draw:text-style-name="P4" draw:layer="layout" svg:width="33.338cm" svg:height="11.293cm" svg:x="5.362cm" svg:y="58.469cm">
          <text:p text:style-name="P2"><text:span text:style-name="T1">Assembly</text:span></text:p>
        </draw:rect>
        <draw:rect draw:style-name="gr162" draw:text-style-name="P4" draw:layer="layout" svg:width="33.35cm" svg:height="8.572cm" svg:x="5.352cm" svg:y="1.002cm">
          <text:p text:style-name="P2"><text:span text:style-name="T1">Received Sample</text:span></text:p>
        </draw:rect>
        <draw:rect draw:style-name="gr162" draw:text-style-name="P4" draw:layer="layout" svg:width="30.068cm" svg:height="5.129cm" svg:x="7.016cm" svg:y="97.839cm">
          <text:p text:style-name="P2"><text:span text:style-name="T1">Validation</text:span></text:p>
        </draw:rect>
        <draw:rect draw:style-name="gr171" draw:text-style-name="P4" draw:layer="layout" svg:width="20.32cm" svg:height="5.08cm" svg:x="11.89cm" svg:y="112.762cm">
          <text:p text:style-name="P2"><text:span text:style-name="T1">Sample Published</text:span></text:p>
        </draw:rect>
        <draw:custom-shape draw:style-name="gr172" draw:text-style-name="P1" draw:layer="layout" svg:width="1.27cm" svg:height="2.223cm" svg:x="74.343cm" svg:y="63.866cm">
          <text:p/>
          <draw:enhanced-geometry svg:viewBox="0 0 21600 21600" draw:mirror-horizontal="false" draw:mirror-vertical="false" draw:text-areas="?f0 0 ?f2 ?f5" draw:type="down-arrow" draw:modifiers="15162.7530364372 5737.8984651711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3" draw:text-style-name="P1" draw:layer="layout" svg:width="1.27cm" svg:height="2.858cm" svg:x="17.531cm" svg:y="102.602cm">
          <text:p/>
          <draw:enhanced-geometry svg:viewBox="0 0 21600 21600" draw:mirror-vertical="true" draw:mirror-horizontal="tru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3" draw:text-style-name="P1" draw:layer="layout" svg:width="1.27cm" svg:height="3.176cm" svg:x="26.401cm" svg:y="69.681cm">
          <text:p/>
          <draw:enhanced-geometry svg:viewBox="0 0 21600 21600" draw:mirror-vertical="true" draw:mirror-horizontal="tru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4" draw:text-style-name="P1" draw:layer="layout" svg:width="1.27cm" svg:height="2.858cm" svg:x="17.531cm" svg:y="9.574cm">
          <text:p/>
          <draw:enhanced-geometry svg:viewBox="0 0 21600 21600" draw:mirror-vertical="true" draw:mirror-horizontal="tru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olygon draw:style-name="gr175" draw:text-style-name="P2" draw:layer="layout" svg:width="16.837cm" svg:height="16.837cm" draw:transform="rotate (-0.785398163398486) translate (20.5264999996299cm 2.3785cm)" svg:viewBox="0 0 16838 16838" draw:points="1121,-11746 2918,-11746 13695,-22522 13695,-24318 15491,-24318 16838,-25665 14368,-25441 0,-11073 0,-8827 1121,-9950">
          <text:p/>
        </draw:polygon>
        <draw:custom-shape draw:style-name="gr176" draw:text-style-name="P2" draw:layer="layout" svg:width="0.635cm" svg:height="1.905cm" svg:x="11.143cm" svg:y="14.004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177" draw:text-style-name="P6" draw:layer="layout" svg:width="5.715cm" svg:height="0.953cm" svg:x="8.946cm" svg:y="14.003cm">
          <text:p text:style-name="P2"><text:span text:style-name="T2">Sanger Sequencing</text:span></text:p>
        </draw:rect>
        <draw:polygon draw:style-name="gr178" draw:text-style-name="P2" draw:layer="layout" svg:width="31.432cm" svg:height="1.317cm" draw:transform="rotate (3.1415926535892) translate (40.0520000000216cm 54.3629999995181cm)" svg:viewBox="0 0 31433 1318" draw:points="31433,-107408 28576,-107408 27623,-108360 26671,-107408 16193,-107408 15240,-108361 14287,-107408 3811,-107408 2858,-108360 1906,-107408 0,-107408 1270,-108678 30063,-108726">
          <text:p/>
        </draw:polygon>
        <draw:custom-shape draw:style-name="gr179" draw:text-style-name="P2" draw:layer="layout" svg:width="1.905cm" svg:height="1.905cm" svg:x="10.508cm" svg:y="13.3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rect draw:style-name="gr180" draw:text-style-name="P7" draw:layer="layout" svg:width="11.112cm" svg:height="11.063cm" svg:x="4.278cm" svg:y="16.866cm">
          <text:p text:style-name="P5"><text:span text:style-name="T7">RT_PCR</text:span></text:p>
          <text:p text:style-name="P5"><text:span text:style-name="T7">Lab workflow</text:span></text:p>
          <text:p text:style-name="P5"><text:span text:style-name="T7"/></text:p>
          <text:p text:style-name="P5"><text:span text:style-name="T7"/></text:p>
        </draw:rect>
        <draw:rect draw:style-name="gr181" draw:text-style-name="P8" draw:id="id67" draw:layer="layout" svg:width="9.83cm" svg:height="3.175cm" svg:x="4.913cm" svg:y="18.452cm">
          <text:p text:style-name="P2"><text:span text:style-name="T7">Open</text:span></text:p>
        </draw:rect>
        <draw:rect draw:style-name="gr181" draw:text-style-name="P8" draw:id="id57" draw:layer="layout" svg:width="4.445cm" svg:height="3.175cm" svg:x="4.913cm" svg:y="24.301cm">
          <text:p text:style-name="P2"><text:span text:style-name="T7">Fail</text:span></text:p>
        </draw:rect>
        <draw:connector draw:style-name="gr182" draw:text-style-name="P2" draw:layer="layout" svg:x1="9.199cm" svg:y1="23.33cm" svg:x2="7.135cm" svg:y2="24.301cm" draw:start-shape="id56" draw:start-glue-point="5" draw:end-shape="id57" draw:end-glue-point="0" svg:d="m9199 23330h-2064v971">
          <text:p/>
        </draw:connector>
        <draw:connector draw:style-name="gr182" draw:text-style-name="P2" draw:layer="layout" svg:x1="10.469cm" svg:y1="23.33cm" svg:x2="12.532cm" svg:y2="24.301cm" draw:start-shape="id56" draw:start-glue-point="7" draw:end-shape="id58" draw:end-glue-point="0" svg:d="m10469 23330h2063v971">
          <text:p/>
        </draw:connector>
        <draw:custom-shape draw:style-name="gr183" draw:text-style-name="P2" draw:id="id56" draw:layer="layout" svg:width="1.27cm" svg:height="1.27cm" svg:x="9.199cm" svg:y="22.69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rect draw:style-name="gr180" draw:text-style-name="P7" draw:layer="layout" svg:width="11.112cm" svg:height="11.063cm" svg:x="21.966cm" svg:y="15.2cm">
          <text:p text:style-name="P5"><text:span text:style-name="T7">SISPA</text:span></text:p>
          <text:p text:style-name="P5"><text:span text:style-name="T7">Lab workflow</text:span></text:p>
          <text:p text:style-name="P5"><text:span text:style-name="T7"/></text:p>
          <text:p text:style-name="P5"><text:span text:style-name="T7"/></text:p>
        </draw:rect>
        <draw:rect draw:style-name="gr177" draw:text-style-name="P6" draw:layer="layout" svg:width="5.715cm" svg:height="0.953cm" svg:x="26.297cm" svg:y="14.015cm">
          <text:p text:style-name="P2"><text:span text:style-name="T2">Next Gen Sequencing</text:span></text:p>
        </draw:rect>
        <draw:custom-shape draw:style-name="gr184" draw:text-style-name="P1" draw:layer="layout" svg:width="1.27cm" svg:height="2.858cm" svg:x="21.37cm" svg:y="9.574cm">
          <text:p/>
          <draw:enhanced-geometry svg:viewBox="0 0 21600 21600" draw:mirror-horizontal="false" draw:mirror-vertical="fals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185" draw:text-style-name="P2" draw:layer="layout" svg:width="9.425cm" svg:height="1.27cm" svg:x="38.882cm" svg:y="77.201cm" svg:viewBox="0 0 9426 1271" svg:d="m9426 317v635l-8100 43v276c-442-212-884-423-1326-635l1326-636v277z">
          <text:p/>
        </draw:path>
        <draw:custom-shape draw:style-name="gr159" draw:text-style-name="P1" draw:layer="layout" svg:width="1.27cm" svg:height="3.216cm" svg:x="64.371cm" svg:y="92.441cm">
          <text:p/>
          <draw:enhanced-geometry svg:viewBox="0 0 21600 21600" draw:mirror-horizontal="false" draw:mirror-vertical="fals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3" draw:text-style-name="P1" draw:layer="layout" svg:width="1.27cm" svg:height="2.858cm" svg:x="17.531cm" svg:y="110.003cm">
          <text:p/>
          <draw:enhanced-geometry svg:viewBox="0 0 21600 21600" draw:mirror-vertical="true" draw:mirror-horizontal="tru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186" draw:text-style-name="P4" draw:layer="layout" svg:width="20.32cm" svg:height="5.131cm" svg:x="39.496cm" svg:y="112.762cm">
          <text:p text:style-name="P2"><text:span text:style-name="T1">Unresolved</text:span></text:p>
        </draw:rect>
        <draw:rect draw:style-name="gr187" draw:text-style-name="P4" draw:layer="layout" svg:width="20.32cm" svg:height="5.131cm" svg:x="62.813cm" svg:y="112.761cm">
          <text:p text:style-name="P2"><text:span text:style-name="T1">Deprecated</text:span></text:p>
        </draw:rect>
        <draw:path draw:style-name="gr188" draw:text-style-name="P1" draw:layer="layout" svg:width="29.945cm" svg:height="5.287cm" svg:x="33.702cm" svg:y="92.54cm" svg:viewBox="0 0 29946 5288" svg:d="m29599 2859h-70-506-28099v969h347c-212 487-423 973-635 1460-212-487-424-973-636-1460h348v-1688h576v1h28099v-815h-348l636-1326c212 442 423 884 635 1326h-347z">
          <text:p/>
        </draw:path>
        <draw:custom-shape draw:style-name="gr159" draw:text-style-name="P1" draw:layer="layout" svg:width="1.27cm" svg:height="2.858cm" svg:x="21.415cm" svg:y="109.904cm">
          <text:p/>
          <draw:enhanced-geometry svg:viewBox="0 0 21600 21600" draw:mirror-horizontal="true" draw:mirror-vertical="fals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189" draw:text-style-name="P2" draw:layer="layout" svg:width="33.02cm" svg:height="15.122cm" svg:x="22.273cm" svg:y="92.54cm" svg:viewBox="0 0 33021 15123" svg:d="m0 15123v-718h32068v-13079h-318c212-442 423-884 635-1326l636 1326h-318v13079 518 200z">
          <text:p/>
        </draw:path>
        <draw:custom-shape draw:style-name="gr190" draw:text-style-name="P1" draw:layer="layout" svg:width="1.27cm" svg:height="2.223cm" svg:x="74.343cm" svg:y="63.867cm">
          <text:p/>
          <draw:enhanced-geometry svg:viewBox="0 0 21600 21600" draw:mirror-horizontal="false" draw:mirror-vertical="false" draw:text-areas="?f0 0 ?f2 ?f5" draw:type="down-arrow" draw:modifiers="15162.7530364372 5737.8984651711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177" draw:text-style-name="P6" draw:layer="layout" svg:width="5.715cm" svg:height="0.953cm" svg:x="8.946cm" svg:y="14.004cm">
          <text:p text:style-name="P2"><text:span text:style-name="T2">Sanger Sequencing</text:span></text:p>
        </draw:rect>
        <draw:custom-shape draw:style-name="gr191" draw:text-style-name="P2" draw:id="id59" draw:layer="layout" svg:width="1.27cm" svg:height="1.27cm" svg:x="27.463cm" svg:y="26.741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76" draw:text-style-name="P2" draw:layer="layout" svg:width="0.635cm" svg:height="1.905cm" svg:x="21.497cm" svg:y="26.59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6" draw:text-style-name="P2" draw:layer="layout" svg:width="0.635cm" svg:height="1.905cm" svg:x="34.02cm" svg:y="26.55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177" draw:text-style-name="P6" draw:id="id60" draw:layer="layout" svg:width="5.715cm" svg:height="0.953cm" svg:x="19.097cm" svg:y="26.9cm">
          <text:p text:style-name="P2"><text:span text:style-name="T2">454 Sequencing</text:span></text:p>
        </draw:rect>
        <draw:rect draw:style-name="gr177" draw:text-style-name="P6" draw:id="id61" draw:layer="layout" svg:width="5.715cm" svg:height="0.953cm" svg:x="31.462cm" svg:y="26.9cm">
          <text:p text:style-name="P2"><text:span text:style-name="T2">Illumina Sequencing</text:span></text:p>
        </draw:rect>
        <draw:connector draw:style-name="gr182" draw:text-style-name="P2" draw:layer="layout" svg:x1="27.463cm" svg:y1="27.375cm" svg:x2="24.812cm" svg:y2="27.376cm" draw:start-shape="id59" draw:start-glue-point="5" draw:end-shape="id60" draw:end-glue-point="1" svg:d="m27463 27375h-1325v1h-1326">
          <text:p/>
        </draw:connector>
        <draw:connector draw:style-name="gr182" draw:text-style-name="P2" draw:layer="layout" svg:x1="28.733cm" svg:y1="27.375cm" svg:x2="31.462cm" svg:y2="27.376cm" draw:start-shape="id59" draw:start-glue-point="7" draw:end-shape="id61" draw:end-glue-point="3" svg:d="m28733 27375h1365v1h1364">
          <text:p/>
        </draw:connector>
        <draw:custom-shape draw:style-name="gr179" draw:text-style-name="P2" draw:layer="layout" svg:width="1.905cm" svg:height="1.905cm" svg:x="28.302cm" svg:y="13.33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polygon draw:style-name="gr192" draw:text-style-name="P2" draw:layer="layout" svg:width="0.635cm" svg:height="4.488cm" svg:x="12.111cm" svg:y="36.242cm" svg:viewBox="0 0 636 4489" draw:points="636,3925 318,4489 0,3925 160,3925 160,0 477,0 477,3925">
          <text:p/>
        </draw:polygon>
        <draw:custom-shape draw:style-name="gr176" draw:text-style-name="P2" draw:layer="layout" svg:width="0.635cm" svg:height="1.905cm" svg:x="28.937cm" svg:y="14.017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177" draw:text-style-name="P6" draw:layer="layout" svg:width="5.715cm" svg:height="0.953cm" svg:x="26.339cm" svg:y="14.004cm">
          <text:p text:style-name="P2"><text:span text:style-name="T2">Next Gen Sequencing</text:span></text:p>
        </draw:rect>
        <draw:path draw:style-name="gr165" draw:text-style-name="P3" draw:layer="layout" svg:width="1.27cm" svg:height="18.842cm" svg:x="77.018cm" svg:y="54.025cm" svg:viewBox="0 0 1271 18843" svg:d="m952 0v18180h319l-636 663c-212-221-423-442-635-663h317v-18180z">
          <text:p/>
        </draw:path>
        <draw:path draw:style-name="gr189" draw:text-style-name="P2" draw:layer="layout" svg:width="58.419cm" svg:height="86.36cm" svg:x="24.496cm" svg:y="10.525cm" svg:viewBox="0 0 58420 86361" svg:d="m0 85508v-3910h635v4128h57150v-85090h-13018l-19 661h338l-636 551c-212-184-423-367-635-551h337l-20-1296 616-1v1h12867 487 318v86360h-318 318-58420v-318z">
          <text:p/>
        </draw:path>
        <draw:custom-shape draw:style-name="gr159" draw:text-style-name="P1" draw:layer="layout" svg:width="1.27cm" svg:height="2.858cm" draw:transform="rotate (-1.57079632679579) translate (68.745cm 95.933cm)">
          <text:p/>
          <draw:enhanced-geometry svg:viewBox="0 0 21600 21600" draw:mirror-vertical="true" draw:mirror-horizontal="tru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9" draw:text-style-name="P1" draw:layer="layout" svg:width="1.27cm" svg:height="2.858cm" draw:transform="rotate (-1.57079632679579) translate (64.082cm 95.933cm)">
          <text:p/>
          <draw:enhanced-geometry svg:viewBox="0 0 21600 21600" draw:mirror-vertical="true" draw:mirror-horizontal="true" draw:text-areas="?f0 0 ?f2 ?f5" draw:type="down-arrow" draw:modifiers="11586.0041987404 5899.4096812278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0" draw:text-style-name="P2" draw:layer="layout" svg:width="1.905cm" svg:height="1.905cm" svg:x="64.053cm" svg:y="95.6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rect draw:style-name="gr162" draw:text-style-name="P4" draw:layer="layout" svg:width="30.068cm" svg:height="5.129cm" svg:x="7.016cm" svg:y="104.751cm">
          <text:p text:style-name="P2"><text:span text:style-name="T1">Deliver Data</text:span></text:p>
        </draw:rect>
        <draw:rect draw:style-name="gr177" draw:text-style-name="P6" draw:layer="layout" svg:width="5.397cm" svg:height="0.953cm" svg:x="35.291cm" svg:y="106.828cm">
          <text:p text:style-name="P2"><text:span text:style-name="T2">45 day wait</text:span></text:p>
        </draw:rect>
        <draw:rect draw:style-name="gr162" draw:text-style-name="P4" draw:layer="layout" svg:width="32.923cm" svg:height="19.634cm" svg:x="45.902cm" svg:y="72.874cm">
          <text:p text:style-name="P2"><text:span text:style-name="T1">Collaborator Review</text:span></text:p>
        </draw:rect>
        <draw:path draw:style-name="gr169" draw:text-style-name="P1" draw:layer="layout" svg:width="1.27cm" svg:height="1.862cm" svg:x="21.415cm" svg:y="102.918cm" svg:viewBox="0 0 1271 1863" svg:d="m924 0v674h347c-212 396-423 793-635 1189-212-396-424-793-636-1189h348v-674z">
          <text:p/>
        </draw:path>
        <draw:rect draw:style-name="gr193" draw:text-style-name="P6" draw:layer="layout" svg:width="7.62cm" svg:height="0.953cm" svg:x="24.813cm" svg:y="95.616cm">
          <text:p text:style-name="P2"><text:span text:style-name="T2">Fix gaps and minor errors</text:span></text:p>
        </draw:rect>
        <draw:rect draw:style-name="gr193" draw:text-style-name="P6" draw:layer="layout" svg:width="4.445cm" svg:height="0.953cm" svg:x="19.828cm" svg:y="94.98cm">
          <text:p text:style-name="P2"><text:span text:style-name="T2">Complete</text:span></text:p>
        </draw:rect>
        <draw:path draw:style-name="gr189" draw:text-style-name="P2" draw:layer="layout" svg:width="9.168cm" svg:height="1.27cm" svg:x="36.878cm" svg:y="89.901cm" svg:viewBox="0 0 9169 1271" svg:d="m0 995v-718h7843v-277l1326 636c-442 212-884 423-1326 635v-276z">
          <text:p/>
        </draw:path>
        <draw:rect draw:style-name="gr193" draw:text-style-name="P6" draw:layer="layout" svg:width="5.08cm" svg:height="0.953cm" svg:x="39.101cm" svg:y="90.06cm">
          <text:p text:style-name="P2"><text:span text:style-name="T2">Major problems</text:span></text:p>
        </draw:rect>
        <draw:path draw:style-name="gr167" draw:text-style-name="P2" draw:layer="layout" svg:width="40.524cm" svg:height="3.176cm" svg:x="23.024cm" svg:y="53.706cm" svg:viewBox="0 0 40525 3177" svg:d="m40525 2185v718h-39199v274c-442-212-884-423-1326-635l1326-636v279h38563v-2185h635v2185z">
          <text:p/>
        </draw:path>
        <draw:rect draw:style-name="gr162" draw:text-style-name="P4" draw:layer="layout" svg:width="38.27cm" svg:height="41.592cm" svg:x="43.228cm" svg:y="12.432cm">
          <text:p text:style-name="P2"><text:span text:style-name="T1">Close Sample</text:span></text:p>
        </draw:rect>
        <draw:rect draw:style-name="gr194" draw:text-style-name="P5" draw:layer="layout" svg:width="11.112cm" svg:height="14.287cm" svg:x="44.351cm" svg:y="17.829cm">
          <text:p text:style-name="P5">In House Closure Task</text:p>
          <text:p text:style-name="P5"><text:span text:style-name="T9">In House Closure Workflow</text:span></text:p>
        </draw:rect>
        <draw:rect draw:style-name="gr194" draw:text-style-name="P5" draw:layer="layout" svg:width="11.113cm" svg:height="14.288cm" svg:x="56.733cm" svg:y="17.829cm">
          <text:p text:style-name="P5">Custom Closure Task</text:p>
          <text:p text:style-name="P5"><text:span text:style-name="T9">Custom Closure Workflow</text:span></text:p>
        </draw:rect>
        <draw:rect draw:style-name="gr181" draw:text-style-name="P2" draw:layer="layout" svg:width="10.478cm" svg:height="1.589cm" svg:x="44.668cm" svg:y="30.21cm">
          <text:p text:style-name="P2">Complete</text:p>
        </draw:rect>
        <draw:rect draw:style-name="gr181" draw:text-style-name="P2" draw:layer="layout" svg:width="7.62cm" svg:height="1.589cm" svg:x="69.75cm" svg:y="28.577cm">
          <text:p text:style-name="P2">Complete</text:p>
        </draw:rect>
        <draw:polygon draw:style-name="gr195" draw:text-style-name="P2" draw:layer="layout" svg:width="0.635cm" svg:height="10.772cm" svg:x="70.384cm" svg:y="15.607cm" svg:viewBox="0 0 636 10773" draw:points="636,10243 318,10773 0,10243 159,10243 159,0 477,0 477,10243">
          <text:p/>
        </draw:polygon>
        <draw:polygon draw:style-name="gr195" draw:text-style-name="P2" draw:layer="layout" svg:width="0.635cm" svg:height="12.677cm" svg:x="78.917cm" svg:y="13.702cm" svg:viewBox="0 0 636 12678" draw:points="636,12152 318,12678 0,12152 159,12152 159,0 477,0 477,12152">
          <text:p/>
        </draw:polygon>
        <draw:rect draw:style-name="gr196" draw:text-style-name="P2" draw:layer="layout" svg:width="15.875cm" svg:height="0.317cm" svg:x="63.401cm" svg:y="13.538cm">
          <text:p/>
        </draw:rect>
        <draw:rect draw:style-name="gr193" draw:text-style-name="P6" draw:layer="layout" svg:width="4.445cm" svg:height="0.953cm" svg:x="76.101cm" svg:y="13.067cm">
          <text:p text:style-name="P2"><text:span text:style-name="T2">Needs Edits</text:span></text:p>
        </draw:rect>
        <draw:rect draw:style-name="gr196" draw:text-style-name="P2" draw:layer="layout" svg:width="0.953cm" svg:height="0.318cm" draw:transform="rotate (1.5707963267946) translate (68.811cm 13.438cm)">
          <text:p/>
        </draw:rect>
        <draw:rect draw:style-name="gr197" draw:text-style-name="P2" draw:layer="layout" svg:width="0.317cm" svg:height="0.318cm" svg:x="55.884cm" svg:y="41.545cm">
          <text:p/>
        </draw:rect>
        <draw:rect draw:style-name="gr197" draw:text-style-name="P2" draw:layer="layout" svg:width="0.317cm" svg:height="0.317cm" svg:x="59.471cm" svg:y="41.198cm">
          <text:p/>
        </draw:rect>
        <draw:rect draw:style-name="gr197" draw:text-style-name="P2" draw:layer="layout" svg:width="0.317cm" svg:height="0.317cm" svg:x="59.471cm" svg:y="41.198cm">
          <text:p/>
        </draw:rect>
        <draw:rect draw:style-name="gr197" draw:text-style-name="P2" draw:layer="layout" svg:width="0.635cm" svg:height="0.635cm" svg:x="59.312cm" svg:y="40.88cm">
          <text:p/>
        </draw:rect>
        <draw:rect draw:style-name="gr197" draw:text-style-name="P2" draw:layer="layout" svg:width="0.318cm" svg:height="0.173cm" svg:x="58.245cm" svg:y="39.273cm">
          <text:p/>
        </draw:rect>
        <draw:rect draw:style-name="gr198" draw:text-style-name="P5" draw:layer="layout" svg:width="11.113cm" svg:height="14.287cm" svg:x="51.166cm" svg:y="36.244cm">
          <text:p/>
        </draw:rect>
        <draw:rect draw:style-name="gr194" draw:text-style-name="P5" draw:layer="layout" svg:width="11.113cm" svg:height="14.287cm" svg:x="51.653cm" svg:y="36.562cm">
          <text:p text:style-name="P5">Sequencing Task</text:p>
          <text:p text:style-name="P5">Lab workflow</text:p>
        </draw:rect>
        <draw:rect draw:style-name="gr181" draw:text-style-name="P2" draw:layer="layout" svg:width="9.843cm" svg:height="7.659cm" svg:x="52.288cm" svg:y="38.11cm">
          <text:p text:style-name="P2">Open</text:p>
        </draw:rect>
        <draw:polygon draw:style-name="gr196" draw:text-style-name="P2" draw:layer="layout" svg:width="0.635cm" svg:height="8.772cm" svg:x="64.311cm" svg:y="43.229cm" svg:viewBox="0 0 636 8773" draw:points="159,0 477,0 477,8126 636,8126 318,8773 0,8126 159,8126">
          <text:p/>
        </draw:polygon>
        <draw:polygon draw:style-name="gr196" draw:text-style-name="P2" draw:layer="layout" svg:width="0.635cm" svg:height="19.368cm" svg:x="74.63cm" svg:y="34.674cm" svg:viewBox="0 0 636 19369" draw:points="477,18733 464,18733 464,18751 636,18751 318,19369 0,18751 171,18751 171,18733 159,18733 159,0 477,0">
          <text:p/>
        </draw:polygon>
        <draw:custom-shape draw:style-name="gr199" draw:text-style-name="P2" draw:layer="layout" svg:width="1.588cm" svg:height="1.905cm" svg:x="43.716cm" svg:y="30.81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99" draw:text-style-name="P2" draw:layer="layout" svg:width="1.588cm" svg:height="1.905cm" svg:x="56.098cm" svg:y="30.81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181" draw:text-style-name="P8" draw:id="id64" draw:layer="layout" svg:width="7.303cm" svg:height="3.175cm" svg:x="55.088cm" svg:y="47.323cm">
          <text:p text:style-name="P2"><text:span text:style-name="T7">Complete</text:span></text:p>
        </draw:rect>
        <draw:rect draw:style-name="gr181" draw:text-style-name="P8" draw:id="id63" draw:layer="layout" svg:width="2.8cm" svg:height="3.175cm" svg:x="51.971cm" svg:y="47.323cm">
          <text:p text:style-name="P2"><text:span text:style-name="T7">Fail</text:span></text:p>
        </draw:rect>
        <draw:connector draw:style-name="gr182" draw:text-style-name="P2" draw:layer="layout" svg:x1="56.545cm" svg:y1="46.37cm" svg:x2="53.371cm" svg:y2="47.323cm" draw:start-shape="id62" draw:start-glue-point="5" draw:end-shape="id63" draw:end-glue-point="0" svg:d="m56545 46370h-3174v953">
          <text:p/>
        </draw:connector>
        <draw:connector draw:style-name="gr182" draw:text-style-name="P2" draw:layer="layout" svg:x1="57.815cm" svg:y1="46.37cm" svg:x2="58.739cm" svg:y2="47.323cm" draw:start-shape="id62" draw:start-glue-point="7" draw:end-shape="id64" draw:end-glue-point="0" svg:d="m57815 46370h924v953">
          <text:p/>
        </draw:connector>
        <draw:custom-shape draw:style-name="gr183" draw:text-style-name="P2" draw:id="id62" draw:layer="layout" svg:width="1.27cm" svg:height="1.27cm" svg:x="56.545cm" svg:y="45.73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00" draw:text-style-name="P2" draw:layer="layout" svg:width="1.588cm" svg:height="1.905cm" svg:x="51.018cm" svg:y="49.542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polygon draw:style-name="gr192" draw:text-style-name="P2" draw:layer="layout" svg:width="0.635cm" svg:height="1.724cm" svg:x="61.509cm" svg:y="50.214cm" svg:viewBox="0 0 636 1725" draw:points="636,1161 318,1725 0,1161 160,1161 160,0 477,0 477,1161">
          <text:p/>
        </draw:polygon>
        <draw:rect draw:style-name="gr196" draw:text-style-name="P2" draw:layer="layout" svg:width="10.16cm" svg:height="0.318cm" svg:x="64.671cm" svg:y="43.286cm">
          <text:p/>
        </draw:rect>
        <draw:rect draw:style-name="gr193" draw:text-style-name="P6" draw:layer="layout" svg:width="4.892cm" svg:height="0.953cm" svg:x="63.101cm" svg:y="42.912cm">
          <text:p text:style-name="P2"><text:span text:style-name="T2">Requires Closure</text:span></text:p>
        </draw:rect>
        <draw:rect draw:style-name="gr193" draw:text-style-name="P6" draw:layer="layout" svg:width="4.445cm" svg:height="0.953cm" svg:x="68.498cm" svg:y="19.582cm">
          <text:p text:style-name="P2"><text:span text:style-name="T2">Too Few</text:span></text:p>
        </draw:rect>
        <draw:rect draw:style-name="gr180" draw:text-style-name="P5" draw:layer="layout" svg:width="11.113cm" svg:height="14.287cm" svg:x="69.433cm" svg:y="26.402cm">
          <text:p text:style-name="P5">Closure Edit Task</text:p>
          <text:p text:style-name="P5"><text:span text:style-name="T9">Closure Workflow</text:span></text:p>
        </draw:rect>
        <draw:rect draw:style-name="gr181" draw:text-style-name="P2" draw:layer="layout" svg:width="9.843cm" svg:height="7.659cm" svg:x="70.068cm" svg:y="27.984cm">
          <text:p text:style-name="P2">Open</text:p>
        </draw:rect>
        <draw:rect draw:style-name="gr181" draw:text-style-name="P8" draw:layer="layout" svg:width="10.103cm" svg:height="3.175cm" svg:x="70.068cm" svg:y="37.197cm">
          <text:p text:style-name="P2"><text:span text:style-name="T7">Complete</text:span></text:p>
        </draw:rect>
        <draw:custom-shape draw:style-name="gr191" draw:text-style-name="P2" draw:layer="layout" svg:width="0.635cm" svg:height="1.588cm" svg:x="62.913cm" svg:y="52.454cm">
          <text:p/>
          <draw:enhanced-geometry svg:viewBox="0 0 21600 21600" draw:mirror-horizontal="false" draw:mirror-vertical="false" draw:text-areas="?f0 0 ?f2 ?f5" draw:type="down-arrow" draw:modifiers="13199.2448080554 5841.5094339622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olygon draw:style-name="gr163" draw:text-style-name="P2" draw:layer="layout" svg:width="6.168cm" svg:height="6.116cm" draw:transform="rotate (2.3561944901919) translate (63.3380000002069cm 55.8460000000449cm)" svg:viewBox="0 0 6169 6117" draw:points="3923,10595 224,14243 0,16712 1455,15309 1455,13961 2802,13962 3474,13289 3474,11942 4714,11999 6169,10595">
          <text:p/>
        </draw:polygon>
        <draw:rect draw:style-name="gr181" draw:text-style-name="P2" draw:layer="layout" svg:width="10.478cm" svg:height="3.209cm" svg:x="44.652cm" svg:y="19.382cm">
          <text:p text:style-name="P2">Open</text:p>
        </draw:rect>
        <draw:rect draw:style-name="gr181" draw:text-style-name="P2" draw:layer="layout" svg:width="10.477cm" svg:height="2.538cm" svg:x="57.052cm" svg:y="19.382cm">
          <text:p text:style-name="P2">Open</text:p>
        </draw:rect>
        <draw:rect draw:style-name="gr181" draw:text-style-name="P2" draw:layer="layout" svg:width="10.477cm" svg:height="2.286cm" svg:x="57.052cm" svg:y="22.21cm">
          <text:p text:style-name="P2">Design Primers</text:p>
        </draw:rect>
        <draw:rect draw:style-name="gr181" draw:text-style-name="P2" draw:layer="layout" svg:width="10.477cm" svg:height="2.221cm" svg:x="57.052cm" svg:y="24.815cm">
          <text:p text:style-name="P2">Order Primers</text:p>
        </draw:rect>
        <draw:rect draw:style-name="gr181" draw:text-style-name="P2" draw:layer="layout" svg:width="10.478cm" svg:height="1.589cm" svg:x="44.668cm" svg:y="30.211cm">
          <text:p text:style-name="P2">Complete</text:p>
        </draw:rect>
        <draw:rect draw:style-name="gr181" draw:text-style-name="P2" draw:layer="layout" svg:width="10.477cm" svg:height="1.589cm" svg:x="57.051cm" svg:y="30.213cm">
          <text:p text:style-name="P2">Complete</text:p>
        </draw:rect>
        <draw:polygon draw:style-name="gr195" draw:text-style-name="P2" draw:layer="layout" svg:width="0.635cm" svg:height="3.817cm" svg:x="64.493cm" svg:y="15.606cm" svg:viewBox="0 0 636 3818" draw:points="636,3260 318,3818 0,3260 159,3260 159,0 477,0 477,3260">
          <text:p/>
        </draw:polygon>
        <draw:polygon draw:style-name="gr195" draw:text-style-name="P2" draw:layer="layout" svg:width="0.635cm" svg:height="3.791cm" svg:x="52.452cm" svg:y="15.606cm" svg:viewBox="0 0 636 3792" draw:points="636,3259 318,3792 0,3259 159,3259 159,0 477,0 477,3259">
          <text:p/>
        </draw:polygon>
        <draw:polygon draw:style-name="gr192" draw:text-style-name="P2" draw:layer="layout" svg:width="0.635cm" svg:height="5.063cm" svg:x="53.24cm" svg:y="31.483cm" svg:viewBox="0 0 636 5064" draw:points="636,4500 318,5064 0,4500 160,4500 160,0 477,0 477,4500">
          <text:p/>
        </draw:polygon>
        <draw:rect draw:style-name="gr181" draw:text-style-name="P8" draw:id="id66" draw:layer="layout" svg:width="2.8cm" svg:height="3.175cm" svg:x="51.971cm" svg:y="47.324cm">
          <text:p text:style-name="P2"><text:span text:style-name="T7">Fail</text:span></text:p>
        </draw:rect>
        <draw:connector draw:style-name="gr182" draw:text-style-name="P2" draw:layer="layout" svg:x1="56.545cm" svg:y1="46.371cm" svg:x2="53.371cm" svg:y2="47.324cm" draw:start-shape="id65" draw:start-glue-point="5" draw:end-shape="id66" draw:end-glue-point="0" svg:d="m56545 46371h-3174v953">
          <text:p/>
        </draw:connector>
        <draw:connector draw:style-name="gr182" draw:text-style-name="P2" draw:layer="layout" svg:x1="57.815cm" svg:y1="46.371cm" svg:x2="58.739cm" svg:y2="47.324cm" draw:start-shape="id65" draw:start-glue-point="7" svg:d="m57815 46371h713v953h211">
          <text:p/>
        </draw:connector>
        <draw:custom-shape draw:style-name="gr183" draw:text-style-name="P2" draw:id="id65" draw:layer="layout" svg:width="1.27cm" svg:height="1.27cm" svg:x="56.545cm" svg:y="45.73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polygon draw:style-name="gr201" draw:text-style-name="P2" draw:layer="layout" svg:width="0.635cm" svg:height="4.903cm" svg:x="58.955cm" svg:y="31.659cm" svg:viewBox="0 0 636 4904" draw:points="636,4340 318,4904 0,4340 169,4340 169,0 486,0 486,4340">
          <text:p/>
        </draw:polygon>
        <draw:rect draw:style-name="gr181" draw:text-style-name="P2" draw:layer="layout" svg:width="10.477cm" svg:height="2.221cm" svg:x="57.052cm" svg:y="27.316cm">
          <text:p text:style-name="P2">Perform Reactions</text:p>
        </draw:rect>
        <draw:rect draw:style-name="gr181" draw:text-style-name="P2" draw:layer="layout" svg:width="10.477cm" svg:height="2.221cm" svg:x="44.653cm" svg:y="27.317cm">
          <text:p text:style-name="P2">Perform Reactions</text:p>
        </draw:rect>
        <draw:custom-shape draw:style-name="gr179" draw:text-style-name="P2" draw:layer="layout" svg:width="1.905cm" svg:height="1.905cm" svg:x="73.996cm" svg:y="42.4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rect draw:style-name="gr193" draw:text-style-name="P6" draw:layer="layout" svg:width="4.445cm" svg:height="0.953cm" svg:x="72.826cm" svg:y="45.134cm">
          <text:p text:style-name="P2"><text:span text:style-name="T2">Now Complete</text:span></text:p>
        </draw:rect>
        <draw:custom-shape draw:style-name="gr179" draw:text-style-name="P2" draw:layer="layout" svg:width="1.905cm" svg:height="1.905cm" svg:x="68.018cm" svg:y="12.70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02" draw:text-style-name="P2" draw:layer="layout" svg:width="1.905cm" svg:height="1.905cm" svg:x="51.818cm" svg:y="15.86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02" draw:text-style-name="P2" draw:layer="layout" svg:width="1.905cm" svg:height="1.905cm" svg:x="63.859cm" svg:y="15.86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polygon draw:style-name="gr178" draw:text-style-name="P2" draw:layer="layout" svg:width="23.346cm" svg:height="1.631cm" svg:x="50.213cm" svg:y="14.926cm" svg:viewBox="0 0 23347 1632" draw:points="0,1632 1588,1632 2540,680 3493,1632 13653,1632 14605,680 15558,1632 19536,1588 20489,635 21442,1588 23347,1588 21759,0 1588,45">
          <text:p/>
        </draw:polygon>
        <draw:polygon draw:style-name="gr195" draw:text-style-name="P2" draw:layer="layout" svg:width="0.635cm" svg:height="1.269cm" svg:x="61.007cm" svg:y="13.701cm" svg:viewBox="0 0 636 1270" draw:points="477,0 477,793 636,793 318,1270 0,793 159,793 159,0">
          <text:p/>
        </draw:polygon>
        <draw:rect draw:style-name="gr193" draw:text-style-name="P6" draw:layer="layout" svg:width="4.445cm" svg:height="0.953cm" svg:x="59.273cm" svg:y="13.237cm">
          <text:p text:style-name="P2"><text:span text:style-name="T2">Too Few</text:span></text:p>
        </draw:rect>
        <draw:rect draw:style-name="gr203" draw:text-style-name="P2" draw:layer="layout" svg:width="33.376cm" svg:height="19.634cm" svg:x="5.362cm" svg:y="72.884cm">
          <text:p text:style-name="P2">Review Assembly</text:p>
        </draw:rect>
        <draw:connector draw:style-name="gr182" draw:text-style-name="P2" draw:layer="layout" svg:x1="9.828cm" svg:y1="21.627cm" svg:x2="9.833cm" svg:y2="22.696cm" draw:start-shape="id67" draw:end-shape="id56" draw:end-glue-point="4" svg:d="m9828 21627v535h5v534">
          <text:p/>
        </draw:connector>
        <draw:custom-shape draw:style-name="gr199" draw:text-style-name="P2" draw:layer="layout" svg:width="1.588cm" svg:height="1.905cm" svg:x="3.642cm" svg:y="26.532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181" draw:text-style-name="P8" draw:id="id58" draw:layer="layout" svg:width="4.445cm" svg:height="3.175cm" svg:x="10.31cm" svg:y="24.301cm">
          <text:p text:style-name="P2"><text:span text:style-name="T7">Complete</text:span></text:p>
        </draw:rect>
        <draw:rect draw:style-name="gr181" draw:text-style-name="P8" draw:id="id71" draw:layer="layout" svg:width="9.83cm" svg:height="3.175cm" svg:x="22.607cm" svg:y="16.815cm">
          <text:p text:style-name="P2"><text:span text:style-name="T7">Open</text:span></text:p>
        </draw:rect>
        <draw:connector draw:style-name="gr182" draw:text-style-name="P2" draw:layer="layout" svg:x1="26.887cm" svg:y1="21.659cm" svg:x2="24.771cm" svg:y2="22.659cm" draw:start-shape="id68" draw:start-glue-point="5" draw:end-shape="id69" draw:end-glue-point="0" svg:d="m26887 21659h-2116v1000">
          <text:p/>
        </draw:connector>
        <draw:connector draw:style-name="gr182" draw:text-style-name="P2" draw:layer="layout" svg:x1="28.157cm" svg:y1="21.659cm" svg:x2="30.209cm" svg:y2="22.659cm" draw:start-shape="id68" draw:start-glue-point="7" draw:end-shape="id70" draw:end-glue-point="0" svg:d="m28157 21659h2052v1000">
          <text:p/>
        </draw:connector>
        <draw:custom-shape draw:style-name="gr183" draw:text-style-name="P2" draw:id="id68" draw:layer="layout" svg:width="1.27cm" svg:height="1.27cm" svg:x="26.887cm" svg:y="21.02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182" draw:text-style-name="P2" draw:layer="layout" svg:x1="27.522cm" svg:y1="19.99cm" svg:x2="27.521cm" svg:y2="21.025cm" draw:start-shape="id71" draw:start-glue-point="2" draw:end-shape="id68" draw:end-glue-point="4" svg:d="m27522 19990v518h-1v517">
          <text:p/>
        </draw:connector>
        <draw:custom-shape draw:style-name="gr199" draw:text-style-name="P2" draw:layer="layout" svg:width="1.588cm" svg:height="1.905cm" svg:x="21.278cm" svg:y="24.207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180" draw:text-style-name="P7" draw:layer="layout" svg:width="11.112cm" svg:height="11.063cm" svg:x="4.302cm" svg:y="40.841cm">
          <text:p text:style-name="P5"><text:span text:style-name="T7">Sequencing Task</text:span></text:p>
          <text:p text:style-name="P5"><text:span text:style-name="T7">Lab workflow</text:span></text:p>
          <text:p text:style-name="P5"><text:span text:style-name="T7"/></text:p>
          <text:p text:style-name="P5"><text:span text:style-name="T7"/></text:p>
        </draw:rect>
        <draw:rect draw:style-name="gr181" draw:text-style-name="P8" draw:id="id75" draw:layer="layout" svg:width="9.83cm" svg:height="3.175cm" svg:x="4.937cm" svg:y="42.427cm">
          <text:p text:style-name="P2"><text:span text:style-name="T7">Open</text:span></text:p>
        </draw:rect>
        <draw:rect draw:style-name="gr181" draw:text-style-name="P8" draw:id="id73" draw:layer="layout" svg:width="4.445cm" svg:height="3.175cm" svg:x="4.937cm" svg:y="48.276cm">
          <text:p text:style-name="P2"><text:span text:style-name="T7">Fail</text:span></text:p>
        </draw:rect>
        <draw:connector draw:style-name="gr182" draw:text-style-name="P2" draw:layer="layout" svg:x1="9.223cm" svg:y1="47.305cm" svg:x2="7.159cm" svg:y2="48.276cm" draw:start-shape="id72" draw:start-glue-point="5" draw:end-shape="id73" draw:end-glue-point="0" svg:d="m9223 47305h-2064v971">
          <text:p/>
        </draw:connector>
        <draw:connector draw:style-name="gr182" draw:text-style-name="P2" draw:layer="layout" svg:x1="10.493cm" svg:y1="47.305cm" svg:x2="12.556cm" svg:y2="48.276cm" draw:start-shape="id72" draw:start-glue-point="7" draw:end-shape="id74" draw:end-glue-point="0" svg:d="m10493 47305h2063v971">
          <text:p/>
        </draw:connector>
        <draw:custom-shape draw:style-name="gr183" draw:text-style-name="P2" draw:id="id72" draw:layer="layout" svg:width="1.27cm" svg:height="1.27cm" svg:x="9.223cm" svg:y="46.671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polygon draw:style-name="gr192" draw:text-style-name="P2" draw:layer="layout" svg:width="0.635cm" svg:height="4.488cm" svg:x="12.111cm" svg:y="49.008cm" svg:viewBox="0 0 636 4489" draw:points="636,3925 318,4489 0,3925 160,3925 160,0 477,0 477,3925">
          <text:p/>
        </draw:polygon>
        <draw:connector draw:style-name="gr182" draw:text-style-name="P2" draw:layer="layout" svg:x1="9.852cm" svg:y1="45.602cm" svg:x2="9.857cm" svg:y2="46.671cm" draw:start-shape="id75" draw:end-shape="id72" draw:end-glue-point="4" svg:d="m9852 45602v535h5v534">
          <text:p/>
        </draw:connector>
        <draw:custom-shape draw:style-name="gr199" draw:text-style-name="P2" draw:layer="layout" svg:width="1.588cm" svg:height="1.905cm" svg:x="3.666cm" svg:y="50.507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181" draw:text-style-name="P8" draw:id="id74" draw:layer="layout" svg:width="4.445cm" svg:height="3.175cm" svg:x="10.334cm" svg:y="48.276cm">
          <text:p text:style-name="P2"><text:span text:style-name="T7">Complete</text:span></text:p>
        </draw:rect>
        <draw:rect draw:style-name="gr180" draw:text-style-name="P7" draw:layer="layout" svg:width="11.112cm" svg:height="11.063cm" svg:x="16.584cm" svg:y="40.741cm">
          <text:p text:style-name="P5"><text:span text:style-name="T7">Sequencing Task</text:span></text:p>
          <text:p text:style-name="P5"><text:span text:style-name="T7">Lab workflow</text:span></text:p>
          <text:p text:style-name="P5"><text:span text:style-name="T7"/></text:p>
          <text:p text:style-name="P5"><text:span text:style-name="T7"/></text:p>
        </draw:rect>
        <draw:rect draw:style-name="gr181" draw:text-style-name="P8" draw:id="id79" draw:layer="layout" svg:width="9.83cm" svg:height="3.175cm" svg:x="17.219cm" svg:y="42.327cm">
          <text:p text:style-name="P2"><text:span text:style-name="T7">Open</text:span></text:p>
        </draw:rect>
        <draw:rect draw:style-name="gr181" draw:text-style-name="P8" draw:id="id77" draw:layer="layout" svg:width="4.445cm" svg:height="3.175cm" svg:x="17.219cm" svg:y="48.176cm">
          <text:p text:style-name="P2"><text:span text:style-name="T7">Fail</text:span></text:p>
        </draw:rect>
        <draw:connector draw:style-name="gr182" draw:text-style-name="P2" draw:layer="layout" svg:x1="21.505cm" svg:y1="47.205cm" svg:x2="19.441cm" svg:y2="48.176cm" draw:start-shape="id76" draw:start-glue-point="5" draw:end-shape="id77" draw:end-glue-point="0" svg:d="m21505 47205h-2064v971">
          <text:p/>
        </draw:connector>
        <draw:connector draw:style-name="gr182" draw:text-style-name="P2" draw:layer="layout" svg:x1="22.775cm" svg:y1="47.205cm" svg:x2="24.838cm" svg:y2="48.176cm" draw:start-shape="id76" draw:start-glue-point="7" draw:end-shape="id78" draw:end-glue-point="0" svg:d="m22775 47205h2063v971">
          <text:p/>
        </draw:connector>
        <draw:custom-shape draw:style-name="gr183" draw:text-style-name="P2" draw:id="id76" draw:layer="layout" svg:width="1.27cm" svg:height="1.27cm" svg:x="21.505cm" svg:y="46.571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polygon draw:style-name="gr192" draw:text-style-name="P2" draw:layer="layout" svg:width="0.635cm" svg:height="4.488cm" svg:x="24.493cm" svg:y="48.908cm" svg:viewBox="0 0 636 4489" draw:points="636,3925 318,4489 0,3925 160,3925 160,0 477,0 477,3925">
          <text:p/>
        </draw:polygon>
        <draw:connector draw:style-name="gr182" draw:text-style-name="P2" draw:layer="layout" svg:x1="22.134cm" svg:y1="45.502cm" svg:x2="22.139cm" svg:y2="46.571cm" draw:start-shape="id79" draw:end-shape="id76" draw:end-glue-point="4" svg:d="m22134 45502v535h5v534">
          <text:p/>
        </draw:connector>
        <draw:custom-shape draw:style-name="gr199" draw:text-style-name="P2" draw:layer="layout" svg:width="1.588cm" svg:height="1.905cm" svg:x="15.948cm" svg:y="50.407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181" draw:text-style-name="P8" draw:id="id78" draw:layer="layout" svg:width="4.445cm" svg:height="3.175cm" svg:x="22.616cm" svg:y="48.176cm">
          <text:p text:style-name="P2"><text:span text:style-name="T7">Complete</text:span></text:p>
        </draw:rect>
        <draw:rect draw:style-name="gr180" draw:text-style-name="P7" draw:layer="layout" svg:width="11.112cm" svg:height="11.063cm" svg:x="28.94cm" svg:y="40.699cm">
          <text:p text:style-name="P5"><text:span text:style-name="T7">Sequencing Task</text:span></text:p>
          <text:p text:style-name="P5"><text:span text:style-name="T7">Lab workflow</text:span></text:p>
          <text:p text:style-name="P5"><text:span text:style-name="T7"/></text:p>
          <text:p text:style-name="P5"><text:span text:style-name="T7"/></text:p>
        </draw:rect>
        <draw:rect draw:style-name="gr181" draw:text-style-name="P8" draw:id="id83" draw:layer="layout" svg:width="9.83cm" svg:height="3.175cm" svg:x="29.575cm" svg:y="42.285cm">
          <text:p text:style-name="P2"><text:span text:style-name="T7">Open</text:span></text:p>
        </draw:rect>
        <draw:rect draw:style-name="gr181" draw:text-style-name="P8" draw:id="id81" draw:layer="layout" svg:width="4.445cm" svg:height="3.175cm" svg:x="29.575cm" svg:y="48.134cm">
          <text:p text:style-name="P2"><text:span text:style-name="T7">Fail</text:span></text:p>
        </draw:rect>
        <draw:connector draw:style-name="gr182" draw:text-style-name="P2" draw:layer="layout" svg:x1="33.861cm" svg:y1="47.163cm" svg:x2="31.797cm" svg:y2="48.134cm" draw:start-shape="id80" draw:start-glue-point="5" draw:end-shape="id81" draw:end-glue-point="0" svg:d="m33861 47163h-2064v971">
          <text:p/>
        </draw:connector>
        <draw:connector draw:style-name="gr182" draw:text-style-name="P2" draw:layer="layout" svg:x1="35.131cm" svg:y1="47.163cm" svg:x2="37.194cm" svg:y2="48.134cm" draw:start-shape="id80" draw:start-glue-point="7" draw:end-shape="id82" draw:end-glue-point="0" svg:d="m35131 47163h2063v971">
          <text:p/>
        </draw:connector>
        <draw:custom-shape draw:style-name="gr183" draw:text-style-name="P2" draw:id="id80" draw:layer="layout" svg:width="1.27cm" svg:height="1.27cm" svg:x="33.861cm" svg:y="46.52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polygon draw:style-name="gr192" draw:text-style-name="P2" draw:layer="layout" svg:width="0.635cm" svg:height="4.488cm" svg:x="36.849cm" svg:y="48.866cm" svg:viewBox="0 0 636 4489" draw:points="636,3925 318,4489 0,3925 160,3925 160,0 477,0 477,3925">
          <text:p/>
        </draw:polygon>
        <draw:connector draw:style-name="gr182" draw:text-style-name="P2" draw:layer="layout" svg:x1="34.49cm" svg:y1="45.46cm" svg:x2="34.495cm" svg:y2="46.529cm" draw:start-shape="id83" draw:end-shape="id80" draw:end-glue-point="4" svg:d="m34490 45460v535h5v534">
          <text:p/>
        </draw:connector>
        <draw:custom-shape draw:style-name="gr199" draw:text-style-name="P2" draw:layer="layout" svg:width="1.588cm" svg:height="1.905cm" svg:x="28.304cm" svg:y="50.365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181" draw:text-style-name="P8" draw:id="id82" draw:layer="layout" svg:width="4.445cm" svg:height="3.175cm" svg:x="34.972cm" svg:y="48.134cm">
          <text:p text:style-name="P2"><text:span text:style-name="T7">Complete</text:span></text:p>
        </draw:rect>
        <draw:polygon draw:style-name="gr204" draw:text-style-name="P2" draw:layer="layout" svg:width="2.37cm" svg:height="2.793cm" svg:x="27.886cm" svg:y="23.821cm" svg:viewBox="0 0 2371 2794" draw:points="477,1524 1990,1524 1990,0 2371,0 2371,1905 2222,1905 1990,1905 477,1905 477,2230 636,2230 318,2794 0,2230 160,2230 160,1524 217,1524">
          <text:p/>
        </draw:polygon>
        <draw:rect draw:style-name="gr181" draw:text-style-name="P8" draw:id="id70" draw:layer="layout" svg:width="4.445cm" svg:height="3.175cm" svg:x="27.987cm" svg:y="22.659cm">
          <text:p text:style-name="P2"><text:span text:style-name="T7">Complete</text:span></text:p>
        </draw:rect>
        <draw:rect draw:style-name="gr180" draw:text-style-name="P7" draw:layer="layout" svg:width="11.112cm" svg:height="11.063cm" svg:x="16.558cm" svg:y="28.649cm">
          <text:p text:style-name="P5"><text:span text:style-name="T7">Library Construction</text:span></text:p>
          <text:p text:style-name="P5"><text:span text:style-name="T7">Lab workflow</text:span></text:p>
          <text:p text:style-name="P5"><text:span text:style-name="T7"/></text:p>
          <text:p text:style-name="P5"><text:span text:style-name="T7"/></text:p>
        </draw:rect>
        <draw:rect draw:style-name="gr181" draw:text-style-name="P8" draw:id="id87" draw:layer="layout" svg:width="9.83cm" svg:height="3.175cm" svg:x="17.192cm" svg:y="30.192cm">
          <text:p text:style-name="P2"><text:span text:style-name="T7">Open</text:span></text:p>
        </draw:rect>
        <draw:rect draw:style-name="gr181" draw:text-style-name="P8" draw:id="id85" draw:layer="layout" svg:width="4.445cm" svg:height="3.175cm" svg:x="17.193cm" svg:y="36.084cm">
          <text:p text:style-name="P2"><text:span text:style-name="T7">Fail</text:span></text:p>
        </draw:rect>
        <draw:connector draw:style-name="gr182" draw:text-style-name="P2" draw:layer="layout" svg:x1="21.479cm" svg:y1="35.113cm" svg:x2="19.415cm" svg:y2="36.084cm" draw:start-shape="id84" draw:start-glue-point="5" draw:end-shape="id85" draw:end-glue-point="0" svg:d="m21479 35113h-2064v971">
          <text:p/>
        </draw:connector>
        <draw:connector draw:style-name="gr182" draw:text-style-name="P2" draw:layer="layout" svg:x1="22.749cm" svg:y1="35.113cm" svg:x2="24.812cm" svg:y2="36.084cm" draw:start-shape="id84" draw:start-glue-point="7" draw:end-shape="id86" draw:end-glue-point="0" svg:d="m22749 35113h2063v971">
          <text:p/>
        </draw:connector>
        <draw:custom-shape draw:style-name="gr183" draw:text-style-name="P2" draw:id="id84" draw:layer="layout" svg:width="1.27cm" svg:height="1.27cm" svg:x="21.479cm" svg:y="34.47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polygon draw:style-name="gr192" draw:text-style-name="P2" draw:layer="layout" svg:width="0.635cm" svg:height="4.488cm" svg:x="24.467cm" svg:y="36.116cm" svg:viewBox="0 0 636 4489" draw:points="636,3925 318,4489 0,3925 160,3925 160,0 477,0 477,3925">
          <text:p/>
        </draw:polygon>
        <draw:connector draw:style-name="gr182" draw:text-style-name="P2" draw:layer="layout" svg:x1="22.107cm" svg:y1="33.367cm" svg:x2="22.113cm" svg:y2="34.479cm" draw:start-shape="id87" draw:end-shape="id84" draw:end-glue-point="4" svg:d="m22107 33367v556h6v556">
          <text:p/>
        </draw:connector>
        <draw:custom-shape draw:style-name="gr199" draw:text-style-name="P2" draw:layer="layout" svg:width="1.588cm" svg:height="1.905cm" svg:x="15.922cm" svg:y="38.315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181" draw:text-style-name="P8" draw:id="id86" draw:layer="layout" svg:width="4.445cm" svg:height="3.175cm" svg:x="22.59cm" svg:y="36.084cm">
          <text:p text:style-name="P2"><text:span text:style-name="T7">Complete</text:span></text:p>
        </draw:rect>
        <draw:rect draw:style-name="gr181" draw:text-style-name="P8" draw:id="id69" draw:layer="layout" svg:width="4.445cm" svg:height="3.175cm" svg:x="22.549cm" svg:y="22.659cm">
          <text:p text:style-name="P2"><text:span text:style-name="T7">Fail</text:span></text:p>
        </draw:rect>
        <draw:rect draw:style-name="gr180" draw:text-style-name="P7" draw:layer="layout" svg:width="11.112cm" svg:height="11.063cm" svg:x="28.94cm" svg:y="28.622cm">
          <text:p text:style-name="P5"><text:span text:style-name="T7">Library Construction</text:span></text:p>
          <text:p text:style-name="P5"><text:span text:style-name="T7">Lab workflow</text:span></text:p>
          <text:p text:style-name="P5"><text:span text:style-name="T7"/></text:p>
          <text:p text:style-name="P5"><text:span text:style-name="T7"/></text:p>
        </draw:rect>
        <draw:rect draw:style-name="gr181" draw:text-style-name="P8" draw:id="id91" draw:layer="layout" svg:width="9.83cm" svg:height="3.175cm" svg:x="29.574cm" svg:y="30.165cm">
          <text:p text:style-name="P2"><text:span text:style-name="T7">Open</text:span></text:p>
        </draw:rect>
        <draw:rect draw:style-name="gr181" draw:text-style-name="P8" draw:id="id89" draw:layer="layout" svg:width="4.445cm" svg:height="3.175cm" svg:x="29.575cm" svg:y="36.057cm">
          <text:p text:style-name="P2"><text:span text:style-name="T7">Fail</text:span></text:p>
        </draw:rect>
        <draw:connector draw:style-name="gr182" draw:text-style-name="P2" draw:layer="layout" svg:x1="33.861cm" svg:y1="35.086cm" svg:x2="31.797cm" svg:y2="36.057cm" draw:start-shape="id88" draw:start-glue-point="5" draw:end-shape="id89" draw:end-glue-point="0" svg:d="m33861 35086h-2064v971">
          <text:p/>
        </draw:connector>
        <draw:connector draw:style-name="gr182" draw:text-style-name="P2" draw:layer="layout" svg:x1="35.131cm" svg:y1="35.086cm" svg:x2="37.194cm" svg:y2="36.057cm" draw:start-shape="id88" draw:start-glue-point="7" draw:end-shape="id90" draw:end-glue-point="0" svg:d="m35131 35086h2063v971">
          <text:p/>
        </draw:connector>
        <draw:custom-shape draw:style-name="gr183" draw:text-style-name="P2" draw:id="id88" draw:layer="layout" svg:width="1.27cm" svg:height="1.27cm" svg:x="33.861cm" svg:y="34.45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182" draw:text-style-name="P2" draw:layer="layout" svg:x1="34.489cm" svg:y1="33.34cm" svg:x2="34.495cm" svg:y2="34.452cm" draw:start-shape="id91" draw:end-shape="id88" draw:end-glue-point="4" svg:d="m34489 33340v556h6v556">
          <text:p/>
        </draw:connector>
        <draw:custom-shape draw:style-name="gr199" draw:text-style-name="P2" draw:layer="layout" svg:width="1.588cm" svg:height="1.905cm" svg:x="28.304cm" svg:y="38.288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polygon draw:style-name="gr192" draw:text-style-name="P2" draw:layer="layout" svg:width="0.635cm" svg:height="4.488cm" svg:x="36.876cm" svg:y="36.098cm" svg:viewBox="0 0 636 4489" draw:points="636,3925 318,4489 0,3925 160,3925 160,0 477,0 477,3925">
          <text:p/>
        </draw:polygon>
        <draw:rect draw:style-name="gr181" draw:text-style-name="P8" draw:id="id90" draw:layer="layout" svg:width="4.445cm" svg:height="3.175cm" svg:x="34.972cm" svg:y="36.057cm">
          <text:p text:style-name="P2"><text:span text:style-name="T7">Complete</text:span></text:p>
        </draw:rect>
        <draw:rect draw:style-name="gr204" draw:text-style-name="P2" draw:layer="layout" svg:width="0.317cm" svg:height="8.255cm" svg:x="12.271cm" svg:y="27.405cm">
          <text:p/>
        </draw:rect>
        <draw:rect draw:style-name="gr204" draw:text-style-name="P2" draw:layer="layout" svg:width="0.317cm" svg:height="8.255cm" svg:x="12.272cm" svg:y="28.306cm">
          <text:p/>
        </draw:rect>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File_20_to_20_Project_20_DB" draw:display-name="File to Project DB" draw:style="linear" draw:start-color="#999999" draw:end-color="#e6ff00" draw:start-intensity="100%" draw:end-intensity="100%" draw:angle="0" draw:border="0%"/>
    <draw:gradient draw:name="GLK_20_with_20_Flat_20_files" draw:display-name="GLK with Flat files" draw:style="linear" draw:start-color="#999999" draw:end-color="#ffff00" draw:start-intensity="100%" draw:end-intensity="100%" draw:angle="2700" draw:border="0%"/>
    <draw:gradient draw:name="Jlims_20_to_20_ProjectDB" draw:display-name="Jlims to ProjectDB" draw:style="linear" draw:start-color="#008000" draw:end-color="#e6ff00" draw:start-intensity="100%" draw:end-intensity="100%" draw:angle="0" draw:border="0%"/>
    <draw:gradient draw:name="ProjectDB_20_to_20_JLims" draw:display-name="ProjectDB to JLims" draw:style="linear" draw:start-color="#008000" draw:end-color="#e6ff00" draw:start-intensity="100%" draw:end-intensity="100%" draw:angle="1800" draw:border="0%"/>
    <draw:gradient draw:name="Unknown_20_to_20_File" draw:display-name="Unknown to File" draw:style="linear" draw:start-color="#ffffff" draw:end-color="#999999" draw:start-intensity="100%" draw:end-intensity="100%" draw:angle="0" draw:border="0%"/>
    <draw:gradient draw:name="unknown_20_to_20_jlims" draw:display-name="unknown to jlims" draw:style="linear" draw:start-color="#008000" draw:end-color="#ffffff" draw:start-intensity="100%" draw:end-intensity="100%" draw:angle="1800" draw:border="0%"/>
    <draw:hatch draw:name="dark_20_grey" draw:display-name="dark grey" draw:style="single" draw:color="#808080" draw:distance="0.203cm" draw:rotation="450"/>
    <draw:hatch draw:name="white" draw:style="single" draw:color="#ffffff" draw:distance="0.102cm" draw:rotation="450"/>
    <draw:marker draw:name="Arrow" svg:viewBox="0 0 20 30" svg:d="m10 0-10 30h2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zh" style:country-asian="CN" style:font-family-complex="'DejaVu LGC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OpenSymbol, 'Arial Unicode MS'" fo:font-size="12pt" fo:language="en" fo:country="US" style:font-family-asian="OpenSymbol, 'Arial Unicode MS'" style:language-asian="en" style:country-asian="US" style:font-family-complex="OpenSymbol, 'Arial Unicode MS'" style:font-size-complex="12pt"/>
    </style:style>
    <style:style style:name="Preformatted_20_Text" style:display-name="Preformatted Text" style:family="graphic">
      <style:paragraph-properties style:text-autospace="none"/>
      <style:text-properties fo:font-family="'Liberation Mono', 'Courier New'" style:font-family-generic="modern" style:font-pitch="fixed" fo:font-size="10pt" fo:language="en" fo:country="US" style:font-family-asian="'DejaVu LGC Sans Mono'" style:font-family-generic-asian="modern" style:font-pitch-asian="fixed" style:language-asian="en" style:country-asian="US" style:font-family-complex="'Liberation Mono', 'Courier New'" style:font-family-generic-complex="modern" style:font-pitch-complex="fixed" style:font-size-complex="10pt"/>
    </style:style>
    <style:style style:name="Body_20_Text_20_Indent" style:display-name="Body Text Indent" style:family="graphic">
      <style:paragraph-properties fo:margin-left="0.88cm" fo:margin-right="0cm" fo:margin-top="0cm" fo:margin-bottom="0.374cm" fo:text-indent="0cm" style:text-autospace="none"/>
      <style:text-properties fo:font-size="12pt" fo:language="en" fo:country="US" style:language-asian="en" style:country-asian="US" style:font-size-complex="12pt"/>
    </style:style>
    <style:style style:name="indent" style:family="graphic">
      <style:paragraph-properties fo:margin-left="2.24cm" fo:margin-right="0cm" fo:margin-top="0cm" fo:margin-bottom="0.374cm" fo:text-indent="0cm" style:text-autospace="none"/>
      <style:text-properties fo:font-size="12pt" fo:language="en" fo:country="US" style:language-asian="en" style:country-asian="US" style:font-size-complex="12pt"/>
    </style:style>
    <style:style style:name="Table_20_Contents" style:display-name="Table Contents" style:family="graphic">
      <style:paragraph-properties style:text-autospace="none"/>
      <style:text-properties fo:font-size="12pt" fo:language="en" fo:country="US" style:language-asian="en" style:country-asian="US" style:font-size-complex="12pt"/>
    </style:style>
    <style:style style:name="Table_20_Heading" style:display-name="Table Heading" style:family="graphic">
      <style:paragraph-properties fo:text-align="center" style:text-autospace="none"/>
      <style:text-properties fo:font-size="12pt" fo:language="en" fo:country="US" fo:font-weight="bold" style:language-asian="en" style:country-asian="US" style:font-size-complex="12pt" style:font-weight-complex="bold"/>
    </style:style>
    <style:style style:name="footnote_20_text" style:display-name="footnote text" style:family="graphic">
      <style:paragraph-properties fo:margin-left="0.88cm" fo:margin-right="0cm" fo:text-indent="-0.88cm" style:text-autospace="none"/>
      <style:text-properties fo:font-size="10pt" fo:language="en" fo:country="US" style:language-asian="en" style:country-asian="US" style:font-size-complex="10pt"/>
    </style:style>
    <style:style style:name="heading_20_4" style:display-name="heading 4" style:family="graphic">
      <style:paragraph-properties fo:margin-left="0.896cm" fo:margin-right="0cm" fo:margin-top="0.358cm" fo:margin-bottom="0.18cm" fo:text-indent="0cm" style:text-autospace="none"/>
      <style:text-properties fo:font-family="'Liberation Sans', Arial" style:font-family-generic="swiss" style:font-pitch="variable" fo:font-size="13pt" fo:language="en" fo:country="US" fo:font-weight="bold" style:language-asian="en" style:country-asian="US" style:font-family-complex="'Liberation Sans', Arial" style:font-family-generic-complex="swiss" style:font-pitch-complex="variable" style:font-size-complex="13pt" style:font-style-complex="italic" style:font-weight-complex="bold"/>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office:styles>
  <office:automatic-styles>
    <style:page-layout style:name="PM0">
      <style:page-layout-properties fo:margin-top="0cm" fo:margin-bottom="0.5cm" fo:margin-left="1cm" fo:margin-right="1cm" fo:page-width="84.099cm" fo:page-height="118.8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Peter Edworthy</meta:initial-creator>
    <meta:creation-date>2011-03-25T10:05:10</meta:creation-date>
    <dc:date>2012-05-18T15:38:18</dc:date>
    <dc:creator>Peter Edworthy</dc:creator>
    <meta:editing-duration>PT717H17M37S</meta:editing-duration>
    <meta:editing-cycles>47</meta:editing-cycles>
    <meta:generator>OpenOffice.org/3.1$Unix OpenOffice.org_project/310m19$Build-9420</meta:generator>
    <meta:printed-by>Peter Edworthy</meta:printed-by>
    <meta:print-date>2011-07-26T12:13:00</meta:print-date>
    <meta:document-statistic meta:object-count="915"/>
  </office:meta>
</office:document-meta>
</file>